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Pluto Sans Cond Regular" svg:font-family="&quot;Pluto Sans Cond Regular&quot;"/>
    <style:font-face style:name="Segoe UI" svg:font-family="&quot;Segoe UI&quot;"/>
    <style:font-face style:name="Helvetica" svg:font-family="Helvetica"/>
    <style:font-face style:name="Aptos Narrow" svg:font-family="&quot;Aptos Narrow&quot;"/>
  </office:font-face-decls>
  <office:automatic-styles>
    <style:style style:name="ce1" style:family="table-cell" style:parent-style-name="Normal_32_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Segoe UI" style:font-name-asian="Segoe UI" style:font-name-complex="Segoe UI" style:font-family-generic="swiss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Normal_32_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Pluto Sans Cond Regular" style:font-name-asian="Pluto Sans Cond Regular" style:font-name-complex="Pluto Sans Cond Regular"/>
    </style:style>
    <style:style style:name="ce6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Segoe UI" style:font-name-asian="Segoe UI" style:font-name-complex="Segoe UI" style:font-family-generic="swiss"/>
    </style:style>
    <style:style style:name="ce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8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9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Segoe UI" style:font-name-asian="Segoe UI" style:font-name-complex="Segoe UI" style:font-family-generic="swiss"/>
    </style:style>
    <style:style style:name="ce10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Segoe UI" style:font-name-asian="Segoe UI" style:font-name-complex="Segoe UI" fo:font-weight="bold" style:font-weight-asian="bold" style:font-weight-complex="bold" style:font-family-generic="swiss"/>
    </style:style>
    <style:style style:name="ce11" style:family="table-cell" style:parent-style-name="Normal_32_2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12" style:family="table-cell" style:parent-style-name="Normal_32_2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Pluto Sans Cond Regular" style:font-name-asian="Pluto Sans Cond Regular" style:font-name-complex="Pluto Sans Cond Regular"/>
    </style:style>
    <style:style style:name="ce13" style:family="table-cell" style:parent-style-name="Normal_32_2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Pluto Sans Cond Regular" style:font-name-asian="Pluto Sans Cond Regular" style:font-name-complex="Pluto Sans Cond Regular"/>
    </style:style>
    <style:style style:name="ce14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Helvetica" style:font-name-asian="Helvetica" style:font-name-complex="Helvetica"/>
    </style:style>
    <style:style style:name="ce15" style:family="table-cell" style:parent-style-name="Normal_32_2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Pluto Sans Cond Regular" style:font-name-asian="Pluto Sans Cond Regular" style:font-name-complex="Pluto Sans Cond Regular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Pluto Sans Cond Regular" style:font-name-asian="Pluto Sans Cond Regular" style:font-name-complex="Pluto Sans Cond Regular"/>
    </style:style>
    <style:style style:name="ce18" style:family="table-cell" style:parent-style-name="Normal_32_2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e19" style:family="table-cell" style:parent-style-name="Normal_32_2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</style:style>
    <style:style style:name="ce20" style:family="table-cell" style:parent-style-name="Default" style:data-style-name="N36">
      <style:table-cell-properties fo:background-color="transparent"/>
    </style:style>
    <style:style style:name="ce2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2.06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Normal_32_2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06];1))" style:apply-style-name="cf1" style:base-cell-address="Sheet1.C1206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19];1))" style:apply-style-name="cf1" style:base-cell-address="Sheet1.C1219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31];1))" style:apply-style-name="cf1" style:base-cell-address="Sheet1.C1231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43];1))" style:apply-style-name="cf1" style:base-cell-address="Sheet1.C1243"/>
    </style:style>
    <style:style style:name="ce26" style:family="table-cell" style:parent-style-name="Normal_32_2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55];1))" style:apply-style-name="cf1" style:base-cell-address="Sheet1.C1255"/>
    </style:style>
    <style:style style:name="ce2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Segoe UI" style:font-name-asian="Segoe UI" style:font-name-complex="Segoe UI" style:font-family-generic="swiss"/>
      <style:map style:condition="of:is-true-formula(COUNTIF([.$AC1267];1))" style:apply-style-name="cf1" style:base-cell-address="Sheet1.C1267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Sheet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6377" table:default-cell-style-name="ce4"/>
        <table:table-row table:style-name="ro1">
          <table:table-cell office:value-type="string" table:style-name="ce1">
            <text:p>Date</text:p>
          </table:table-cell>
          <table:table-cell office:value-type="string" table:style-name="ce2">
            <text:p>W/O</text:p>
          </table:table-cell>
          <table:table-cell office:value-type="string" table:style-name="ce2">
            <text:p>Part Number</text:p>
          </table:table-cell>
          <table:table-cell office:value-type="string" table:style-name="ce3">
            <text:p>Part Description</text:p>
          </table:table-cell>
          <table:table-cell office:value-type="string" table:style-name="ce2">
            <text:p>Serial Number</text:p>
          </table:table-cell>
          <table:table-cell office:value-type="string" table:style-name="ce2">
            <text:p>Initial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1">
          <table:table-cell office:value-type="date" office:date-value="2020-04-16T00:00:00" table:style-name="ce5">
            <text:p>2020-04-16</text:p>
          </table:table-cell>
          <table:table-cell office:value-type="float" office:value="104034" table:style-name="ce2">
            <text:p>104034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Rear Difffuser</text:p>
          </table:table-cell>
          <table:table-cell office:value-type="string" table:style-name="ce2">
            <text:p>ER16589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16T00:00:00" table:style-name="ce5">
            <text:p>2020-04-16</text:p>
          </table:table-cell>
          <table:table-cell office:value-type="float" office:value="106559" table:style-name="ce2">
            <text:p>106559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4485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16T00:00:00" table:style-name="ce5">
            <text:p>2020-04-16</text:p>
          </table:table-cell>
          <table:table-cell office:value-type="float" office:value="107366" table:style-name="ce2">
            <text:p>107366</text:p>
          </table:table-cell>
          <table:table-cell office:value-type="float" office:value="23008021" table:style-name="ce2">
            <text:p>23008021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26545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16T00:00:00" table:style-name="ce5">
            <text:p>2020-04-16</text:p>
          </table:table-cell>
          <table:table-cell office:value-type="float" office:value="109096" table:style-name="ce2">
            <text:p>109096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7610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16T00:00:00" table:style-name="ce5">
            <text:p>2020-04-16</text:p>
          </table:table-cell>
          <table:table-cell office:value-type="float" office:value="109560" table:style-name="ce2">
            <text:p>10956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Compressor Tie Bolt</text:p>
          </table:table-cell>
          <table:table-cell office:value-type="string" table:style-name="ce2">
            <text:p>UG27103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float" office:value="108189" table:style-name="ce2">
            <text:p>108189</text:p>
          </table:table-cell>
          <table:table-cell office:value-type="string" table:style-name="ce2">
            <text:p>206-040-150-029</text:p>
          </table:table-cell>
          <table:table-cell office:value-type="string" table:style-name="ce3">
            <text:p>TRANS MISSION CASE</text:p>
          </table:table-cell>
          <table:table-cell office:value-type="string" table:style-name="ce2">
            <text:p>B12-80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PPER BEARING LINER MACHINED TO MAX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float" office:value="108280" table:style-name="ce2">
            <text:p>108280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ND TURBINE WHEEL</text:p>
          </table:table-cell>
          <table:table-cell office:value-type="string" table:style-name="ce2">
            <text:p>X5098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ABLE/SCRAP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float" office:value="109389" table:style-name="ce2">
            <text:p>109389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2ND TURBINE WHEEL</text:p>
          </table:table-cell>
          <table:table-cell office:value-type="string" table:style-name="ce2">
            <text:p>X5093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ABLE/SCRAP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float" office:value="109464" table:style-name="ce2">
            <text:p>109464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float" office:value="46638" table:style-name="ce2">
            <text:p>466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VERSIZED AND BEYOND REPAIR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VARIOU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OM CAE-295138, CAC-15193, SI 31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VARIOU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OM CAE-295104, CAC-15113, SI30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VARIOU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OM CAE-295708, CAC-15800, SI 32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5">
            <text:p>2020-04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VARIOU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OM CAE-295534, CAC-15395, SI 33</text:p>
          </table:table-cell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4199" table:style-name="ce2">
            <text:p>104199</text:p>
          </table:table-cell>
          <table:table-cell office:value-type="float" office:value="23064603" table:style-name="ce2">
            <text:p>2306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20780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8857" table:style-name="ce2">
            <text:p>108857</text:p>
          </table:table-cell>
          <table:table-cell office:value-type="float" office:value="6878767" table:style-name="ce2">
            <text:p>6878767</text:p>
          </table:table-cell>
          <table:table-cell office:value-type="string" table:style-name="ce3">
            <text:p>LPT Bearing Sleeve Seal</text:p>
          </table:table-cell>
          <table:table-cell office:value-type="string" table:style-name="ce2">
            <text:p>RR236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9197" table:style-name="ce2">
            <text:p>109197</text:p>
          </table:table-cell>
          <table:table-cell office:value-type="float" office:value="23064603" table:style-name="ce2">
            <text:p>2306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6546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9374" table:style-name="ce2">
            <text:p>109374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2156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9862" table:style-name="ce2">
            <text:p>109862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TH980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S WORN</text:p>
          </table:table-cell>
          <table:table-cell table:number-columns-repeated="16377"/>
        </table:table-row>
        <table:table-row table:style-name="ro1">
          <table:table-cell office:value-type="date" office:date-value="2020-04-30T00:00:00" table:style-name="ce5">
            <text:p>2020-04-30</text:p>
          </table:table-cell>
          <table:table-cell office:value-type="float" office:value="109863" table:style-name="ce2">
            <text:p>109863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TH838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S WORN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5">
            <text:p>2020-05-05</text:p>
          </table:table-cell>
          <table:table-cell office:value-type="string" table:style-name="ce2">
            <text:p>ENGINE</text:p>
          </table:table-cell>
          <table:table-cell office:value-type="float" office:value="23035258" table:style-name="ce2">
            <text:p>23035258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DD5870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RAPPED FROM CAE-295104,CAC-15113,SI30, SB 23001810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5">
            <text:p>2020-05-05</text:p>
          </table:table-cell>
          <table:table-cell office:value-type="string" table:style-name="ce2">
            <text:p>ENGINE</text:p>
          </table:table-cell>
          <table:table-cell office:value-type="float" office:value="23038219" table:style-name="ce2">
            <text:p>23038219</text:p>
          </table:table-cell>
          <table:table-cell office:value-type="string" table:style-name="ce3">
            <text:p>NOZZLE</text:p>
          </table:table-cell>
          <table:table-cell office:value-type="string" table:style-name="ce2">
            <text:p>ER1952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CAE-295104,CAC-15113,SI30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5">
            <text:p>2020-05-05</text:p>
          </table:table-cell>
          <table:table-cell office:value-type="string" table:style-name="ce2">
            <text:p>ENGINE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TURBINE SUPPORT</text:p>
          </table:table-cell>
          <table:table-cell office:value-type="float" office:value="38060" table:style-name="ce2">
            <text:p>3806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CAE-295104,CAC-15113,SI30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5">
            <text:p>2020-05-05</text:p>
          </table:table-cell>
          <table:table-cell office:value-type="string" table:style-name="ce2">
            <text:p>ENGINE</text:p>
          </table:table-cell>
          <table:table-cell office:value-type="string" table:style-name="ce2">
            <text:p>ENGINE SRAP</text:p>
          </table:table-cell>
          <table:table-cell office:value-type="string" table:style-name="ce3">
            <text:p>VAR. ENGINE SCRAP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CAE-295534,CAC-15395,SI33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5">
            <text:p>2020-05-05</text:p>
          </table:table-cell>
          <table:table-cell office:value-type="string" table:style-name="ce2">
            <text:p>ENGINE</text:p>
          </table:table-cell>
          <table:table-cell office:value-type="string" table:style-name="ce2">
            <text:p>NA, ENGINE SCAP</text:p>
          </table:table-cell>
          <table:table-cell office:value-type="string" table:style-name="ce3">
            <text:p>VARIOUS ENGINE SCRAP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CAE-295104,CAC-15113,SI30</text:p>
          </table:table-cell>
          <table:table-cell table:number-columns-repeated="16377"/>
        </table:table-row>
        <table:table-row table:style-name="ro1">
          <table:table-cell office:value-type="date" office:date-value="2020-05-06T00:00:00" table:style-name="ce5">
            <text:p>2020-05-06</text:p>
          </table:table-cell>
          <table:table-cell office:value-type="float" office:value="109897" table:style-name="ce2">
            <text:p>109897</text:p>
          </table:table-cell>
          <table:table-cell office:value-type="string" table:style-name="ce2">
            <text:p>E6893672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DG13-0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 ON GEAR TEETH</text:p>
          </table:table-cell>
          <table:table-cell table:number-columns-repeated="16377"/>
        </table:table-row>
        <table:table-row table:style-name="ro1">
          <table:table-cell office:value-type="date" office:date-value="2020-05-07T00:00:00" table:style-name="ce5">
            <text:p>2020-05-07</text:p>
          </table:table-cell>
          <table:table-cell office:value-type="string" table:style-name="ce2">
            <text:p>ENGINE</text:p>
          </table:table-cell>
          <table:table-cell office:value-type="string" table:style-name="ce2">
            <text:p>ENGINE SCRAP</text:p>
          </table:table-cell>
          <table:table-cell office:value-type="string" table:style-name="ce3">
            <text:p>VARIOUS ENGINE SCRAP</text:p>
          </table:table-cell>
          <table:table-cell office:value-type="string" table:style-name="ce2">
            <text:p><text:s text:c="7"/>NA</text:p>
          </table:table-cell>
          <table:table-cell office:value-type="string" table:style-name="ce7">
            <text:p>DD</text:p>
          </table:table-cell>
          <table:table-cell office:value-type="string" table:style-name="ce6">
            <text:p>SCRAPPED FROM CAE-295534,CAC-15395, SI33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5">
            <text:p>2020-05-08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TURBINE SUPPORT</text:p>
          </table:table-cell>
          <table:table-cell office:value-type="float" office:value="44118" table:style-name="ce2">
            <text:p>441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CAE-295534,CAT15595,SI33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5">
            <text:p>2020-05-08</text:p>
          </table:table-cell>
          <table:table-cell office:value-type="string" table:style-name="ce2">
            <text:p>NA</text:p>
          </table:table-cell>
          <table:table-cell office:value-type="float" office:value="23060451" table:style-name="ce2">
            <text:p>23060451</text:p>
          </table:table-cell>
          <table:table-cell office:value-type="string" table:style-name="ce3">
            <text:p>NOZZLE</text:p>
          </table:table-cell>
          <table:table-cell office:value-type="float" office:value="230006" table:style-name="ce2">
            <text:p>2300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CAE-295534,CAT15595,SI33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5">
            <text:p>2020-05-08</text:p>
          </table:table-cell>
          <table:table-cell office:value-type="string" table:style-name="ce7">
            <text:p>NA</text:p>
          </table:table-cell>
          <table:table-cell office:value-type="float" office:value="23073853" table:style-name="ce7">
            <text:p>23073853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568073</text:p>
          </table:table-cell>
          <table:table-cell office:value-type="string" table:style-name="ce7">
            <text:p>DD</text:p>
          </table:table-cell>
          <table:table-cell office:value-type="string" table:style-name="ce6">
            <text:p>SCRAPPED FROM ENGINE CAE-295534,CAT15595, SI33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5">
            <text:p>2020-05-08</text:p>
          </table:table-cell>
          <table:table-cell office:value-type="string" table:style-name="ce7">
            <text:p>NA</text:p>
          </table:table-cell>
          <table:table-cell office:value-type="float" office:value="23073854" table:style-name="ce7">
            <text:p>23073854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X564876</text:p>
          </table:table-cell>
          <table:table-cell office:value-type="string" table:style-name="ce7">
            <text:p>DD</text:p>
          </table:table-cell>
          <table:table-cell office:value-type="string" table:style-name="ce6">
            <text:p>SCRAPPED FROM ENGINE CAE-295534,CAT15595,SI33</text:p>
          </table:table-cell>
          <table:table-cell table:number-columns-repeated="16377"/>
        </table:table-row>
        <table:table-row table:style-name="ro1">
          <table:table-cell office:value-type="date" office:date-value="2020-05-11T00:00:00" table:style-name="ce5">
            <text:p>2020-05-11</text:p>
          </table:table-cell>
          <table:table-cell office:value-type="float" office:value="109931" table:style-name="ce2">
            <text:p>109931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05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 ON GEAR TEETH</text:p>
          </table:table-cell>
          <table:table-cell table:number-columns-repeated="16377"/>
        </table:table-row>
        <table:table-row table:style-name="ro1">
          <table:table-cell office:value-type="date" office:date-value="2020-05-11T00:00:00" table:style-name="ce5">
            <text:p>2020-05-11</text:p>
          </table:table-cell>
          <table:table-cell office:value-type="float" office:value="109959" table:style-name="ce2">
            <text:p>109959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ADAPTER</text:p>
          </table:table-cell>
          <table:table-cell office:value-type="float" office:value="163255" table:style-name="ce2">
            <text:p>16325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LINED MEASURED UNDERSIZE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5">
            <text:p>2020-05-12</text:p>
          </table:table-cell>
          <table:table-cell office:value-type="string" table:style-name="ce2">
            <text:p>NA</text:p>
          </table:table-cell>
          <table:table-cell office:value-type="float" office:value="6854056" table:style-name="ce2">
            <text:p>6854056</text:p>
          </table:table-cell>
          <table:table-cell office:value-type="string" table:style-name="ce3">
            <text:p>BRAC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, SI 31<text:s text:c="34"/>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5">
            <text:p>2020-05-12</text:p>
          </table:table-cell>
          <table:table-cell office:value-type="string" table:style-name="ce2">
            <text:p>NA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TURBINE WHEEL</text:p>
          </table:table-cell>
          <table:table-cell office:value-type="string" table:style-name="ce2">
            <text:p>X11373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5">
            <text:p>2020-05-12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SECOND TURBINE WHEEL</text:p>
          </table:table-cell>
          <table:table-cell office:value-type="string" table:style-name="ce2">
            <text:p>HX967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, SI 31<text:s text:c="34"/>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5">
            <text:p>2020-05-12</text:p>
          </table:table-cell>
          <table:table-cell office:value-type="string" table:style-name="ce2">
            <text:p>NA</text:p>
          </table:table-cell>
          <table:table-cell office:value-type="float" office:value="23035258" table:style-name="ce2">
            <text:p>23035258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DD5872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, SI 31<text:s text:c="34"/></text:p>
          </table:table-cell>
          <table:table-cell table:number-columns-repeated="16377"/>
        </table:table-row>
        <table:table-row table:style-name="ro1">
          <table:table-cell office:value-type="date" office:date-value="2020-05-13T00:00:00" table:style-name="ce5">
            <text:p>2020-05-13</text:p>
          </table:table-cell>
          <table:table-cell office:value-type="string" table:style-name="ce2">
            <text:p>NA</text:p>
          </table:table-cell>
          <table:table-cell office:value-type="float" office:value="23038219" table:style-name="ce2">
            <text:p>23038219</text:p>
          </table:table-cell>
          <table:table-cell office:value-type="string" table:style-name="ce3">
            <text:p>NOZZLE</text:p>
          </table:table-cell>
          <table:table-cell office:value-type="string" table:style-name="ce2">
            <text:p>AD19228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, SI 31<text:s text:c="3"/></text:p>
          </table:table-cell>
          <table:table-cell table:number-columns-repeated="16377"/>
        </table:table-row>
        <table:table-row table:style-name="ro1">
          <table:table-cell office:value-type="date" office:date-value="2020-05-13T00:00:00" table:style-name="ce5">
            <text:p>2020-05-13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TURBINE SUPPORT</text:p>
          </table:table-cell>
          <table:table-cell office:value-type="float" office:value="39003" table:style-name="ce2">
            <text:p>3900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FROM ENGINECAE-295138,CAT-15536, SI 31<text:s text:c="4"/>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5">
            <text:p>2020-05-14</text:p>
          </table:table-cell>
          <table:table-cell office:value-type="float" office:value="109962" table:style-name="ce2">
            <text:p>109962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7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, BER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5">
            <text:p>2020-05-14</text:p>
          </table:table-cell>
          <table:table-cell office:value-type="float" office:value="109982" table:style-name="ce2">
            <text:p>109982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40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LADE TIP UNDERSIZED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5">
            <text:p>2020-05-14</text:p>
          </table:table-cell>
          <table:table-cell office:value-type="float" office:value="109997" table:style-name="ce2">
            <text:p>109997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PLINE ADAPTER</text:p>
          </table:table-cell>
          <table:table-cell office:value-type="float" office:value="84227" table:style-name="ce2">
            <text:p>842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 ON ID SPLINES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5">
            <text:p>2020-05-14</text:p>
          </table:table-cell>
          <table:table-cell office:value-type="float" office:value="110001" table:style-name="ce2">
            <text:p>110001</text:p>
          </table:table-cell>
          <table:table-cell office:value-type="float" office:value="6853301" table:style-name="ce2">
            <text:p>6853301</text:p>
          </table:table-cell>
          <table:table-cell office:value-type="string" table:style-name="ce3">
            <text:p>SUMP CA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DISTOTION TO SUMP CAN</text:p>
          </table:table-cell>
          <table:table-cell table:number-columns-repeated="16377"/>
        </table:table-row>
        <table:table-row table:style-name="ro1">
          <table:table-cell office:value-type="date" office:date-value="2020-05-19T00:00:00" table:style-name="ce5">
            <text:p>2020-05-19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HX9157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X, FROM ENGINE CAE-295708,CAT-15103, SI 32</text:p>
          </table:table-cell>
          <table:table-cell table:number-columns-repeated="16377"/>
        </table:table-row>
        <table:table-row table:style-name="ro1">
          <table:table-cell office:value-type="date" office:date-value="2020-05-20T00:00:00" table:style-name="ce5">
            <text:p>2020-05-20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TURBINE SUPPORT</text:p>
          </table:table-cell>
          <table:table-cell office:value-type="float" office:value="38538" table:style-name="ce2">
            <text:p>385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<text:s/>FROM ENGINE CAE-295708,CAC-15800, SI 32</text:p>
          </table:table-cell>
          <table:table-cell table:number-columns-repeated="16377"/>
        </table:table-row>
        <table:table-row table:style-name="ro1">
          <table:table-cell office:value-type="date" office:date-value="2020-05-20T00:00:00" table:style-name="ce5">
            <text:p>2020-05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AP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<text:s/>FROM ENGINE CAE-295708,CAC-15800, SI 32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5">
            <text:p>2020-05-21</text:p>
          </table:table-cell>
          <table:table-cell office:value-type="float" office:value="31291" table:style-name="ce2">
            <text:p>31291</text:p>
          </table:table-cell>
          <table:table-cell office:value-type="string" table:style-name="ce2">
            <text:p>E23053330</text:p>
          </table:table-cell>
          <table:table-cell office:value-type="string" table:style-name="ce3">
            <text:p>#2 NOZZLE</text:p>
          </table:table-cell>
          <table:table-cell office:value-type="string" table:style-name="ce2">
            <text:p>BE5-B2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REQUIRES KEY REPLACEMENT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5">
            <text:p>2020-05-21</text:p>
          </table:table-cell>
          <table:table-cell office:value-type="float" office:value="61293" table:style-name="ce2">
            <text:p>61293</text:p>
          </table:table-cell>
          <table:table-cell office:value-type="string" table:style-name="ce2">
            <text:p>E23055438</text:p>
          </table:table-cell>
          <table:table-cell office:value-type="string" table:style-name="ce3">
            <text:p>#2 NOZZLE</text:p>
          </table:table-cell>
          <table:table-cell office:value-type="string" table:style-name="ce2">
            <text:p>MG12-3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REQUIRES KEY REPLACEMENT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5">
            <text:p>2020-05-21</text:p>
          </table:table-cell>
          <table:table-cell office:value-type="float" office:value="62718" table:style-name="ce2">
            <text:p>62718</text:p>
          </table:table-cell>
          <table:table-cell office:value-type="string" table:style-name="ce2">
            <text:p>E23055438</text:p>
          </table:table-cell>
          <table:table-cell office:value-type="string" table:style-name="ce3">
            <text:p>#2 NOZZLE</text:p>
          </table:table-cell>
          <table:table-cell office:value-type="string" table:style-name="ce2">
            <text:p>MG12-C53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REQUIRES KEY REPLACEMENT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5">
            <text:p>2020-05-21</text:p>
          </table:table-cell>
          <table:table-cell office:value-type="float" office:value="109998" table:style-name="ce2">
            <text:p>109998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10193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BEARING JOURNAL BELOW LIMIT</text:p>
          </table:table-cell>
          <table:table-cell table:number-columns-repeated="16377"/>
        </table:table-row>
        <table:table-row table:style-name="ro1">
          <table:table-cell office:value-type="date" office:date-value="2020-05-22T00:00:00" table:style-name="ce5">
            <text:p>2020-05-22</text:p>
          </table:table-cell>
          <table:table-cell office:value-type="float" office:value="109319" table:style-name="ce2">
            <text:p>109319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38544" table:style-name="ce2">
            <text:p>3854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FAILED PRESS. TEST,LEAKING</text:p>
          </table:table-cell>
          <table:table-cell table:number-columns-repeated="16377"/>
        </table:table-row>
        <table:table-row table:style-name="ro1">
          <table:table-cell office:value-type="date" office:date-value="2020-05-22T00:00:00" table:style-name="ce5">
            <text:p>2020-05-22</text:p>
          </table:table-cell>
          <table:table-cell office:value-type="float" office:value="109958" table:style-name="ce2">
            <text:p>109958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PLINED ADAPTER</text:p>
          </table:table-cell>
          <table:table-cell office:value-type="float" office:value="88631" table:style-name="ce2">
            <text:p>886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OVER MAX. LIMIT</text:p>
          </table:table-cell>
          <table:table-cell table:number-columns-repeated="16377"/>
        </table:table-row>
        <table:table-row table:style-name="ro1">
          <table:table-cell office:value-type="date" office:date-value="2020-05-26T00:00:00" table:style-name="ce5">
            <text:p>2020-05-26</text:p>
          </table:table-cell>
          <table:table-cell office:value-type="float" office:value="108820" table:style-name="ce2">
            <text:p>108820</text:p>
          </table:table-cell>
          <table:table-cell office:value-type="string" table:style-name="ce2">
            <text:p>3104720-01</text:p>
          </table:table-cell>
          <table:table-cell office:value-type="string" table:style-name="ce3">
            <text:p>Accessory Drive Spur Gearshaft</text:p>
          </table:table-cell>
          <table:table-cell office:value-type="string" table:style-name="ce8">
            <text:p>8-7-8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5-26T00:00:00" table:style-name="ce5">
            <text:p>2020-05-26</text:p>
          </table:table-cell>
          <table:table-cell office:value-type="float" office:value="109734" table:style-name="ce2">
            <text:p>109734</text:p>
          </table:table-cell>
          <table:table-cell office:value-type="string" table:style-name="ce2">
            <text:p>6854701-43</text:p>
          </table:table-cell>
          <table:table-cell office:value-type="string" table:style-name="ce3">
            <text:p>Prop Brake Outer Member</text:p>
          </table:table-cell>
          <table:table-cell office:value-type="string" table:style-name="ce2">
            <text:p>SJ2539E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5-26T00:00:00" table:style-name="ce5">
            <text:p>2020-05-26</text:p>
          </table:table-cell>
          <table:table-cell office:value-type="float" office:value="109786" table:style-name="ce2">
            <text:p>109786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41310</text:p>
          </table:table-cell>
          <table:table-cell office:value-type="string" table:style-name="ce2">
            <text:p>BEO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5-27T00:00:00" table:style-name="ce5">
            <text:p>2020-05-27</text:p>
          </table:table-cell>
          <table:table-cell office:value-type="float" office:value="109927" table:style-name="ce2">
            <text:p>109927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1137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MULTIPLE CRACKS, NCR#8700</text:p>
          </table:table-cell>
          <table:table-cell table:number-columns-repeated="16377"/>
        </table:table-row>
        <table:table-row table:number-rows-repeated="8"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35" table:style-name="ce2">
            <text:p>135</text:p>
          </table:table-cell>
          <table:table-cell office:value-type="float" office:value="23030991" table:style-name="ce2">
            <text:p>23030991</text:p>
          </table:table-cell>
          <table:table-cell office:value-type="string" table:style-name="ce3">
            <text:p>COVER SEPERATO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ME, REMOVED FROM ENGINE, BER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042" table:style-name="ce2">
            <text:p>110042</text:p>
          </table:table-cell>
          <table:table-cell office:value-type="float" office:value="23030991" table:style-name="ce2">
            <text:p>23030991</text:p>
          </table:table-cell>
          <table:table-cell office:value-type="string" table:style-name="ce3">
            <text:p>OIL PUMP COVER</text:p>
          </table:table-cell>
          <table:table-cell office:value-type="float" office:value="340680" table:style-name="ce2">
            <text:p>34068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043" table:style-name="ce2">
            <text:p>110043</text:p>
          </table:table-cell>
          <table:table-cell office:value-type="float" office:value="23030991" table:style-name="ce2">
            <text:p>23030991</text:p>
          </table:table-cell>
          <table:table-cell office:value-type="string" table:style-name="ce3">
            <text:p>OIL PUMP COVER</text:p>
          </table:table-cell>
          <table:table-cell office:value-type="string" table:style-name="ce2">
            <text:p>A6-25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044" table:style-name="ce2">
            <text:p>110044</text:p>
          </table:table-cell>
          <table:table-cell office:value-type="float" office:value="23030991" table:style-name="ce2">
            <text:p>23030991</text:p>
          </table:table-cell>
          <table:table-cell office:value-type="string" table:style-name="ce3">
            <text:p>OIL PUMP COVER</text:p>
          </table:table-cell>
          <table:table-cell office:value-type="float" office:value="30491" table:style-name="ce2">
            <text:p>304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31" table:style-name="ce2">
            <text:p>110131</text:p>
          </table:table-cell>
          <table:table-cell office:value-type="float" office:value="23031461" table:style-name="ce2">
            <text:p>23031461</text:p>
          </table:table-cell>
          <table:table-cell office:value-type="string" table:style-name="ce3">
            <text:p>SCAVENGER BOD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33" table:style-name="ce2">
            <text:p>110133</text:p>
          </table:table-cell>
          <table:table-cell office:value-type="float" office:value="23031461" table:style-name="ce2">
            <text:p>23031461</text:p>
          </table:table-cell>
          <table:table-cell office:value-type="string" table:style-name="ce3">
            <text:p>SCAVENGER BOD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34" table:style-name="ce2">
            <text:p>110134</text:p>
          </table:table-cell>
          <table:table-cell office:value-type="float" office:value="23030986" table:style-name="ce2">
            <text:p>23030986</text:p>
          </table:table-cell>
          <table:table-cell office:value-type="string" table:style-name="ce3">
            <text:p>PUMP SEPERATOR</text:p>
          </table:table-cell>
          <table:table-cell office:value-type="string" table:style-name="ce2">
            <text:p>L-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35" table:style-name="ce2">
            <text:p>110135</text:p>
          </table:table-cell>
          <table:table-cell office:value-type="float" office:value="23031461" table:style-name="ce2">
            <text:p>23031461</text:p>
          </table:table-cell>
          <table:table-cell office:value-type="string" table:style-name="ce3">
            <text:p>SCAVENGE BOD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95" table:style-name="ce2">
            <text:p>110195</text:p>
          </table:table-cell>
          <table:table-cell office:value-type="float" office:value="23038229" table:style-name="ce2">
            <text:p>23038229</text:p>
          </table:table-cell>
          <table:table-cell office:value-type="string" table:style-name="ce3">
            <text:p>GEAR</text:p>
          </table:table-cell>
          <table:table-cell office:value-type="string" table:style-name="ce2">
            <text:p>10-89-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float" office:value="110198" table:style-name="ce2">
            <text:p>110198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GEAR</text:p>
          </table:table-cell>
          <table:table-cell office:value-type="float" office:value="68597" table:style-name="ce2">
            <text:p>6859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EABLE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string" table:style-name="ce2">
            <text:p>NA</text:p>
          </table:table-cell>
          <table:table-cell office:value-type="float" office:value="23031456" table:style-name="ce2">
            <text:p>23031456</text:p>
          </table:table-cell>
          <table:table-cell office:value-type="string" table:style-name="ce3">
            <text:p>PUMP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INSPECTED AND NCR'ED FROM ENG. CAG90508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string" table:style-name="ce2">
            <text:p>NA</text:p>
          </table:table-cell>
          <table:table-cell office:value-type="float" office:value="23031459" table:style-name="ce2">
            <text:p>23031459</text:p>
          </table:table-cell>
          <table:table-cell office:value-type="string" table:style-name="ce3">
            <text:p>PUMP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ARATINE, INSPECTED AND NCR'ED FROM ENG. CAG97630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ENGIN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 ENGINE PARTS, CAE-295534,CAC-15395, SI 33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5">
            <text:p>2020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ENGIN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 ENGINE PARTS, CAE-295708, CAC-15800, SI 32</text:p>
          </table:table-cell>
          <table:table-cell table:number-columns-repeated="16377"/>
        </table:table-row>
        <table:table-row table:style-name="ro1">
          <table:table-cell office:value-type="date" office:date-value="2020-06-10T00:00:00" table:style-name="ce5">
            <text:p>2020-06-10</text:p>
          </table:table-cell>
          <table:table-cell office:value-type="float" office:value="63128" table:style-name="ce2">
            <text:p>63128</text:p>
          </table:table-cell>
          <table:table-cell office:value-type="float" office:value="23037447" table:style-name="ce2">
            <text:p>23037447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CAL754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AILED PRESSURE TEST</text:p>
          </table:table-cell>
          <table:table-cell table:number-columns-repeated="16377"/>
        </table:table-row>
        <table:table-row table:style-name="ro1">
          <table:table-cell office:value-type="date" office:date-value="2020-06-11T00:00:00" table:style-name="ce5">
            <text:p>2020-06-11</text:p>
          </table:table-cell>
          <table:table-cell office:value-type="float" office:value="109556" table:style-name="ce2">
            <text:p>109556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AGE SPLINED</text:p>
          </table:table-cell>
          <table:table-cell office:value-type="float" office:value="47328" table:style-name="ce2">
            <text:p>47328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11T00:00:00" table:style-name="ce5">
            <text:p>2020-06-11</text:p>
          </table:table-cell>
          <table:table-cell office:value-type="float" office:value="109722" table:style-name="ce2">
            <text:p>109722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 COLLECTOR</text:p>
          </table:table-cell>
          <table:table-cell office:value-type="float" office:value="45656" table:style-name="ce2">
            <text:p>45656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11T00:00:00" table:style-name="ce5">
            <text:p>2020-06-11</text:p>
          </table:table-cell>
          <table:table-cell office:value-type="float" office:value="109882" table:style-name="ce2">
            <text:p>109882</text:p>
          </table:table-cell>
          <table:table-cell office:value-type="float" office:value="6853511" table:style-name="ce2">
            <text:p>6853511</text:p>
          </table:table-cell>
          <table:table-cell office:value-type="string" table:style-name="ce3">
            <text:p>EX COLLECTOR</text:p>
          </table:table-cell>
          <table:table-cell office:value-type="float" office:value="16971" table:style-name="ce2">
            <text:p>16971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11T00:00:00" table:style-name="ce5">
            <text:p>2020-06-11</text:p>
          </table:table-cell>
          <table:table-cell office:value-type="float" office:value="110224" table:style-name="ce2">
            <text:p>110224</text:p>
          </table:table-cell>
          <table:table-cell office:value-type="float" office:value="6889168" table:style-name="ce2">
            <text:p>6889168</text:p>
          </table:table-cell>
          <table:table-cell office:value-type="string" table:style-name="ce3">
            <text:p>OIL PUMP COVER</text:p>
          </table:table-cell>
          <table:table-cell office:value-type="float" office:value="30240" table:style-name="ce2">
            <text:p>302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BER PRO SEAL LIFTING AND CHIPPED</text:p>
          </table:table-cell>
          <table:table-cell table:number-columns-repeated="16377"/>
        </table:table-row>
        <table:table-row table:style-name="ro1">
          <table:table-cell office:value-type="date" office:date-value="2020-06-12T00:00:00" table:style-name="ce5">
            <text:p>2020-06-12</text:p>
          </table:table-cell>
          <table:table-cell office:value-type="float" office:value="110258" table:style-name="ce2">
            <text:p>110258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STARTER GEN GEAR</text:p>
          </table:table-cell>
          <table:table-cell office:value-type="string" table:style-name="ce2">
            <text:p>488-1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TEETH ARE BEYOND REPAIR</text:p>
          </table:table-cell>
          <table:table-cell table:number-columns-repeated="16377"/>
        </table:table-row>
        <table:table-row table:style-name="ro1">
          <table:table-cell office:value-type="date" office:date-value="2020-06-12T00:00:00" table:style-name="ce5">
            <text:p>2020-06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AP</text:p>
          </table:table-cell>
          <table:table-cell office:value-type="string" table:style-name="ce3">
            <text:p>SCRAP ENGINE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SCRAP ENGINE PARTS</text:p>
          </table:table-cell>
          <table:table-cell table:number-columns-repeated="16377"/>
        </table:table-row>
        <table:table-row table:style-name="ro1">
          <table:table-cell office:value-type="date" office:date-value="2020-06-16T00:00:00" table:style-name="ce5">
            <text:p>2020-06-1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NGINE SCRAP PARTS</text:p>
          </table:table-cell>
          <table:table-cell office:value-type="string" table:style-name="ce3">
            <text:p>SCRAP ENGINE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TINE, SCRAP ENGINE PARTS,CAE834898, CAG-38559 SI 27</text:p>
          </table:table-cell>
          <table:table-cell table:number-columns-repeated="16377"/>
        </table:table-row>
        <table:table-row table:style-name="ro1">
          <table:table-cell office:value-type="date" office:date-value="2020-06-17T00:00:00" table:style-name="ce5">
            <text:p>2020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NGINE SCRAP PARTS</text:p>
          </table:table-cell>
          <table:table-cell office:value-type="string" table:style-name="ce3">
            <text:p>SCRAP ENGINE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ENGINE PARTS, CAE-832741, CAG-35882 SI 28</text:p>
          </table:table-cell>
          <table:table-cell table:number-columns-repeated="16377"/>
        </table:table-row>
        <table:table-row table:style-name="ro1">
          <table:table-cell office:value-type="date" office:date-value="2020-06-18T00:00:00" table:style-name="ce5">
            <text:p>2020-06-18</text:p>
          </table:table-cell>
          <table:table-cell office:value-type="float" office:value="110317" table:style-name="ce2">
            <text:p>110317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GEARSHAFT</text:p>
          </table:table-cell>
          <table:table-cell office:value-type="string" table:style-name="ce2">
            <text:p>CAI110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729, GEAR TEETH SPALLING</text:p>
          </table:table-cell>
          <table:table-cell table:number-columns-repeated="16377"/>
        </table:table-row>
        <table:table-row table:style-name="ro1">
          <table:table-cell office:value-type="date" office:date-value="2020-06-18T00:00:00" table:style-name="ce5">
            <text:p>2020-06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NGINE SCRAPPED PARTS</text:p>
          </table:table-cell>
          <table:table-cell office:value-type="string" table:style-name="ce3">
            <text:p>SCRAP ENGINE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ENGINE PARTS,CAE-835864, CAG-22534, SI 29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89450" table:style-name="ce2">
            <text:p>89450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2280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109945" table:style-name="ce2">
            <text:p>109945</text:p>
          </table:table-cell>
          <table:table-cell office:value-type="float" office:value="6850825" table:style-name="ce2">
            <text:p>6850825</text:p>
          </table:table-cell>
          <table:table-cell office:value-type="string" table:style-name="ce3">
            <text:p>OIL PUMP DR SPUR G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110233" table:style-name="ce2">
            <text:p>110233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978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USED FOR TRAINING (06/23/2020)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110238" table:style-name="ce2">
            <text:p>110238</text:p>
          </table:table-cell>
          <table:table-cell office:value-type="string" table:style-name="ce2">
            <text:p>206-011-724-109</text:p>
          </table:table-cell>
          <table:table-cell office:value-type="string" table:style-name="ce3">
            <text:p>PITCH CONTROL TUBR ASSY</text:p>
          </table:table-cell>
          <table:table-cell office:value-type="string" table:style-name="ce2">
            <text:p>90-4130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2">
          <table:table-cell office:value-type="date" office:date-value="2020-06-19T00:00:00" table:style-name="ce5">
            <text:p>2020-06-19</text:p>
          </table:table-cell>
          <table:table-cell office:value-type="float" office:value="110293" table:style-name="ce2">
            <text:p>110293</text:p>
          </table:table-cell>
          <table:table-cell office:value-type="float" office:value="23051122" table:style-name="ce2">
            <text:p>23051122</text:p>
          </table:table-cell>
          <table:table-cell office:value-type="string" table:style-name="ce3">
            <text:p>REAR SUPPORT</text:p>
          </table:table-cell>
          <table:table-cell office:value-type="string" table:style-name="ce2">
            <text:p>ER1260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733, SEALS MACHINED OVERSIZE / USED FOR TRAINING (06/23/2020) / RETURNED TO SCRAP (06/26/2020)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110301" table:style-name="ce2">
            <text:p>110301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675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729, SPLINES AREA WEAR AND CORROSION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110318" table:style-name="ce2">
            <text:p>110318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1073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, 8730, SPLINES AREA WORN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5">
            <text:p>2020-06-19</text:p>
          </table:table-cell>
          <table:table-cell office:value-type="float" office:value="910319" table:style-name="ce2">
            <text:p>910319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M HELICAL GEAR</text:p>
          </table:table-cell>
          <table:table-cell office:value-type="string" table:style-name="ce2">
            <text:p>NN597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728, RETAINING GROOVE WORN</text:p>
          </table:table-cell>
          <table:table-cell table:number-columns-repeated="16377"/>
        </table:table-row>
        <table:table-row table:style-name="ro1">
          <table:table-cell office:value-type="date" office:date-value="2020-06-22T00:00:00" table:style-name="ce5">
            <text:p>2020-06-22</text:p>
          </table:table-cell>
          <table:table-cell office:value-type="string" table:style-name="ce2">
            <text:p>na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17435" table:style-name="ce2">
            <text:p>1743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FLAKING</text:p>
          </table:table-cell>
          <table:table-cell table:number-columns-repeated="16377"/>
        </table:table-row>
        <table:table-row table:style-name="ro1">
          <table:table-cell office:value-type="date" office:date-value="2020-06-26T00:00:00" table:style-name="ce5">
            <text:p>2020-06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CAE-295104, CAC-15113, SI 30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5">
            <text:p>2020-06-29</text:p>
          </table:table-cell>
          <table:table-cell office:value-type="float" office:value="108290" table:style-name="ce2">
            <text:p>108290</text:p>
          </table:table-cell>
          <table:table-cell office:value-type="float" office:value="6889358" table:style-name="ce2">
            <text:p>6889358</text:p>
          </table:table-cell>
          <table:table-cell office:value-type="string" table:style-name="ce3">
            <text:p>Main Drive Gear</text:p>
          </table:table-cell>
          <table:table-cell office:value-type="float" office:value="512030" table:style-name="ce2">
            <text:p>512030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Multiple features repaired outside of manual specifications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5">
            <text:p>2020-06-29</text:p>
          </table:table-cell>
          <table:table-cell office:value-type="float" office:value="109770" table:style-name="ce2">
            <text:p>109770</text:p>
          </table:table-cell>
          <table:table-cell office:value-type="string" table:style-name="ce2">
            <text:p>406-040-056-111</text:p>
          </table:table-cell>
          <table:table-cell office:value-type="string" table:style-name="ce3">
            <text:p>Gearshaft Case</text:p>
          </table:table-cell>
          <table:table-cell office:value-type="string" table:style-name="ce2">
            <text:p>A-2062</text:p>
          </table:table-cell>
          <table:table-cell office:value-type="string" table:style-name="ce2">
            <text:p>ML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6-29T00:00:00" table:style-name="ce5">
            <text:p>2020-06-29</text:p>
          </table:table-cell>
          <table:table-cell office:value-type="float" office:value="110251" table:style-name="ce2">
            <text:p>110251</text:p>
          </table:table-cell>
          <table:table-cell office:value-type="float" office:value="2543395" table:style-name="ce2">
            <text:p>2543395</text:p>
          </table:table-cell>
          <table:table-cell office:value-type="string" table:style-name="ce3">
            <text:p>Throttle shaft</text:p>
          </table:table-cell>
          <table:table-cell office:value-type="string" table:style-name="ce2">
            <text:p>FS4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haft is bent, no approved repair for bend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5">
            <text:p>2020-06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ENGINE PARTS, CAE-832741, CAG-35882 SI 28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5">
            <text:p>2020-06-29</text:p>
          </table:table-cell>
          <table:table-cell table:style-name="ce2"/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ENGINE PARTS,CAE-835864, CAG-22534, SI 29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5">
            <text:p>2020-06-30</text:p>
          </table:table-cell>
          <table:table-cell office:value-type="float" office:value="110358" table:style-name="ce2">
            <text:p>110358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COMPRESSOR TIE BOLT</text:p>
          </table:table-cell>
          <table:table-cell office:value-type="string" table:style-name="ce2">
            <text:p>KU614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5">
            <text:p>2020-06-30</text:p>
          </table:table-cell>
          <table:table-cell office:value-type="float" office:value="110361" table:style-name="ce2">
            <text:p>110361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CG1267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D SPLINES EXHIBIT SPALLING AT POST</text:p>
          </table:table-cell>
          <table:table-cell table:number-columns-repeated="16377"/>
        </table:table-row>
        <table:table-row table:style-name="ro1">
          <table:table-cell office:value-type="date" office:date-value="2020-07-01T00:00:00" table:style-name="ce5">
            <text:p>2020-07-01</text:p>
          </table:table-cell>
          <table:table-cell office:value-type="float" office:value="110388" table:style-name="ce2">
            <text:p>11038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G12661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LINES EXIBIT WEAR AND EXCEED SERVISABLE LIMITS</text:p>
          </table:table-cell>
          <table:table-cell table:number-columns-repeated="16377"/>
        </table:table-row>
        <table:table-row table:style-name="ro1">
          <table:table-cell office:value-type="date" office:date-value="2020-07-02T00:00:00" table:style-name="ce5">
            <text:p>2020-07-02</text:p>
          </table:table-cell>
          <table:table-cell office:value-type="float" office:value="110390" table:style-name="ce2">
            <text:p>11039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ND WEAR EVIDENT</text:p>
          </table:table-cell>
          <table:table-cell table:number-columns-repeated="16377"/>
        </table:table-row>
        <table:table-row table:style-name="ro1">
          <table:table-cell office:value-type="date" office:date-value="2020-07-02T00:00:00" table:style-name="ce5">
            <text:p>2020-07-02</text:p>
          </table:table-cell>
          <table:table-cell office:value-type="float" office:value="110437" table:style-name="ce2">
            <text:p>110437</text:p>
          </table:table-cell>
          <table:table-cell office:value-type="float" office:value="23052358" table:style-name="ce2">
            <text:p>23052358</text:p>
          </table:table-cell>
          <table:table-cell office:value-type="string" table:style-name="ce3">
            <text:p>RAC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RADIAL SCORING EVIDENT ON OUTSIDE DIAMETER</text:p>
          </table:table-cell>
          <table:table-cell table:number-columns-repeated="16377"/>
        </table:table-row>
        <table:table-row table:style-name="ro1">
          <table:table-cell office:value-type="date" office:date-value="2020-07-16T00:00:00" table:style-name="ce5">
            <text:p>2020-07-16</text:p>
          </table:table-cell>
          <table:table-cell office:value-type="float" office:value="110373" table:style-name="ce2">
            <text:p>110373</text:p>
          </table:table-cell>
          <table:table-cell office:value-type="string" table:style-name="ce2">
            <text:p>206-040-439-001</text:p>
          </table:table-cell>
          <table:table-cell office:value-type="string" table:style-name="ce3">
            <text:p>OUTPUT SHAFT</text:p>
          </table:table-cell>
          <table:table-cell office:value-type="string" table:style-name="ce2">
            <text:p>A-502</text:p>
          </table:table-cell>
          <table:table-cell office:value-type="string" table:style-name="ce2">
            <text:p>ML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7-16T00:00:00" table:style-name="ce5">
            <text:p>2020-07-16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E3256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IMED OUT HOURS FROM LOT SI28,CAE-832741, CAC-38839</text:p>
          </table:table-cell>
          <table:table-cell table:number-columns-repeated="16377"/>
        </table:table-row>
        <table:table-row table:style-name="ro1">
          <table:table-cell office:value-type="date" office:date-value="2020-07-24T00:00:00" table:style-name="ce5">
            <text:p>2020-07-24</text:p>
          </table:table-cell>
          <table:table-cell office:value-type="float" office:value="110488" table:style-name="ce2">
            <text:p>110488</text:p>
          </table:table-cell>
          <table:table-cell office:value-type="float" office:value="68898731" table:style-name="ce2">
            <text:p>68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C20</text:p>
          </table:table-cell>
          <table:table-cell office:value-type="string" table:style-name="ce2">
            <text:p>M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date" office:date-value="2020-07-27T00:00:00" table:style-name="ce5">
            <text:p>2020-07-27</text:p>
          </table:table-cell>
          <table:table-cell office:value-type="float" office:value="110199" table:style-name="ce2">
            <text:p>110199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</text:p>
          </table:table-cell>
          <table:table-cell office:value-type="string" table:style-name="ce2">
            <text:p>LL63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TCHING AND CORROSION ON TEETH</text:p>
          </table:table-cell>
          <table:table-cell table:number-columns-repeated="16377"/>
        </table:table-row>
        <table:table-row table:style-name="ro1">
          <table:table-cell office:value-type="date" office:date-value="2020-08-07T00:00:00" table:style-name="ce5">
            <text:p>2020-08-07</text:p>
          </table:table-cell>
          <table:table-cell office:value-type="float" office:value="110727" table:style-name="ce2">
            <text:p>110727</text:p>
          </table:table-cell>
          <table:table-cell office:value-type="string" table:style-name="ce2">
            <text:p>206-040-236-017</text:p>
          </table:table-cell>
          <table:table-cell office:value-type="string" table:style-name="ce3">
            <text:p>FREEWHEELING HOUSING</text:p>
          </table:table-cell>
          <table:table-cell office:value-type="string" table:style-name="ce2">
            <text:p>B12-929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NER SEAL DIA HAS CORROSION AND OVERSIZED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295104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295138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4995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3766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2742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5864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2741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5866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3700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5875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3767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1043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5756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2797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5">
            <text:p>2020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 ENGINE SCRRAP</text:p>
          </table:table-cell>
          <table:table-cell office:value-type="string" table:style-name="ce3">
            <text:p>DUCTS/TUBES MISC SCRAP PARTS</text:p>
          </table:table-cell>
          <table:table-cell office:value-type="string" table:style-name="ce2">
            <text:p><text:s text:c="5"/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CAE-834898</text:p>
          </table:table-cell>
          <table:table-cell table:number-columns-repeated="16377"/>
        </table:table-row>
        <table:table-row table:style-name="ro1">
          <table:table-cell office:value-type="date" office:date-value="2020-08-19T00:00:00" table:style-name="ce5">
            <text:p>2020-08-19</text:p>
          </table:table-cell>
          <table:table-cell office:value-type="float" office:value="110848" table:style-name="ce2">
            <text:p>110848</text:p>
          </table:table-cell>
          <table:table-cell office:value-type="float" office:value="23001819" table:style-name="ce2">
            <text:p>23001819</text:p>
          </table:table-cell>
          <table:table-cell office:value-type="string" table:style-name="ce3">
            <text:p>OIL NOZZLE</text:p>
          </table:table-cell>
          <table:table-cell office:value-type="string" table:style-name="ce2">
            <text:p>CAI110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ZZLE HOLE REAMED OVERSIZED, UNSERVICABLE</text:p>
          </table:table-cell>
          <table:table-cell table:number-columns-repeated="16377"/>
        </table:table-row>
        <table:table-row table:style-name="ro1">
          <table:table-cell office:value-type="date" office:date-value="2020-08-19T00:00:00" table:style-name="ce5">
            <text:p>2020-08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3">
            <text:p>ENGINE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LOT 38, CAE-833766, CAT-37821</text:p>
          </table:table-cell>
          <table:table-cell table:number-columns-repeated="16377"/>
        </table:table-row>
        <table:table-row table:style-name="ro1">
          <table:table-cell office:value-type="date" office:date-value="2020-08-19T00:00:00" table:style-name="ce5">
            <text:p>2020-08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,</text:p>
          </table:table-cell>
          <table:table-cell office:value-type="string" table:style-name="ce3">
            <text:p>ENGINE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ENGINE PARTS FROM LOT 37, CAE-834995, CAT-24489</text:p>
          </table:table-cell>
          <table:table-cell table:number-columns-repeated="16377"/>
        </table:table-row>
        <table:table-row table:style-name="ro1">
          <table:table-cell office:value-type="date" office:date-value="2020-08-24T00:00:00" table:style-name="ce5">
            <text:p>2020-08-24</text:p>
          </table:table-cell>
          <table:table-cell office:value-type="string" table:style-name="ce2">
            <text:p>NA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49574" table:style-name="ce2">
            <text:p>4957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IMPLES ON SHAFT CANCELS OUT PART, UNREPIARABLE</text:p>
          </table:table-cell>
          <table:table-cell table:number-columns-repeated="16377"/>
        </table:table-row>
        <table:table-row table:style-name="ro1">
          <table:table-cell office:value-type="date" office:date-value="2020-08-24T00:00:00" table:style-name="ce5">
            <text:p>2020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4-040-603-007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AC12-8707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AP FROM LOT 2, UNREPAIRABLE</text:p>
          </table:table-cell>
          <table:table-cell table:number-columns-repeated="16377"/>
        </table:table-row>
        <table:table-row table:style-name="ro1">
          <table:table-cell office:value-type="date" office:date-value="2020-08-31T00:00:00" table:style-name="ce5">
            <text:p>2020-08-31</text:p>
          </table:table-cell>
          <table:table-cell office:value-type="string" table:style-name="ce2">
            <text:p>NA</text:p>
          </table:table-cell>
          <table:table-cell office:value-type="float" office:value="6887761" table:style-name="ce2">
            <text:p>6887761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42A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ENGINE CAE-295138, CAC-15193,LOT31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5">
            <text:p>2020-09-01</text:p>
          </table:table-cell>
          <table:table-cell office:value-type="float" office:value="110879" table:style-name="ce2">
            <text:p>110879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545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ONTACT FACE,ROOT AND LANDS DAMAGED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5">
            <text:p>2020-09-01</text:p>
          </table:table-cell>
          <table:table-cell office:value-type="float" office:value="110888" table:style-name="ce2">
            <text:p>110888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63259" table:style-name="ce2">
            <text:p>632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PITTING AND WEAR ON OD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5">
            <text:p>2020-09-01</text:p>
          </table:table-cell>
          <table:table-cell office:value-type="float" office:value="110932" table:style-name="ce2">
            <text:p>110932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496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ONTACT FACE,ROOT AND LANDS DAMAGED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5">
            <text:p>2020-09-01</text:p>
          </table:table-cell>
          <table:table-cell office:value-type="float" office:value="110950" table:style-name="ce2">
            <text:p>110950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40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EAL KNIVES MEASURE BELOW REQUIREMENTS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float" office:value="110390" table:style-name="ce2">
            <text:p>11039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6139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ND WEAR EVIDENT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float" office:value="110437" table:style-name="ce2">
            <text:p>110437</text:p>
          </table:table-cell>
          <table:table-cell office:value-type="float" office:value="23052358" table:style-name="ce2">
            <text:p>23052358</text:p>
          </table:table-cell>
          <table:table-cell office:value-type="string" table:style-name="ce3">
            <text:p>RAC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RADIAL SCORING EVIDENT ON OUTSIDE DIAMETER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float" office:value="110489" table:style-name="ce2">
            <text:p>110489</text:p>
          </table:table-cell>
          <table:table-cell office:value-type="float" office:value="23052358" table:style-name="ce2">
            <text:p>23052358</text:p>
          </table:table-cell>
          <table:table-cell office:value-type="string" table:style-name="ce3">
            <text:p>RAC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TING AND RADIAL WEAR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string" table:style-name="ce2">
            <text:p>NA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<text:s/>C5386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ALANCE RING AREA PARENT METAL UNDERCUT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string" table:style-name="ce2">
            <text:p>NA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KR444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, PITTINGANSD EROTION</text:p>
          </table:table-cell>
          <table:table-cell table:number-columns-repeated="16377"/>
        </table:table-row>
        <table:table-row table:style-name="ro1">
          <table:table-cell office:value-type="date" office:date-value="2020-09-07T00:00:00" table:style-name="ce5">
            <text:p>2020-09-07</text:p>
          </table:table-cell>
          <table:table-cell office:value-type="string" table:style-name="ce2">
            <text:p>NA</text:p>
          </table:table-cell>
          <table:table-cell office:value-type="float" office:value="23060422" table:style-name="ce2">
            <text:p>23060422</text:p>
          </table:table-cell>
          <table:table-cell office:value-type="string" table:style-name="ce3">
            <text:p>2/3 STG WHEEL</text:p>
          </table:table-cell>
          <table:table-cell office:value-type="string" table:style-name="ce2">
            <text:p>C390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TO LEAFING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0952" table:style-name="ce2">
            <text:p>110952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STG TURBINE WHEEL</text:p>
          </table:table-cell>
          <table:table-cell office:value-type="string" table:style-name="ce2">
            <text:p>X11340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RACKS IN AREAS, EXCEEDS SERVICABLE LIMITS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0955" table:style-name="ce2">
            <text:p>110955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STG TURBINE WHEEL</text:p>
          </table:table-cell>
          <table:table-cell office:value-type="string" table:style-name="ce2">
            <text:p>X13459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RACKING AND EXCEED OF LIMIT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0957" table:style-name="ce2">
            <text:p>110957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863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UNSERVICABLE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1009" table:style-name="ce2">
            <text:p>111009</text:p>
          </table:table-cell>
          <table:table-cell office:value-type="float" office:value="23052359" table:style-name="ce2">
            <text:p>23052359</text:p>
          </table:table-cell>
          <table:table-cell office:value-type="string" table:style-name="ce3">
            <text:p>FRONT COMPRESSOR</text:p>
          </table:table-cell>
          <table:table-cell office:value-type="string" table:style-name="ce2">
            <text:p>L-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THREADED BOLT DAMAGE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1011" table:style-name="ce2">
            <text:p>111011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CG986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WEAR IN SPLINES, UNSERVICABLE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1013" table:style-name="ce2">
            <text:p>111013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TH838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WEAR IN SPLINES, UNSERVICABLE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5">
            <text:p>2020-09-08</text:p>
          </table:table-cell>
          <table:table-cell office:value-type="float" office:value="111042" table:style-name="ce2">
            <text:p>111042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06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ORROSION CLUSTER ON TEETH, UNSERVIC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84981" table:style-name="ce2">
            <text:p>84981</text:p>
          </table:table-cell>
          <table:table-cell office:value-type="float" office:value="6871502" table:style-name="ce2">
            <text:p>68715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70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SCRAPPED FROM ENGIN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111084" table:style-name="ce2">
            <text:p>111084</text:p>
          </table:table-cell>
          <table:table-cell office:value-type="float" office:value="23030999" table:style-name="ce2">
            <text:p>23030999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L-2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PUMP POCKETS EPOLY APPLIED,SCORING/CORROSION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111086" table:style-name="ce2">
            <text:p>111086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8477" table:style-name="ce2">
            <text:p>384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POCKETS OVER SIZED, UNSERVIC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111090" table:style-name="ce2">
            <text:p>111090</text:p>
          </table:table-cell>
          <table:table-cell office:value-type="float" office:value="6853544" table:style-name="ce2">
            <text:p>6853544</text:p>
          </table:table-cell>
          <table:table-cell office:value-type="string" table:style-name="ce3">
            <text:p>OIL PUMP COVER</text:p>
          </table:table-cell>
          <table:table-cell office:value-type="float" office:value="30804" table:style-name="ce2">
            <text:p>308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EPOLY APPLIED AND LIFTING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111091" table:style-name="ce2">
            <text:p>111091</text:p>
          </table:table-cell>
          <table:table-cell office:value-type="float" office:value="6853544" table:style-name="ce2">
            <text:p>6853544</text:p>
          </table:table-cell>
          <table:table-cell office:value-type="string" table:style-name="ce3">
            <text:p>OIL PUMP COVER</text:p>
          </table:table-cell>
          <table:table-cell office:value-type="float" office:value="29626" table:style-name="ce2">
            <text:p>296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EPOLY/PRO SEAL LIFTING, UNSERVIC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111093" table:style-name="ce2">
            <text:p>111093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NTROL</text:p>
          </table:table-cell>
          <table:table-cell office:value-type="string" table:style-name="ce2">
            <text:p>492-4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PALLING ON GEAR TEETH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float" office:value="6896437" table:style-name="ce2">
            <text:p>6896437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NTROL</text:p>
          </table:table-cell>
          <table:table-cell office:value-type="float" office:value="69148" table:style-name="ce2">
            <text:p>691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PALLING ON GEAR TEETH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float" office:value="6871508" table:style-name="ce2">
            <text:p>687150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SCRAPPED FROM ENGIN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float" office:value="6875004" table:style-name="ce2">
            <text:p>6875004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SCRAPPED FROM ENGIN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4102R</text:p>
          </table:table-cell>
          <table:table-cell office:value-type="string" table:style-name="ce3">
            <text:p>PICOLO TUBE</text:p>
          </table:table-cell>
          <table:table-cell office:value-type="string" table:style-name="ce2">
            <text:p>BN554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ARANTINE, SRAPPED FROM ENGIN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1-032-28</text:p>
          </table:table-cell>
          <table:table-cell office:value-type="string" table:style-name="ce3">
            <text:p>TAP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1-033-1</text:p>
          </table:table-cell>
          <table:table-cell office:value-type="string" table:style-name="ce3">
            <text:p>TAP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1-033-3</text:p>
          </table:table-cell>
          <table:table-cell office:value-type="string" table:style-name="ce3">
            <text:p>TAP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60JD2616L</text:p>
          </table:table-cell>
          <table:table-cell office:value-type="string" table:style-name="ce3">
            <text:p>WASH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S617-12</text:p>
          </table:table-cell>
          <table:table-cell office:value-type="string" table:style-name="ce3">
            <text:p>PACK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5">
            <text:p>2020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S617-16</text:p>
          </table:table-cell>
          <table:table-cell office:value-type="string" table:style-name="ce3">
            <text:p>PACK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09-17T00:00:00" table:style-name="ce5">
            <text:p>2020-09-17</text:p>
          </table:table-cell>
          <table:table-cell office:value-type="float" office:value="63954" table:style-name="ce2">
            <text:p>63954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763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NCR, LEAKING BRAZE JOINT ON FLANGE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0621" table:style-name="ce2">
            <text:p>110621</text:p>
          </table:table-cell>
          <table:table-cell office:value-type="float" office:value="6829394" table:style-name="ce2">
            <text:p>6829394</text:p>
          </table:table-cell>
          <table:table-cell office:value-type="string" table:style-name="ce3">
            <text:p>Starter Gear</text:p>
          </table:table-cell>
          <table:table-cell office:value-type="float" office:value="12127" table:style-name="ce2">
            <text:p>12127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0677" table:style-name="ce2">
            <text:p>110677</text:p>
          </table:table-cell>
          <table:table-cell office:value-type="float" office:value="23034649" table:style-name="ce2">
            <text:p>23034649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3 cracks in dia.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26" table:style-name="ce2">
            <text:p>111026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WY1839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8820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27" table:style-name="ce2">
            <text:p>111027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6311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18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28" table:style-name="ce2">
            <text:p>111028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546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24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29" table:style-name="ce2">
            <text:p>111029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WY1234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25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0" table:style-name="ce2">
            <text:p>111030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602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26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1" table:style-name="ce2">
            <text:p>111031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WG046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29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2" table:style-name="ce2">
            <text:p>111032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6701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30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3" table:style-name="ce2">
            <text:p>111033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608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31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4" table:style-name="ce2">
            <text:p>111034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1010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32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5">
            <text:p>2020-09-18</text:p>
          </table:table-cell>
          <table:table-cell office:value-type="float" office:value="111035" table:style-name="ce2">
            <text:p>111035</text:p>
          </table:table-cell>
          <table:table-cell office:value-type="float" office:value="6841213" table:style-name="ce2">
            <text:p>6841213</text:p>
          </table:table-cell>
          <table:table-cell office:value-type="string" table:style-name="ce3">
            <text:p>3rd Stage compressor wheel</text:p>
          </table:table-cell>
          <table:table-cell office:value-type="string" table:style-name="ce2">
            <text:p>RR477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NCR# 8833</text:p>
          </table:table-cell>
          <table:table-cell table:number-columns-repeated="16377"/>
        </table:table-row>
        <table:table-row table:style-name="ro2">
          <table:table-cell office:value-type="date" office:date-value="2020-09-21T00:00:00" table:style-name="ce5">
            <text:p>2020-09-21</text:p>
          </table:table-cell>
          <table:table-cell office:value-type="float" office:value="63859" table:style-name="ce2">
            <text:p>63859</text:p>
          </table:table-cell>
          <table:table-cell office:value-type="float" office:value="6890804" table:style-name="ce2">
            <text:p>6890804</text:p>
          </table:table-cell>
          <table:table-cell office:value-type="string" table:style-name="ce3">
            <text:p>SUMP COVER</text:p>
          </table:table-cell>
          <table:table-cell office:value-type="float" office:value="29989" table:style-name="ce2">
            <text:p>299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NCR# 10255, SEAL BELOW MIN. THICKNESS, LARGE SEAL FAILED PRESS.TEST</text:p>
          </table:table-cell>
          <table:table-cell table:number-columns-repeated="16377"/>
        </table:table-row>
        <table:table-row table:style-name="ro1">
          <table:table-cell office:value-type="date" office:date-value="2020-09-24T00:00:00" table:style-name="ce5">
            <text:p>2020-09-24</text:p>
          </table:table-cell>
          <table:table-cell office:value-type="float" office:value="68089" table:style-name="ce2">
            <text:p>68089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44694" table:style-name="ce2">
            <text:p>4469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, part being used for weld salvag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6871540" table:style-name="ce2">
            <text:p>6871540</text:p>
          </table:table-cell>
          <table:table-cell office:value-type="string" table:style-name="ce3">
            <text:p>CLAMP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float" office:value="89357" table:style-name="ce2">
            <text:p>8935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ET162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NSN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float" office:value="89357" table:style-name="ce2">
            <text:p>8935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EI102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A102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5">
            <text:p>2020-10-05</text:p>
          </table:table-cell>
          <table:table-cell office:value-type="string" table:style-name="ce2">
            <text:p>NA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NSN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5">
            <text:p>2020-10-07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DISCHARGEED TUBE</text:p>
          </table:table-cell>
          <table:table-cell office:value-type="string" table:style-name="ce2">
            <text:p>SA212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5">
            <text:p>2020-10-07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DISCHARGEED TUBE</text:p>
          </table:table-cell>
          <table:table-cell office:value-type="string" table:style-name="ce2">
            <text:p>CH13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5">
            <text:p>2020-10-07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DISCHARGEED TUBE</text:p>
          </table:table-cell>
          <table:table-cell office:value-type="string" table:style-name="ce2">
            <text:p>SL4031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5">
            <text:p>2020-10-07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DISCHARGEED 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5">
            <text:p>2020-10-07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DISCHARGEED TUBE</text:p>
          </table:table-cell>
          <table:table-cell office:value-type="string" table:style-name="ce2">
            <text:p>SL503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8T00:00:00" table:style-name="ce5">
            <text:p>2020-10-08</text:p>
          </table:table-cell>
          <table:table-cell office:value-type="string" table:style-name="ce2">
            <text:p>NA</text:p>
          </table:table-cell>
          <table:table-cell office:value-type="float" office:value="6895005" table:style-name="ce2">
            <text:p>6895005</text:p>
          </table:table-cell>
          <table:table-cell office:value-type="string" table:style-name="ce3">
            <text:p>PLATE</text:p>
          </table:table-cell>
          <table:table-cell office:value-type="string" table:style-name="ce2">
            <text:p>VARIOUS(3)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08T00:00:00" table:style-name="ce5">
            <text:p>2020-10-08</text:p>
          </table:table-cell>
          <table:table-cell office:value-type="string" table:style-name="ce2">
            <text:p>NA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VARIOUS(6)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16T00:00:00" table:style-name="ce5">
            <text:p>2020-10-16</text:p>
          </table:table-cell>
          <table:table-cell office:value-type="float" office:value="111396" table:style-name="ce2">
            <text:p>111396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KU5046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19T00:00:00" table:style-name="ce5">
            <text:p>2020-10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RAP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,LOT 38,CAE-833766,CAC-36104</text:p>
          </table:table-cell>
          <table:table-cell table:number-columns-repeated="16377"/>
        </table:table-row>
        <table:table-row table:style-name="ro1">
          <table:table-cell office:value-type="date" office:date-value="2020-10-20T00:00:00" table:style-name="ce5">
            <text:p>2020-10-20</text:p>
          </table:table-cell>
          <table:table-cell office:value-type="float" office:value="111391" table:style-name="ce2">
            <text:p>111391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UF2342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</text:p>
          </table:table-cell>
          <table:table-cell table:number-columns-repeated="16377"/>
        </table:table-row>
        <table:table-row table:style-name="ro1">
          <table:table-cell office:value-type="date" office:date-value="2020-10-27T00:00:00" table:style-name="ce5">
            <text:p>2020-10-27</text:p>
          </table:table-cell>
          <table:table-cell office:value-type="string" table:style-name="ce2">
            <text:p>NA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50223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,PITTING ON JOURNALS</text:p>
          </table:table-cell>
          <table:table-cell table:number-columns-repeated="16377"/>
        </table:table-row>
        <table:table-row table:style-name="ro1">
          <table:table-cell office:value-type="date" office:date-value="2020-10-27T00:00:00" table:style-name="ce5">
            <text:p>2020-10-27</text:p>
          </table:table-cell>
          <table:table-cell office:value-type="string" table:style-name="ce2">
            <text:p>NA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4619434" table:style-name="ce2">
            <text:p>461943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UNSERVISABLE,PITTING ON JOURNALS</text:p>
          </table:table-cell>
          <table:table-cell table:number-columns-repeated="16377"/>
        </table:table-row>
        <table:table-row table:style-name="ro1">
          <table:table-cell office:value-type="date" office:date-value="2020-10-29T00:00:00" table:style-name="ce5">
            <text:p>2020-10-29</text:p>
          </table:table-cell>
          <table:table-cell office:value-type="float" office:value="111400" table:style-name="ce2">
            <text:p>11140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14513" table:style-name="ce2">
            <text:p>145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CORROSION PITTING ON DIA</text:p>
          </table:table-cell>
          <table:table-cell table:number-columns-repeated="16377"/>
        </table:table-row>
        <table:table-row table:style-name="ro1">
          <table:table-cell office:value-type="date" office:date-value="2020-10-29T00:00:00" table:style-name="ce5">
            <text:p>2020-10-29</text:p>
          </table:table-cell>
          <table:table-cell office:value-type="float" office:value="111562" table:style-name="ce2">
            <text:p>111562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112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PALLING ON GEAR TEETH</text:p>
          </table:table-cell>
          <table:table-cell table:number-columns-repeated="16377"/>
        </table:table-row>
        <table:table-row table:style-name="ro1">
          <table:table-cell office:value-type="date" office:date-value="2020-10-29T00:00:00" table:style-name="ce5">
            <text:p>2020-10-29</text:p>
          </table:table-cell>
          <table:table-cell office:value-type="float" office:value="111563" table:style-name="ce2">
            <text:p>111563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11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PALLING ON GEAR TEETH</text:p>
          </table:table-cell>
          <table:table-cell table:number-columns-repeated="16377"/>
        </table:table-row>
        <table:table-row table:style-name="ro1">
          <table:table-cell office:value-type="date" office:date-value="2020-11-03T00:00:00" table:style-name="ce5">
            <text:p>2020-11-03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EXHAUST COLLECTOR</text:p>
          </table:table-cell>
          <table:table-cell office:value-type="float" office:value="39337" table:style-name="ce2">
            <text:p>3933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5,CAE-295139,CAT-15537</text:p>
          </table:table-cell>
          <table:table-cell table:number-columns-repeated="16377"/>
        </table:table-row>
        <table:table-row table:style-name="ro1">
          <table:table-cell office:value-type="date" office:date-value="2020-11-03T00:00:00" table:style-name="ce5">
            <text:p>2020-11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5,CAE-295139,CAT-15537</text:p>
          </table:table-cell>
          <table:table-cell table:number-columns-repeated="16377"/>
        </table:table-row>
        <table:table-row table:style-name="ro1">
          <table:table-cell office:value-type="date" office:date-value="2020-11-09T00:00:00" table:style-name="ce5">
            <text:p>2020-11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5,CAE-295139,CAG-15158</text:p>
          </table:table-cell>
          <table:table-cell table:number-columns-repeated="16377"/>
        </table:table-row>
        <table:table-row table:style-name="ro1">
          <table:table-cell office:value-type="date" office:date-value="2020-11-12T00:00:00" table:style-name="ce5">
            <text:p>2020-11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7, CAE-834995, CAG-38657</text:p>
          </table:table-cell>
          <table:table-cell table:number-columns-repeated="16377"/>
        </table:table-row>
        <table:table-row table:style-name="ro1">
          <table:table-cell office:value-type="date" office:date-value="2020-11-12T00:00:00" table:style-name="ce5">
            <text:p>2020-11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8, CAE-833766, CAG-42211</text:p>
          </table:table-cell>
          <table:table-cell table:number-columns-repeated="16377"/>
        </table:table-row>
        <table:table-row table:style-name="ro1">
          <table:table-cell office:value-type="date" office:date-value="2020-11-13T00:00:00" table:style-name="ce5">
            <text:p>2020-11-13</text:p>
          </table:table-cell>
          <table:table-cell office:value-type="string" table:style-name="ce2">
            <text:p>NA</text:p>
          </table:table-cell>
          <table:table-cell office:value-type="float" office:value="6892826" table:style-name="ce2">
            <text:p>6892826</text:p>
          </table:table-cell>
          <table:table-cell office:value-type="string" table:style-name="ce3">
            <text:p>DRAIN FITT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UNSERVICABLE PART</text:p>
          </table:table-cell>
          <table:table-cell table:number-columns-repeated="16377"/>
        </table:table-row>
        <table:table-row table:style-name="ro1">
          <table:table-cell office:value-type="date" office:date-value="2020-11-18T00:00:00" table:style-name="ce5">
            <text:p>2020-11-18</text:p>
          </table:table-cell>
          <table:table-cell office:value-type="float" office:value="111551" table:style-name="ce2">
            <text:p>111551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1009" table:style-name="ce2">
            <text:p>310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UNSERVICABLE PART,AFT PILOT WALL THICKNESS TO LOW</text:p>
          </table:table-cell>
          <table:table-cell table:number-columns-repeated="16377"/>
        </table:table-row>
        <table:table-row table:style-name="ro1">
          <table:table-cell office:value-type="date" office:date-value="2020-11-18T00:00:00" table:style-name="ce5">
            <text:p>2020-11-18</text:p>
          </table:table-cell>
          <table:table-cell office:value-type="float" office:value="111576" table:style-name="ce2">
            <text:p>111576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582-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UNSERVICABLE PART LARGE CRACK ON SHOULDER</text:p>
          </table:table-cell>
          <table:table-cell table:number-columns-repeated="16377"/>
        </table:table-row>
        <table:table-row table:style-name="ro1">
          <table:table-cell office:value-type="date" office:date-value="2020-11-18T00:00:00" table:style-name="ce5">
            <text:p>2020-11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SC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36, CAE-295122, CAG-15340</text:p>
          </table:table-cell>
          <table:table-cell table:number-columns-repeated="16377"/>
        </table:table-row>
        <table:table-row table:style-name="ro1">
          <table:table-cell office:value-type="date" office:date-value="2020-11-23T00:00:00" table:style-name="ce5">
            <text:p>2020-11-23</text:p>
          </table:table-cell>
          <table:table-cell office:value-type="string" table:style-name="ce2">
            <text:p>NA</text:p>
          </table:table-cell>
          <table:table-cell office:value-type="float" office:value="23069705" table:style-name="ce2">
            <text:p>23069705</text:p>
          </table:table-cell>
          <table:table-cell office:value-type="string" table:style-name="ce3">
            <text:p>ACCUMLATO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S15, CAC-91590, CAG-90869</text:p>
          </table:table-cell>
          <table:table-cell table:number-columns-repeated="16377"/>
        </table:table-row>
        <table:table-row table:style-name="ro1">
          <table:table-cell office:value-type="date" office:date-value="2020-11-23T00:00:00" table:style-name="ce5">
            <text:p>2020-11-23</text:p>
          </table:table-cell>
          <table:table-cell office:value-type="string" table:style-name="ce2">
            <text:p>NA</text:p>
          </table:table-cell>
          <table:table-cell office:value-type="float" office:value="23069705" table:style-name="ce2">
            <text:p>23069705</text:p>
          </table:table-cell>
          <table:table-cell office:value-type="string" table:style-name="ce3">
            <text:p>ACCUMLATO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S16, CAC-91591, CAG-95553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4-062-539-001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5-061-521-001</text:p>
          </table:table-cell>
          <table:table-cell office:value-type="string" table:style-name="ce3">
            <text:p>RADIUS BLOCK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24-10D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24-20D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24-24D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41-10</text:p>
          </table:table-cell>
          <table:table-cell office:value-type="string" table:style-name="ce3">
            <text:p>ELBOW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60PD2616L</text:p>
          </table:table-cell>
          <table:table-cell office:value-type="string" table:style-name="ce3">
            <text:p>WASH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N960PD3016L</text:p>
          </table:table-cell>
          <table:table-cell office:value-type="string" table:style-name="ce3">
            <text:p>WASH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20470AD3-4</text:p>
          </table:table-cell>
          <table:table-cell office:value-type="string" table:style-name="ce3">
            <text:p>RIVE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20470AD4-4</text:p>
          </table:table-cell>
          <table:table-cell office:value-type="string" table:style-name="ce3">
            <text:p>RIVE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21919WDG27</text:p>
          </table:table-cell>
          <table:table-cell office:value-type="string" table:style-name="ce3">
            <text:p>CLAMP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4T00:00:00" table:style-name="ce5">
            <text:p>2020-1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24399D21</text:p>
          </table:table-cell>
          <table:table-cell office:value-type="string" table:style-name="ce3">
            <text:p>REDUC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27T00:00:00" table:style-name="ce5">
            <text:p>2020-11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DUC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1-30T00:00:00" table:style-name="ce5">
            <text:p>2020-11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DRAIN FITTING(2)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, UNSERVICABLE</text:p>
          </table:table-cell>
          <table:table-cell table:number-columns-repeated="16377"/>
        </table:table-row>
        <table:table-row table:style-name="ro1">
          <table:table-cell office:value-type="date" office:date-value="2020-12-01T00:00:00" table:style-name="ce5">
            <text:p>2020-12-01</text:p>
          </table:table-cell>
          <table:table-cell office:value-type="float" office:value="111738" table:style-name="ce2">
            <text:p>111738</text:p>
          </table:table-cell>
          <table:table-cell office:value-type="float" office:value="6898785" table:style-name="ce2">
            <text:p>6898785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1011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NCR#8885</text:p>
          </table:table-cell>
          <table:table-cell table:number-columns-repeated="16377"/>
        </table:table-row>
        <table:table-row table:style-name="ro1">
          <table:table-cell office:value-type="date" office:date-value="2020-12-01T00:00:00" table:style-name="ce5">
            <text:p>2020-12-01</text:p>
          </table:table-cell>
          <table:table-cell office:value-type="float" office:value="111763" table:style-name="ce2">
            <text:p>111763</text:p>
          </table:table-cell>
          <table:table-cell office:value-type="float" office:value="6892285" table:style-name="ce2">
            <text:p>6892285</text:p>
          </table:table-cell>
          <table:table-cell office:value-type="string" table:style-name="ce3">
            <text:p>STARTER GEN</text:p>
          </table:table-cell>
          <table:table-cell office:value-type="string" table:style-name="ce2">
            <text:p>RECV1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EEP CORROSION AND PITTING, NCR# 8895</text:p>
          </table:table-cell>
          <table:table-cell table:number-columns-repeated="16377"/>
        </table:table-row>
        <table:table-row table:style-name="ro1">
          <table:table-cell office:value-type="date" office:date-value="2020-12-01T00:00:00" table:style-name="ce5">
            <text:p>2020-12-01</text:p>
          </table:table-cell>
          <table:table-cell office:value-type="float" office:value="111851" table:style-name="ce2">
            <text:p>111851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781-27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NCR#8898</text:p>
          </table:table-cell>
          <table:table-cell table:number-columns-repeated="16377"/>
        </table:table-row>
        <table:table-row table:style-name="ro1">
          <table:table-cell office:value-type="date" office:date-value="2020-12-04T00:00:00" table:style-name="ce5">
            <text:p>2020-12-04</text:p>
          </table:table-cell>
          <table:table-cell office:value-type="float" office:value="112007" table:style-name="ce2">
            <text:p>112007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80255" table:style-name="ce2">
            <text:p>8025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S MEASURE BELOW LIMIT, NCR# 8905</text:p>
          </table:table-cell>
          <table:table-cell table:number-columns-repeated="16377"/>
        </table:table-row>
        <table:table-row table:style-name="ro1">
          <table:table-cell office:value-type="date" office:date-value="2020-12-04T00:00:00" table:style-name="ce5">
            <text:p>2020-12-04</text:p>
          </table:table-cell>
          <table:table-cell office:value-type="float" office:value="112040" table:style-name="ce2">
            <text:p>112040</text:p>
          </table:table-cell>
          <table:table-cell office:value-type="float" office:value="6892285" table:style-name="ce2">
            <text:p>6892285</text:p>
          </table:table-cell>
          <table:table-cell office:value-type="string" table:style-name="ce3">
            <text:p>STARTER GEN GEAR</text:p>
          </table:table-cell>
          <table:table-cell office:value-type="string" table:style-name="ce2">
            <text:p>DC1007-20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ND SPALLINGON ID,UNSERVICABLE, NCR#8907</text:p>
          </table:table-cell>
          <table:table-cell table:number-columns-repeated="16377"/>
        </table:table-row>
        <table:table-row table:style-name="ro1">
          <table:table-cell office:value-type="date" office:date-value="2020-12-14T00:00:00" table:style-name="ce5">
            <text:p>2020-12-14</text:p>
          </table:table-cell>
          <table:table-cell office:value-type="string" table:style-name="ce2">
            <text:p>NA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LEAD IGH. ASSY</text:p>
          </table:table-cell>
          <table:table-cell office:value-type="string" table:style-name="ce2">
            <text:p>N50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RACKED BRAID, UNSERVICABLE</text:p>
          </table:table-cell>
          <table:table-cell table:number-columns-repeated="16377"/>
        </table:table-row>
        <table:table-row table:style-name="ro1">
          <table:table-cell office:value-type="date" office:date-value="2020-12-14T00:00:00" table:style-name="ce5">
            <text:p>2020-12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BODY PUMP ASSY</text:p>
          </table:table-cell>
          <table:table-cell office:value-type="float" office:value="28018" table:style-name="ce2">
            <text:p>280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CAG-22545,CAE-835866, LOT SI26</text:p>
          </table:table-cell>
          <table:table-cell table:number-columns-repeated="16377"/>
        </table:table-row>
        <table:table-row table:style-name="ro1">
          <table:table-cell office:value-type="date" office:date-value="2020-12-14T00:00:00" table:style-name="ce5">
            <text:p>2020-12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BODY PUMP ASSY</text:p>
          </table:table-cell>
          <table:table-cell office:value-type="float" office:value="19689" table:style-name="ce2">
            <text:p>196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CAG-22855,CAE-832742, LOT SI34</text:p>
          </table:table-cell>
          <table:table-cell table:number-columns-repeated="16377"/>
        </table:table-row>
        <table:table-row table:style-name="ro1">
          <table:table-cell office:value-type="date" office:date-value="2020-12-14T00:00:00" table:style-name="ce5">
            <text:p>2020-12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BODY PUMP ASSY</text:p>
          </table:table-cell>
          <table:table-cell office:value-type="string" table:style-name="ce2">
            <text:p>L-1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CAG-39480,CAE-835811, LOT SI17</text:p>
          </table:table-cell>
          <table:table-cell table:number-columns-repeated="16377"/>
        </table:table-row>
        <table:table-row table:style-name="ro1">
          <table:table-cell office:value-type="date" office:date-value="2020-12-17T00:00:00" table:style-name="ce5">
            <text:p>2020-12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5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SI41, CAE-833769,CAT-34306</text:p>
          </table:table-cell>
          <table:table-cell table:number-columns-repeated="16377"/>
        </table:table-row>
        <table:table-row table:style-name="ro1">
          <table:table-cell office:value-type="date" office:date-value="2020-12-17T00:00:00" table:style-name="ce5">
            <text:p>2020-12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77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, CORROSION</text:p>
          </table:table-cell>
          <table:table-cell table:number-columns-repeated="16377"/>
        </table:table-row>
        <table:table-row table:style-name="ro1">
          <table:table-cell office:value-type="date" office:date-value="2020-12-17T00:00:00" table:style-name="ce5">
            <text:p>2020-12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6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SI39, CAE-831300,CAT-26177</text:p>
          </table:table-cell>
          <table:table-cell table:number-columns-repeated="16377"/>
        </table:table-row>
        <table:table-row table:style-name="ro1">
          <table:table-cell office:value-type="date" office:date-value="2020-12-17T00:00:00" table:style-name="ce5">
            <text:p>2020-12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SCRAP</text:p>
          </table:table-cell>
          <table:table-cell office:value-type="string" table:style-name="ce3">
            <text:p>SPLINED ADAPTER</text:p>
          </table:table-cell>
          <table:table-cell office:value-type="float" office:value="324206" table:style-name="ce2">
            <text:p>3242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PED FROM LOT SI40, CAE-835820,CAT-24427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96904" table:style-name="ce2">
            <text:p>96904</text:p>
          </table:table-cell>
          <table:table-cell office:value-type="float" office:value="6852738" table:style-name="ce2">
            <text:p>6852738</text:p>
          </table:table-cell>
          <table:table-cell office:value-type="string" table:style-name="ce3">
            <text:p>Diffuser Assy, Compressor Front</text:p>
          </table:table-cell>
          <table:table-cell office:value-type="string" table:style-name="ce2">
            <text:p>DE482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7188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02025" table:style-name="ce2">
            <text:p>102025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19261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21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07365" table:style-name="ce2">
            <text:p>107365</text:p>
          </table:table-cell>
          <table:table-cell office:value-type="float" office:value="23055464" table:style-name="ce2">
            <text:p>23055464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14776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71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09085" table:style-name="ce2">
            <text:p>109085</text:p>
          </table:table-cell>
          <table:table-cell office:value-type="float" office:value="6898730" table:style-name="ce2">
            <text:p>689873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14929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09712" table:style-name="ce2">
            <text:p>109712</text:p>
          </table:table-cell>
          <table:table-cell office:value-type="string" table:style-name="ce2">
            <text:p>E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SG10168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 NCR 8665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447" table:style-name="ce2">
            <text:p>110447</text:p>
          </table:table-cell>
          <table:table-cell office:value-type="float" office:value="6845884" table:style-name="ce2">
            <text:p>6845884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C0580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22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448" table:style-name="ce2">
            <text:p>110448</text:p>
          </table:table-cell>
          <table:table-cell office:value-type="float" office:value="6875778" table:style-name="ce2">
            <text:p>6875778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BU2440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23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449" table:style-name="ce2">
            <text:p>110449</text:p>
          </table:table-cell>
          <table:table-cell office:value-type="float" office:value="6857394" table:style-name="ce2">
            <text:p>6857394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5366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20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520" table:style-name="ce2">
            <text:p>110520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9244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 NCR 8837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812" table:style-name="ce2">
            <text:p>110812</text:p>
          </table:table-cell>
          <table:table-cell office:value-type="float" office:value="6846215" table:style-name="ce2">
            <text:p>6846215</text:p>
          </table:table-cell>
          <table:table-cell office:value-type="string" table:style-name="ce3">
            <text:p>ACCESSORY DRIVE</text:p>
          </table:table-cell>
          <table:table-cell office:value-type="string" table:style-name="ce2">
            <text:p>XX1001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24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840" table:style-name="ce2">
            <text:p>110840</text:p>
          </table:table-cell>
          <table:table-cell office:value-type="float" office:value="6854393" table:style-name="ce2">
            <text:p>6854393</text:p>
          </table:table-cell>
          <table:table-cell office:value-type="string" table:style-name="ce3">
            <text:p>Lab Stator Seal</text:p>
          </table:table-cell>
          <table:table-cell office:value-type="string" table:style-name="ce2">
            <text:p>CAI11081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841" table:style-name="ce2">
            <text:p>110841</text:p>
          </table:table-cell>
          <table:table-cell office:value-type="float" office:value="6854393" table:style-name="ce2">
            <text:p>6854393</text:p>
          </table:table-cell>
          <table:table-cell office:value-type="string" table:style-name="ce3">
            <text:p>Lab Stator Seal</text:p>
          </table:table-cell>
          <table:table-cell office:value-type="string" table:style-name="ce2">
            <text:p>CAI1108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0842" table:style-name="ce2">
            <text:p>110842</text:p>
          </table:table-cell>
          <table:table-cell office:value-type="float" office:value="6854393" table:style-name="ce2">
            <text:p>6854393</text:p>
          </table:table-cell>
          <table:table-cell office:value-type="string" table:style-name="ce3">
            <text:p>Lab Stator Seal</text:p>
          </table:table-cell>
          <table:table-cell office:value-type="string" table:style-name="ce2">
            <text:p>CAI1108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1036" table:style-name="ce2">
            <text:p>111036</text:p>
          </table:table-cell>
          <table:table-cell office:value-type="float" office:value="6841228" table:style-name="ce2">
            <text:p>6841228</text:p>
          </table:table-cell>
          <table:table-cell office:value-type="string" table:style-name="ce3">
            <text:p>Pinion Shaft Gear</text:p>
          </table:table-cell>
          <table:table-cell office:value-type="float" office:value="5098" table:style-name="ce2">
            <text:p>5098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36, 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1172" table:style-name="ce2">
            <text:p>111172</text:p>
          </table:table-cell>
          <table:table-cell office:value-type="float" office:value="23030989" table:style-name="ce2">
            <text:p>23030989</text:p>
          </table:table-cell>
          <table:table-cell office:value-type="string" table:style-name="ce3">
            <text:p>Oil Pump Idler Spur G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38, 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1217" table:style-name="ce2">
            <text:p>111217</text:p>
          </table:table-cell>
          <table:table-cell office:value-type="string" table:style-name="ce2">
            <text:p>206-040-048-003</text:p>
          </table:table-cell>
          <table:table-cell office:value-type="string" table:style-name="ce3">
            <text:p>Input Pinion Adapter</text:p>
          </table:table-cell>
          <table:table-cell office:value-type="string" table:style-name="ce2">
            <text:p>C200827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36, 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1712" table:style-name="ce2">
            <text:p>111712</text:p>
          </table:table-cell>
          <table:table-cell office:value-type="string" table:style-name="ce2">
            <text:p>206-040-222-005</text:p>
          </table:table-cell>
          <table:table-cell office:value-type="string" table:style-name="ce3">
            <text:p>Freewheeling Inner</text:p>
          </table:table-cell>
          <table:table-cell office:value-type="string" table:style-name="ce2">
            <text:p>A-3070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81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2T00:00:00" table:style-name="ce5">
            <text:p>2020-12-22</text:p>
          </table:table-cell>
          <table:table-cell office:value-type="float" office:value="111812" table:style-name="ce2">
            <text:p>111812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92645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93, Scrap Locally</text:p>
          </table:table-cell>
          <table:table-cell table:number-columns-repeated="16377"/>
        </table:table-row>
        <table:table-row table:style-name="ro1">
          <table:table-cell office:value-type="date" office:date-value="2020-12-28T00:00:00" table:style-name="ce5">
            <text:p>2020-12-28</text:p>
          </table:table-cell>
          <table:table-cell office:value-type="float" office:value="64639" table:style-name="ce2">
            <text:p>64639</text:p>
          </table:table-cell>
          <table:table-cell office:value-type="float" office:value="23073566" table:style-name="ce2">
            <text:p>23073566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SL13329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10458, UNABLE TO ACHIEVE REQUIRED BRAZE JOINT</text:p>
          </table:table-cell>
          <table:table-cell table:number-columns-repeated="16377"/>
        </table:table-row>
        <table:table-row table:style-name="ro1">
          <table:table-cell office:value-type="date" office:date-value="2020-12-29T00:00:00" table:style-name="ce5">
            <text:p>2020-12-29</text:p>
          </table:table-cell>
          <table:table-cell office:value-type="float" office:value="112123" table:style-name="ce2">
            <text:p>112123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</text:p>
          </table:table-cell>
          <table:table-cell office:value-type="float" office:value="43546" table:style-name="ce2">
            <text:p>435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931, SCRAP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0-12-29T00:00:00" table:style-name="ce5">
            <text:p>2020-12-29</text:p>
          </table:table-cell>
          <table:table-cell office:value-type="float" office:value="112128" table:style-name="ce2">
            <text:p>112128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</text:p>
          </table:table-cell>
          <table:table-cell office:value-type="string" table:style-name="ce2">
            <text:p>701-5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8931, SCRAP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1-01-19T00:00:00" table:style-name="ce5">
            <text:p>2021-01-19</text:p>
          </table:table-cell>
          <table:table-cell office:value-type="string" table:style-name="ce2">
            <text:p>N/A</text:p>
          </table:table-cell>
          <table:table-cell office:value-type="float" office:value="23030910" table:style-name="ce2">
            <text:p>23030910</text:p>
          </table:table-cell>
          <table:table-cell office:value-type="string" table:style-name="ce3">
            <text:p>Outer Combustion Case</text:p>
          </table:table-cell>
          <table:table-cell office:value-type="float" office:value="26051" table:style-name="ce2">
            <text:p>26051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used for R&amp;D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08501" table:style-name="ce2">
            <text:p>108501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CG7299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SPALLING ON GEAR TEETH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56" table:style-name="ce2">
            <text:p>111356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62697" table:style-name="ce2">
            <text:p>6269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57" table:style-name="ce2">
            <text:p>111357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CONTROL GEARSHAFT</text:p>
          </table:table-cell>
          <table:table-cell office:value-type="string" table:style-name="ce2">
            <text:p>587-3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ND PITTING ON GEAR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58" table:style-name="ce2">
            <text:p>111358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LL568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AND PITT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60" table:style-name="ce2">
            <text:p>111360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49250" table:style-name="ce2">
            <text:p>492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65" table:style-name="ce2">
            <text:p>111365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64844" table:style-name="ce2">
            <text:p>6484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1367" table:style-name="ce2">
            <text:p>111367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XP176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222" table:style-name="ce2">
            <text:p>112222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05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RE MUTE DIA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223" table:style-name="ce2">
            <text:p>11222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79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RE MUTE DIA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358" table:style-name="ce2">
            <text:p>112358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3730" table:style-name="ce2">
            <text:p>3373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OVERSIZED AND HAVE CORROSION.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359" table:style-name="ce2">
            <text:p>112359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0741" table:style-name="ce2">
            <text:p>3074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OVERSIZED AND HAVE CORROSION.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360" table:style-name="ce2">
            <text:p>112360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5045" table:style-name="ce2">
            <text:p>350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OVERSIZED AND HAVE CORROSION.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float" office:value="112364" table:style-name="ce2">
            <text:p>112364</text:p>
          </table:table-cell>
          <table:table-cell office:value-type="float" office:value="6853444" table:style-name="ce2">
            <text:p>6853444</text:p>
          </table:table-cell>
          <table:table-cell office:value-type="string" table:style-name="ce3">
            <text:p>OIL PUMP COVER</text:p>
          </table:table-cell>
          <table:table-cell office:value-type="float" office:value="33987" table:style-name="ce2">
            <text:p>3398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ON MOUNT FACE</text:p>
          </table:table-cell>
          <table:table-cell table:number-columns-repeated="16377"/>
        </table:table-row>
        <table:table-row table:style-name="ro1">
          <table:table-cell office:value-type="date" office:date-value="2021-01-25T00:00:00" table:style-name="ce5">
            <text:p>2021-01-25</text:p>
          </table:table-cell>
          <table:table-cell office:value-type="string" table:style-name="ce2">
            <text:p>NA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CONTROL GEARSHAFT</text:p>
          </table:table-cell>
          <table:table-cell office:value-type="string" table:style-name="ce2">
            <text:p>582-28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ND PITTING ON GEARTEETH, UNSERVICABLE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1-01-25T00:00:00" table:style-name="ce5">
            <text:p>2021-01-25</text:p>
          </table:table-cell>
          <table:table-cell office:value-type="string" table:style-name="ce2">
            <text:p>NA</text:p>
          </table:table-cell>
          <table:table-cell office:value-type="float" office:value="6893617" table:style-name="ce2">
            <text:p>6893617</text:p>
          </table:table-cell>
          <table:table-cell office:value-type="string" table:style-name="ce3">
            <text:p>BEARING HOUS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UNSERVICABLE</text:p>
          </table:table-cell>
          <table:table-cell table:number-columns-repeated="16377"/>
        </table:table-row>
        <table:table-row table:style-name="ro1">
          <table:table-cell office:value-type="date" office:date-value="2021-01-26T00:00:00" table:style-name="ce5">
            <text:p>2021-01-26</text:p>
          </table:table-cell>
          <table:table-cell office:value-type="float" office:value="112545" table:style-name="ce2">
            <text:p>112545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CG1277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ST SILVER STRIP, SPLINE AB EXHIBITS WEAR</text:p>
          </table:table-cell>
          <table:table-cell table:number-columns-repeated="16377"/>
        </table:table-row>
        <table:table-row table:style-name="ro1">
          <table:table-cell office:value-type="date" office:date-value="2021-01-26T00:00:00" table:style-name="ce5">
            <text:p>2021-01-26</text:p>
          </table:table-cell>
          <table:table-cell office:value-type="float" office:value="112578" table:style-name="ce2">
            <text:p>112578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57392" table:style-name="ce2">
            <text:p>5739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6T00:00:00" table:style-name="ce5">
            <text:p>2021-01-26</text:p>
          </table:table-cell>
          <table:table-cell office:value-type="float" office:value="112579" table:style-name="ce2">
            <text:p>112579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62850" table:style-name="ce2">
            <text:p>628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 UNSERVICABLE</text:p>
          </table:table-cell>
          <table:table-cell table:number-columns-repeated="16377"/>
        </table:table-row>
        <table:table-row table:style-name="ro1">
          <table:table-cell office:value-type="date" office:date-value="2021-01-27T00:00:00" table:style-name="ce5">
            <text:p>2021-01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40320, S/N CAG-95187</text:p>
          </table:table-cell>
          <table:table-cell table:number-columns-repeated="16377"/>
        </table:table-row>
        <table:table-row table:style-name="ro1">
          <table:table-cell office:value-type="date" office:date-value="2021-01-29T00:00:00" table:style-name="ce5">
            <text:p>2021-01-29</text:p>
          </table:table-cell>
          <table:table-cell office:value-type="float" office:value="112471" table:style-name="ce2">
            <text:p>112471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67003" table:style-name="ce2">
            <text:p>6700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HREAD LENGTH MEASURE BELOW UNDERSIZE, UNSERVICABLE</text:p>
          </table:table-cell>
          <table:table-cell table:number-columns-repeated="16377"/>
        </table:table-row>
        <table:table-row table:style-name="ro1">
          <table:table-cell office:value-type="date" office:date-value="2021-01-29T00:00:00" table:style-name="ce5">
            <text:p>2021-01-29</text:p>
          </table:table-cell>
          <table:table-cell office:value-type="float" office:value="112542" table:style-name="ce2">
            <text:p>112542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7327" table:style-name="ce2">
            <text:p>273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IL SUPPLY TUBE IN VANE IS BROKEN</text:p>
          </table:table-cell>
          <table:table-cell table:number-columns-repeated="16377"/>
        </table:table-row>
        <table:table-row table:style-name="ro1">
          <table:table-cell office:value-type="date" office:date-value="2021-02-02T00:00:00" table:style-name="ce5">
            <text:p>2021-02-0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ISC SCRAP PARTS FROM LOT SI39,CAG-42227,CAE-831300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76153" table:style-name="ce2">
            <text:p>76153</text:p>
          </table:table-cell>
          <table:table-cell office:value-type="string" table:style-name="ce2">
            <text:p>206-010-451-005</text:p>
          </table:table-cell>
          <table:table-cell office:value-type="string" table:style-name="ce3">
            <text:p>RING ASSY</text:p>
          </table:table-cell>
          <table:table-cell office:value-type="string" table:style-name="ce2">
            <text:p>GD8231-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LARGE NICK ON MAIN FACE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111347" table:style-name="ce2">
            <text:p>111347</text:p>
          </table:table-cell>
          <table:table-cell office:value-type="float" office:value="23088746" table:style-name="ce2">
            <text:p>23088746</text:p>
          </table:table-cell>
          <table:table-cell office:value-type="string" table:style-name="ce3">
            <text:p>Prop Shaft &amp; Rear Carrier Set</text:p>
          </table:table-cell>
          <table:table-cell office:value-type="string" table:style-name="ce2">
            <text:p>CU504195</text:p>
          </table:table-cell>
          <table:table-cell office:value-type="string" table:style-name="ce2">
            <text:p>MT</text:p>
          </table:table-cell>
          <table:table-cell office:value-type="string" table:style-name="ce6">
            <text:p>RR AE Qualification set, cross-sectioned and scrapped locally.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112242" table:style-name="ce2">
            <text:p>112242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M SHAFT</text:p>
          </table:table-cell>
          <table:table-cell office:value-type="string" table:style-name="ce2">
            <text:p>TH154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LINES HAVE CORROSION AND WEAR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112469" table:style-name="ce2">
            <text:p>112469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PITS ON ID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112540" table:style-name="ce2">
            <text:p>11254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608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EVIDENT ON DIA. C</text:p>
          </table:table-cell>
          <table:table-cell table:number-columns-repeated="16377"/>
        </table:table-row>
        <table:table-row table:style-name="ro1">
          <table:table-cell office:value-type="date" office:date-value="2021-02-04T00:00:00" table:style-name="ce5">
            <text:p>2021-02-04</text:p>
          </table:table-cell>
          <table:table-cell office:value-type="float" office:value="112637" table:style-name="ce2">
            <text:p>112637</text:p>
          </table:table-cell>
          <table:table-cell office:value-type="float" office:value="6893617" table:style-name="ce2">
            <text:p>6893617</text:p>
          </table:table-cell>
          <table:table-cell office:value-type="string" table:style-name="ce3">
            <text:p>FRONT COMP HOUSING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 ON THREADS AND ANTI PIN</text:p>
          </table:table-cell>
          <table:table-cell table:number-columns-repeated="16377"/>
        </table:table-row>
        <table:table-row table:style-name="ro1">
          <table:table-cell office:value-type="date" office:date-value="2021-02-05T00:00:00" table:style-name="ce5">
            <text:p>2021-02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, ENGINE CAC-41509</text:p>
          </table:table-cell>
          <table:table-cell table:number-columns-repeated="16377"/>
        </table:table-row>
        <table:table-row table:style-name="ro1">
          <table:table-cell office:value-type="date" office:date-value="2021-02-08T00:00:00" table:style-name="ce5">
            <text:p>2021-02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, ENGINE CAC-36135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473" table:style-name="ce2">
            <text:p>112473</text:p>
          </table:table-cell>
          <table:table-cell office:value-type="float" office:value="23001819" table:style-name="ce2">
            <text:p>23001819</text:p>
          </table:table-cell>
          <table:table-cell office:value-type="string" table:style-name="ce3">
            <text:p>OIL NOZZL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IL NOZZLE IS BENT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546" table:style-name="ce2">
            <text:p>112546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41489" table:style-name="ce2">
            <text:p>414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SION PITTING ON DIA. C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588" table:style-name="ce2">
            <text:p>112588</text:p>
          </table:table-cell>
          <table:table-cell office:value-type="float" office:value="6893617" table:style-name="ce2">
            <text:p>6893617</text:p>
          </table:table-cell>
          <table:table-cell office:value-type="string" table:style-name="ce3">
            <text:p>BEARING HOUSING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SION ON THE THREADS AND THE ANTI PIN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639" table:style-name="ce2">
            <text:p>112639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40994" table:style-name="ce2">
            <text:p>4099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SION PITTING ON DIA. C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732" table:style-name="ce2">
            <text:p>112732</text:p>
          </table:table-cell>
          <table:table-cell office:value-type="float" office:value="6889069" table:style-name="ce2">
            <text:p>6889069</text:p>
          </table:table-cell>
          <table:table-cell office:value-type="string" table:style-name="ce3">
            <text:p>SHAFT PINION</text:p>
          </table:table-cell>
          <table:table-cell office:value-type="float" office:value="66050" table:style-name="ce2">
            <text:p>660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D SPLINES UNDERSIZED</text:p>
          </table:table-cell>
          <table:table-cell table:number-columns-repeated="16377"/>
        </table:table-row>
        <table:table-row table:style-name="ro1">
          <table:table-cell office:value-type="date" office:date-value="2021-02-10T00:00:00" table:style-name="ce5">
            <text:p>2021-02-10</text:p>
          </table:table-cell>
          <table:table-cell office:value-type="float" office:value="112755" table:style-name="ce2">
            <text:p>112755</text:p>
          </table:table-cell>
          <table:table-cell office:value-type="float" office:value="6889069" table:style-name="ce2">
            <text:p>6889069</text:p>
          </table:table-cell>
          <table:table-cell office:value-type="string" table:style-name="ce3">
            <text:p>SHAFT PINION</text:p>
          </table:table-cell>
          <table:table-cell office:value-type="float" office:value="322241" table:style-name="ce2">
            <text:p>32224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SPLINES</text:p>
          </table:table-cell>
          <table:table-cell table:number-columns-repeated="16377"/>
        </table:table-row>
        <table:table-row table:style-name="ro1">
          <table:table-cell office:value-type="date" office:date-value="2021-02-16T00:00:00" table:style-name="ce5">
            <text:p>2021-02-16</text:p>
          </table:table-cell>
          <table:table-cell office:value-type="float" office:value="112580" table:style-name="ce2">
            <text:p>112580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M HELICAL GEARSHAFT</text:p>
          </table:table-cell>
          <table:table-cell office:value-type="string" table:style-name="ce2">
            <text:p>NN9587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AND PITTING ON LARGE GEAR TEETH, NCR 9002</text:p>
          </table:table-cell>
          <table:table-cell table:number-columns-repeated="16377"/>
        </table:table-row>
        <table:table-row table:style-name="ro1">
          <table:table-cell office:value-type="date" office:date-value="2021-02-16T00:00:00" table:style-name="ce5">
            <text:p>2021-02-16</text:p>
          </table:table-cell>
          <table:table-cell office:value-type="float" office:value="112781" table:style-name="ce2">
            <text:p>112781</text:p>
          </table:table-cell>
          <table:table-cell office:value-type="float" office:value="23030990" table:style-name="ce2">
            <text:p>23030990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NSN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 G UNDERSIZED, NCR 9003</text:p>
          </table:table-cell>
          <table:table-cell table:number-columns-repeated="16377"/>
        </table:table-row>
        <table:table-row table:style-name="ro1">
          <table:table-cell office:value-type="date" office:date-value="2021-02-17T00:00:00" table:style-name="ce5">
            <text:p>2021-02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AP PARTS FROM ENGINE CAT-24487, CAE-836188</text:p>
          </table:table-cell>
          <table:table-cell table:number-columns-repeated="16377"/>
        </table:table-row>
        <table:table-row table:style-name="ro1">
          <table:table-cell office:value-type="date" office:date-value="2021-02-22T00:00:00" table:style-name="ce5">
            <text:p>2021-02-22</text:p>
          </table:table-cell>
          <table:table-cell office:value-type="float" office:value="112468" table:style-name="ce2">
            <text:p>112468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63363" table:style-name="ce2">
            <text:p>6336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TERNAL SPLINES MEAS. ABOVE LIMIT, NCR 8998</text:p>
          </table:table-cell>
          <table:table-cell table:number-columns-repeated="16377"/>
        </table:table-row>
        <table:table-row table:style-name="ro1">
          <table:table-cell office:value-type="date" office:date-value="2021-02-22T00:00:00" table:style-name="ce5">
            <text:p>2021-02-22</text:p>
          </table:table-cell>
          <table:table-cell office:value-type="float" office:value="112472" table:style-name="ce2">
            <text:p>112472</text:p>
          </table:table-cell>
          <table:table-cell office:value-type="float" office:value="23001819" table:style-name="ce2">
            <text:p>23001819</text:p>
          </table:table-cell>
          <table:table-cell office:value-type="string" table:style-name="ce3">
            <text:p>OIL NOZZLE</text:p>
          </table:table-cell>
          <table:table-cell office:value-type="string" table:style-name="ce2">
            <text:p>CAI1125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, OIL PRESSURE NOZZLE IS BENT, NCR 9008</text:p>
          </table:table-cell>
          <table:table-cell table:number-columns-repeated="16377"/>
        </table:table-row>
        <table:table-row table:style-name="ro1">
          <table:table-cell office:value-type="date" office:date-value="2021-02-22T00:00:00" table:style-name="ce5">
            <text:p>2021-02-22</text:p>
          </table:table-cell>
          <table:table-cell office:value-type="float" office:value="112832" table:style-name="ce2">
            <text:p>112832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2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RE MUTE DIA, NCR 9007</text:p>
          </table:table-cell>
          <table:table-cell table:number-columns-repeated="16377"/>
        </table:table-row>
        <table:table-row table:style-name="ro1">
          <table:table-cell office:value-type="date" office:date-value="2021-03-01T00:00:00" table:style-name="ce5">
            <text:p>2021-03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T-24497, CAE-834718</text:p>
          </table:table-cell>
          <table:table-cell table:number-columns-repeated="16377"/>
        </table:table-row>
        <table:table-row table:style-name="ro1">
          <table:table-cell office:value-type="date" office:date-value="2021-03-01T00:00:00" table:style-name="ce5">
            <text:p>2021-03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G-22860, CAE-836188</text:p>
          </table:table-cell>
          <table:table-cell table:number-columns-repeated="16377"/>
        </table:table-row>
        <table:table-row table:style-name="ro1">
          <table:table-cell office:value-type="date" office:date-value="2021-03-01T00:00:00" table:style-name="ce5">
            <text:p>2021-03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G-39489, CAE-835820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float" office:value="74759" table:style-name="ce2">
            <text:p>74759</text:p>
          </table:table-cell>
          <table:table-cell office:value-type="string" table:style-name="ce2">
            <text:p>206-010-453-009</text:p>
          </table:table-cell>
          <table:table-cell office:value-type="string" table:style-name="ce3">
            <text:p>SWASHPLATE OUTER 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float" office:value="74760" table:style-name="ce2">
            <text:p>74760</text:p>
          </table:table-cell>
          <table:table-cell office:value-type="string" table:style-name="ce2">
            <text:p>"</text:p>
          </table:table-cell>
          <table:table-cell office:value-type="string" table:style-name="ce3">
            <text:p>"</text:p>
          </table:table-cell>
          <table:table-cell office:value-type="string" table:style-name="ce2">
            <text:p>"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float" office:value="84021" table:style-name="ce2">
            <text:p>84021</text:p>
          </table:table-cell>
          <table:table-cell office:value-type="string" table:style-name="ce2">
            <text:p>"</text:p>
          </table:table-cell>
          <table:table-cell office:value-type="string" table:style-name="ce3">
            <text:p>"</text:p>
          </table:table-cell>
          <table:table-cell office:value-type="string" table:style-name="ce2">
            <text:p>"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"</text:p>
          </table:table-cell>
          <table:table-cell office:value-type="string" table:style-name="ce2">
            <text:p>"</text:p>
          </table:table-cell>
          <table:table-cell office:value-type="string" table:style-name="ce3">
            <text:p>"</text:p>
          </table:table-cell>
          <table:table-cell office:value-type="string" table:style-name="ce2">
            <text:p>B12-858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,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"</text:p>
          </table:table-cell>
          <table:table-cell office:value-type="string" table:style-name="ce2">
            <text:p>"</text:p>
          </table:table-cell>
          <table:table-cell office:value-type="string" table:style-name="ce3">
            <text:p>"</text:p>
          </table:table-cell>
          <table:table-cell office:value-type="string" table:style-name="ce2">
            <text:p>B12-603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,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NA</text:p>
          </table:table-cell>
          <table:table-cell office:value-type="float" office:value="6870058" table:style-name="ce2">
            <text:p>6870058</text:p>
          </table:table-cell>
          <table:table-cell office:value-type="string" table:style-name="ce3">
            <text:p>EXCITER</text:p>
          </table:table-cell>
          <table:table-cell office:value-type="float" office:value="360964" table:style-name="ce2">
            <text:p>3609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FROM ENGINECAC-37011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NA</text:p>
          </table:table-cell>
          <table:table-cell office:value-type="float" office:value="23076531" table:style-name="ce2">
            <text:p>23076531</text:p>
          </table:table-cell>
          <table:table-cell office:value-type="string" table:style-name="ce3">
            <text:p>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4-063-006-001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41-1</text:p>
          </table:table-cell>
          <table:table-cell office:value-type="string" table:style-name="ce3">
            <text:p>HOUSING</text:p>
          </table:table-cell>
          <table:table-cell office:value-type="string" table:style-name="ce2">
            <text:p>B138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 FROM ENGINE, UNSERVICABLE</text:p>
          </table:table-cell>
          <table:table-cell table:number-columns-repeated="16377"/>
        </table:table-row>
        <table:table-row table:style-name="ro1">
          <table:table-cell office:value-type="date" office:date-value="2021-03-02T00:00:00" table:style-name="ce5">
            <text:p>2021-03-0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S3578-905</text:p>
          </table:table-cell>
          <table:table-cell office:value-type="string" table:style-name="ce3">
            <text:p>PACK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AYED</text:p>
          </table:table-cell>
          <table:table-cell table:number-columns-repeated="16377"/>
        </table:table-row>
        <table:table-row table:style-name="ro1">
          <table:table-cell office:value-type="date" office:date-value="2021-03-03T00:00:00" table:style-name="ce5">
            <text:p>2021-03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T-24427, CAE-835820</text:p>
          </table:table-cell>
          <table:table-cell table:number-columns-repeated="16377"/>
        </table:table-row>
        <table:table-row table:style-name="ro1">
          <table:table-cell office:value-type="date" office:date-value="2021-03-04T00:00:00" table:style-name="ce5">
            <text:p>2021-03-04</text:p>
          </table:table-cell>
          <table:table-cell office:value-type="float" office:value="94056" table:style-name="ce2">
            <text:p>94056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AFT FREE WHEELING</text:p>
          </table:table-cell>
          <table:table-cell office:value-type="string" table:style-name="ce2">
            <text:p>B12-52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BEARING BORE DAMAGED, NCR#8980</text:p>
          </table:table-cell>
          <table:table-cell table:number-columns-repeated="16377"/>
        </table:table-row>
        <table:table-row table:style-name="ro1">
          <table:table-cell office:value-type="date" office:date-value="2021-03-12T00:00:00" table:style-name="ce5">
            <text:p>2021-03-12</text:p>
          </table:table-cell>
          <table:table-cell office:value-type="string" table:style-name="ce2">
            <text:p>RO10325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I1127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UNABLE TO MAINTAIN WALL THICKNESS,NCR9031</text:p>
          </table:table-cell>
          <table:table-cell table:number-columns-repeated="16377"/>
        </table:table-row>
        <table:table-row table:style-name="ro1">
          <table:table-cell office:value-type="date" office:date-value="2021-03-17T00:00:00" table:style-name="ce5">
            <text:p>2021-03-17</text:p>
          </table:table-cell>
          <table:table-cell office:value-type="string" table:style-name="ce2">
            <text:p>NA</text:p>
          </table:table-cell>
          <table:table-cell office:value-type="float" office:value="6853540" table:style-name="ce2">
            <text:p>6853540</text:p>
          </table:table-cell>
          <table:table-cell office:value-type="string" table:style-name="ce3">
            <text:p>PUMP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ENGINE PARTS,LOT SI40,CAE-835820,CAG-39489</text:p>
          </table:table-cell>
          <table:table-cell table:number-columns-repeated="16377"/>
        </table:table-row>
        <table:table-row table:style-name="ro2">
          <table:table-cell office:value-type="date" office:date-value="2021-03-22T00:00:00" table:style-name="ce5">
            <text:p>2021-03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, CAE-831916,CAG-35522,LOT SI48</text:p>
          </table:table-cell>
          <table:table-cell table:number-columns-repeated="16377"/>
        </table:table-row>
        <table:table-row table:style-name="ro2">
          <table:table-cell office:value-type="date" office:date-value="2021-03-22T00:00:00" table:style-name="ce5">
            <text:p>2021-03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,CAE-831291,CAG-35375,LOT SI46</text:p>
          </table:table-cell>
          <table:table-cell table:number-columns-repeated="16377"/>
        </table:table-row>
        <table:table-row table:style-name="ro2">
          <table:table-cell office:value-type="date" office:date-value="2021-03-22T00:00:00" table:style-name="ce5">
            <text:p>2021-03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,CAE-831753,CAG-34873, LOT SI44</text:p>
          </table:table-cell>
          <table:table-cell table:number-columns-repeated="16377"/>
        </table:table-row>
        <table:table-row table:style-name="ro2">
          <table:table-cell office:value-type="date" office:date-value="2021-03-22T00:00:00" table:style-name="ce5">
            <text:p>2021-03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,CAE-833698,CAG-36851, LOT SI50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090" table:style-name="ce2">
            <text:p>113090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HAFT</text:p>
          </table:table-cell>
          <table:table-cell office:value-type="float" office:value="11291" table:style-name="ce2">
            <text:p>112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DENTS,UNABLE TO REPAIR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090" table:style-name="ce2">
            <text:p>113090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M SUPPORT SHAFT</text:p>
          </table:table-cell>
          <table:table-cell office:value-type="float" office:value="11291" table:style-name="ce2">
            <text:p>112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DENTS,UNABLE TO REPAIR</text:p>
          </table:table-cell>
          <table:table-cell table:number-columns-repeated="16377"/>
        </table:table-row>
        <table:table-row table:number-rows-repeated="2" table:style-name="ro2">
          <table:table-cell office:value-type="date" office:date-value="2021-03-23T00:00:00" table:style-name="ce5">
            <text:p>2021-03-23</text:p>
          </table:table-cell>
          <table:table-cell office:value-type="float" office:value="113091" table:style-name="ce2">
            <text:p>113091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HAFT</text:p>
          </table:table-cell>
          <table:table-cell office:value-type="string" table:style-name="ce2">
            <text:p>CG187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AJOR SPALLING AND MATERIAL DISPLACEMENT ON OD SPLINES,UNABLE TO REPAIR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098" table:style-name="ce2">
            <text:p>113098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FREEWHEELING AFT</text:p>
          </table:table-cell>
          <table:table-cell office:value-type="string" table:style-name="ce2">
            <text:p>B-126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OUSING HAS DEEP SCORING AT BEARINGLINER SHOULDER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100" table:style-name="ce2">
            <text:p>113100</text:p>
          </table:table-cell>
          <table:table-cell office:value-type="string" table:style-name="ce2">
            <text:p>206-040-268-001</text:p>
          </table:table-cell>
          <table:table-cell office:value-type="string" table:style-name="ce3">
            <text:p>FREEWHEELING CAP</text:p>
          </table:table-cell>
          <table:table-cell office:value-type="string" table:style-name="ce2">
            <text:p>B-54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<text:s/>&amp; SEAL HAS CORROSION AND SCORING, UNSERVICEABLE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153" table:style-name="ce2">
            <text:p>113153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HAFT</text:p>
          </table:table-cell>
          <table:table-cell office:value-type="float" office:value="13230" table:style-name="ce2">
            <text:p>1323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FOUND ON SPLINES, UNSERVICEABLE</text:p>
          </table:table-cell>
          <table:table-cell table:number-columns-repeated="16377"/>
        </table:table-row>
        <table:table-row table:style-name="ro1">
          <table:table-cell office:value-type="date" office:date-value="2021-03-23T00:00:00" table:style-name="ce5">
            <text:p>2021-03-23</text:p>
          </table:table-cell>
          <table:table-cell office:value-type="float" office:value="113193" table:style-name="ce2">
            <text:p>113193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 PUMP</text:p>
          </table:table-cell>
          <table:table-cell office:value-type="float" office:value="40494" table:style-name="ce2">
            <text:p>4049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GEAR TEETH,UNSERVICABLE</text:p>
          </table:table-cell>
          <table:table-cell table:number-columns-repeated="16377"/>
        </table:table-row>
        <table:table-row table:style-name="ro1">
          <table:table-cell office:value-type="date" office:date-value="2021-03-24T00:00:00" table:style-name="ce5">
            <text:p>2021-03-24</text:p>
          </table:table-cell>
          <table:table-cell office:value-type="float" office:value="113218" table:style-name="ce2">
            <text:p>113218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HAFT</text:p>
          </table:table-cell>
          <table:table-cell office:value-type="string" table:style-name="ce2">
            <text:p>YA151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SPLINES, UNSERVICABLE</text:p>
          </table:table-cell>
          <table:table-cell table:number-columns-repeated="16377"/>
        </table:table-row>
        <table:table-row table:style-name="ro1">
          <table:table-cell office:value-type="date" office:date-value="2021-03-30T00:00:00" table:style-name="ce5">
            <text:p>2021-03-30</text:p>
          </table:table-cell>
          <table:table-cell office:value-type="string" table:style-name="ce2">
            <text:p>NA</text:p>
          </table:table-cell>
          <table:table-cell office:value-type="float" office:value="6853540" table:style-name="ce2">
            <text:p>6853540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G-38659</text:p>
          </table:table-cell>
          <table:table-cell table:number-columns-repeated="16377"/>
        </table:table-row>
        <table:table-row table:style-name="ro1">
          <table:table-cell office:value-type="date" office:date-value="2021-03-30T00:00:00" table:style-name="ce5">
            <text:p>2021-03-30</text:p>
          </table:table-cell>
          <table:table-cell office:value-type="string" table:style-name="ce2">
            <text:p>NA</text:p>
          </table:table-cell>
          <table:table-cell office:value-type="float" office:value="6853540" table:style-name="ce2">
            <text:p>6853540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E-831043</text:p>
          </table:table-cell>
          <table:table-cell table:number-columns-repeated="16377"/>
        </table:table-row>
        <table:table-row table:style-name="ro1">
          <table:table-cell office:value-type="date" office:date-value="2021-03-30T00:00:00" table:style-name="ce5">
            <text:p>2021-03-30</text:p>
          </table:table-cell>
          <table:table-cell office:value-type="string" table:style-name="ce2">
            <text:p>NA</text:p>
          </table:table-cell>
          <table:table-cell office:value-type="float" office:value="6853540" table:style-name="ce2">
            <text:p>6853540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 FROM ENGINE CAE-833700</text:p>
          </table:table-cell>
          <table:table-cell table:number-columns-repeated="16377"/>
        </table:table-row>
        <table:table-row table:style-name="ro1">
          <table:table-cell office:value-type="date" office:date-value="2021-04-08T00:00:00" table:style-name="ce5">
            <text:p>2021-04-08</text:p>
          </table:table-cell>
          <table:table-cell office:value-type="string" table:style-name="ce2">
            <text:p>NA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BODY ASSY</text:p>
          </table:table-cell>
          <table:table-cell office:value-type="float" office:value="27839" table:style-name="ce2">
            <text:p>278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PARTS, UNSERVICABLE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154" table:style-name="ce2">
            <text:p>113154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UPPORT</text:p>
          </table:table-cell>
          <table:table-cell office:value-type="float" office:value="13268" table:style-name="ce2">
            <text:p>132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SPLINES,QUARANTINE UNSERVICABLE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168" table:style-name="ce2">
            <text:p>113168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23884" table:style-name="ce2">
            <text:p>238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CAGE WORN, OVERSIZED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173" table:style-name="ce2">
            <text:p>113173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<text:s/>PUMP BODY</text:p>
          </table:table-cell>
          <table:table-cell office:value-type="float" office:value="30780" table:style-name="ce2">
            <text:p>3078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CAGE WORN, OVERSIZED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266" table:style-name="ce2">
            <text:p>113266</text:p>
          </table:table-cell>
          <table:table-cell office:value-type="float" office:value="6889158" table:style-name="ce2">
            <text:p>6889158</text:p>
          </table:table-cell>
          <table:table-cell office:value-type="string" table:style-name="ce3">
            <text:p>T/M SHAFT</text:p>
          </table:table-cell>
          <table:table-cell office:value-type="string" table:style-name="ce2">
            <text:p>TH1516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DENTS,UNABLE TO REPAIR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303" table:style-name="ce2">
            <text:p>113303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131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 ON SPLINES,QUARANTINE UNSERVICABLE</text:p>
          </table:table-cell>
          <table:table-cell table:number-columns-repeated="16377"/>
        </table:table-row>
        <table:table-row table:style-name="ro1">
          <table:table-cell office:value-type="date" office:date-value="2021-04-09T00:00:00" table:style-name="ce5">
            <text:p>2021-04-09</text:p>
          </table:table-cell>
          <table:table-cell office:value-type="float" office:value="113383" table:style-name="ce2">
            <text:p>113383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540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LOW MINIMUM LIMIT,QUARANTINE UNSERVICABLE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float" office:value="113217" table:style-name="ce2">
            <text:p>113217</text:p>
          </table:table-cell>
          <table:table-cell office:value-type="float" office:value="23033861" table:style-name="ce2">
            <text:p>23033861</text:p>
          </table:table-cell>
          <table:table-cell office:value-type="string" table:style-name="ce3">
            <text:p>SUMP NUT</text:p>
          </table:table-cell>
          <table:table-cell office:value-type="string" table:style-name="ce2">
            <text:p>CAI113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VERALL DIMS MEASURE BELOW LIMIT. UNSERVICEABLE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float" office:value="113302" table:style-name="ce2">
            <text:p>113302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28016" table:style-name="ce2">
            <text:p>280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IL SUPPLY TUBE IN VANE IS UNABLE TO REPAIR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float" office:value="113337" table:style-name="ce2">
            <text:p>113337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PRESSURE BODY</text:p>
          </table:table-cell>
          <table:table-cell office:value-type="float" office:value="22334" table:style-name="ce2">
            <text:p>2233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CAGE SCORED, POCKETS WORN. UNSERVICEABLE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float" office:value="113339" table:style-name="ce2">
            <text:p>113339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PRESSURE BODY</text:p>
          </table:table-cell>
          <table:table-cell office:value-type="float" office:value="19908" table:style-name="ce2">
            <text:p>1990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WORN POCKETS, BRG CAGE AND TUBE BORES BER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float" office:value="113399" table:style-name="ce2">
            <text:p>113399</text:p>
          </table:table-cell>
          <table:table-cell office:value-type="float" office:value="6853441" table:style-name="ce2">
            <text:p>6853441</text:p>
          </table:table-cell>
          <table:table-cell office:value-type="string" table:style-name="ce3">
            <text:p>PRESSURE BODY</text:p>
          </table:table-cell>
          <table:table-cell office:value-type="float" office:value="14786" table:style-name="ce2">
            <text:p>1478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WORN POCKETS, BRG CAGE AND TUBE BORES BER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4-011-731-001</text:p>
          </table:table-cell>
          <table:table-cell office:value-type="string" table:style-name="ce3">
            <text:p>SPAC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SERVICEABLE</text:p>
          </table:table-cell>
          <table:table-cell table:number-columns-repeated="16377"/>
        </table:table-row>
        <table:table-row table:style-name="ro1">
          <table:table-cell office:value-type="date" office:date-value="2021-04-19T00:00:00" table:style-name="ce5">
            <text:p>2021-04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FROM ENGINE, CAE-831916,CAT-35262, SI48</text:p>
          </table:table-cell>
          <table:table-cell table:number-columns-repeated="16377"/>
        </table:table-row>
        <table:table-row table:style-name="ro1">
          <table:table-cell office:value-type="date" office:date-value="2021-04-20T00:00:00" table:style-name="ce5">
            <text:p>2021-04-20</text:p>
          </table:table-cell>
          <table:table-cell office:value-type="float" office:value="113299" table:style-name="ce2">
            <text:p>113299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</text:p>
          </table:table-cell>
          <table:table-cell office:value-type="float" office:value="32289" table:style-name="ce2">
            <text:p>322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IL PORT CRACKED, NCR 9090</text:p>
          </table:table-cell>
          <table:table-cell table:number-columns-repeated="16377"/>
        </table:table-row>
        <table:table-row table:style-name="ro1">
          <table:table-cell office:value-type="date" office:date-value="2021-04-20T00:00:00" table:style-name="ce5">
            <text:p>2021-04-20</text:p>
          </table:table-cell>
          <table:table-cell office:value-type="float" office:value="113456" table:style-name="ce2">
            <text:p>113456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304-9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SIDE DIA MEASURES OVERSIZE, UNSERVICABLE, NCR 9091</text:p>
          </table:table-cell>
          <table:table-cell table:number-columns-repeated="16377"/>
        </table:table-row>
        <table:table-row table:style-name="ro1">
          <table:table-cell office:value-type="date" office:date-value="2021-04-20T00:00:00" table:style-name="ce5">
            <text:p>2021-04-20</text:p>
          </table:table-cell>
          <table:table-cell office:value-type="float" office:value="113474" table:style-name="ce2">
            <text:p>113474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103-7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SIDE DIA MEASURES OVERSIZE, UNSERVICABLE, NCR 9092</text:p>
          </table:table-cell>
          <table:table-cell table:number-columns-repeated="16377"/>
        </table:table-row>
        <table:table-row table:style-name="ro1">
          <table:table-cell office:value-type="date" office:date-value="2021-04-20T00:00:00" table:style-name="ce5">
            <text:p>2021-04-20</text:p>
          </table:table-cell>
          <table:table-cell office:value-type="float" office:value="113475" table:style-name="ce2">
            <text:p>113475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86576" table:style-name="ce2">
            <text:p>865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SIDE DIA MEASURES OVERSIZE, UNSERVICABLE, NCR 9093</text:p>
          </table:table-cell>
          <table:table-cell table:number-columns-repeated="16377"/>
        </table:table-row>
        <table:table-row table:style-name="ro1">
          <table:table-cell office:value-type="date" office:date-value="2021-04-26T00:00:00" table:style-name="ce5">
            <text:p>2021-04-26</text:p>
          </table:table-cell>
          <table:table-cell office:value-type="float" office:value="113380" table:style-name="ce2">
            <text:p>113380</text:p>
          </table:table-cell>
          <table:table-cell office:value-type="float" office:value="23051123" table:style-name="ce2">
            <text:p>23051123</text:p>
          </table:table-cell>
          <table:table-cell office:value-type="string" table:style-name="ce3">
            <text:p>COMPRESSOR MOUNT</text:p>
          </table:table-cell>
          <table:table-cell office:value-type="string" table:style-name="ce2">
            <text:p>1-84-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OUNT PAD BELOW MIN. LIMIT. NCR 9097</text:p>
          </table:table-cell>
          <table:table-cell table:number-columns-repeated="16377"/>
        </table:table-row>
        <table:table-row table:style-name="ro1">
          <table:table-cell office:value-type="date" office:date-value="2021-04-26T00:00:00" table:style-name="ce5">
            <text:p>2021-04-26</text:p>
          </table:table-cell>
          <table:table-cell office:value-type="float" office:value="113393" table:style-name="ce2">
            <text:p>113393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304005" table:style-name="ce2">
            <text:p>3040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GOUGES DEEP ON BEARING BORE "C" NCR 9098</text:p>
          </table:table-cell>
          <table:table-cell table:number-columns-repeated="16377"/>
        </table:table-row>
        <table:table-row table:style-name="ro1">
          <table:table-cell office:value-type="date" office:date-value="2021-04-26T00:00:00" table:style-name="ce5">
            <text:p>2021-04-26</text:p>
          </table:table-cell>
          <table:table-cell office:value-type="float" office:value="113445" table:style-name="ce2">
            <text:p>113445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3790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D ON CONTACT FACE, NCR 9099</text:p>
          </table:table-cell>
          <table:table-cell table:number-columns-repeated="16377"/>
        </table:table-row>
        <table:table-row table:style-name="ro1">
          <table:table-cell office:value-type="date" office:date-value="2021-04-26T00:00:00" table:style-name="ce5">
            <text:p>2021-04-26</text:p>
          </table:table-cell>
          <table:table-cell office:value-type="float" office:value="113447" table:style-name="ce2">
            <text:p>113447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4349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D ON CONTACT FACE, NCR 9100</text:p>
          </table:table-cell>
          <table:table-cell table:number-columns-repeated="16377"/>
        </table:table-row>
        <table:table-row table:style-name="ro1">
          <table:table-cell office:value-type="date" office:date-value="2021-04-28T00:00:00" table:style-name="ce5">
            <text:p>2021-04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 SCRAP ENGINE PARTS,SI48, CAE-831916, CAG-35522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07808" table:style-name="ce2">
            <text:p>107808</text:p>
          </table:table-cell>
          <table:table-cell office:value-type="float" office:value="6846935" table:style-name="ce2">
            <text:p>6846935</text:p>
          </table:table-cell>
          <table:table-cell office:value-type="string" table:style-name="ce3">
            <text:p>TURBINE FRONT BRG CAGE</text:p>
          </table:table-cell>
          <table:table-cell office:value-type="string" table:style-name="ce2">
            <text:p>B409657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59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07813" table:style-name="ce2">
            <text:p>107813</text:p>
          </table:table-cell>
          <table:table-cell office:value-type="float" office:value="6844778" table:style-name="ce2">
            <text:p>6844778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BL40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61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08250" table:style-name="ce2">
            <text:p>108250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62778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884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1528" table:style-name="ce2">
            <text:p>111528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0820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5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2210" table:style-name="ce2">
            <text:p>112210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3548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4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2404" table:style-name="ce2">
            <text:p>112404</text:p>
          </table:table-cell>
          <table:table-cell office:value-type="string" table:style-name="ce2">
            <text:p>JRA1323</text:p>
          </table:table-cell>
          <table:table-cell office:value-type="string" table:style-name="ce3">
            <text:p>LPC ROTATING R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70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2515" table:style-name="ce2">
            <text:p>112515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9142" table:style-name="ce2">
            <text:p>3914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65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2684" table:style-name="ce2">
            <text:p>112684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AFT FREE WHEELING</text:p>
          </table:table-cell>
          <table:table-cell office:value-type="string" table:style-name="ce2">
            <text:p>B12-2569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8975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3070" table:style-name="ce2">
            <text:p>113070</text:p>
          </table:table-cell>
          <table:table-cell office:value-type="float" office:value="23053320" table:style-name="ce2">
            <text:p>23053320</text:p>
          </table:table-cell>
          <table:table-cell office:value-type="string" table:style-name="ce3">
            <text:p>SUMP CAN</text:p>
          </table:table-cell>
          <table:table-cell office:value-type="string" table:style-name="ce2">
            <text:p>CAI1128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040, Scrap Locally</text:p>
          </table:table-cell>
          <table:table-cell table:number-columns-repeated="16377"/>
        </table:table-row>
        <table:table-row table:style-name="ro1">
          <table:table-cell office:value-type="date" office:date-value="2021-05-07T00:00:00" table:style-name="ce5">
            <text:p>2021-05-07</text:p>
          </table:table-cell>
          <table:table-cell office:value-type="float" office:value="113368" table:style-name="ce2">
            <text:p>113368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3541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BER, Scrap Locally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433" table:style-name="ce2">
            <text:p>113433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float" office:value="71424" table:style-name="ce2">
            <text:p>714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CORROSION ON CURVIC COUPLING TEETH, NCR 9096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459" table:style-name="ce2">
            <text:p>113459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29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JOURNAL AT MIN. UNSERVICEABLE NCR 9108, SCRAP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51" table:style-name="ce2">
            <text:p>113551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float" office:value="42576" table:style-name="ce2">
            <text:p>425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TERNAL SPLINES EXCEED MAX LIMIT, NCR 9105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52" table:style-name="ce2">
            <text:p>113552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float" office:value="84861" table:style-name="ce2">
            <text:p>848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NTERNAL SPLINES MEAS. ABOVE LIMIT, NCR 9106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54" table:style-name="ce2">
            <text:p>113554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GK5112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S MEASURE ABOVE MAX LIMIT, UNSERVICEABLE, NCR 9107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56" table:style-name="ce2">
            <text:p>113556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float" office:value="74424" table:style-name="ce2">
            <text:p>744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LOW LIMITS, UNSERVICEABLE, NCR 9123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62" table:style-name="ce2">
            <text:p>113562</text:p>
          </table:table-cell>
          <table:table-cell office:value-type="float" office:value="23033861" table:style-name="ce2">
            <text:p>23033861</text:p>
          </table:table-cell>
          <table:table-cell office:value-type="string" table:style-name="ce3">
            <text:p>SUMP NUT</text:p>
          </table:table-cell>
          <table:table-cell office:value-type="string" table:style-name="ce2">
            <text:p>CAI113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OME WALL THICKNESS TO LOW,UNSERVICABLE, NCR 9102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563" table:style-name="ce2">
            <text:p>113563</text:p>
          </table:table-cell>
          <table:table-cell office:value-type="float" office:value="23033861" table:style-name="ce2">
            <text:p>23033861</text:p>
          </table:table-cell>
          <table:table-cell office:value-type="string" table:style-name="ce3">
            <text:p>SUMP NUT</text:p>
          </table:table-cell>
          <table:table-cell office:value-type="string" table:style-name="ce2">
            <text:p>CAI113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EALING SERVICE LAPPED TO MIN. UNABLE TO REPAIR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653" table:style-name="ce2">
            <text:p>113653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389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 ON TEETH, NCR 9125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654" table:style-name="ce2">
            <text:p>113654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511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 ON TEETH, NCR 9124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655" table:style-name="ce2">
            <text:p>113655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2ND STG WHHEL</text:p>
          </table:table-cell>
          <table:table-cell office:value-type="string" table:style-name="ce2">
            <text:p>X50334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S AN AFFECTED SN FOR REMOVAL FROM SERVICE, NCR 9120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660" table:style-name="ce2">
            <text:p>113660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84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ER MUTE, UNABLE TO REMOVE, NCR 9128</text:p>
          </table:table-cell>
          <table:table-cell table:number-columns-repeated="16377"/>
        </table:table-row>
        <table:table-row table:style-name="ro1">
          <table:table-cell office:value-type="date" office:date-value="2021-05-17T00:00:00" table:style-name="ce5">
            <text:p>2021-05-17</text:p>
          </table:table-cell>
          <table:table-cell office:value-type="float" office:value="113663" table:style-name="ce2">
            <text:p>11366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05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TRECHED BEYOND LIMIT. UNSERVICEABLE NCR 9130, SCRAP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460" table:style-name="ce2">
            <text:p>113460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46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IA. C PRE GROUND TO REMOVE PITTING. UNSERVICABLE, NCR 9136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693" table:style-name="ce2">
            <text:p>113693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UF2016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WALL THICKNESS UNDERSIZED, NCR9138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695" table:style-name="ce2">
            <text:p>113695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1019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JOURNAL AT MIN DIA. LIGHT PITTING AND ETCHING, NCR 9140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704" table:style-name="ce2">
            <text:p>113704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GK5104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AJOR FRETTING IN PILOT DIA. UNSERVICABLE, NCR 9134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721" table:style-name="ce2">
            <text:p>113721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748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TRECHED BEYOND LIMIT. UNSERVICEABLE NCR 9135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725" table:style-name="ce2">
            <text:p>113725</text:p>
          </table:table-cell>
          <table:table-cell office:value-type="float" office:value="6899373" table:style-name="ce2">
            <text:p>6899373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463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TENSIVE DAMAGE TO THE 2-4 SEAL, NCR 9133</text:p>
          </table:table-cell>
          <table:table-cell table:number-columns-repeated="16377"/>
        </table:table-row>
        <table:table-row table:style-name="ro1">
          <table:table-cell office:value-type="date" office:date-value="2021-05-18T00:00:00" table:style-name="ce5">
            <text:p>2021-05-18</text:p>
          </table:table-cell>
          <table:table-cell office:value-type="float" office:value="113728" table:style-name="ce2">
            <text:p>113728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X50807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/N IS LISTED AS AFFECTED SN FOR REMOVAL FROM SERVICE, NCR 9131</text:p>
          </table:table-cell>
          <table:table-cell table:number-columns-repeated="16377"/>
        </table:table-row>
        <table:table-row table:style-name="ro1">
          <table:table-cell office:value-type="date" office:date-value="2021-05-20T00:00:00" table:style-name="ce5">
            <text:p>2021-05-20</text:p>
          </table:table-cell>
          <table:table-cell office:value-type="float" office:value="113729" table:style-name="ce2">
            <text:p>113729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4489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,UNSERVICABLE NCR 9144</text:p>
          </table:table-cell>
          <table:table-cell table:number-columns-repeated="16377"/>
        </table:table-row>
        <table:table-row table:style-name="ro1">
          <table:table-cell office:value-type="date" office:date-value="2021-05-20T00:00:00" table:style-name="ce5">
            <text:p>2021-05-20</text:p>
          </table:table-cell>
          <table:table-cell office:value-type="float" office:value="113746" table:style-name="ce2">
            <text:p>113746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GK5287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AXIAL SCORRING IN PILOT, UNSERVICABLE, NCR 9142</text:p>
          </table:table-cell>
          <table:table-cell table:number-columns-repeated="16377"/>
        </table:table-row>
        <table:table-row table:style-name="ro2">
          <table:table-cell office:value-type="date" office:date-value="2021-06-14T00:00:00" table:style-name="ce5">
            <text:p>2021-06-14</text:p>
          </table:table-cell>
          <table:table-cell office:value-type="float" office:value="65778" table:style-name="ce2">
            <text:p>65778</text:p>
          </table:table-cell>
          <table:table-cell office:value-type="float" office:value="23034608" table:style-name="ce2">
            <text:p>23034608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CAL77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JAGGED CRACK THAT EXTENDS TROUGH FROM THE ROPE SEAL OD <text:s/>TO BOLT HOLE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65779" table:style-name="ce2">
            <text:p>65779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float" office:value="79754" table:style-name="ce2">
            <text:p>797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IAMETER "B" IS UNDER MIN. OHM SPECS. UNABLE TO REPAIR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08020" table:style-name="ce2">
            <text:p>108020</text:p>
          </table:table-cell>
          <table:table-cell office:value-type="float" office:value="23053320" table:style-name="ce2">
            <text:p>23053320</text:p>
          </table:table-cell>
          <table:table-cell office:value-type="string" table:style-name="ce3">
            <text:p>SUMP CAN</text:p>
          </table:table-cell>
          <table:table-cell office:value-type="string" table:style-name="ce2">
            <text:p>CAI1079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RUSH SEAL DIA. DEPTH WORN BEYOND SERVICEABLE LIMIT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3703" table:style-name="ce2">
            <text:p>113703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UF121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JOURNAL MEASURES BELOW . UNSERVICABLE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3729" table:style-name="ce2">
            <text:p>113729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4489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EABLE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3746" table:style-name="ce2">
            <text:p>113746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GK5287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AXIAL SCORING IN PIOLET DIA. UNSERVICABLE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3959" table:style-name="ce2">
            <text:p>113959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UF345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EEP PITTING EVIDENT ON SIDES, UNABLE TO REPAIR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4029" table:style-name="ce2">
            <text:p>114029</text:p>
          </table:table-cell>
          <table:table-cell office:value-type="float" office:value="6898824" table:style-name="ce2">
            <text:p>6898824</text:p>
          </table:table-cell>
          <table:table-cell office:value-type="string" table:style-name="ce3">
            <text:p>MANIFO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 PITTING AT FLANGE BOLT THROUGH HOLES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float" office:value="114062" table:style-name="ce2">
            <text:p>114062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34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RE MUTE DIAMETER.</text:p>
          </table:table-cell>
          <table:table-cell table:number-columns-repeated="16377"/>
        </table:table-row>
        <table:table-row table:style-name="ro1">
          <table:table-cell office:value-type="date" office:date-value="2021-06-14T00:00:00" table:style-name="ce5">
            <text:p>2021-06-14</text:p>
          </table:table-cell>
          <table:table-cell office:value-type="string" table:style-name="ce2">
            <text:p>NA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101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ARING JOURNAL MEASURES BELOW LIMIT</text:p>
          </table:table-cell>
          <table:table-cell table:number-columns-repeated="16377"/>
        </table:table-row>
        <table:table-row table:style-name="ro1">
          <table:table-cell office:value-type="date" office:date-value="2021-06-16T00:00:00" table:style-name="ce5">
            <text:p>2021-06-16</text:p>
          </table:table-cell>
          <table:table-cell office:value-type="float" office:value="113702" table:style-name="ce2">
            <text:p>113702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478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TING EVIDENT ON CONTACT FACE OF CURVIC COUPLING TEETH</text:p>
          </table:table-cell>
          <table:table-cell table:number-columns-repeated="16377"/>
        </table:table-row>
        <table:table-row table:style-name="ro1">
          <table:table-cell office:value-type="date" office:date-value="2021-06-16T00:00:00" table:style-name="ce5">
            <text:p>2021-06-16</text:p>
          </table:table-cell>
          <table:table-cell office:value-type="float" office:value="113960" table:style-name="ce2">
            <text:p>113960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AGE SPLINED ADAPTER</text:p>
          </table:table-cell>
          <table:table-cell office:value-type="float" office:value="331148" table:style-name="ce2">
            <text:p>3311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AJOR PITTING O/D SPLINES, UNSERVICEABLE</text:p>
          </table:table-cell>
          <table:table-cell table:number-columns-repeated="16377"/>
        </table:table-row>
        <table:table-row table:style-name="ro1">
          <table:table-cell office:value-type="date" office:date-value="2021-06-17T00:00:00" table:style-name="ce5">
            <text:p>2021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QUARANTINE, SCRAP PARTS. SI56, CAE-890049, CAT-95245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9" table:style-name="ce2">
            <text:p>119</text:p>
          </table:table-cell>
          <table:table-cell office:value-type="float" office:value="23009670" table:style-name="ce2">
            <text:p>23009670</text:p>
          </table:table-cell>
          <table:table-cell office:value-type="string" table:style-name="ce3">
            <text:p>#2 BEARING</text:p>
          </table:table-cell>
          <table:table-cell office:value-type="string" table:style-name="ce2">
            <text:p>MP00167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TS &amp; LIGHT BANDS,PO 39335,CAC-90590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28" table:style-name="ce2">
            <text:p>128</text:p>
          </table:table-cell>
          <table:table-cell office:value-type="float" office:value="23009670" table:style-name="ce2">
            <text:p>23009670</text:p>
          </table:table-cell>
          <table:table-cell office:value-type="string" table:style-name="ce3">
            <text:p>#2 BEARING</text:p>
          </table:table-cell>
          <table:table-cell office:value-type="string" table:style-name="ce2">
            <text:p>HA7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LIGHT BANDS,PO 39474, CAE-890392S,CAC-91432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37" table:style-name="ce2">
            <text:p>137</text:p>
          </table:table-cell>
          <table:table-cell office:value-type="float" office:value="23009670" table:style-name="ce2">
            <text:p>23009670</text:p>
          </table:table-cell>
          <table:table-cell office:value-type="string" table:style-name="ce3">
            <text:p>#2 BEARING</text:p>
          </table:table-cell>
          <table:table-cell office:value-type="string" table:style-name="ce2">
            <text:p>HA3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ANDED, PO 39474, CAC-91557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0786" table:style-name="ce7">
            <text:p>110786</text:p>
          </table:table-cell>
          <table:table-cell office:value-type="string" table:style-name="ce7">
            <text:p>205-040-125-005</text:p>
          </table:table-cell>
          <table:table-cell office:value-type="string" table:style-name="ce9">
            <text:p>GENERATOR OFFSET DRIVE QUILL</text:p>
          </table:table-cell>
          <table:table-cell office:value-type="string" table:style-name="ce7">
            <text:p>A12-3985</text:p>
          </table:table-cell>
          <table:table-cell office:value-type="string" table:style-name="ce7">
            <text:p>BEO</text:p>
          </table:table-cell>
          <table:table-cell office:value-type="string" table:style-name="ce9">
            <text:p>NCR 8863, Scrap Locally (Cover and Housing)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182" table:style-name="ce2">
            <text:p>113182</text:p>
          </table:table-cell>
          <table:table-cell office:value-type="float" office:value="3008769" table:style-name="ce2">
            <text:p>300876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M527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3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183" table:style-name="ce2">
            <text:p>113183</text:p>
          </table:table-cell>
          <table:table-cell office:value-type="float" office:value="3008769" table:style-name="ce2">
            <text:p>300876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PWA-Z48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2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184" table:style-name="ce2">
            <text:p>113184</text:p>
          </table:table-cell>
          <table:table-cell office:value-type="float" office:value="3008769" table:style-name="ce2">
            <text:p>300876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M61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1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185" table:style-name="ce2">
            <text:p>113185</text:p>
          </table:table-cell>
          <table:table-cell office:value-type="float" office:value="3008769" table:style-name="ce2">
            <text:p>300876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134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0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535" table:style-name="ce2">
            <text:p>113535</text:p>
          </table:table-cell>
          <table:table-cell office:value-type="float" office:value="6792040" table:style-name="ce2">
            <text:p>6792040</text:p>
          </table:table-cell>
          <table:table-cell office:value-type="string" table:style-name="ce3">
            <text:p>PROP BRAKE INNER CONE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26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538" table:style-name="ce2">
            <text:p>113538</text:p>
          </table:table-cell>
          <table:table-cell office:value-type="float" office:value="6792040" table:style-name="ce2">
            <text:p>6792040</text:p>
          </table:table-cell>
          <table:table-cell office:value-type="string" table:style-name="ce3">
            <text:p>PROP BRAKE INNER CONE</text:p>
          </table:table-cell>
          <table:table-cell office:value-type="string" table:style-name="ce2">
            <text:p>k1424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27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571" table:style-name="ce2">
            <text:p>113571</text:p>
          </table:table-cell>
          <table:table-cell office:value-type="float" office:value="2543396" table:style-name="ce2">
            <text:p>2543396</text:p>
          </table:table-cell>
          <table:table-cell office:value-type="string" table:style-name="ce3">
            <text:p>THROTTLE SHAFT</text:p>
          </table:table-cell>
          <table:table-cell office:value-type="string" table:style-name="ce2">
            <text:p>CAI11336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7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572" table:style-name="ce2">
            <text:p>113572</text:p>
          </table:table-cell>
          <table:table-cell office:value-type="float" office:value="2543395" table:style-name="ce2">
            <text:p>2543395</text:p>
          </table:table-cell>
          <table:table-cell office:value-type="string" table:style-name="ce3">
            <text:p>THROTTLE SHAFT</text:p>
          </table:table-cell>
          <table:table-cell office:value-type="string" table:style-name="ce2">
            <text:p>CAI11335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16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574" table:style-name="ce2">
            <text:p>113574</text:p>
          </table:table-cell>
          <table:table-cell office:value-type="float" office:value="6731183" table:style-name="ce2">
            <text:p>6731183</text:p>
          </table:table-cell>
          <table:table-cell office:value-type="string" table:style-name="ce3">
            <text:p>ACCESSORY MAIN DRIVE</text:p>
          </table:table-cell>
          <table:table-cell office:value-type="string" table:style-name="ce2">
            <text:p>BL5701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03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3792" table:style-name="ce2">
            <text:p>113792</text:p>
          </table:table-cell>
          <table:table-cell office:value-type="string" table:style-name="ce2">
            <text:p>206-040-222-005</text:p>
          </table:table-cell>
          <table:table-cell office:value-type="string" table:style-name="ce3">
            <text:p>FREEWHEELING INNER</text:p>
          </table:table-cell>
          <table:table-cell office:value-type="string" table:style-name="ce2">
            <text:p>B12-13344-5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48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float" office:value="114097" table:style-name="ce2">
            <text:p>114097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AFT FREE WHEELING</text:p>
          </table:table-cell>
          <table:table-cell office:value-type="string" table:style-name="ce2">
            <text:p>B12-10428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78, Scrap Locally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VANE EROSION, PO 40020, CAC-33205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VANE EROSION, PO 40020, CAC-33086</text:p>
          </table:table-cell>
          <table:table-cell table:number-columns-repeated="16377"/>
        </table:table-row>
        <table:table-row table:style-name="ro1">
          <table:table-cell office:value-type="date" office:date-value="2021-06-18T00:00:00" table:style-name="ce5">
            <text:p>2021-06-18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VANE EROSION PO 40020, CAC-33062</text:p>
          </table:table-cell>
          <table:table-cell table:number-columns-repeated="16377"/>
        </table:table-row>
        <table:table-row table:style-name="ro1">
          <table:table-cell office:value-type="date" office:date-value="2021-06-21T00:00:00" table:style-name="ce5">
            <text:p>2021-06-21</text:p>
          </table:table-cell>
          <table:table-cell office:value-type="float" office:value="114057" table:style-name="ce2">
            <text:p>114057</text:p>
          </table:table-cell>
          <table:table-cell office:value-type="string" table:style-name="ce2">
            <text:p>M250-10022</text:p>
          </table:table-cell>
          <table:table-cell office:value-type="string" table:style-name="ce3">
            <text:p>ADAPTER G/S</text:p>
          </table:table-cell>
          <table:table-cell office:value-type="string" table:style-name="ce2">
            <text:p>YJ156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WEAR STEP EVIDENT ON O/D SPLINES "G" MEASURES BELOW,NCR 9182</text:p>
          </table:table-cell>
          <table:table-cell table:number-columns-repeated="16377"/>
        </table:table-row>
        <table:table-row table:style-name="ro2">
          <table:table-cell office:value-type="date" office:date-value="2021-06-22T00:00:00" table:style-name="ce5">
            <text:p>2021-06-22</text:p>
          </table:table-cell>
          <table:table-cell office:value-type="float" office:value="114126" table:style-name="ce2">
            <text:p>114126</text:p>
          </table:table-cell>
          <table:table-cell office:value-type="float" office:value="23001832" table:style-name="ce2">
            <text:p>23001832</text:p>
          </table:table-cell>
          <table:table-cell office:value-type="string" table:style-name="ce3">
            <text:p>OIL NOZZLE</text:p>
          </table:table-cell>
          <table:table-cell office:value-type="string" table:style-name="ce2">
            <text:p>CAI114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TING AND CORROSION EVIDENT ON SEALINGCRUSHRING SURFACE, NCR 9180</text:p>
          </table:table-cell>
          <table:table-cell table:number-columns-repeated="16377"/>
        </table:table-row>
        <table:table-row table:style-name="ro1">
          <table:table-cell office:value-type="date" office:date-value="2021-06-22T00:00:00" table:style-name="ce5">
            <text:p>2021-06-22</text:p>
          </table:table-cell>
          <table:table-cell office:value-type="float" office:value="6853279" table:style-name="ce2">
            <text:p>6853279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4326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EVIDENT ON CURVIC COULING, NCR 9179</text:p>
          </table:table-cell>
          <table:table-cell table:number-columns-repeated="16377"/>
        </table:table-row>
        <table:table-row table:style-name="ro1">
          <table:table-cell office:value-type="date" office:date-value="2021-06-28T00:00:00" table:style-name="ce5">
            <text:p>2021-06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90124S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85881" table:style-name="ce2">
            <text:p>85881</text:p>
          </table:table-cell>
          <table:table-cell office:value-type="float" office:value="6840407" table:style-name="ce2">
            <text:p>6840407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ORN THREADS,CAT-80349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85935" table:style-name="ce2">
            <text:p>85935</text:p>
          </table:table-cell>
          <table:table-cell office:value-type="float" office:value="6840407" table:style-name="ce2">
            <text:p>6840407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ORN THREADS,CAT-80349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89790" table:style-name="ce2">
            <text:p>89790</text:p>
          </table:table-cell>
          <table:table-cell office:value-type="float" office:value="6840407" table:style-name="ce2">
            <text:p>6840407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ORN THREADS,CAT-80349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0948" table:style-name="ce2">
            <text:p>110948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wheel</text:p>
          </table:table-cell>
          <table:table-cell office:value-type="string" table:style-name="ce2">
            <text:p>HX6146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EABLE, NCR 8802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0953" table:style-name="ce2">
            <text:p>110953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wheel</text:p>
          </table:table-cell>
          <table:table-cell office:value-type="string" table:style-name="ce2">
            <text:p>HX694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EABLE,NCR 8801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2060" table:style-name="ce2">
            <text:p>112060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wheel</text:p>
          </table:table-cell>
          <table:table-cell office:value-type="string" table:style-name="ce2">
            <text:p>HX3361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EABLE, NCR8910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2061" table:style-name="ce2">
            <text:p>112061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34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AILED NDT INSP. CRACKS ON EDGE OF BLADE. NCR 8928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2073" table:style-name="ce2">
            <text:p>112073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HX5446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,UNSERVICABLE NCR 8912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2217" table:style-name="ce2">
            <text:p>112217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HX535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, UNSEVICEABLE, NCR 8938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3445" table:style-name="ce2">
            <text:p>113445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wheel</text:p>
          </table:table-cell>
          <table:table-cell office:value-type="string" table:style-name="ce2">
            <text:p>HX379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ABLE, NCR 9099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3447" table:style-name="ce2">
            <text:p>113447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wheel</text:p>
          </table:table-cell>
          <table:table-cell office:value-type="string" table:style-name="ce2">
            <text:p>HX4349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. UNSERVICABLE, NCR 9100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4129" table:style-name="ce2">
            <text:p>114129</text:p>
          </table:table-cell>
          <table:table-cell office:value-type="float" office:value="23052360" table:style-name="ce2">
            <text:p>23052360</text:p>
          </table:table-cell>
          <table:table-cell office:value-type="string" table:style-name="ce3">
            <text:p>OIL PUMP BODY</text:p>
          </table:table-cell>
          <table:table-cell office:value-type="float" office:value="311025" table:style-name="ce2">
            <text:p>31102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UMP POCKETS HAVE WEAR AND OVERSIZE</text:p>
          </table:table-cell>
          <table:table-cell table:number-columns-repeated="16377"/>
        </table:table-row>
        <table:table-row table:style-name="ro2">
          <table:table-cell office:value-type="date" office:date-value="2021-06-29T00:00:00" table:style-name="ce5">
            <text:p>2021-06-29</text:p>
          </table:table-cell>
          <table:table-cell office:value-type="float" office:value="114132" table:style-name="ce2">
            <text:p>114132</text:p>
          </table:table-cell>
          <table:table-cell office:value-type="float" office:value="23039793" table:style-name="ce2">
            <text:p>23039793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L-2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UMP POCKETS HAVE WEAR AND GROOVES,TRANSFER TUBE BORE WORN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float" office:value="114136" table:style-name="ce2">
            <text:p>114136</text:p>
          </table:table-cell>
          <table:table-cell office:value-type="float" office:value="23030986" table:style-name="ce2">
            <text:p>23030986</text:p>
          </table:table-cell>
          <table:table-cell office:value-type="string" table:style-name="ce3">
            <text:p>SEPARATO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INDLE SHAFT BORES HAVE CORROSION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string" table:style-name="ce2">
            <text:p>NA</text:p>
          </table:table-cell>
          <table:table-cell office:value-type="float" office:value="23055944" table:style-name="ce2">
            <text:p>2305594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X5864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ABLE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string" table:style-name="ce2">
            <text:p>NA</text:p>
          </table:table-cell>
          <table:table-cell office:value-type="float" office:value="23055944" table:style-name="ce2">
            <text:p>2305594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X5865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ABLE</text:p>
          </table:table-cell>
          <table:table-cell table:number-columns-repeated="16377"/>
        </table:table-row>
        <table:table-row table:style-name="ro1">
          <table:table-cell office:value-type="date" office:date-value="2021-06-29T00:00:00" table:style-name="ce5">
            <text:p>2021-06-29</text:p>
          </table:table-cell>
          <table:table-cell office:value-type="string" table:style-name="ce2">
            <text:p>NA</text:p>
          </table:table-cell>
          <table:table-cell office:value-type="float" office:value="23055944" table:style-name="ce2">
            <text:p>2305594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X58634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SERVICABLE</text:p>
          </table:table-cell>
          <table:table-cell table:number-columns-repeated="16377"/>
        </table:table-row>
        <table:table-row table:style-name="ro1">
          <table:table-cell office:value-type="date" office:date-value="2021-07-01T00:00:00" table:style-name="ce5">
            <text:p>2021-07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2235/CAG-35369</text:p>
          </table:table-cell>
          <table:table-cell table:number-columns-repeated="16377"/>
        </table:table-row>
        <table:table-row table:style-name="ro1">
          <table:table-cell office:value-type="date" office:date-value="2021-07-01T00:00:00" table:style-name="ce5">
            <text:p>2021-07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2800/CAG-36913</text:p>
          </table:table-cell>
          <table:table-cell table:number-columns-repeated="16377"/>
        </table:table-row>
        <table:table-row table:style-name="ro1">
          <table:table-cell office:value-type="date" office:date-value="2021-07-07T00:00:00" table:style-name="ce5">
            <text:p>2021-07-0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90124/CAT-98613</text:p>
          </table:table-cell>
          <table:table-cell table:number-columns-repeated="16377"/>
        </table:table-row>
        <table:table-row table:style-name="ro1">
          <table:table-cell office:value-type="date" office:date-value="2021-07-08T00:00:00" table:style-name="ce5">
            <text:p>2021-07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90174/CAT-90081</text:p>
          </table:table-cell>
          <table:table-cell table:number-columns-repeated="16377"/>
        </table:table-row>
        <table:table-row table:style-name="ro1">
          <table:table-cell office:value-type="date" office:date-value="2021-07-12T00:00:00" table:style-name="ce5">
            <text:p>2021-07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5874/CAT-23087</text:p>
          </table:table-cell>
          <table:table-cell table:number-columns-repeated="16377"/>
        </table:table-row>
        <table:table-row table:style-name="ro1">
          <table:table-cell office:value-type="date" office:date-value="2021-07-12T00:00:00" table:style-name="ce5">
            <text:p>2021-07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4899/CAG-38560</text:p>
          </table:table-cell>
          <table:table-cell table:number-columns-repeated="16377"/>
        </table:table-row>
        <table:table-row table:style-name="ro1">
          <table:table-cell office:value-type="date" office:date-value="2021-07-14T00:00:00" table:style-name="ce5">
            <text:p>2021-07-14</text:p>
          </table:table-cell>
          <table:table-cell office:value-type="float" office:value="114155" table:style-name="ce2">
            <text:p>114155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4272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200, Scrap Locally</text:p>
          </table:table-cell>
          <table:table-cell table:number-columns-repeated="16377"/>
        </table:table-row>
        <table:table-row table:style-name="ro1">
          <table:table-cell office:value-type="date" office:date-value="2021-07-14T00:00:00" table:style-name="ce5">
            <text:p>2021-07-14</text:p>
          </table:table-cell>
          <table:table-cell office:value-type="float" office:value="114174" table:style-name="ce2">
            <text:p>114174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0737</text:p>
          </table:table-cell>
          <table:table-cell office:value-type="string" table:style-name="ce2">
            <text:p>BEO</text:p>
          </table:table-cell>
          <table:table-cell office:value-type="string" table:style-name="ce6">
            <text:p>NCR 9199, Scrap Locally</text:p>
          </table:table-cell>
          <table:table-cell table:number-columns-repeated="16377"/>
        </table:table-row>
        <table:table-row table:style-name="ro1">
          <table:table-cell office:value-type="date" office:date-value="2021-07-14T00:00:00" table:style-name="ce5">
            <text:p>2021-07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3698/CAT-34056</text:p>
          </table:table-cell>
          <table:table-cell table:number-columns-repeated="16377"/>
        </table:table-row>
        <table:table-row table:style-name="ro1">
          <table:table-cell office:value-type="date" office:date-value="2021-07-14T00:00:00" table:style-name="ce5">
            <text:p>2021-07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2800/CAT-36805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float" office:value="161" table:style-name="ce2">
            <text:p>161</text:p>
          </table:table-cell>
          <table:table-cell office:value-type="float" office:value="6840407" table:style-name="ce2">
            <text:p>6840407</text:p>
          </table:table-cell>
          <table:table-cell office:value-type="string" table:style-name="ce3">
            <text:p>#8 SPANNER NU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CAT44172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float" office:value="90824" table:style-name="ce2">
            <text:p>90824</text:p>
          </table:table-cell>
          <table:table-cell office:value-type="float" office:value="23058137" table:style-name="ce2">
            <text:p>23058137</text:p>
          </table:table-cell>
          <table:table-cell office:value-type="string" table:style-name="ce3">
            <text:p>BRG PLAT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string" table:style-name="ce2">
            <text:p><text:s/>NA</text:p>
          </table:table-cell>
          <table:table-cell office:value-type="float" office:value="23058137" table:style-name="ce2">
            <text:p>23058137</text:p>
          </table:table-cell>
          <table:table-cell office:value-type="string" table:style-name="ce3">
            <text:p>BRG PLAT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CAT44032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CAE-831916,35522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0890174S/CAC-90177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ENGINE CAE-295708,CAC-15800</text:p>
          </table:table-cell>
          <table:table-cell table:number-columns-repeated="16377"/>
        </table:table-row>
        <table:table-row table:style-name="ro1">
          <table:table-cell office:value-type="date" office:date-value="2021-07-15T00:00:00" table:style-name="ce5">
            <text:p>2021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ENGINE CAE-833756,CAG-42228</text:p>
          </table:table-cell>
          <table:table-cell table:number-columns-repeated="16377"/>
        </table:table-row>
        <table:table-row table:style-name="ro1">
          <table:table-cell office:value-type="date" office:date-value="2021-07-16T00:00:00" table:style-name="ce5">
            <text:p>2021-07-16</text:p>
          </table:table-cell>
          <table:table-cell office:value-type="float" office:value="112077" table:style-name="ce2">
            <text:p>112077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667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THE CONTACT FACE, ROOT AND LANDS</text:p>
          </table:table-cell>
          <table:table-cell table:number-columns-repeated="16377"/>
        </table:table-row>
        <table:table-row table:style-name="ro1">
          <table:table-cell office:value-type="date" office:date-value="2021-07-16T00:00:00" table:style-name="ce5">
            <text:p>2021-07-16</text:p>
          </table:table-cell>
          <table:table-cell office:value-type="float" office:value="112216" table:style-name="ce2">
            <text:p>112216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544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LARGE WEAR EVIDENT ON CURVIC TEETH</text:p>
          </table:table-cell>
          <table:table-cell table:number-columns-repeated="16377"/>
        </table:table-row>
        <table:table-row table:style-name="ro1">
          <table:table-cell office:value-type="date" office:date-value="2021-07-16T00:00:00" table:style-name="ce5">
            <text:p>2021-07-16</text:p>
          </table:table-cell>
          <table:table-cell office:value-type="float" office:value="113653" table:style-name="ce2">
            <text:p>113653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389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TACT FACE ON CURVIC TEETH</text:p>
          </table:table-cell>
          <table:table-cell table:number-columns-repeated="16377"/>
        </table:table-row>
        <table:table-row table:style-name="ro1">
          <table:table-cell office:value-type="date" office:date-value="2021-07-16T00:00:00" table:style-name="ce5">
            <text:p>2021-07-16</text:p>
          </table:table-cell>
          <table:table-cell office:value-type="float" office:value="113654" table:style-name="ce2">
            <text:p>113654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511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GE ON CONACT FACE ON CURVIC COUPLING TEETH</text:p>
          </table:table-cell>
          <table:table-cell table:number-columns-repeated="16377"/>
        </table:table-row>
        <table:table-row table:style-name="ro1">
          <table:table-cell office:value-type="date" office:date-value="2021-07-16T00:00:00" table:style-name="ce5">
            <text:p>2021-07-16</text:p>
          </table:table-cell>
          <table:table-cell office:value-type="float" office:value="114064" table:style-name="ce2">
            <text:p>114064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4326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AMADE TO 2-4 SEAL, CAT-35774</text:p>
          </table:table-cell>
          <table:table-cell table:number-columns-repeated="16377"/>
        </table:table-row>
        <table:table-row table:style-name="ro1">
          <table:table-cell office:value-type="date" office:date-value="2021-07-19T00:00:00" table:style-name="ce5">
            <text:p>2021-07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2235/CAT-35774</text:p>
          </table:table-cell>
          <table:table-cell table:number-columns-repeated="16377"/>
        </table:table-row>
        <table:table-row table:style-name="ro1">
          <table:table-cell office:value-type="date" office:date-value="2021-07-19T00:00:00" table:style-name="ce5">
            <text:p>2021-07-1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1757/CAT-36410</text:p>
          </table:table-cell>
          <table:table-cell table:number-columns-repeated="16377"/>
        </table:table-row>
        <table:table-row table:style-name="ro1">
          <table:table-cell office:value-type="date" office:date-value="2021-07-20T00:00:00" table:style-name="ce5">
            <text:p>2021-07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2488/CAT-35518</text:p>
          </table:table-cell>
          <table:table-cell table:number-columns-repeated="16377"/>
        </table:table-row>
        <table:table-row table:style-name="ro1">
          <table:table-cell office:value-type="date" office:date-value="2021-07-21T00:00:00" table:style-name="ce5">
            <text:p>2021-07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NGINE CAE-831291/CAT-36150</text:p>
          </table:table-cell>
          <table:table-cell table:number-columns-repeated="16377"/>
        </table:table-row>
        <table:table-row table:style-name="ro2">
          <table:table-cell office:value-type="date" office:date-value="2021-07-23T00:00:00" table:style-name="ce5">
            <text:p>2021-07-23</text:p>
          </table:table-cell>
          <table:table-cell office:value-type="float" office:value="113522" table:style-name="ce2">
            <text:p>113522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 COLLECTOR</text:p>
          </table:table-cell>
          <table:table-cell office:value-type="float" office:value="24295" table:style-name="ce2">
            <text:p>242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AFT PILOT WALL THICKNESS AS LOW AS .38" THICK WITH PLASMA, PART DOES NOT MEET MINIUMUM WALL THICKNESS,NCR 9211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74" table:style-name="ce2">
            <text:p>114374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7622" table:style-name="ce2">
            <text:p>376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WORN, BEARING CAGE WORN, UNSERVISABLE,NCR9206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75" table:style-name="ce2">
            <text:p>114375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7038" table:style-name="ce2">
            <text:p>370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WORN, BEARING CAGE WORN, UNSERVISABLE,NCR9207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76" table:style-name="ce2">
            <text:p>114376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7016" table:style-name="ce2">
            <text:p>370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WORN, BEARING CAGE WORN, UNSERVISABLE,NCR9208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77" table:style-name="ce2">
            <text:p>114377</text:p>
          </table:table-cell>
          <table:table-cell office:value-type="float" office:value="6853543" table:style-name="ce2">
            <text:p>6853543</text:p>
          </table:table-cell>
          <table:table-cell office:value-type="string" table:style-name="ce3">
            <text:p>BODY SEPERATOR</text:p>
          </table:table-cell>
          <table:table-cell office:value-type="string" table:style-name="ce2">
            <text:p>L-1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T IDLER BORE AND O RING,NCR9209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78" table:style-name="ce2">
            <text:p>114378</text:p>
          </table:table-cell>
          <table:table-cell office:value-type="float" office:value="6853543" table:style-name="ce2">
            <text:p>6853543</text:p>
          </table:table-cell>
          <table:table-cell office:value-type="string" table:style-name="ce3">
            <text:p>BODY SEPERATOR</text:p>
          </table:table-cell>
          <table:table-cell office:value-type="string" table:style-name="ce2">
            <text:p>L-1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AT IDLER BORE AND O RING,NCR9210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float" office:value="114381" table:style-name="ce2">
            <text:p>114381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L-1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OCKETS WORN,SCORING AND CORROSION,UNSERVICABLE,NCR9212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AGLE BELL 206L INVENTORY, CAC-45248</text:p>
          </table:table-cell>
          <table:table-cell table:number-columns-repeated="16377"/>
        </table:table-row>
        <table:table-row table:style-name="ro1">
          <table:table-cell office:value-type="date" office:date-value="2021-07-23T00:00:00" table:style-name="ce5">
            <text:p>2021-07-23</text:p>
          </table:table-cell>
          <table:table-cell office:value-type="string" table:style-name="ce2">
            <text:p>NS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EAGLE BELL CAT-44124</text:p>
          </table:table-cell>
          <table:table-cell table:number-columns-repeated="16377"/>
        </table:table-row>
        <table:table-row table:style-name="ro1">
          <table:table-cell office:value-type="date" office:date-value="2021-07-26T00:00:00" table:style-name="ce5">
            <text:p>2021-07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AGLEPO40364</text:p>
          </table:table-cell>
          <table:table-cell table:number-columns-repeated="16377"/>
        </table:table-row>
        <table:table-row table:style-name="ro1">
          <table:table-cell office:value-type="date" office:date-value="2021-07-27T00:00:00" table:style-name="ce5">
            <text:p>2021-07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AE-834899/CAT-35773</text:p>
          </table:table-cell>
          <table:table-cell table:number-columns-repeated="16377"/>
        </table:table-row>
        <table:table-row table:style-name="ro1">
          <table:table-cell office:value-type="date" office:date-value="2021-07-28T00:00:00" table:style-name="ce5">
            <text:p>2021-07-28</text:p>
          </table:table-cell>
          <table:table-cell office:value-type="float" office:value="114437" table:style-name="ce2">
            <text:p>114437</text:p>
          </table:table-cell>
          <table:table-cell office:value-type="float" office:value="23076029" table:style-name="ce2">
            <text:p>23076029</text:p>
          </table:table-cell>
          <table:table-cell office:value-type="string" table:style-name="ce3">
            <text:p>OIL PUMP COVER</text:p>
          </table:table-cell>
          <table:table-cell office:value-type="float" office:value="366431" table:style-name="ce2">
            <text:p>36643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RO SEAL/EPOLY LIFTING + CHIPPED NCR 9217</text:p>
          </table:table-cell>
          <table:table-cell table:number-columns-repeated="16377"/>
        </table:table-row>
        <table:table-row table:style-name="ro1">
          <table:table-cell office:value-type="date" office:date-value="2021-07-28T00:00:00" table:style-name="ce5">
            <text:p>2021-07-28</text:p>
          </table:table-cell>
          <table:table-cell office:value-type="float" office:value="114484" table:style-name="ce2">
            <text:p>114484</text:p>
          </table:table-cell>
          <table:table-cell office:value-type="float" office:value="23051106" table:style-name="ce2">
            <text:p>23051106</text:p>
          </table:table-cell>
          <table:table-cell office:value-type="string" table:style-name="ce3">
            <text:p>FRONT SUPPORT</text:p>
          </table:table-cell>
          <table:table-cell office:value-type="float" office:value="48180" table:style-name="ce2">
            <text:p>4818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UPPLY TUBE IN CANE BROKEN NCR 9220</text:p>
          </table:table-cell>
          <table:table-cell table:number-columns-repeated="16377"/>
        </table:table-row>
        <table:table-row table:style-name="ro1">
          <table:table-cell office:value-type="date" office:date-value="2021-08-04T00:00:00" table:style-name="ce5">
            <text:p>2021-08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PARTS FROM EAGLE MISC PARTS, CAC-44169</text:p>
          </table:table-cell>
          <table:table-cell table:number-columns-repeated="16377"/>
        </table:table-row>
        <table:table-row table:style-name="ro1">
          <table:table-cell office:value-type="date" office:date-value="2021-08-04T00:00:00" table:style-name="ce5">
            <text:p>2021-08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EAGLE CAG-47243</text:p>
          </table:table-cell>
          <table:table-cell table:number-columns-repeated="16377"/>
        </table:table-row>
        <table:table-row table:style-name="ro1">
          <table:table-cell office:value-type="date" office:date-value="2021-08-05T00:00:00" table:style-name="ce5">
            <text:p>2021-08-05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2">
            <text:p>TK</text:p>
          </table:table-cell>
          <table:table-cell office:value-type="string" table:style-name="ce10">
            <text:p>Scrap Bin Emptied #202122968</text:p>
          </table:table-cell>
          <table:table-cell table:number-columns-repeated="16377"/>
        </table:table-row>
        <table:table-row table:style-name="ro1">
          <table:table-cell office:value-type="date" office:date-value="2021-08-06T00:00:00" table:style-name="ce5">
            <text:p>2021-08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EAGLE CAG-47414</text:p>
          </table:table-cell>
          <table:table-cell table:number-columns-repeated="16377"/>
        </table:table-row>
        <table:table-row table:style-name="ro1">
          <table:table-cell office:value-type="date" office:date-value="2021-08-06T00:00:00" table:style-name="ce5">
            <text:p>2021-08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EAGLE CAG-47251</text:p>
          </table:table-cell>
          <table:table-cell table:number-columns-repeated="16377"/>
        </table:table-row>
        <table:table-row table:style-name="ro1">
          <table:table-cell office:value-type="date" office:date-value="2021-08-06T00:00:00" table:style-name="ce5">
            <text:p>2021-08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EAGLE CAG-47396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5987" table:style-name="ce2">
            <text:p>15987</text:p>
          </table:table-cell>
          <table:table-cell office:value-type="float" office:value="6853444" table:style-name="ce2">
            <text:p>6853444</text:p>
          </table:table-cell>
          <table:table-cell office:value-type="string" table:style-name="ce3">
            <text:p>SCAV PUMP COVER</text:p>
          </table:table-cell>
          <table:table-cell office:value-type="float" office:value="14081" table:style-name="ce2">
            <text:p>1408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, SPINDLE BORE WORN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5987" table:style-name="ce2">
            <text:p>15987</text:p>
          </table:table-cell>
          <table:table-cell office:value-type="float" office:value="6853446" table:style-name="ce2">
            <text:p>6853446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, MOUNT END WORN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5987" table:style-name="ce2">
            <text:p>15987</text:p>
          </table:table-cell>
          <table:table-cell office:value-type="float" office:value="6859542" table:style-name="ce2">
            <text:p>6859542</text:p>
          </table:table-cell>
          <table:table-cell office:value-type="string" table:style-name="ce3">
            <text:p>PUMP BODY SCAV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, GEAR POCKET DAMAGED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5987" table:style-name="ce2">
            <text:p>15987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PUMP BODY PRESS</text:p>
          </table:table-cell>
          <table:table-cell office:value-type="float" office:value="14861" table:style-name="ce2">
            <text:p>1486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, GOAN POSCKET WORN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5987" table:style-name="ce2">
            <text:p>15987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PUMP BODY PRESS</text:p>
          </table:table-cell>
          <table:table-cell office:value-type="float" office:value="14752" table:style-name="ce2">
            <text:p>1475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, GEAR POCKET OS</text:p>
          </table:table-cell>
          <table:table-cell table:number-columns-repeated="16377"/>
        </table:table-row>
        <table:table-row table:style-name="ro1">
          <table:table-cell office:value-type="date" office:date-value="2021-08-17T00:00:00" table:style-name="ce5">
            <text:p>2021-08-17</text:p>
          </table:table-cell>
          <table:table-cell office:value-type="float" office:value="114464" table:style-name="ce2">
            <text:p>114464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 FITTING ASSY</text:p>
          </table:table-cell>
          <table:table-cell office:value-type="string" table:style-name="ce2">
            <text:p>CAI1146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CESSIVE CORROSION ON CRUSH SEAL, NCR9226</text:p>
          </table:table-cell>
          <table:table-cell table:number-columns-repeated="16377"/>
        </table:table-row>
        <table:table-row table:style-name="ro1">
          <table:table-cell office:value-type="date" office:date-value="2021-08-24T00:00:00" table:style-name="ce5">
            <text:p>2021-08-24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C/PO</text:p>
          </table:table-cell>
          <table:table-cell office:value-type="string" table:style-name="ce2">
            <text:p>CII5-1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TEETH DAMAGED</text:p>
          </table:table-cell>
          <table:table-cell table:number-columns-repeated="16377"/>
        </table:table-row>
        <table:table-row table:style-name="ro2">
          <table:table-cell office:value-type="date" office:date-value="2021-08-26T00:00:00" table:style-name="ce5">
            <text:p>2021-08-26</text:p>
          </table:table-cell>
          <table:table-cell office:value-type="float" office:value="114426" table:style-name="ce2">
            <text:p>114426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0365" table:style-name="ce2">
            <text:p>303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WALL THICKNESS BELOW MINIMUM REQUIRED AS PER O/H/M, NCR#9225</text:p>
          </table:table-cell>
          <table:table-cell table:number-columns-repeated="16377"/>
        </table:table-row>
        <table:table-row table:style-name="ro1">
          <table:table-cell office:value-type="date" office:date-value="2021-08-26T00:00:00" table:style-name="ce5">
            <text:p>2021-08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12-010-738-001</text:p>
          </table:table-cell>
          <table:table-cell office:value-type="string" table:style-name="ce3">
            <text:p>TRUNNION</text:p>
          </table:table-cell>
          <table:table-cell office:value-type="string" table:style-name="ce2">
            <text:p>TR-3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GEAR TEETH CHIPPED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5">
            <text:p>2021-08-30</text:p>
          </table:table-cell>
          <table:table-cell office:value-type="float" office:value="114209" table:style-name="ce2">
            <text:p>114209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CU31861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Excessive corrosion @ threads undercut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5">
            <text:p>2021-08-30</text:p>
          </table:table-cell>
          <table:table-cell office:value-type="float" office:value="114409" table:style-name="ce2">
            <text:p>114409</text:p>
          </table:table-cell>
          <table:table-cell office:value-type="float" office:value="6877513" table:style-name="ce2">
            <text:p>6877513</text:p>
          </table:table-cell>
          <table:table-cell office:value-type="string" table:style-name="ce3">
            <text:p>Prop Shaft</text:p>
          </table:table-cell>
          <table:table-cell office:value-type="float" office:value="24699" table:style-name="ce2">
            <text:p>2469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Excessive corrosion pitting/ etching</text:p>
          </table:table-cell>
          <table:table-cell table:number-columns-repeated="16377"/>
        </table:table-row>
        <table:table-row table:style-name="ro1">
          <table:table-cell office:value-type="date" office:date-value="2021-08-31T00:00:00" table:style-name="ce5">
            <text:p>2021-08-31</text:p>
          </table:table-cell>
          <table:table-cell office:value-type="float" office:value="114783" table:style-name="ce2">
            <text:p>114783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PT ROTATING LAB SEAL</text:p>
          </table:table-cell>
          <table:table-cell office:value-type="string" table:style-name="ce2">
            <text:p>FAB4BLG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LARGE DENT ON 13-18 SEAL, NCR 9237</text:p>
          </table:table-cell>
          <table:table-cell table:number-columns-repeated="16377"/>
        </table:table-row>
        <table:table-row table:style-name="ro1">
          <table:table-cell office:value-type="date" office:date-value="2021-08-31T00:00:00" table:style-name="ce5">
            <text:p>2021-08-31</text:p>
          </table:table-cell>
          <table:table-cell office:value-type="float" office:value="114789" table:style-name="ce2">
            <text:p>114789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AGE SPLINED</text:p>
          </table:table-cell>
          <table:table-cell office:value-type="string" table:style-name="ce2">
            <text:p>GK58011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TERNAL SPLINES MEASURE BELOW LIMITS, NCR 9238</text:p>
          </table:table-cell>
          <table:table-cell table:number-columns-repeated="16377"/>
        </table:table-row>
        <table:table-row table:style-name="ro1">
          <table:table-cell office:value-type="date" office:date-value="2021-08-31T00:00:00" table:style-name="ce5">
            <text:p>2021-08-31</text:p>
          </table:table-cell>
          <table:table-cell office:value-type="float" office:value="114793" table:style-name="ce2">
            <text:p>114793</text:p>
          </table:table-cell>
          <table:table-cell office:value-type="float" office:value="6898945" table:style-name="ce2">
            <text:p>6898945</text:p>
          </table:table-cell>
          <table:table-cell office:value-type="string" table:style-name="ce3">
            <text:p>GP SUPPORT BEARING OIL</text:p>
          </table:table-cell>
          <table:table-cell office:value-type="string" table:style-name="ce2">
            <text:p>CAI1148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MOUNTING FLANGE THICKNESS IS BELOW MIN. LIMIT, NCR 9239</text:p>
          </table:table-cell>
          <table:table-cell table:number-columns-repeated="16377"/>
        </table:table-row>
        <table:table-row table:style-name="ro1">
          <table:table-cell office:value-type="date" office:date-value="2021-08-31T00:00:00" table:style-name="ce5">
            <text:p>2021-08-31</text:p>
          </table:table-cell>
          <table:table-cell office:value-type="float" office:value="114814" table:style-name="ce2">
            <text:p>114814</text:p>
          </table:table-cell>
          <table:table-cell office:value-type="float" office:value="23066744" table:style-name="ce2">
            <text:p>23066744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X63244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DAMAGE ON CONTACT FACES AND LANDS ON CURVIC TEETH</text:p>
          </table:table-cell>
          <table:table-cell table:number-columns-repeated="16377"/>
        </table:table-row>
        <table:table-row table:style-name="ro1">
          <table:table-cell office:value-type="date" office:date-value="2021-08-31T00:00:00" table:style-name="ce5">
            <text:p>2021-08-31</text:p>
          </table:table-cell>
          <table:table-cell office:value-type="float" office:value="114815" table:style-name="ce2">
            <text:p>114815</text:p>
          </table:table-cell>
          <table:table-cell office:value-type="float" office:value="23008030" table:style-name="ce2">
            <text:p>23008030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NC9001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FRETTING ON CENTER MUTE DIAMETER, NCR 9240</text:p>
          </table:table-cell>
          <table:table-cell table:number-columns-repeated="16377"/>
        </table:table-row>
        <table:table-row table:style-name="ro1">
          <table:table-cell office:value-type="date" office:date-value="2021-09-01T00:00:00" table:style-name="ce5">
            <text:p>2021-09-01</text:p>
          </table:table-cell>
          <table:table-cell office:value-type="float" office:value="114781" table:style-name="ce2">
            <text:p>114781</text:p>
          </table:table-cell>
          <table:table-cell office:value-type="float" office:value="23001832" table:style-name="ce2">
            <text:p>23001832</text:p>
          </table:table-cell>
          <table:table-cell office:value-type="string" table:style-name="ce3">
            <text:p>OIL NOZLE</text:p>
          </table:table-cell>
          <table:table-cell office:value-type="string" table:style-name="ce2">
            <text:p>JBK64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ZZLE IS BENT,UNSERVICABLE, NCR 9242</text:p>
          </table:table-cell>
          <table:table-cell table:number-columns-repeated="16377"/>
        </table:table-row>
        <table:table-row table:style-name="ro1">
          <table:table-cell office:value-type="date" office:date-value="2021-09-01T00:00:00" table:style-name="ce5">
            <text:p>2021-09-01</text:p>
          </table:table-cell>
          <table:table-cell office:value-type="float" office:value="114914" table:style-name="ce2">
            <text:p>114914</text:p>
          </table:table-cell>
          <table:table-cell office:value-type="float" office:value="23008030" table:style-name="ce2">
            <text:p>23008030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C910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ER MUTE DIAMETER, NCR 9244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93878" table:style-name="ce2">
            <text:p>93878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9303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3:00 6:00 STRUTS BELOW MINIMUM WALL THICKNESS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96847" table:style-name="ce2">
            <text:p>96847</text:p>
          </table:table-cell>
          <table:table-cell office:value-type="string" table:style-name="ce2">
            <text:p>1-150-240-06</text:p>
          </table:table-cell>
          <table:table-cell office:value-type="string" table:style-name="ce3">
            <text:p>EXHAUST DIFFUSER</text:p>
          </table:table-cell>
          <table:table-cell office:value-type="string" table:style-name="ce2">
            <text:p>9L-050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CRACKS IN SEAL WEL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96848" table:style-name="ce2">
            <text:p>96848</text:p>
          </table:table-cell>
          <table:table-cell office:value-type="string" table:style-name="ce2">
            <text:p>1-150-240-06</text:p>
          </table:table-cell>
          <table:table-cell office:value-type="string" table:style-name="ce3">
            <text:p>EXHAUST DIFFUSER</text:p>
          </table:table-cell>
          <table:table-cell office:value-type="string" table:style-name="ce2">
            <text:p>9C-064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2 UNDER CUT WELD, 1 CRACK STRUT.</text:p>
          </table:table-cell>
          <table:table-cell table:number-columns-repeated="16377"/>
        </table:table-row>
        <table:table-row table:style-name="ro2">
          <table:table-cell office:value-type="date" office:date-value="2021-09-07T00:00:00" table:style-name="ce5">
            <text:p>2021-09-07</text:p>
          </table:table-cell>
          <table:table-cell office:value-type="float" office:value="107580" table:style-name="ce2">
            <text:p>107580</text:p>
          </table:table-cell>
          <table:table-cell office:value-type="string" table:style-name="ce2">
            <text:p>M250-10053</text:p>
          </table:table-cell>
          <table:table-cell office:value-type="string" table:style-name="ce3">
            <text:p>REAR SUPPORT</text:p>
          </table:table-cell>
          <table:table-cell office:value-type="string" table:style-name="ce2">
            <text:p>XR12827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CIR CLIP GROUND BEYOND LIMITS WELD RESTORE REQ'D BUT WILL DISTROT PART TOO MUCH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2423" table:style-name="ce2">
            <text:p>112423</text:p>
          </table:table-cell>
          <table:table-cell office:value-type="float" office:value="23034603" table:style-name="ce2">
            <text:p>2303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23416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LASMA BEYONG LIMIT AT SPARE PAD FLANGE, PILOT AND SEAL BORE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2606" table:style-name="ce2">
            <text:p>112606</text:p>
          </table:table-cell>
          <table:table-cell office:value-type="string" table:style-name="ce2">
            <text:p>406-040-506-101</text:p>
          </table:table-cell>
          <table:table-cell office:value-type="string" table:style-name="ce3">
            <text:p>FREEWHEELING HOUSING ASSY</text:p>
          </table:table-cell>
          <table:table-cell office:value-type="string" table:style-name="ce2">
            <text:p>A-858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FWD SHIM BELOW PREMACHINE LIMIT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2743" table:style-name="ce2">
            <text:p>112743</text:p>
          </table:table-cell>
          <table:table-cell office:value-type="float" office:value="23001934" table:style-name="ce2">
            <text:p>23001934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7398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SUMP PILOT WALL CASTING BROKE THROUGH AT PREMACHINE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3596" table:style-name="ce2">
            <text:p>113596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REAR DIFFUSER</text:p>
          </table:table-cell>
          <table:table-cell office:value-type="string" table:style-name="ce2">
            <text:p>ER17188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WORN 1 BLENDED MOUNT PAD ON FWD SIDE OF DIFFUSER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357" table:style-name="ce2">
            <text:p>114357</text:p>
          </table:table-cell>
          <table:table-cell office:value-type="float" office:value="6873667" table:style-name="ce2">
            <text:p>6873667</text:p>
          </table:table-cell>
          <table:table-cell office:value-type="string" table:style-name="ce3">
            <text:p>MAIN DIAPHRAGM</text:p>
          </table:table-cell>
          <table:table-cell office:value-type="string" table:style-name="ce2">
            <text:p>WW1767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CASE BORE OUT OF POSITION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474" table:style-name="ce2">
            <text:p>114474</text:p>
          </table:table-cell>
          <table:table-cell office:value-type="float" office:value="23034760" table:style-name="ce2">
            <text:p>2303476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41790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BOTH FLANGE APPEAR WARPRD AND ENTIRE PART APPEARS DISTERE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545" table:style-name="ce2">
            <text:p>114545</text:p>
          </table:table-cell>
          <table:table-cell office:value-type="float" office:value="6876528" table:style-name="ce2">
            <text:p>6876528</text:p>
          </table:table-cell>
          <table:table-cell office:value-type="string" table:style-name="ce3">
            <text:p>STARTER GENERATOR</text:p>
          </table:table-cell>
          <table:table-cell office:value-type="string" table:style-name="ce2">
            <text:p>588-154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SPALLING EVIDENT ON CONTACT FACES OF GEAR TEETH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591" table:style-name="ce2">
            <text:p>114591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STARTER GENERATOR</text:p>
          </table:table-cell>
          <table:table-cell office:value-type="string" table:style-name="ce2">
            <text:p>CAI11461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SPALLING EVIDENT ON CONTACT FACES OF GEAR TEETH</text:p>
          </table:table-cell>
          <table:table-cell table:number-columns-repeated="16377"/>
        </table:table-row>
        <table:table-row table:style-name="ro2">
          <table:table-cell office:value-type="date" office:date-value="2021-09-07T00:00:00" table:style-name="ce5">
            <text:p>2021-09-07</text:p>
          </table:table-cell>
          <table:table-cell office:value-type="float" office:value="114647" table:style-name="ce2">
            <text:p>114647</text:p>
          </table:table-cell>
          <table:table-cell office:value-type="string" table:style-name="ce2">
            <text:p>206-040-531-001</text:p>
          </table:table-cell>
          <table:table-cell office:value-type="string" table:style-name="ce3">
            <text:p>GEARSHAFT CASE</text:p>
          </table:table-cell>
          <table:table-cell office:value-type="string" table:style-name="ce2">
            <text:p>B12-713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THROUGH HOLES OUT OF POSITION, CORROSION PITTING, FLANGE SHIM BEYONG LIMIT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649" table:style-name="ce2">
            <text:p>114649</text:p>
          </table:table-cell>
          <table:table-cell office:value-type="string" table:style-name="ce2">
            <text:p>206-040-048-003</text:p>
          </table:table-cell>
          <table:table-cell office:value-type="string" table:style-name="ce3">
            <text:p>PINION ADAPTER</text:p>
          </table:table-cell>
          <table:table-cell office:value-type="string" table:style-name="ce2">
            <text:p>C210804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WORN + FRETTED SURFACE + PILOT DIAMETER, CORROSION AT ID/O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float" office:value="114731" table:style-name="ce2">
            <text:p>114731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CU32050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urface AD has deep wear / Dim E below minimum grind limits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BN20153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ART FROM AVIATRADE - NO RECOR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ER18159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ART FROM AVIATRADE - NO RECOR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BN25232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ART FROM AVIATRADE - NO RECOR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ER12629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ART FROM AVIATRADE - NO RECORD</text:p>
          </table:table-cell>
          <table:table-cell table:number-columns-repeated="16377"/>
        </table:table-row>
        <table:table-row table:style-name="ro1">
          <table:table-cell office:value-type="date" office:date-value="2021-09-07T00:00:00" table:style-name="ce5">
            <text:p>2021-09-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BN25011</text:p>
          </table:table-cell>
          <table:table-cell office:value-type="string" table:style-name="ce2">
            <text:p>ZL , MT</text:p>
          </table:table-cell>
          <table:table-cell office:value-type="string" table:style-name="ce6">
            <text:p>PART FROM AVIATRADE - NO RECORD</text:p>
          </table:table-cell>
          <table:table-cell table:number-columns-repeated="16377"/>
        </table:table-row>
        <table:table-row table:style-name="ro1">
          <table:table-cell office:value-type="date" office:date-value="2021-09-23T00:00:00" table:style-name="ce5">
            <text:p>2021-09-23</text:p>
          </table:table-cell>
          <table:table-cell office:value-type="float" office:value="66457" table:style-name="ce2">
            <text:p>66457</text:p>
          </table:table-cell>
          <table:table-cell office:value-type="float" office:value="6851531" table:style-name="ce2">
            <text:p>6851531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ER3510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RACK IN DIAPHRAM, NCR10805</text:p>
          </table:table-cell>
          <table:table-cell table:number-columns-repeated="16377"/>
        </table:table-row>
        <table:table-row table:style-name="ro1">
          <table:table-cell office:value-type="date" office:date-value="2021-09-23T00:00:00" table:style-name="ce5">
            <text:p>2021-09-23</text:p>
          </table:table-cell>
          <table:table-cell office:value-type="float" office:value="66497" table:style-name="ce2">
            <text:p>66497</text:p>
          </table:table-cell>
          <table:table-cell office:value-type="string" table:style-name="ce2">
            <text:p>M250-10911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RECV10300</text:p>
          </table:table-cell>
          <table:table-cell office:value-type="string" table:style-name="ce2">
            <text:p>D</text:p>
          </table:table-cell>
          <table:table-cell office:value-type="string" table:style-name="ce6">
            <text:p>DEFLECTOR PLATE HAS 2 NON REPAIRABLE CRACKS,NCR 10815</text:p>
          </table:table-cell>
          <table:table-cell table:number-columns-repeated="16377"/>
        </table:table-row>
        <table:table-row table:style-name="ro1">
          <table:table-cell office:value-type="date" office:date-value="2021-09-23T00:00:00" table:style-name="ce5">
            <text:p>2021-09-23</text:p>
          </table:table-cell>
          <table:table-cell office:value-type="float" office:value="114786" table:style-name="ce2">
            <text:p>114786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66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AVY SPALLING AND DAMAGE ON CONTACT FACE,NCR 9256</text:p>
          </table:table-cell>
          <table:table-cell table:number-columns-repeated="16377"/>
        </table:table-row>
        <table:table-row table:style-name="ro1">
          <table:table-cell office:value-type="date" office:date-value="2021-09-23T00:00:00" table:style-name="ce5">
            <text:p>2021-09-23</text:p>
          </table:table-cell>
          <table:table-cell office:value-type="float" office:value="114963" table:style-name="ce2">
            <text:p>114963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. COLL</text:p>
          </table:table-cell>
          <table:table-cell office:value-type="float" office:value="26779" table:style-name="ce2">
            <text:p>2677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AFT PILOT WALL THICKNESS BELOW MIN. NCR 9254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5">
            <text:p>2021-09-30</text:p>
          </table:table-cell>
          <table:table-cell office:value-type="float" office:value="63514" table:style-name="ce2">
            <text:p>63514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39512" table:style-name="ce2">
            <text:p>39512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Excessive metal fatigue, unable to weld repair. Scrap locally</text:p>
          </table:table-cell>
          <table:table-cell table:number-columns-repeated="16377"/>
        </table:table-row>
        <table:table-row table:style-name="ro1">
          <table:table-cell office:value-type="date" office:date-value="2021-10-12T00:00:00" table:style-name="ce5">
            <text:p>2021-10-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<text:s/>SCRAP PARTS FROM CAE-831047, CAT-34058 (SI62)</text:p>
          </table:table-cell>
          <table:table-cell table:number-columns-repeated="16377"/>
        </table:table-row>
        <table:table-row table:style-name="ro2">
          <table:table-cell office:value-type="date" office:date-value="2021-10-29T00:00:00" table:style-name="ce5">
            <text:p>2021-10-29</text:p>
          </table:table-cell>
          <table:table-cell office:value-type="float" office:value="115341" table:style-name="ce2">
            <text:p>115341</text:p>
          </table:table-cell>
          <table:table-cell office:value-type="float" office:value="23066731" table:style-name="ce2">
            <text:p>23066731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3193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OUTER CAST WALL THICKNESS , DISTORATION DUE TO WELD REPAIR,BEYOND REPAIR, NCR 9284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56813" table:style-name="ce2">
            <text:p>56813</text:p>
          </table:table-cell>
          <table:table-cell office:value-type="string" table:style-name="ce2">
            <text:p>01R3110282-04</text:p>
          </table:table-cell>
          <table:table-cell office:value-type="string" table:style-name="ce3">
            <text:p>GG Case</text:p>
          </table:table-cell>
          <table:table-cell office:value-type="string" table:style-name="ce2">
            <text:p>8C212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09912" table:style-name="ce2">
            <text:p>109912</text:p>
          </table:table-cell>
          <table:table-cell office:value-type="string" table:style-name="ce2">
            <text:p>206-040-150-029</text:p>
          </table:table-cell>
          <table:table-cell office:value-type="string" table:style-name="ce3">
            <text:p>Transmission Main Case</text:p>
          </table:table-cell>
          <table:table-cell office:value-type="string" table:style-name="ce2">
            <text:p>B12-925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2867" table:style-name="ce2">
            <text:p>112867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GK55628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025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3982" table:style-name="ce2">
            <text:p>113982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1097" table:style-name="ce2">
            <text:p>31097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4930" table:style-name="ce2">
            <text:p>114930</text:p>
          </table:table-cell>
          <table:table-cell office:value-type="string" table:style-name="ce2">
            <text:p>206-040-048-101</text:p>
          </table:table-cell>
          <table:table-cell office:value-type="string" table:style-name="ce3">
            <text:p>Input Pinion Adapter</text:p>
          </table:table-cell>
          <table:table-cell office:value-type="string" table:style-name="ce2">
            <text:p>C210817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253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151" table:style-name="ce2">
            <text:p>115151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14854" table:style-name="ce2">
            <text:p>1485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152" table:style-name="ce2">
            <text:p>115152</text:p>
          </table:table-cell>
          <table:table-cell office:value-type="float" office:value="6853542" table:style-name="ce2">
            <text:p>6853542</text:p>
          </table:table-cell>
          <table:table-cell office:value-type="string" table:style-name="ce3">
            <text:p>Scavenge oil pump body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271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153" table:style-name="ce2">
            <text:p>115153</text:p>
          </table:table-cell>
          <table:table-cell office:value-type="string" table:style-name="ce2">
            <text:p>206-040-379-101</text:p>
          </table:table-cell>
          <table:table-cell office:value-type="string" table:style-name="ce3">
            <text:p>Freewheeling outer</text:p>
          </table:table-cell>
          <table:table-cell office:value-type="string" table:style-name="ce2">
            <text:p>A-652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272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342" table:style-name="ce2">
            <text:p>115342</text:p>
          </table:table-cell>
          <table:table-cell office:value-type="float" office:value="23064606" table:style-name="ce2">
            <text:p>2306460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7450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9286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382" table:style-name="ce2">
            <text:p>115382</text:p>
          </table:table-cell>
          <table:table-cell office:value-type="string" table:style-name="ce2">
            <text:p>206-040-236-017</text:p>
          </table:table-cell>
          <table:table-cell office:value-type="string" table:style-name="ce3">
            <text:p>Freewheeling Forward</text:p>
          </table:table-cell>
          <table:table-cell office:value-type="string" table:style-name="ce2">
            <text:p>B12-1028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291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5">
            <text:p>2021-11-01</text:p>
          </table:table-cell>
          <table:table-cell office:value-type="float" office:value="115383" table:style-name="ce2">
            <text:p>115383</text:p>
          </table:table-cell>
          <table:table-cell office:value-type="string" table:style-name="ce2">
            <text:p>206-040-236-017</text:p>
          </table:table-cell>
          <table:table-cell office:value-type="string" table:style-name="ce3">
            <text:p>Freewheeling Forward</text:p>
          </table:table-cell>
          <table:table-cell office:value-type="string" table:style-name="ce2">
            <text:p>B12-10222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NCR# 9292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float" office:value="115317" table:style-name="ce2">
            <text:p>115317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5036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LARGE GOUGE MARKS IN CERVIC TEETH, NCR 9283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string" table:style-name="ce2">
            <text:p>NA</text:p>
          </table:table-cell>
          <table:table-cell office:value-type="float" office:value="23033721" table:style-name="ce2">
            <text:p>23033721</text:p>
          </table:table-cell>
          <table:table-cell office:value-type="string" table:style-name="ce3">
            <text:p>1ST STG TURBINE WHEEL</text:p>
          </table:table-cell>
          <table:table-cell office:value-type="string" table:style-name="ce2">
            <text:p>KR726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BEYOND MANUAL LIMITS.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string" table:style-name="ce2">
            <text:p>NA</text:p>
          </table:table-cell>
          <table:table-cell office:value-type="float" office:value="23055944" table:style-name="ce2">
            <text:p>2305594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X55543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GOUGE MARKS, UNSERVICABLE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string" table:style-name="ce2">
            <text:p>NA</text:p>
          </table:table-cell>
          <table:table-cell office:value-type="float" office:value="23057112" table:style-name="ce2">
            <text:p>23057112</text:p>
          </table:table-cell>
          <table:table-cell office:value-type="string" table:style-name="ce3">
            <text:p>2/3 WHEEL</text:p>
          </table:table-cell>
          <table:table-cell office:value-type="string" table:style-name="ce2">
            <text:p>KR11267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BEYOND MANUAL LIMITS.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string" table:style-name="ce2">
            <text:p>NA</text:p>
          </table:table-cell>
          <table:table-cell office:value-type="float" office:value="23060404" table:style-name="ce2">
            <text:p>2306040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C203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BEYOND MANUAL LIMITS.</text:p>
          </table:table-cell>
          <table:table-cell table:number-columns-repeated="16377"/>
        </table:table-row>
        <table:table-row table:style-name="ro1">
          <table:table-cell office:value-type="date" office:date-value="2021-11-02T00:00:00" table:style-name="ce5">
            <text:p>2021-11-02</text:p>
          </table:table-cell>
          <table:table-cell office:value-type="string" table:style-name="ce2">
            <text:p>NA</text:p>
          </table:table-cell>
          <table:table-cell office:value-type="float" office:value="23060406" table:style-name="ce2">
            <text:p>23060406</text:p>
          </table:table-cell>
          <table:table-cell office:value-type="string" table:style-name="ce3">
            <text:p>6TH STG WHEEL</text:p>
          </table:table-cell>
          <table:table-cell office:value-type="string" table:style-name="ce2">
            <text:p>C198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 BEYOND MANUAL LIMITS.</text:p>
          </table:table-cell>
          <table:table-cell table:number-columns-repeated="16377"/>
        </table:table-row>
        <table:table-row table:style-name="ro1">
          <table:table-cell office:value-type="date" office:date-value="2021-11-07T00:00:00" table:style-name="ce5">
            <text:p>2021-11-07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MTU-Z-008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MTU PARTS = SCRAP, UNQUALIFIED FOR REPAIR</text:p>
          </table:table-cell>
          <table:table-cell table:number-columns-repeated="16377"/>
        </table:table-row>
        <table:table-row table:style-name="ro1">
          <table:table-cell office:value-type="date" office:date-value="2021-11-09T00:00:00" table:style-name="ce5">
            <text:p>2021-11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64 CAT-23193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float" office:value="67492" table:style-name="ce2">
            <text:p>67492</text:p>
          </table:table-cell>
          <table:table-cell office:value-type="float" office:value="23064577" table:style-name="ce2">
            <text:p>23064577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401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RACKED, <text:s/>BER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float" office:value="115074" table:style-name="ce2">
            <text:p>115074</text:p>
          </table:table-cell>
          <table:table-cell office:value-type="float" office:value="6854977" table:style-name="ce2">
            <text:p>6854977</text:p>
          </table:table-cell>
          <table:table-cell office:value-type="string" table:style-name="ce3">
            <text:p>GEAR</text:p>
          </table:table-cell>
          <table:table-cell office:value-type="string" table:style-name="ce2">
            <text:p>CAI1149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ID IS OVERSIZED, BER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float" office:value="115316" table:style-name="ce2">
            <text:p>115316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043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RETTING ON CENTRE MUTE, UNABLE TO REPAIR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string" table:style-name="ce2">
            <text:p>NA</text:p>
          </table:table-cell>
          <table:table-cell office:value-type="float" office:value="6898976" table:style-name="ce2">
            <text:p>6898976</text:p>
          </table:table-cell>
          <table:table-cell office:value-type="string" table:style-name="ce3">
            <text:p>PRESSURE TEE ASSY(4)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SABLE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string" table:style-name="ce2">
            <text:p>NA</text:p>
          </table:table-cell>
          <table:table-cell office:value-type="float" office:value="23030982" table:style-name="ce2">
            <text:p>23030982</text:p>
          </table:table-cell>
          <table:table-cell office:value-type="string" table:style-name="ce3">
            <text:p>COUPLING NUT(4)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SABLE</text:p>
          </table:table-cell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2021-12-13</text:p>
          </table:table-cell>
          <table:table-cell office:value-type="string" table:style-name="ce2">
            <text:p>RO10421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STG 1 COMP WHEEL</text:p>
          </table:table-cell>
          <table:table-cell office:value-type="string" table:style-name="ce2">
            <text:p>KR673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MATERIAL REMOVED BEYOND LIMIT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1134" table:style-name="ce2">
            <text:p>111134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2224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8888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407" table:style-name="ce2">
            <text:p>115407</text:p>
          </table:table-cell>
          <table:table-cell office:value-type="float" office:value="6858182" table:style-name="ce2">
            <text:p>6858182</text:p>
          </table:table-cell>
          <table:table-cell office:value-type="string" table:style-name="ce3">
            <text:p>Rear Carrier</text:p>
          </table:table-cell>
          <table:table-cell office:value-type="float" office:value="2210" table:style-name="ce2">
            <text:p>2210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40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917" table:style-name="ce2">
            <text:p>115917</text:p>
          </table:table-cell>
          <table:table-cell office:value-type="float" office:value="23051106" table:style-name="ce2">
            <text:p>23051106</text:p>
          </table:table-cell>
          <table:table-cell office:value-type="string" table:style-name="ce3">
            <text:p>Front Support</text:p>
          </table:table-cell>
          <table:table-cell office:value-type="float" office:value="49035" table:style-name="ce2">
            <text:p>4903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49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947" table:style-name="ce2">
            <text:p>115947</text:p>
          </table:table-cell>
          <table:table-cell office:value-type="float" office:value="6824044" table:style-name="ce2">
            <text:p>6824044</text:p>
          </table:table-cell>
          <table:table-cell office:value-type="string" table:style-name="ce3">
            <text:p>Pump drive idler spur</text:p>
          </table:table-cell>
          <table:table-cell office:value-type="string" table:style-name="ce2">
            <text:p>BL283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51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948" table:style-name="ce2">
            <text:p>115948</text:p>
          </table:table-cell>
          <table:table-cell office:value-type="float" office:value="6824044" table:style-name="ce2">
            <text:p>6824044</text:p>
          </table:table-cell>
          <table:table-cell office:value-type="string" table:style-name="ce3">
            <text:p>Pump drive idler spur</text:p>
          </table:table-cell>
          <table:table-cell office:value-type="string" table:style-name="ce2">
            <text:p>CAI1161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54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954" table:style-name="ce2">
            <text:p>115954</text:p>
          </table:table-cell>
          <table:table-cell office:value-type="float" office:value="6824044" table:style-name="ce2">
            <text:p>6824044</text:p>
          </table:table-cell>
          <table:table-cell office:value-type="string" table:style-name="ce3">
            <text:p>Pump drive idler spur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52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2021-12-14</text:p>
          </table:table-cell>
          <table:table-cell office:value-type="float" office:value="115956" table:style-name="ce2">
            <text:p>115956</text:p>
          </table:table-cell>
          <table:table-cell office:value-type="float" office:value="6824044" table:style-name="ce2">
            <text:p>6824044</text:p>
          </table:table-cell>
          <table:table-cell office:value-type="string" table:style-name="ce3">
            <text:p>Pump drive idler spur</text:p>
          </table:table-cell>
          <table:table-cell office:value-type="string" table:style-name="ce2">
            <text:p>CAI1161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 per ncr 9353</text:p>
          </table:table-cell>
          <table:table-cell table:number-columns-repeated="16377"/>
        </table:table-row>
        <table:table-row table:style-name="ro1">
          <table:table-cell office:value-type="date" office:date-value="2021-12-16T00:00:00" table:style-name="ce5">
            <text:p>2021-12-1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SI64</text:p>
          </table:table-cell>
          <table:table-cell table:number-columns-repeated="16377"/>
        </table:table-row>
        <table:table-row table:style-name="ro1">
          <table:table-cell office:value-type="date" office:date-value="2021-12-16T00:00:00" table:style-name="ce5">
            <text:p>2021-12-1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SI60</text:p>
          </table:table-cell>
          <table:table-cell table:number-columns-repeated="16377"/>
        </table:table-row>
        <table:table-row table:style-name="ro1">
          <table:table-cell office:value-type="date" office:date-value="2021-12-17T00:00:00" table:style-name="ce5">
            <text:p>2021-12-17</text:p>
          </table:table-cell>
          <table:table-cell office:value-type="float" office:value="115949" table:style-name="ce2">
            <text:p>115949</text:p>
          </table:table-cell>
          <table:table-cell office:value-type="float" office:value="6824044" table:style-name="ce2">
            <text:p>6824044</text:p>
          </table:table-cell>
          <table:table-cell office:value-type="string" table:style-name="ce3">
            <text:p>Pump Drive Idler Spur Gear</text:p>
          </table:table-cell>
          <table:table-cell office:value-type="string" table:style-name="ce2">
            <text:p>CAI11617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359</text:p>
          </table:table-cell>
          <table:table-cell table:number-columns-repeated="16377"/>
        </table:table-row>
        <table:table-row table:style-name="ro1">
          <table:table-cell office:value-type="date" office:date-value="2021-12-23T00:00:00" table:style-name="ce5">
            <text:p>2021-12-2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SI62 CAG-34085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115892" table:style-name="ce2">
            <text:p>115892</text:p>
          </table:table-cell>
          <table:table-cell office:value-type="string" table:style-name="ce2">
            <text:p>4-141-140-18</text:p>
          </table:table-cell>
          <table:table-cell office:value-type="string" table:style-name="ce3">
            <text:p>HOUSING ASSY #3</text:p>
          </table:table-cell>
          <table:table-cell office:value-type="string" table:style-name="ce2">
            <text:p>CAI1162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363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115990" table:style-name="ce2">
            <text:p>11599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COMP TIE BOLT</text:p>
          </table:table-cell>
          <table:table-cell office:value-type="string" table:style-name="ce2">
            <text:p>KE5710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 NCR9362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6656747" table:style-name="ce2">
            <text:p>6656747</text:p>
          </table:table-cell>
          <table:table-cell office:value-type="float" office:value="23057116" table:style-name="ce2">
            <text:p>23057116</text:p>
          </table:table-cell>
          <table:table-cell office:value-type="string" table:style-name="ce3">
            <text:p>STG 6 WHEEL</text:p>
          </table:table-cell>
          <table:table-cell office:value-type="string" table:style-name="ce2">
            <text:p>KR4983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 PITTING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6656747" table:style-name="ce2">
            <text:p>6656747</text:p>
          </table:table-cell>
          <table:table-cell office:value-type="float" office:value="23060404" table:style-name="ce2">
            <text:p>23060404</text:p>
          </table:table-cell>
          <table:table-cell office:value-type="string" table:style-name="ce3">
            <text:p>STG 4 COMP WHEEL</text:p>
          </table:table-cell>
          <table:table-cell office:value-type="string" table:style-name="ce2">
            <text:p>C3496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HEEL CAST CONDITION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6656747" table:style-name="ce2">
            <text:p>6656747</text:p>
          </table:table-cell>
          <table:table-cell office:value-type="float" office:value="23060406" table:style-name="ce2">
            <text:p>23060406</text:p>
          </table:table-cell>
          <table:table-cell office:value-type="string" table:style-name="ce3">
            <text:p>STG 6 COMP WHEEL</text:p>
          </table:table-cell>
          <table:table-cell office:value-type="string" table:style-name="ce2">
            <text:p>C2134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ITTING WITHIN SURFACE UNSERVICEABLE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float" office:value="6656747" table:style-name="ce2">
            <text:p>6656747</text:p>
          </table:table-cell>
          <table:table-cell office:value-type="float" office:value="23060422" table:style-name="ce2">
            <text:p>23060422</text:p>
          </table:table-cell>
          <table:table-cell office:value-type="string" table:style-name="ce3">
            <text:p>STG 2/3 WHEEL</text:p>
          </table:table-cell>
          <table:table-cell office:value-type="string" table:style-name="ce2">
            <text:p>KR5321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 PITTING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162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 NCR9364/6365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41494" table:style-name="ce2">
            <text:p>4149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OT SERVICEABLE NCR9361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float" office:value="40125" table:style-name="ce2">
            <text:p>4012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9364/6365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SEAL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OT SERVICEABLE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11-724-109</text:p>
          </table:table-cell>
          <table:table-cell office:value-type="string" table:style-name="ce3">
            <text:p>TUBE FITTING ASSY</text:p>
          </table:table-cell>
          <table:table-cell office:value-type="float" office:value="52275" table:style-name="ce2">
            <text:p>5227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CESSIVE WEAR IN SLOT AREA SCRAP</text:p>
          </table:table-cell>
          <table:table-cell table:number-columns-repeated="16377"/>
        </table:table-row>
        <table:table-row table:style-name="ro1">
          <table:table-cell office:value-type="date" office:date-value="2021-12-28T00:00:00" table:style-name="ce5">
            <text:p>2021-12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EAGLE BELL 206L INVENTORY PN 23052270</text:p>
          </table:table-cell>
          <table:table-cell table:number-columns-repeated="16377"/>
        </table:table-row>
        <table:table-row table:style-name="ro1">
          <table:table-cell office:value-type="date" office:date-value="2022-01-03T00:00:00" table:style-name="ce5">
            <text:p>2022-01-03</text:p>
          </table:table-cell>
          <table:table-cell office:value-type="float" office:value="67163" table:style-name="ce2">
            <text:p>67163</text:p>
          </table:table-cell>
          <table:table-cell office:value-type="float" office:value="23072862" table:style-name="ce2">
            <text:p>23072862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FU422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EVERE CORROSION AROUND STUDS, BEYOND REPAIR</text:p>
          </table:table-cell>
          <table:table-cell table:number-columns-repeated="16377"/>
        </table:table-row>
        <table:table-row table:style-name="ro1">
          <table:table-cell office:value-type="date" office:date-value="2022-01-11T00:00:00" table:style-name="ce5">
            <text:p>2022-01-11</text:p>
          </table:table-cell>
          <table:table-cell office:value-type="float" office:value="116041" table:style-name="ce2">
            <text:p>116041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5339" table:style-name="ce2">
            <text:p>2533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372</text:p>
          </table:table-cell>
          <table:table-cell table:number-columns-repeated="16377"/>
        </table:table-row>
        <table:table-row table:style-name="ro1">
          <table:table-cell office:value-type="date" office:date-value="2022-01-11T00:00:00" table:style-name="ce5">
            <text:p>2022-01-11</text:p>
          </table:table-cell>
          <table:table-cell office:value-type="float" office:value="116042" table:style-name="ce2">
            <text:p>116042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8493" table:style-name="ce2">
            <text:p>28493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369</text:p>
          </table:table-cell>
          <table:table-cell table:number-columns-repeated="16377"/>
        </table:table-row>
        <table:table-row table:style-name="ro1">
          <table:table-cell office:value-type="date" office:date-value="2022-01-13T00:00:00" table:style-name="ce5">
            <text:p>2022-01-13</text:p>
          </table:table-cell>
          <table:table-cell office:value-type="float" office:value="115299" table:style-name="ce2">
            <text:p>115299</text:p>
          </table:table-cell>
          <table:table-cell office:value-type="float" office:value="6874884" table:style-name="ce2">
            <text:p>6874884</text:p>
          </table:table-cell>
          <table:table-cell office:value-type="string" table:style-name="ce3">
            <text:p>REAR DIFFUSER</text:p>
          </table:table-cell>
          <table:table-cell office:value-type="string" table:style-name="ce2">
            <text:p>ER1277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390</text:p>
          </table:table-cell>
          <table:table-cell table:number-columns-repeated="16377"/>
        </table:table-row>
        <table:table-row table:style-name="ro1">
          <table:table-cell office:value-type="date" office:date-value="2022-01-31T00:00:00" table:style-name="ce5">
            <text:p>2022-01-31</text:p>
          </table:table-cell>
          <table:table-cell office:value-type="float" office:value="115018" table:style-name="ce2">
            <text:p>115018</text:p>
          </table:table-cell>
          <table:table-cell office:value-type="string" table:style-name="ce2">
            <text:p>360A32116303</text:p>
          </table:table-cell>
          <table:table-cell office:value-type="string" table:style-name="ce3">
            <text:p>SERVO CONTROL SUPPORT</text:p>
          </table:table-cell>
          <table:table-cell office:value-type="string" table:style-name="ce2">
            <text:p>FAEE926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386</text:p>
          </table:table-cell>
          <table:table-cell table:number-columns-repeated="16377"/>
        </table:table-row>
        <table:table-row table:style-name="ro1">
          <table:table-cell office:value-type="date" office:date-value="2022-02-01T00:00:00" table:style-name="ce5">
            <text:p>2022-02-01</text:p>
          </table:table-cell>
          <table:table-cell office:value-type="float" office:value="109108" table:style-name="ce2">
            <text:p>109108</text:p>
          </table:table-cell>
          <table:table-cell office:value-type="float" office:value="23066731" table:style-name="ce2">
            <text:p>23066731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537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 8598</text:p>
          </table:table-cell>
          <table:table-cell table:number-columns-repeated="16377"/>
        </table:table-row>
        <table:table-row table:style-name="ro1">
          <table:table-cell office:value-type="date" office:date-value="2022-02-01T00:00:00" table:style-name="ce5">
            <text:p>2022-02-01</text:p>
          </table:table-cell>
          <table:table-cell office:value-type="string" table:style-name="ce2">
            <text:p>NA</text:p>
          </table:table-cell>
          <table:table-cell office:value-type="float" office:value="23030986" table:style-name="ce2">
            <text:p>23030986</text:p>
          </table:table-cell>
          <table:table-cell office:value-type="string" table:style-name="ce3">
            <text:p>SEPERATOR</text:p>
          </table:table-cell>
          <table:table-cell office:value-type="string" table:style-name="ce2">
            <text:p>L64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UNSERVISEABLE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4093" table:style-name="ce2">
            <text:p>114093</text:p>
          </table:table-cell>
          <table:table-cell office:value-type="float" office:value="23076537" table:style-name="ce2">
            <text:p>2307653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JY10392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HAFT BORE MACHINED BEYOND MAXIMUM, NCR 9289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5621" table:style-name="ce2">
            <text:p>115621</text:p>
          </table:table-cell>
          <table:table-cell office:value-type="string" table:style-name="ce2">
            <text:p>M250-10052</text:p>
          </table:table-cell>
          <table:table-cell office:value-type="string" table:style-name="ce3">
            <text:p>FRONT SUPPORT</text:p>
          </table:table-cell>
          <table:table-cell office:value-type="string" table:style-name="ce2">
            <text:p>JE636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AILED PRESSURE TEST, NCR 9394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169" table:style-name="ce2">
            <text:p>116169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float" office:value="67490" table:style-name="ce2">
            <text:p>6749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LOT OVERSIZED, NCR 9373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04" table:style-name="ce2">
            <text:p>116204</text:p>
          </table:table-cell>
          <table:table-cell office:value-type="float" office:value="23051106" table:style-name="ce2">
            <text:p>23051106</text:p>
          </table:table-cell>
          <table:table-cell office:value-type="string" table:style-name="ce3">
            <text:p>FRONT SUPPORT</text:p>
          </table:table-cell>
          <table:table-cell office:value-type="float" office:value="271561" table:style-name="ce2">
            <text:p>2715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AILED PRESSURE TEST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18" table:style-name="ce2">
            <text:p>116218</text:p>
          </table:table-cell>
          <table:table-cell office:value-type="float" office:value="23052360" table:style-name="ce2">
            <text:p>23052360</text:p>
          </table:table-cell>
          <table:table-cell office:value-type="string" table:style-name="ce3">
            <text:p>OIL PUMP BODY</text:p>
          </table:table-cell>
          <table:table-cell office:value-type="float" office:value="34527" table:style-name="ce2">
            <text:p>345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UMP BORE SCORED AND OVERSIZED,NCR9380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25" table:style-name="ce2">
            <text:p>116225</text:p>
          </table:table-cell>
          <table:table-cell office:value-type="float" office:value="23030990" table:style-name="ce2">
            <text:p>23030990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AI116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LINE G UNDERSIZED, NCR 9379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67" table:style-name="ce2">
            <text:p>116267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59049" table:style-name="ce2">
            <text:p>5904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, NCR 9391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68" table:style-name="ce2">
            <text:p>116268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27039" table:style-name="ce2">
            <text:p>270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X NUT CROSS CORNER UNDERSIZED, NCR 9389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float" office:value="116269" table:style-name="ce2">
            <text:p>116269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3353" table:style-name="ce2">
            <text:p>33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HEX NUT CROSS CORNER UNDERSIZED, NCR 9387</text:p>
          </table:table-cell>
          <table:table-cell table:number-columns-repeated="16377"/>
        </table:table-row>
        <table:table-row table:style-name="ro1">
          <table:table-cell office:value-type="date" office:date-value="2022-02-02T00:00:00" table:style-name="ce5">
            <text:p>2022-02-02</text:p>
          </table:table-cell>
          <table:table-cell office:value-type="string" table:style-name="ce2">
            <text:p>RO10485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999-49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PALLING, NCR 9367</text:p>
          </table:table-cell>
          <table:table-cell table:number-columns-repeated="16377"/>
        </table:table-row>
        <table:table-row table:style-name="ro1">
          <table:table-cell office:value-type="date" office:date-value="2022-02-09T00:00:00" table:style-name="ce5">
            <text:p>2022-02-09</text:p>
          </table:table-cell>
          <table:table-cell office:value-type="float" office:value="116384" table:style-name="ce2">
            <text:p>116384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8725" table:style-name="ce2">
            <text:p>3872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413</text:p>
          </table:table-cell>
          <table:table-cell table:number-columns-repeated="16377"/>
        </table:table-row>
        <table:table-row table:style-name="ro1">
          <table:table-cell office:value-type="date" office:date-value="2022-02-11T00:00:00" table:style-name="ce5">
            <text:p>2022-02-11</text:p>
          </table:table-cell>
          <table:table-cell office:value-type="float" office:value="116461" table:style-name="ce2">
            <text:p>116461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1101" table:style-name="ce2">
            <text:p>3110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406</text:p>
          </table:table-cell>
          <table:table-cell table:number-columns-repeated="16377"/>
        </table:table-row>
        <table:table-row table:style-name="ro1">
          <table:table-cell office:value-type="date" office:date-value="2022-02-17T00:00:00" table:style-name="ce5">
            <text:p>2022-02-17</text:p>
          </table:table-cell>
          <table:table-cell office:value-type="float" office:value="115405" table:style-name="ce2">
            <text:p>115405</text:p>
          </table:table-cell>
          <table:table-cell office:value-type="float" office:value="6858182" table:style-name="ce2">
            <text:p>6858182</text:p>
          </table:table-cell>
          <table:table-cell office:value-type="string" table:style-name="ce3">
            <text:p>REAR CARRIER</text:p>
          </table:table-cell>
          <table:table-cell office:value-type="float" office:value="8892" table:style-name="ce2">
            <text:p>889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412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5">
            <text:p>2022-03-11</text:p>
          </table:table-cell>
          <table:table-cell office:value-type="float" office:value="113591" table:style-name="ce2">
            <text:p>113591</text:p>
          </table:table-cell>
          <table:table-cell office:value-type="float" office:value="6858182" table:style-name="ce2">
            <text:p>6858182</text:p>
          </table:table-cell>
          <table:table-cell office:value-type="string" table:style-name="ce3">
            <text:p>REAR CARRIER</text:p>
          </table:table-cell>
          <table:table-cell office:value-type="string" table:style-name="ce2">
            <text:p>MM22282</text:p>
          </table:table-cell>
          <table:table-cell office:value-type="string" table:style-name="ce2">
            <text:p>MT</text:p>
          </table:table-cell>
          <table:table-cell office:value-type="string" table:style-name="ce6">
            <text:p>SCRAP LOCALLY, CRACKS BEYOND MANUAL LIMITS.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5">
            <text:p>2022-03-11</text:p>
          </table:table-cell>
          <table:table-cell office:value-type="float" office:value="115116" table:style-name="ce2">
            <text:p>115116</text:p>
          </table:table-cell>
          <table:table-cell office:value-type="string" table:style-name="ce2">
            <text:p>23087076-C</text:p>
          </table:table-cell>
          <table:table-cell office:value-type="string" table:style-name="ce3">
            <text:p>REAR CARRIER</text:p>
          </table:table-cell>
          <table:table-cell office:value-type="string" table:style-name="ce2">
            <text:p>CU31936</text:p>
          </table:table-cell>
          <table:table-cell office:value-type="string" table:style-name="ce2">
            <text:p>MT</text:p>
          </table:table-cell>
          <table:table-cell office:value-type="string" table:style-name="ce6">
            <text:p>SCRAP LOCALLY, SHIPPING DAMAGE BEYOND LIMITS.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5">
            <text:p>2022-03-11</text:p>
          </table:table-cell>
          <table:table-cell office:value-type="float" office:value="115468" table:style-name="ce2">
            <text:p>115468</text:p>
          </table:table-cell>
          <table:table-cell office:value-type="float" office:value="23034775" table:style-name="ce2">
            <text:p>23034775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35927</text:p>
          </table:table-cell>
          <table:table-cell office:value-type="string" table:style-name="ce2">
            <text:p>MT</text:p>
          </table:table-cell>
          <table:table-cell office:value-type="string" table:style-name="ce6">
            <text:p>STRUT WORN BEYOND LIMITS, SCRAP LOCALLY.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5">
            <text:p>2022-03-11</text:p>
          </table:table-cell>
          <table:table-cell office:value-type="float" office:value="115803" table:style-name="ce2">
            <text:p>115803</text:p>
          </table:table-cell>
          <table:table-cell office:value-type="string" table:style-name="ce2">
            <text:p>206-010-455-001</text:p>
          </table:table-cell>
          <table:table-cell office:value-type="string" table:style-name="ce3">
            <text:p>SWASHPLATE INNER CAP</text:p>
          </table:table-cell>
          <table:table-cell office:value-type="string" table:style-name="ce2">
            <text:p>CAI11597</text:p>
          </table:table-cell>
          <table:table-cell office:value-type="string" table:style-name="ce2">
            <text:p>MT</text:p>
          </table:table-cell>
          <table:table-cell office:value-type="string" table:style-name="ce6">
            <text:p>SCRAP LOCALLY, BER</text:p>
          </table:table-cell>
          <table:table-cell table:number-columns-repeated="16377"/>
        </table:table-row>
        <table:table-row table:style-name="ro1">
          <table:table-cell office:value-type="date" office:date-value="2022-03-17T00:00:00" table:style-name="ce5">
            <text:p>2022-03-17</text:p>
          </table:table-cell>
          <table:table-cell office:value-type="float" office:value="116813" table:style-name="ce2">
            <text:p>116813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ER1926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, NCR 9436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float" office:value="116825" table:style-name="ce2">
            <text:p>116825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M GEAR</text:p>
          </table:table-cell>
          <table:table-cell office:value-type="string" table:style-name="ce2">
            <text:p>NN10634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31,HEAVY SPALLING AND CORROSION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AP22751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380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1494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1579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178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8422" table:style-name="ce2">
            <text:p>84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BENT VAN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70941" table:style-name="ce2">
            <text:p>6870941</text:p>
          </table:table-cell>
          <table:table-cell office:value-type="string" table:style-name="ce3">
            <text:p>T/M HELICAL G/S</text:p>
          </table:table-cell>
          <table:table-cell office:value-type="string" table:style-name="ce2">
            <text:p>LL30088.CG3063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, SCRAP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OIL SEAL ASSY</text:p>
          </table:table-cell>
          <table:table-cell office:value-type="string" table:style-name="ce2">
            <text:p>0857,6044,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ENGINE, UNSERVISABL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6899185" table:style-name="ce2">
            <text:p>6899185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SEVISABL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23007217" table:style-name="ce2">
            <text:p>23007217</text:p>
          </table:table-cell>
          <table:table-cell office:value-type="string" table:style-name="ce3">
            <text:p>MOUNT</text:p>
          </table:table-cell>
          <table:table-cell office:value-type="string" table:style-name="ce2">
            <text:p>4-84-39,11-90-10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ABLE TO MODIFY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23057115" table:style-name="ce2">
            <text:p>23057115</text:p>
          </table:table-cell>
          <table:table-cell office:value-type="string" table:style-name="ce3">
            <text:p>5TH WHEEL</text:p>
          </table:table-cell>
          <table:table-cell office:value-type="string" table:style-name="ce2">
            <text:p>E589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VANES DENTED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23060815" table:style-name="ce2">
            <text:p>23060815</text:p>
          </table:table-cell>
          <table:table-cell office:value-type="string" table:style-name="ce3">
            <text:p>LEAD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TERMAL BENT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NA</text:p>
          </table:table-cell>
          <table:table-cell office:value-type="float" office:value="23060815" table:style-name="ce2">
            <text:p>23060815</text:p>
          </table:table-cell>
          <table:table-cell office:value-type="string" table:style-name="ce3">
            <text:p>LEAD IGNITER</text:p>
          </table:table-cell>
          <table:table-cell office:value-type="string" table:style-name="ce2">
            <text:p>JH090263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THERMAL BENT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20</text:p>
          </table:table-cell>
          <table:table-cell office:value-type="float" office:value="6859367" table:style-name="ce2">
            <text:p>6859367</text:p>
          </table:table-cell>
          <table:table-cell office:value-type="string" table:style-name="ce3">
            <text:p>TM SHAF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20</text:p>
          </table:table-cell>
          <table:table-cell office:value-type="float" office:value="6859367" table:style-name="ce2">
            <text:p>6859367</text:p>
          </table:table-cell>
          <table:table-cell office:value-type="string" table:style-name="ce3">
            <text:p>T/M</text:p>
          </table:table-cell>
          <table:table-cell office:value-type="string" table:style-name="ce2">
            <text:p>NAA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20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16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421,UNSERVICABL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2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759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426, FRETTING ON CENTRE MUT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26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DN867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9429,BEARING JOURNAL BELOW MIN SEVICABLE LIMIT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3</text:p>
          </table:table-cell>
          <table:table-cell office:value-type="float" office:value="6870925" table:style-name="ce2">
            <text:p>6870925</text:p>
          </table:table-cell>
          <table:table-cell office:value-type="string" table:style-name="ce3">
            <text:p>SEPERATO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, NCR#9434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3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GEARSHAFT</text:p>
          </table:table-cell>
          <table:table-cell office:value-type="string" table:style-name="ce2">
            <text:p>NN10634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9431, HEAVY SPALLINGON TEETH,UNSERVICABL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4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17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433, SPALLING, UNSERVICABL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4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 G/S</text:p>
          </table:table-cell>
          <table:table-cell table:style-name="ce2"/>
          <table:table-cell office:value-type="string" table:style-name="ce2">
            <text:p>DD</text:p>
          </table:table-cell>
          <table:table-cell office:value-type="string" table:style-name="ce6">
            <text:p>NCR#9432, SPALLING AND CORROSION ON TEETH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4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ADAPTER</text:p>
          </table:table-cell>
          <table:table-cell office:value-type="float" office:value="90406" table:style-name="ce2">
            <text:p>904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9439,MEASURES BEYOND MAX LIMIT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4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2, EXCESSIVE CORROSION/ETCHING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4</text:p>
          </table:table-cell>
          <table:table-cell office:value-type="float" office:value="23037444" table:style-name="ce2">
            <text:p>2303744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I117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1,HEAVY PITTING, UNABLE TO REPAIR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6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1219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6, MULTIPLE CRACKS BETWEEN BLADES AND OVER THE LIP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6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75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3, KNIVES MEASURE UNDERSIZE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6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4, EXCESSIVE PITTING AND CORROSION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6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 9440, FRETTING AND CORROSION EVIDENT</text:p>
          </table:table-cell>
          <table:table-cell table:number-columns-repeated="16377"/>
        </table:table-row>
        <table:table-row table:style-name="ro1">
          <table:table-cell office:value-type="date" office:date-value="2022-03-21T00:00:00" table:style-name="ce5">
            <text:p>2022-03-21</text:p>
          </table:table-cell>
          <table:table-cell office:value-type="string" table:style-name="ce2">
            <text:p>RO10537</text:p>
          </table:table-cell>
          <table:table-cell office:value-type="float" office:value="6870925" table:style-name="ce2">
            <text:p>6870925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447, COROSSION PITTING,IDLER SHAFT BORES OVERSIZE</text:p>
          </table:table-cell>
          <table:table-cell table:number-columns-repeated="16377"/>
        </table:table-row>
        <table:table-row table:style-name="ro1">
          <table:table-cell office:value-type="date" office:date-value="2022-03-22T00:00:00" table:style-name="ce5">
            <text:p>2022-03-22</text:p>
          </table:table-cell>
          <table:table-cell office:value-type="string" table:style-name="ce2">
            <text:p>RO10543</text:p>
          </table:table-cell>
          <table:table-cell office:value-type="float" office:value="6870925" table:style-name="ce2">
            <text:p>6870925</text:p>
          </table:table-cell>
          <table:table-cell office:value-type="string" table:style-name="ce3">
            <text:p>SEPERATOR</text:p>
          </table:table-cell>
          <table:table-cell office:value-type="string" table:style-name="ce2">
            <text:p>L-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PITTING, IDLER SHAFT BORES OVERSIZE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53444" table:style-name="ce2">
            <text:p>6853444</text:p>
          </table:table-cell>
          <table:table-cell office:value-type="string" table:style-name="ce3">
            <text:p>COVER</text:p>
          </table:table-cell>
          <table:table-cell office:value-type="float" office:value="24350" table:style-name="ce2">
            <text:p>243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5-78-86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12-79-156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8-81-22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float" office:value="2447" table:style-name="ce2">
            <text:p>244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5-82-24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float" office:value="3405678" table:style-name="ce2">
            <text:p>340567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date" office:date-value="1980-12-19T00:00:00" table:style-name="ce11">
            <text:p>12-19-198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*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4-88-31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8-79-14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4-80-46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**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float" office:value="35608" table:style-name="ce2">
            <text:p>3560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float" office:value="24060" table:style-name="ce2">
            <text:p>2406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EX COLLECTOR</text:p>
          </table:table-cell>
          <table:table-cell office:value-type="float" office:value="44138" table:style-name="ce2">
            <text:p>4413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EX COLLECTOR</text:p>
          </table:table-cell>
          <table:table-cell office:value-type="float" office:value="38883" table:style-name="ce2">
            <text:p>3888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MORE USED BY COMPANIES</text:p>
          </table:table-cell>
          <table:table-cell table:number-columns-repeated="16377"/>
        </table:table-row>
        <table:table-row table:style-name="ro1">
          <table:table-cell office:value-type="date" office:date-value="2022-03-23T00:00:00" table:style-name="ce5">
            <text:p>2022-03-23</text:p>
          </table:table-cell>
          <table:table-cell office:value-type="string" table:style-name="ce2">
            <text:p>RO110458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 COLLECTOR</text:p>
          </table:table-cell>
          <table:table-cell office:value-type="float" office:value="24045" table:style-name="ce2">
            <text:p>240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330,WALL THICKNESS LOW, UNSERVICABLE</text:p>
          </table:table-cell>
          <table:table-cell table:number-columns-repeated="16377"/>
        </table:table-row>
        <table:table-row table:style-name="ro1">
          <table:table-cell office:value-type="date" office:date-value="2022-03-24T00:00:00" table:style-name="ce5">
            <text:p>2022-03-24</text:p>
          </table:table-cell>
          <table:table-cell office:value-type="string" table:style-name="ce2">
            <text:p>NA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TK</text:p>
          </table:table-cell>
          <table:table-cell office:value-type="string" table:style-name="ce10">
            <text:p>scrap bin Emptied #202213323</text:p>
          </table:table-cell>
          <table:table-cell table:number-columns-repeated="16377"/>
        </table:table-row>
        <table:table-row table:style-name="ro1">
          <table:table-cell office:value-type="date" office:date-value="2022-03-25T00:00:00" table:style-name="ce5">
            <text:p>2022-03-25</text:p>
          </table:table-cell>
          <table:table-cell office:value-type="string" table:style-name="ce2">
            <text:p>NA</text:p>
          </table:table-cell>
          <table:table-cell office:value-type="float" office:value="6875485" table:style-name="ce2">
            <text:p>6875485</text:p>
          </table:table-cell>
          <table:table-cell office:value-type="string" table:style-name="ce3">
            <text:p>N1 COUPLING</text:p>
          </table:table-cell>
          <table:table-cell office:value-type="string" table:style-name="ce2">
            <text:p>AE30273,AE303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</text:p>
          </table:table-cell>
          <table:table-cell table:number-columns-repeated="16377"/>
        </table:table-row>
        <table:table-row table:style-name="ro1">
          <table:table-cell office:value-type="date" office:date-value="2022-03-25T00:00:00" table:style-name="ce5">
            <text:p>2022-03-25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, <text:s/>FROM LOT 28,27,32,24,18,20,23,19,25,31,30,</text:p>
          </table:table-cell>
          <table:table-cell table:number-columns-repeated="16377"/>
        </table:table-row>
        <table:table-row table:style-name="ro1">
          <table:table-cell office:value-type="date" office:date-value="2022-03-25T00:00:00" table:style-name="ce5">
            <text:p>2022-03-25</text:p>
          </table:table-cell>
          <table:table-cell office:value-type="string" table:style-name="ce2">
            <text:p>NA</text:p>
          </table:table-cell>
          <table:table-cell office:value-type="float" office:value="23034783" table:style-name="ce2">
            <text:p>23034783</text:p>
          </table:table-cell>
          <table:table-cell office:value-type="string" table:style-name="ce3">
            <text:p>EX COLLECTOR</text:p>
          </table:table-cell>
          <table:table-cell office:value-type="float" office:value="39050" table:style-name="ce2">
            <text:p>390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</text:p>
          </table:table-cell>
          <table:table-cell table:number-columns-repeated="16377"/>
        </table:table-row>
        <table:table-row table:style-name="ro1">
          <table:table-cell office:value-type="date" office:date-value="2022-03-25T00:00:00" table:style-name="ce5">
            <text:p>2022-03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LOT SI60</text:p>
          </table:table-cell>
          <table:table-cell table:number-columns-repeated="16377"/>
        </table:table-row>
        <table:table-row table:style-name="ro1">
          <table:table-cell office:value-type="date" office:date-value="2022-03-25T00:00:00" table:style-name="ce5">
            <text:p>2022-03-25</text:p>
          </table:table-cell>
          <table:table-cell table:style-name="ce2"/>
          <table:table-cell office:value-type="float" office:value="6876925" table:style-name="ce2">
            <text:p>6876925</text:p>
          </table:table-cell>
          <table:table-cell office:value-type="string" table:style-name="ce3">
            <text:p>TUBE ASSY OIL FILTER</text:p>
          </table:table-cell>
          <table:table-cell office:value-type="string" table:style-name="ce2">
            <text:p>CAI648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T SERVICABLEAND SELLABLE</text:p>
          </table:table-cell>
          <table:table-cell table:number-columns-repeated="16377"/>
        </table:table-row>
        <table:table-row table:style-name="ro1">
          <table:table-cell office:value-type="date" office:date-value="2022-03-29T00:00:00" table:style-name="ce5">
            <text:p>2022-03-29</text:p>
          </table:table-cell>
          <table:table-cell office:value-type="float" office:value="117057" table:style-name="ce2">
            <text:p>117057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ELER GEAR</text:p>
          </table:table-cell>
          <table:table-cell office:value-type="string" table:style-name="ce2">
            <text:p>CAI1176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453</text:p>
          </table:table-cell>
          <table:table-cell table:number-columns-repeated="16377"/>
        </table:table-row>
        <table:table-row table:style-name="ro1">
          <table:table-cell office:value-type="date" office:date-value="2022-03-29T00:00:00" table:style-name="ce5">
            <text:p>2022-03-29</text:p>
          </table:table-cell>
          <table:table-cell office:value-type="string" table:style-name="ce2">
            <text:p>NA</text:p>
          </table:table-cell>
          <table:table-cell office:value-type="float" office:value="23057115" table:style-name="ce2">
            <text:p>23057115</text:p>
          </table:table-cell>
          <table:table-cell office:value-type="string" table:style-name="ce3">
            <text:p>5TH STG WHEEL</text:p>
          </table:table-cell>
          <table:table-cell office:value-type="string" table:style-name="ce2">
            <text:p>KR1090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FILLET BLADE RADIUS OUT. NOT SERVICABLE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float" office:value="114726" table:style-name="ce2">
            <text:p>114726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6218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08390" table:style-name="ce2">
            <text:p>6808390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 QTY 4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40109" table:style-name="ce2">
            <text:p>6840109</text:p>
          </table:table-cell>
          <table:table-cell office:value-type="string" table:style-name="ce3">
            <text:p>RETAIN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43499" table:style-name="ce2">
            <text:p>6843499</text:p>
          </table:table-cell>
          <table:table-cell office:value-type="string" table:style-name="ce3">
            <text:p>FIREWALL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5 scrapped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75622" table:style-name="ce2">
            <text:p>6875622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 QTY 2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87160" table:style-name="ce2">
            <text:p>6887160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93626" table:style-name="ce2">
            <text:p>6893626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 QTY 4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98560" table:style-name="ce2">
            <text:p>6898560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 QTY 4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6898847" table:style-name="ce2">
            <text:p>6898847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</text:p>
          </table:table-cell>
          <table:table-cell table:number-columns-repeated="16377"/>
        </table:table-row>
        <table:table-row table:style-name="ro1">
          <table:table-cell office:value-type="date" office:date-value="2022-03-30T00:00:00" table:style-name="ce5">
            <text:p>2022-03-30</text:p>
          </table:table-cell>
          <table:table-cell office:value-type="string" table:style-name="ce2">
            <text:p>NA</text:p>
          </table:table-cell>
          <table:table-cell office:value-type="float" office:value="23034771" table:style-name="ce2">
            <text:p>23034771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IN USE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float" office:value="117054" table:style-name="ce2">
            <text:p>117054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5756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457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float" office:value="117058" table:style-name="ce2">
            <text:p>11705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TH11482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458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SEAL ASSY OIL BELOW</text:p>
          </table:table-cell>
          <table:table-cell office:value-type="string" table:style-name="ce2">
            <text:p>MB14136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AEROMARITIME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SEAL ASSY OIL BELOW</text:p>
          </table:table-cell>
          <table:table-cell office:value-type="float" office:value="56908" table:style-name="ce2">
            <text:p>5690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AEROMARITIME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SEAL ASSY OIL BELOW</text:p>
          </table:table-cell>
          <table:table-cell office:value-type="float" office:value="5965" table:style-name="ce2">
            <text:p>5965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AEROMARITIME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SEAL ASSY OIL BELOW</text:p>
          </table:table-cell>
          <table:table-cell office:value-type="float" office:value="97877" table:style-name="ce2">
            <text:p>9787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AEROMARITIME</text:p>
          </table:table-cell>
          <table:table-cell table:number-columns-repeated="16377"/>
        </table:table-row>
        <table:table-row table:style-name="ro1">
          <table:table-cell office:value-type="date" office:date-value="2022-03-31T00:00:00" table:style-name="ce5">
            <text:p>2022-03-31</text:p>
          </table:table-cell>
          <table:table-cell office:value-type="string" table:style-name="ce2">
            <text:p>NA</text:p>
          </table:table-cell>
          <table:table-cell office:value-type="float" office:value="6898764" table:style-name="ce2">
            <text:p>6898764</text:p>
          </table:table-cell>
          <table:table-cell office:value-type="string" table:style-name="ce3">
            <text:p>SEAL ASSY OIL BELOW</text:p>
          </table:table-cell>
          <table:table-cell office:value-type="string" table:style-name="ce2">
            <text:p>MR7835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AEROMARITIME</text:p>
          </table:table-cell>
          <table:table-cell table:number-columns-repeated="16377"/>
        </table:table-row>
        <table:table-row table:style-name="ro1">
          <table:table-cell office:value-type="date" office:date-value="2022-04-01T00:00:00" table:style-name="ce5">
            <text:p>2022-04-01</text:p>
          </table:table-cell>
          <table:table-cell office:value-type="float" office:value="116979" table:style-name="ce2">
            <text:p>116979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P GEAR</text:p>
          </table:table-cell>
          <table:table-cell office:value-type="string" table:style-name="ce2">
            <text:p>KU12860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459</text:p>
          </table:table-cell>
          <table:table-cell table:number-columns-repeated="16377"/>
        </table:table-row>
        <table:table-row table:style-name="ro1">
          <table:table-cell office:value-type="date" office:date-value="2022-04-01T00:00:00" table:style-name="ce5">
            <text:p>2022-04-01</text:p>
          </table:table-cell>
          <table:table-cell office:value-type="float" office:value="117075" table:style-name="ce2">
            <text:p>117075</text:p>
          </table:table-cell>
          <table:table-cell office:value-type="float" office:value="23031909" table:style-name="ce2">
            <text:p>23031909</text:p>
          </table:table-cell>
          <table:table-cell office:value-type="string" table:style-name="ce3">
            <text:p>CONT RING</text:p>
          </table:table-cell>
          <table:table-cell office:value-type="string" table:style-name="ce2">
            <text:p>DD1068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642</text:p>
          </table:table-cell>
          <table:table-cell table:number-columns-repeated="16377"/>
        </table:table-row>
        <table:table-row table:style-name="ro1">
          <table:table-cell office:value-type="date" office:date-value="2022-04-05T00:00:00" table:style-name="ce5">
            <text:p>2022-04-05</text:p>
          </table:table-cell>
          <table:table-cell office:value-type="float" office:value="117038" table:style-name="ce2">
            <text:p>117038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280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467</text:p>
          </table:table-cell>
          <table:table-cell table:number-columns-repeated="16377"/>
        </table:table-row>
        <table:table-row table:style-name="ro1">
          <table:table-cell office:value-type="date" office:date-value="2022-04-06T00:00:00" table:style-name="ce5">
            <text:p>2022-04-06</text:p>
          </table:table-cell>
          <table:table-cell office:value-type="float" office:value="116825" table:style-name="ce2">
            <text:p>116825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M GEAR</text:p>
          </table:table-cell>
          <table:table-cell office:value-type="string" table:style-name="ce2">
            <text:p>NN10634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431</text:p>
          </table:table-cell>
          <table:table-cell table:number-columns-repeated="16377"/>
        </table:table-row>
        <table:table-row table:style-name="ro1">
          <table:table-cell office:value-type="date" office:date-value="2022-04-07T00:00:00" table:style-name="ce5">
            <text:p>2022-04-07</text:p>
          </table:table-cell>
          <table:table-cell office:value-type="float" office:value="117155" table:style-name="ce2">
            <text:p>117155</text:p>
          </table:table-cell>
          <table:table-cell office:value-type="float" office:value="6793309" table:style-name="ce2">
            <text:p>6793309</text:p>
          </table:table-cell>
          <table:table-cell office:value-type="string" table:style-name="ce3">
            <text:p>ACCESSORY MAIN DRIVE GEAR SHAFT</text:p>
          </table:table-cell>
          <table:table-cell office:value-type="float" office:value="2701" table:style-name="ce2">
            <text:p>270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64</text:p>
          </table:table-cell>
          <table:table-cell table:number-columns-repeated="16377"/>
        </table:table-row>
        <table:table-row table:style-name="ro1">
          <table:table-cell office:value-type="date" office:date-value="2022-04-07T00:00:00" table:style-name="ce5">
            <text:p>2022-04-07</text:p>
          </table:table-cell>
          <table:table-cell office:value-type="float" office:value="117156" table:style-name="ce2">
            <text:p>117156</text:p>
          </table:table-cell>
          <table:table-cell office:value-type="float" office:value="6787344" table:style-name="ce2">
            <text:p>6787344</text:p>
          </table:table-cell>
          <table:table-cell office:value-type="string" table:style-name="ce3">
            <text:p>ACC DR SIDE SHAFTGEAR</text:p>
          </table:table-cell>
          <table:table-cell office:value-type="float" office:value="1595" table:style-name="ce2">
            <text:p>159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69</text:p>
          </table:table-cell>
          <table:table-cell table:number-columns-repeated="16377"/>
        </table:table-row>
        <table:table-row table:style-name="ro1">
          <table:table-cell office:value-type="date" office:date-value="2022-04-08T00:00:00" table:style-name="ce5">
            <text:p>2022-04-08</text:p>
          </table:table-cell>
          <table:table-cell office:value-type="float" office:value="117163" table:style-name="ce2">
            <text:p>117163</text:p>
          </table:table-cell>
          <table:table-cell office:value-type="float" office:value="6787344" table:style-name="ce2">
            <text:p>6787344</text:p>
          </table:table-cell>
          <table:table-cell office:value-type="string" table:style-name="ce3">
            <text:p>ACC DR SIDE SHAFTGEAR</text:p>
          </table:table-cell>
          <table:table-cell office:value-type="string" table:style-name="ce2">
            <text:p>BL539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72</text:p>
          </table:table-cell>
          <table:table-cell table:number-columns-repeated="16377"/>
        </table:table-row>
        <table:table-row table:style-name="ro1">
          <table:table-cell office:value-type="date" office:date-value="2022-04-08T00:00:00" table:style-name="ce5">
            <text:p>2022-04-08</text:p>
          </table:table-cell>
          <table:table-cell office:value-type="float" office:value="117171" table:style-name="ce2">
            <text:p>117171</text:p>
          </table:table-cell>
          <table:table-cell office:value-type="float" office:value="6782790" table:style-name="ce2">
            <text:p>6782790</text:p>
          </table:table-cell>
          <table:table-cell office:value-type="string" table:style-name="ce3">
            <text:p>SIDE ACCESSORY DRIVE</text:p>
          </table:table-cell>
          <table:table-cell office:value-type="string" table:style-name="ce2">
            <text:p>CAI1177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70</text:p>
          </table:table-cell>
          <table:table-cell table:number-columns-repeated="16377"/>
        </table:table-row>
        <table:table-row table:style-name="ro1">
          <table:table-cell office:value-type="date" office:date-value="2022-04-08T00:00:00" table:style-name="ce5">
            <text:p>2022-04-08</text:p>
          </table:table-cell>
          <table:table-cell office:value-type="float" office:value="117175" table:style-name="ce2">
            <text:p>117175</text:p>
          </table:table-cell>
          <table:table-cell office:value-type="float" office:value="6738444" table:style-name="ce2">
            <text:p>6738444</text:p>
          </table:table-cell>
          <table:table-cell office:value-type="string" table:style-name="ce3">
            <text:p>ACCESSORY IDLER GEAR</text:p>
          </table:table-cell>
          <table:table-cell office:value-type="string" table:style-name="ce2">
            <text:p>CAI1177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75</text:p>
          </table:table-cell>
          <table:table-cell table:number-columns-repeated="16377"/>
        </table:table-row>
        <table:table-row table:style-name="ro1">
          <table:table-cell office:value-type="date" office:date-value="2022-04-08T00:00:00" table:style-name="ce5">
            <text:p>2022-04-08</text:p>
          </table:table-cell>
          <table:table-cell office:value-type="float" office:value="117176" table:style-name="ce2">
            <text:p>117176</text:p>
          </table:table-cell>
          <table:table-cell office:value-type="float" office:value="6738444" table:style-name="ce2">
            <text:p>6738444</text:p>
          </table:table-cell>
          <table:table-cell office:value-type="string" table:style-name="ce3">
            <text:p>ACCESSORY IDLER GEAR</text:p>
          </table:table-cell>
          <table:table-cell office:value-type="string" table:style-name="ce2">
            <text:p>CAI1177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76</text:p>
          </table:table-cell>
          <table:table-cell table:number-columns-repeated="16377"/>
        </table:table-row>
        <table:table-row table:style-name="ro1">
          <table:table-cell office:value-type="date" office:date-value="2022-04-11T00:00:00" table:style-name="ce5">
            <text:p>2022-04-11</text:p>
          </table:table-cell>
          <table:table-cell office:value-type="float" office:value="117247" table:style-name="ce2">
            <text:p>117247</text:p>
          </table:table-cell>
          <table:table-cell office:value-type="float" office:value="23008021" table:style-name="ce2">
            <text:p>23008021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653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473</text:p>
          </table:table-cell>
          <table:table-cell table:number-columns-repeated="16377"/>
        </table:table-row>
        <table:table-row table:style-name="ro1">
          <table:table-cell office:value-type="date" office:date-value="2022-04-11T00:00:00" table:style-name="ce5">
            <text:p>2022-04-11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#2 STAGE WHEEL</text:p>
          </table:table-cell>
          <table:table-cell office:value-type="string" table:style-name="ce2">
            <text:p>X52664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LESS CYCLE REMAINING</text:p>
          </table:table-cell>
          <table:table-cell table:number-columns-repeated="16377"/>
        </table:table-row>
        <table:table-row table:style-name="ro1">
          <table:table-cell office:value-type="date" office:date-value="2022-04-13T00:00:00" table:style-name="ce5">
            <text:p>2022-04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354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FAG13663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ENGINE CAE-844122 CAC-44785</text:p>
          </table:table-cell>
          <table:table-cell table:number-columns-repeated="16377"/>
        </table:table-row>
        <table:table-row table:style-name="ro1">
          <table:table-cell office:value-type="date" office:date-value="2022-04-13T00:00:00" table:style-name="ce5">
            <text:p>2022-04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ENGINE CAE-844133 CAG-44133</text:p>
          </table:table-cell>
          <table:table-cell table:number-columns-repeated="16377"/>
        </table:table-row>
        <table:table-row table:style-name="ro1">
          <table:table-cell office:value-type="date" office:date-value="2022-04-18T00:00:00" table:style-name="ce5">
            <text:p>2022-04-18</text:p>
          </table:table-cell>
          <table:table-cell office:value-type="float" office:value="117290" table:style-name="ce2">
            <text:p>117290</text:p>
          </table:table-cell>
          <table:table-cell office:value-type="string" table:style-name="ce2">
            <text:p>M250-10026</text:p>
          </table:table-cell>
          <table:table-cell office:value-type="string" table:style-name="ce3">
            <text:p>FC GEAR</text:p>
          </table:table-cell>
          <table:table-cell office:value-type="string" table:style-name="ce2">
            <text:p>3900N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480</text:p>
          </table:table-cell>
          <table:table-cell table:number-columns-repeated="16377"/>
        </table:table-row>
        <table:table-row table:style-name="ro1">
          <table:table-cell office:value-type="date" office:date-value="2022-04-18T00:00:00" table:style-name="ce5">
            <text:p>2022-04-18</text:p>
          </table:table-cell>
          <table:table-cell office:value-type="string" table:style-name="ce2">
            <text:p>NA</text:p>
          </table:table-cell>
          <table:table-cell office:value-type="string" table:style-name="ce12">
            <text:p>6889337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JJ0825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MISSING RACE</text:p>
          </table:table-cell>
          <table:table-cell table:number-columns-repeated="16377"/>
        </table:table-row>
        <table:table-row table:style-name="ro1">
          <table:table-cell office:value-type="date" office:date-value="2022-04-18T00:00:00" table:style-name="ce5">
            <text:p>2022-04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ENGINE CAE-844122 CAG-44122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float" office:value="23220" table:style-name="ce2">
            <text:p>23220</text:p>
          </table:table-cell>
          <table:table-cell office:value-type="string" table:style-name="ce2">
            <text:p>206-040-530-001</text:p>
          </table:table-cell>
          <table:table-cell office:value-type="string" table:style-name="ce3">
            <text:p>Transmission Main Case</text:p>
          </table:table-cell>
          <table:table-cell office:value-type="string" table:style-name="ce2">
            <text:p>B12-1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6871534" table:style-name="ce2">
            <text:p>6871534</text:p>
          </table:table-cell>
          <table:table-cell office:value-type="string" table:style-name="ce3">
            <text:p>PLUG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15 damaged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6871534" table:style-name="ce2">
            <text:p>6871534</text:p>
          </table:table-cell>
          <table:table-cell office:value-type="string" table:style-name="ce3">
            <text:p>PLUG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25 damaged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34102" table:style-name="ce2">
            <text:p>23034102</text:p>
          </table:table-cell>
          <table:table-cell office:value-type="string" table:style-name="ce3">
            <text:p>PICOLO TUBE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15 damaged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60404" table:style-name="ce2">
            <text:p>2306040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KR4548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, PITTING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60405" table:style-name="ce2">
            <text:p>23060405</text:p>
          </table:table-cell>
          <table:table-cell office:value-type="string" table:style-name="ce3">
            <text:p>5TH STG WHEEL</text:p>
          </table:table-cell>
          <table:table-cell office:value-type="string" table:style-name="ce2">
            <text:p>C2649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, PITTING BER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60406" table:style-name="ce2">
            <text:p>23060406</text:p>
          </table:table-cell>
          <table:table-cell office:value-type="string" table:style-name="ce3">
            <text:p>6TH STG WHEEL</text:p>
          </table:table-cell>
          <table:table-cell office:value-type="string" table:style-name="ce2">
            <text:p>C237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, PITTING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60422" table:style-name="ce2">
            <text:p>23060422</text:p>
          </table:table-cell>
          <table:table-cell office:value-type="string" table:style-name="ce3">
            <text:p>2ND/3RD WHEEL</text:p>
          </table:table-cell>
          <table:table-cell office:value-type="string" table:style-name="ce2">
            <text:p>KR536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EXCESSIVE CORROSION, PITTING</text:p>
          </table:table-cell>
          <table:table-cell table:number-columns-repeated="16377"/>
        </table:table-row>
        <table:table-row table:style-name="ro1">
          <table:table-cell office:value-type="date" office:date-value="2022-04-19T00:00:00" table:style-name="ce5">
            <text:p>2022-04-19</text:p>
          </table:table-cell>
          <table:table-cell office:value-type="string" table:style-name="ce2">
            <text:p>NA</text:p>
          </table:table-cell>
          <table:table-cell office:value-type="float" office:value="23065826" table:style-name="ce2">
            <text:p>23065826</text:p>
          </table:table-cell>
          <table:table-cell office:value-type="string" table:style-name="ce3">
            <text:p>PICOLO TUBE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7 damaged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5">
            <text:p>2022-04-20</text:p>
          </table:table-cell>
          <table:table-cell office:value-type="string" table:style-name="ce2">
            <text:p>NA</text:p>
          </table:table-cell>
          <table:table-cell office:value-type="float" office:value="23034102" table:style-name="ce2">
            <text:p>23034102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 7 damaged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5">
            <text:p>2022-04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ENGINE CAE-844122 CAC-44785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67578" table:style-name="ce2">
            <text:p>67578</text:p>
          </table:table-cell>
          <table:table-cell office:value-type="float" office:value="23033111" table:style-name="ce2">
            <text:p>23033111</text:p>
          </table:table-cell>
          <table:table-cell office:value-type="string" table:style-name="ce3">
            <text:p>EXHAUST COLLECTOR</text:p>
          </table:table-cell>
          <table:table-cell office:value-type="float" office:value="24465" table:style-name="ce2">
            <text:p>2446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68170" table:style-name="ce2">
            <text:p>68170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29760" table:style-name="ce2">
            <text:p>2976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69366" table:style-name="ce2">
            <text:p>69366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23725" table:style-name="ce2">
            <text:p>2372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77917" table:style-name="ce2">
            <text:p>77917</text:p>
          </table:table-cell>
          <table:table-cell office:value-type="float" office:value="23033112" table:style-name="ce2">
            <text:p>23033112</text:p>
          </table:table-cell>
          <table:table-cell office:value-type="string" table:style-name="ce3">
            <text:p>EXHAUST COLLECTOR</text:p>
          </table:table-cell>
          <table:table-cell office:value-type="float" office:value="23758" table:style-name="ce2">
            <text:p>2375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96729" table:style-name="ce2">
            <text:p>96729</text:p>
          </table:table-cell>
          <table:table-cell office:value-type="float" office:value="23066731" table:style-name="ce2">
            <text:p>23066731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5421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00597" table:style-name="ce2">
            <text:p>100597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39486" table:style-name="ce2">
            <text:p>3948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00609" table:style-name="ce2">
            <text:p>100609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231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02598" table:style-name="ce2">
            <text:p>102598</text:p>
          </table:table-cell>
          <table:table-cell office:value-type="float" office:value="23066731" table:style-name="ce2">
            <text:p>23066731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MK3499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03462" table:style-name="ce2">
            <text:p>103462</text:p>
          </table:table-cell>
          <table:table-cell office:value-type="float" office:value="23008062" table:style-name="ce2">
            <text:p>23008062</text:p>
          </table:table-cell>
          <table:table-cell office:value-type="string" table:style-name="ce3">
            <text:p>EXHAUST COLLECTOR</text:p>
          </table:table-cell>
          <table:table-cell office:value-type="float" office:value="24489" table:style-name="ce2">
            <text:p>2448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10515" table:style-name="ce2">
            <text:p>110515</text:p>
          </table:table-cell>
          <table:table-cell office:value-type="float" office:value="23032325" table:style-name="ce2">
            <text:p>23032325</text:p>
          </table:table-cell>
          <table:table-cell office:value-type="string" table:style-name="ce3">
            <text:p>EXHAUST COLLECTOR</text:p>
          </table:table-cell>
          <table:table-cell office:value-type="float" office:value="35370" table:style-name="ce2">
            <text:p>3537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11546" table:style-name="ce2">
            <text:p>111546</text:p>
          </table:table-cell>
          <table:table-cell office:value-type="float" office:value="23033111" table:style-name="ce2">
            <text:p>23033111</text:p>
          </table:table-cell>
          <table:table-cell office:value-type="string" table:style-name="ce3">
            <text:p>EXHAUST COLLECTOR</text:p>
          </table:table-cell>
          <table:table-cell office:value-type="float" office:value="30427" table:style-name="ce2">
            <text:p>3042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12980" table:style-name="ce2">
            <text:p>112980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195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15149" table:style-name="ce2">
            <text:p>115149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5494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float" office:value="116679" table:style-name="ce2">
            <text:p>116679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3736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176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OVERSIZE, BER, NCR 9453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45 GEARS IDENTIFIED AS BER FROM STOCK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ER1916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2868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T DIFFUSER</text:p>
          </table:table-cell>
          <table:table-cell office:value-type="float" office:value="43801" table:style-name="ce2">
            <text:p>4380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 VANE</text:p>
          </table:table-cell>
          <table:table-cell office:value-type="string" table:style-name="ce2">
            <text:p>KU50486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70925" table:style-name="ce2">
            <text:p>6870925</text:p>
          </table:table-cell>
          <table:table-cell office:value-type="string" table:style-name="ce3">
            <text:p>BODY SEPERATOR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8 IDENTIFIED AS BER FROM STOCK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0365" table:style-name="ce2">
            <text:p>3036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ALL THICKNESS BELOW MINIMUM, NCR 9225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15 damaged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41378" table:style-name="ce2">
            <text:p>41378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39065" table:style-name="ce2">
            <text:p>3906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1909" table:style-name="ce2">
            <text:p>23031909</text:p>
          </table:table-cell>
          <table:table-cell office:value-type="string" table:style-name="ce3">
            <text:p>ENERGY RING</text:p>
          </table:table-cell>
          <table:table-cell office:value-type="string" table:style-name="ce2">
            <text:p>DD1068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, NCR 9462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KU50486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KU12860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EAR STEP ON SPLINES, NCR 9459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3721" table:style-name="ce2">
            <text:p>23033721</text:p>
          </table:table-cell>
          <table:table-cell office:value-type="string" table:style-name="ce3">
            <text:p>1 STG WHEEL</text:p>
          </table:table-cell>
          <table:table-cell office:value-type="string" table:style-name="ce2">
            <text:p>KR3372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5175" table:style-name="ce2">
            <text:p>23035175</text:p>
          </table:table-cell>
          <table:table-cell office:value-type="string" table:style-name="ce3">
            <text:p>CONTAINMENT RING</text:p>
          </table:table-cell>
          <table:table-cell office:value-type="string" table:style-name="ce2">
            <text:p>DD1846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280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PALLING ON TEETH, NCR 5467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53176" table:style-name="ce2">
            <text:p>23053176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3246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57112" table:style-name="ce2">
            <text:p>23057112</text:p>
          </table:table-cell>
          <table:table-cell office:value-type="string" table:style-name="ce3">
            <text:p>2/3 STG WHEEL</text:p>
          </table:table-cell>
          <table:table-cell office:value-type="string" table:style-name="ce2">
            <text:p>KR7816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57114" table:style-name="ce2">
            <text:p>2305711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KR7746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57115" table:style-name="ce2">
            <text:p>23057115</text:p>
          </table:table-cell>
          <table:table-cell office:value-type="string" table:style-name="ce3">
            <text:p>5TH STG WHEEL</text:p>
          </table:table-cell>
          <table:table-cell office:value-type="string" table:style-name="ce2">
            <text:p>KR47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CAC-3980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60404" table:style-name="ce2">
            <text:p>2306040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KR 4548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 PITTING TO FILLET AND FACES BER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60405" table:style-name="ce2">
            <text:p>23060405</text:p>
          </table:table-cell>
          <table:table-cell office:value-type="string" table:style-name="ce3">
            <text:p>5TH STG WHEEL</text:p>
          </table:table-cell>
          <table:table-cell office:value-type="string" table:style-name="ce2">
            <text:p>C2649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LUSTERED CORROSION BER, H+S #6660744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float" office:value="23060422" table:style-name="ce2">
            <text:p>23060422</text:p>
          </table:table-cell>
          <table:table-cell office:value-type="string" table:style-name="ce3">
            <text:p>2ND/3RD WHEEL</text:p>
          </table:table-cell>
          <table:table-cell office:value-type="string" table:style-name="ce2">
            <text:p>KR5365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/PITTING BER, H+S #666075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03-003</text:p>
          </table:table-cell>
          <table:table-cell office:value-type="string" table:style-name="ce3">
            <text:p>ADAPTER</text:p>
          </table:table-cell>
          <table:table-cell office:value-type="string" table:style-name="ce2">
            <text:p>B-13-863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PLINES WORN + UNDERSIZE, NCR 9477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22-003</text:p>
          </table:table-cell>
          <table:table-cell office:value-type="string" table:style-name="ce3">
            <text:p>FREEWHEEL INNER SHAFT</text:p>
          </table:table-cell>
          <table:table-cell office:value-type="string" table:style-name="ce2">
            <text:p>B12-410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ITTING, AXIAL SCRATHES + DENTS, NCR9479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026</text:p>
          </table:table-cell>
          <table:table-cell office:value-type="string" table:style-name="ce3">
            <text:p>GEARSHAFT ASSY</text:p>
          </table:table-cell>
          <table:table-cell office:value-type="string" table:style-name="ce2">
            <text:p>3900N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PALLING ON TEETH, NCR 9480</text:p>
          </table:table-cell>
          <table:table-cell table:number-columns-repeated="16377"/>
        </table:table-row>
        <table:table-row table:style-name="ro1">
          <table:table-cell office:value-type="date" office:date-value="2022-04-21T00:00:00" table:style-name="ce5">
            <text:p>2022-04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ENGINE CAE-295013 CAG-38758</text:p>
          </table:table-cell>
          <table:table-cell table:number-columns-repeated="16377"/>
        </table:table-row>
        <table:table-row table:style-name="ro1">
          <table:table-cell office:value-type="date" office:date-value="2022-04-22T00:00:00" table:style-name="ce5">
            <text:p>2022-04-22</text:p>
          </table:table-cell>
          <table:table-cell office:value-type="float" office:value="69577" table:style-name="ce2">
            <text:p>69577</text:p>
          </table:table-cell>
          <table:table-cell office:value-type="float" office:value="23008061" table:style-name="ce2">
            <text:p>23008061</text:p>
          </table:table-cell>
          <table:table-cell office:value-type="string" table:style-name="ce3">
            <text:p>EXHAUST COLLECTOR</text:p>
          </table:table-cell>
          <table:table-cell office:value-type="float" office:value="24488" table:style-name="ce2">
            <text:p>2448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2T00:00:00" table:style-name="ce5">
            <text:p>2022-04-22</text:p>
          </table:table-cell>
          <table:table-cell office:value-type="float" office:value="92100" table:style-name="ce2">
            <text:p>92100</text:p>
          </table:table-cell>
          <table:table-cell office:value-type="string" table:style-name="ce2">
            <text:p>RW41000515</text:p>
          </table:table-cell>
          <table:table-cell office:value-type="string" table:style-name="ce3">
            <text:p>PISTON</text:p>
          </table:table-cell>
          <table:table-cell office:value-type="string" table:style-name="ce2">
            <text:p>26-02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NCR 6741</text:p>
          </table:table-cell>
          <table:table-cell table:number-columns-repeated="16377"/>
        </table:table-row>
        <table:table-row table:style-name="ro1">
          <table:table-cell office:value-type="date" office:date-value="2022-04-22T00:00:00" table:style-name="ce5">
            <text:p>2022-04-22</text:p>
          </table:table-cell>
          <table:table-cell office:value-type="string" table:style-name="ce2">
            <text:p>NA</text:p>
          </table:table-cell>
          <table:table-cell office:value-type="float" office:value="23064640" table:style-name="ce2">
            <text:p>23064640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527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float" office:value="116874" table:style-name="ce2">
            <text:p>116874</text:p>
          </table:table-cell>
          <table:table-cell office:value-type="float" office:value="23056644" table:style-name="ce2">
            <text:p>23056644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50199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484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float" office:value="117216" table:style-name="ce2">
            <text:p>117216</text:p>
          </table:table-cell>
          <table:table-cell office:value-type="float" office:value="4000399" table:style-name="ce2">
            <text:p>4000399</text:p>
          </table:table-cell>
          <table:table-cell office:value-type="string" table:style-name="ce3">
            <text:p>ROTOR BRAKE ASSEMBLY</text:p>
          </table:table-cell>
          <table:table-cell office:value-type="string" table:style-name="ce2">
            <text:p>S-OCT08-1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482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string" table:style-name="ce2">
            <text:p>NA</text:p>
          </table:table-cell>
          <table:table-cell office:value-type="float" office:value="23066684" table:style-name="ce2">
            <text:p>23066684</text:p>
          </table:table-cell>
          <table:table-cell office:value-type="string" table:style-name="ce3">
            <text:p>TUBE ASSSY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ED FROM PO 40471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LOT SI60, CAE-833363,CAC-42714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LOT SI27, CAE-834898, CAC-39610</text:p>
          </table:table-cell>
          <table:table-cell table:number-columns-repeated="16377"/>
        </table:table-row>
        <table:table-row table:style-name="ro1">
          <table:table-cell office:value-type="date" office:date-value="2022-04-25T00:00:00" table:style-name="ce5">
            <text:p>2022-04-25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 LOT SI61, CAE-832485, CAC-39355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100497" table:style-name="ce2">
            <text:p>100497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6153" table:style-name="ce2">
            <text:p>3615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OSION ON VALVE BORE, NCR 9488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116582" table:style-name="ce2">
            <text:p>116582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GR4277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IN RELOCATION FAILED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116874" table:style-name="ce2">
            <text:p>116874</text:p>
          </table:table-cell>
          <table:table-cell office:value-type="float" office:value="23056644" table:style-name="ce2">
            <text:p>23056644</text:p>
          </table:table-cell>
          <table:table-cell office:value-type="string" table:style-name="ce3">
            <text:p>GB Housing</text:p>
          </table:table-cell>
          <table:table-cell office:value-type="string" table:style-name="ce2">
            <text:p>HL50199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PTO bearing cage at pre grind + plasma deemed unservicable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117405" table:style-name="ce2">
            <text:p>117405</text:p>
          </table:table-cell>
          <table:table-cell office:value-type="float" office:value="23052360" table:style-name="ce2">
            <text:p>23052360</text:p>
          </table:table-cell>
          <table:table-cell office:value-type="string" table:style-name="ce3">
            <text:p>OIL PUMP BODY</text:p>
          </table:table-cell>
          <table:table-cell office:value-type="float" office:value="39784" table:style-name="ce2">
            <text:p>3978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POLY POCKETS DE-LAMINATING UNSERVICEABLE, NCR #9491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210551" table:style-name="ce2">
            <text:p>210551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UG1356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ED BY H.E.R.O.S (AFT SPLINES WORN)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float" office:value="210554" table:style-name="ce2">
            <text:p>210554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CG12797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ED BY H.E.R.O.S (AFT SPLINES WORN)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6877143" table:style-name="ce2">
            <text:p>6877143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H2073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N NOT IN USE ANYMORE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6898824" table:style-name="ce2">
            <text:p>6898824</text:p>
          </table:table-cell>
          <table:table-cell office:value-type="string" table:style-name="ce3">
            <text:p>MANIFOLD</text:p>
          </table:table-cell>
          <table:table-cell office:value-type="string" table:style-name="ce2">
            <text:p>NA1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IDENTIFIED AS SCRAP FROM STOCK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23051123" table:style-name="ce2">
            <text:p>23051123</text:p>
          </table:table-cell>
          <table:table-cell office:value-type="string" table:style-name="ce3">
            <text:p>MOUNT ASSY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8 IDENTIFIED AS BER FROM STOCK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10661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LOCALLY- BER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23060450" table:style-name="ce2">
            <text:p>23060450</text:p>
          </table:table-cell>
          <table:table-cell office:value-type="string" table:style-name="ce3">
            <text:p>NOZZLE</text:p>
          </table:table-cell>
          <table:table-cell office:value-type="string" table:style-name="ce2">
            <text:p>KD23479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N NOT IN USE ANYMORE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float" office:value="23060450" table:style-name="ce2">
            <text:p>23060450</text:p>
          </table:table-cell>
          <table:table-cell office:value-type="string" table:style-name="ce3">
            <text:p>NOZZL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N NOT IN USE ANYMORE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038</text:p>
          </table:table-cell>
          <table:table-cell office:value-type="string" table:style-name="ce3">
            <text:p>MOUNT ASSY</text:p>
          </table:table-cell>
          <table:table-cell office:value-type="string" table:style-name="ce2">
            <text:p>K01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IDENTIFIED AS SCRAP FROM STOCK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MISC SCRAP PARTS FROM LOT SI63</text:p>
          </table:table-cell>
          <table:table-cell table:number-columns-repeated="16377"/>
        </table:table-row>
        <table:table-row table:style-name="ro1">
          <table:table-cell office:value-type="date" office:date-value="2022-04-26T00:00:00" table:style-name="ce5">
            <text:p>2022-04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MISC SCRAP FROM ENGINE</text:p>
          </table:table-cell>
          <table:table-cell table:number-columns-repeated="16377"/>
        </table:table-row>
        <table:table-row table:style-name="ro1">
          <table:table-cell office:value-type="date" office:date-value="2022-04-27T00:00:00" table:style-name="ce5">
            <text:p>2022-04-27</text:p>
          </table:table-cell>
          <table:table-cell office:value-type="float" office:value="117157" table:style-name="ce2">
            <text:p>117157</text:p>
          </table:table-cell>
          <table:table-cell office:value-type="float" office:value="6738408" table:style-name="ce2">
            <text:p>6738408</text:p>
          </table:table-cell>
          <table:table-cell office:value-type="string" table:style-name="ce3">
            <text:p>GEAR CENTER-ACCESSORY DRIVE</text:p>
          </table:table-cell>
          <table:table-cell office:value-type="string" table:style-name="ce2">
            <text:p>983-15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7T00:00:00" table:style-name="ce5">
            <text:p>2022-04-27</text:p>
          </table:table-cell>
          <table:table-cell office:value-type="float" office:value="117177" table:style-name="ce2">
            <text:p>117177</text:p>
          </table:table-cell>
          <table:table-cell office:value-type="float" office:value="6738408" table:style-name="ce2">
            <text:p>6738408</text:p>
          </table:table-cell>
          <table:table-cell office:value-type="string" table:style-name="ce3">
            <text:p>GEAR CENTER-ACCESSORY DRIVE</text:p>
          </table:table-cell>
          <table:table-cell office:value-type="float" office:value="67000" table:style-name="ce2">
            <text:p>6700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7T00:00:00" table:style-name="ce5">
            <text:p>2022-04-27</text:p>
          </table:table-cell>
          <table:table-cell office:value-type="float" office:value="117180" table:style-name="ce2">
            <text:p>117180</text:p>
          </table:table-cell>
          <table:table-cell office:value-type="float" office:value="6738408" table:style-name="ce2">
            <text:p>6738408</text:p>
          </table:table-cell>
          <table:table-cell office:value-type="string" table:style-name="ce3">
            <text:p>GEAR CENTER-ACCESSORY DRIVE</text:p>
          </table:table-cell>
          <table:table-cell office:value-type="string" table:style-name="ce2">
            <text:p>BL757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7T00:00:00" table:style-name="ce5">
            <text:p>2022-04-27</text:p>
          </table:table-cell>
          <table:table-cell office:value-type="float" office:value="117181" table:style-name="ce2">
            <text:p>117181</text:p>
          </table:table-cell>
          <table:table-cell office:value-type="float" office:value="6738408" table:style-name="ce2">
            <text:p>6738408</text:p>
          </table:table-cell>
          <table:table-cell office:value-type="string" table:style-name="ce3">
            <text:p>GEAR CENTER-ACCESSORY DRIVE</text:p>
          </table:table-cell>
          <table:table-cell office:value-type="string" table:style-name="ce2">
            <text:p>BL511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4-28T00:00:00" table:style-name="ce5">
            <text:p>2022-04-28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9-78-10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SI71 CAE-835096</text:p>
          </table:table-cell>
          <table:table-cell table:number-columns-repeated="16377"/>
        </table:table-row>
        <table:table-row table:style-name="ro1">
          <table:table-cell office:value-type="date" office:date-value="2022-04-28T00:00:00" table:style-name="ce5">
            <text:p>2022-04-28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11-86-29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SI72 CAE-295013</text:p>
          </table:table-cell>
          <table:table-cell table:number-columns-repeated="16377"/>
        </table:table-row>
        <table:table-row table:style-name="ro1">
          <table:table-cell office:value-type="date" office:date-value="2022-05-02T00:00:00" table:style-name="ce5">
            <text:p>2022-05-02</text:p>
          </table:table-cell>
          <table:table-cell office:value-type="float" office:value="68120" table:style-name="ce2">
            <text:p>68120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0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IA. B UNDERSIZED, NCR 11146</text:p>
          </table:table-cell>
          <table:table-cell table:number-columns-repeated="16377"/>
        </table:table-row>
        <table:table-row table:style-name="ro1">
          <table:table-cell office:value-type="date" office:date-value="2022-05-02T00:00:00" table:style-name="ce5">
            <text:p>2022-05-02</text:p>
          </table:table-cell>
          <table:table-cell office:value-type="string" table:style-name="ce2">
            <text:p>NA</text:p>
          </table:table-cell>
          <table:table-cell office:value-type="float" office:value="23007981" table:style-name="ce2">
            <text:p>23007981</text:p>
          </table:table-cell>
          <table:table-cell office:value-type="string" table:style-name="ce3">
            <text:p>N2 PICK UP</text:p>
          </table:table-cell>
          <table:table-cell office:value-type="string" table:style-name="ce2">
            <text:p>ENB46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BER, REJECTED BY SAL</text:p>
          </table:table-cell>
          <table:table-cell table:number-columns-repeated="16377"/>
        </table:table-row>
        <table:table-row table:style-name="ro1">
          <table:table-cell office:value-type="date" office:date-value="2022-05-03T00:00:00" table:style-name="ce5">
            <text:p>2022-05-03</text:p>
          </table:table-cell>
          <table:table-cell office:value-type="float" office:value="117375" table:style-name="ce2">
            <text:p>117375</text:p>
          </table:table-cell>
          <table:table-cell office:value-type="float" office:value="23007217" table:style-name="ce2">
            <text:p>23007217</text:p>
          </table:table-cell>
          <table:table-cell office:value-type="string" table:style-name="ce3">
            <text:p>COMP MOUNT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01</text:p>
          </table:table-cell>
          <table:table-cell table:number-columns-repeated="16377"/>
        </table:table-row>
        <table:table-row table:style-name="ro1">
          <table:table-cell office:value-type="date" office:date-value="2022-05-03T00:00:00" table:style-name="ce5">
            <text:p>2022-05-03</text:p>
          </table:table-cell>
          <table:table-cell office:value-type="float" office:value="117409" table:style-name="ce2">
            <text:p>117409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T SUPPORT</text:p>
          </table:table-cell>
          <table:table-cell office:value-type="float" office:value="36223" table:style-name="ce2">
            <text:p>3622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02</text:p>
          </table:table-cell>
          <table:table-cell table:number-columns-repeated="16377"/>
        </table:table-row>
        <table:table-row table:style-name="ro1">
          <table:table-cell office:value-type="date" office:date-value="2022-05-03T00:00:00" table:style-name="ce5">
            <text:p>2022-05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6098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SI69 CAT-44605</text:p>
          </table:table-cell>
          <table:table-cell table:number-columns-repeated="16377"/>
        </table:table-row>
        <table:table-row table:style-name="ro1">
          <table:table-cell office:value-type="date" office:date-value="2022-05-03T00:00:00" table:style-name="ce5">
            <text:p>2022-05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SI69 CAT-44605</text:p>
          </table:table-cell>
          <table:table-cell table:number-columns-repeated="16377"/>
        </table:table-row>
        <table:table-row table:style-name="ro1">
          <table:table-cell office:value-type="date" office:date-value="2022-05-04T00:00:00" table:style-name="ce5">
            <text:p>2022-05-04</text:p>
          </table:table-cell>
          <table:table-cell office:value-type="float" office:value="117164" table:style-name="ce2">
            <text:p>117164</text:p>
          </table:table-cell>
          <table:table-cell office:value-type="float" office:value="6787344" table:style-name="ce2">
            <text:p>6787344</text:p>
          </table:table-cell>
          <table:table-cell office:value-type="string" table:style-name="ce3">
            <text:p>ACC DR SIDE SHAFTGEAR</text:p>
          </table:table-cell>
          <table:table-cell office:value-type="float" office:value="2525" table:style-name="ce2">
            <text:p>252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481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float" office:value="6893617" table:style-name="ce2">
            <text:p>6893617</text:p>
          </table:table-cell>
          <table:table-cell office:value-type="string" table:style-name="ce3">
            <text:p>FRONT COMP HOUSING</text:p>
          </table:table-cell>
          <table:table-cell office:value-type="string" table:style-name="ce2">
            <text:p>CAII1183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08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float" office:value="6896098" table:style-name="ce2">
            <text:p>6896098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CAE-835096 CAT-15014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float" office:value="23073668" table:style-name="ce2">
            <text:p>23073668</text:p>
          </table:table-cell>
          <table:table-cell office:value-type="string" table:style-name="ce3">
            <text:p>PLAT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CAE-835096 CAT-15014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23033861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CAE-835096 CAT-15014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08390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CAE-835096 CAT-15014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56AL-3</text:p>
          </table:table-cell>
          <table:table-cell office:value-type="string" table:style-name="ce3">
            <text:p>PMA CAG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60p-1</text:p>
          </table:table-cell>
          <table:table-cell office:value-type="string" table:style-name="ce3">
            <text:p>PMA CAG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61-2</text:p>
          </table:table-cell>
          <table:table-cell office:value-type="string" table:style-name="ce3">
            <text:p>CAGE 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 Qty3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07</text:p>
          </table:table-cell>
          <table:table-cell office:value-type="string" table:style-name="ce3">
            <text:p>N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NO SERIAL NUMBER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\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CAE-835096 CAT-15014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9047-065</text:p>
          </table:table-cell>
          <table:table-cell office:value-type="string" table:style-name="ce3">
            <text:p>INSER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 qty2</text:p>
          </table:table-cell>
          <table:table-cell table:number-columns-repeated="16377"/>
        </table:table-row>
        <table:table-row table:style-name="ro1">
          <table:table-cell office:value-type="date" office:date-value="2022-05-05T00:00:00" table:style-name="ce5">
            <text:p>2022-05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S9486-49</text:p>
          </table:table-cell>
          <table:table-cell office:value-type="string" table:style-name="ce3">
            <text:p>INSER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o trace</text:p>
          </table:table-cell>
          <table:table-cell table:number-columns-repeated="16377"/>
        </table:table-row>
        <table:table-row table:style-name="ro1">
          <table:table-cell office:value-type="date" office:date-value="2022-05-09T00:00:00" table:style-name="ce5">
            <text:p>2022-05-09</text:p>
          </table:table-cell>
          <table:table-cell office:value-type="float" office:value="117478" table:style-name="ce2">
            <text:p>117478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5965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11</text:p>
          </table:table-cell>
          <table:table-cell table:number-columns-repeated="16377"/>
        </table:table-row>
        <table:table-row table:style-name="ro1">
          <table:table-cell office:value-type="date" office:date-value="2022-05-09T00:00:00" table:style-name="ce5">
            <text:p>2022-05-09</text:p>
          </table:table-cell>
          <table:table-cell office:value-type="float" office:value="117490" table:style-name="ce2">
            <text:p>117490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36044" table:style-name="ce2">
            <text:p>3604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10</text:p>
          </table:table-cell>
          <table:table-cell table:number-columns-repeated="16377"/>
        </table:table-row>
        <table:table-row table:style-name="ro1">
          <table:table-cell office:value-type="date" office:date-value="2022-05-10T00:00:00" table:style-name="ce5">
            <text:p>2022-05-10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CU GEARSHAFT</text:p>
          </table:table-cell>
          <table:table-cell office:value-type="string" table:style-name="ce2">
            <text:p>MP6039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LOT 72</text:p>
          </table:table-cell>
          <table:table-cell table:number-columns-repeated="16377"/>
        </table:table-row>
        <table:table-row table:style-name="ro1">
          <table:table-cell office:value-type="date" office:date-value="2022-05-11T00:00:00" table:style-name="ce5">
            <text:p>2022-05-11</text:p>
          </table:table-cell>
          <table:table-cell office:value-type="float" office:value="117546" table:style-name="ce2">
            <text:p>117546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4665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15</text:p>
          </table:table-cell>
          <table:table-cell table:number-columns-repeated="16377"/>
        </table:table-row>
        <table:table-row table:style-name="ro1">
          <table:table-cell office:value-type="date" office:date-value="2022-05-12T00:00:00" table:style-name="ce5">
            <text:p>2022-05-12</text:p>
          </table:table-cell>
          <table:table-cell office:value-type="float" office:value="117604" table:style-name="ce2">
            <text:p>117604</text:p>
          </table:table-cell>
          <table:table-cell office:value-type="float" office:value="6892285" table:style-name="ce2">
            <text:p>6892285</text:p>
          </table:table-cell>
          <table:table-cell office:value-type="string" table:style-name="ce3">
            <text:p>STARTER GENERATOR GEARSHAFT</text:p>
          </table:table-cell>
          <table:table-cell office:value-type="string" table:style-name="ce2">
            <text:p>CAI1183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07</text:p>
          </table:table-cell>
          <table:table-cell table:number-columns-repeated="16377"/>
        </table:table-row>
        <table:table-row table:style-name="ro1">
          <table:table-cell office:value-type="date" office:date-value="2022-05-16T00:00:00" table:style-name="ce5">
            <text:p>2022-05-16</text:p>
          </table:table-cell>
          <table:table-cell office:value-type="float" office:value="114932" table:style-name="ce2">
            <text:p>114932</text:p>
          </table:table-cell>
          <table:table-cell office:value-type="float" office:value="23051075" table:style-name="ce2">
            <text:p>23051075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3257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NCR 9486</text:p>
          </table:table-cell>
          <table:table-cell table:number-columns-repeated="16377"/>
        </table:table-row>
        <table:table-row table:style-name="ro1">
          <table:table-cell office:value-type="date" office:date-value="2022-05-16T00:00:00" table:style-name="ce5">
            <text:p>2022-05-16</text:p>
          </table:table-cell>
          <table:table-cell office:value-type="string" table:style-name="ce2">
            <text:p>NA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DIFFUSER</text:p>
          </table:table-cell>
          <table:table-cell office:value-type="string" table:style-name="ce2">
            <text:p>ER2407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5-17T00:00:00" table:style-name="ce5">
            <text:p>2022-05-17</text:p>
          </table:table-cell>
          <table:table-cell office:value-type="float" office:value="117421" table:style-name="ce2">
            <text:p>117421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0367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- DEEMED BER</text:p>
          </table:table-cell>
          <table:table-cell table:number-columns-repeated="16377"/>
        </table:table-row>
        <table:table-row table:style-name="ro1">
          <table:table-cell office:value-type="date" office:date-value="2022-05-18T00:00:00" table:style-name="ce5">
            <text:p>2022-05-18</text:p>
          </table:table-cell>
          <table:table-cell office:value-type="float" office:value="114495" table:style-name="ce2">
            <text:p>114495</text:p>
          </table:table-cell>
          <table:table-cell office:value-type="float" office:value="23084247" table:style-name="ce2">
            <text:p>23084247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UG2560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415</text:p>
          </table:table-cell>
          <table:table-cell table:number-columns-repeated="16377"/>
        </table:table-row>
        <table:table-row table:style-name="ro1">
          <table:table-cell office:value-type="date" office:date-value="2022-05-18T00:00:00" table:style-name="ce5">
            <text:p>2022-05-18</text:p>
          </table:table-cell>
          <table:table-cell office:value-type="float" office:value="117167" table:style-name="ce2">
            <text:p>117167</text:p>
          </table:table-cell>
          <table:table-cell office:value-type="float" office:value="6731183" table:style-name="ce2">
            <text:p>6731183</text:p>
          </table:table-cell>
          <table:table-cell office:value-type="string" table:style-name="ce3">
            <text:p>ACCESSORY MAIN DRIVE SHAFTGEAR</text:p>
          </table:table-cell>
          <table:table-cell office:value-type="string" table:style-name="ce2">
            <text:p>CAI1177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21</text:p>
          </table:table-cell>
          <table:table-cell table:number-columns-repeated="16377"/>
        </table:table-row>
        <table:table-row table:style-name="ro1">
          <table:table-cell office:value-type="date" office:date-value="2022-05-19T00:00:00" table:style-name="ce5">
            <text:p>2022-05-19</text:p>
          </table:table-cell>
          <table:table-cell office:value-type="float" office:value="117802" table:style-name="ce2">
            <text:p>117802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ER1712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IAW NCR 9527</text:p>
          </table:table-cell>
          <table:table-cell table:number-columns-repeated="16377"/>
        </table:table-row>
        <table:table-row table:style-name="ro1">
          <table:table-cell office:value-type="date" office:date-value="2022-05-19T00:00:00" table:style-name="ce5">
            <text:p>2022-05-19</text:p>
          </table:table-cell>
          <table:table-cell office:value-type="float" office:value="117807" table:style-name="ce2">
            <text:p>117807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ER1705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IAW NCR 9528</text:p>
          </table:table-cell>
          <table:table-cell table:number-columns-repeated="16377"/>
        </table:table-row>
        <table:table-row table:style-name="ro1">
          <table:table-cell office:value-type="date" office:date-value="2022-05-19T00:00:00" table:style-name="ce5">
            <text:p>2022-05-19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LOT 71</text:p>
          </table:table-cell>
          <table:table-cell table:number-columns-repeated="16377"/>
        </table:table-row>
        <table:table-row table:style-name="ro1">
          <table:table-cell office:value-type="date" office:date-value="2022-05-19T00:00:00" table:style-name="ce5">
            <text:p>2022-05-19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float" office:value="117161" table:style-name="ce2">
            <text:p>117161</text:p>
          </table:table-cell>
          <table:table-cell office:value-type="float" office:value="6787344" table:style-name="ce2">
            <text:p>6787344</text:p>
          </table:table-cell>
          <table:table-cell office:value-type="string" table:style-name="ce3">
            <text:p>ACC DR SIDE SHAFTGEAR</text:p>
          </table:table-cell>
          <table:table-cell office:value-type="string" table:style-name="ce2">
            <text:p>276-18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30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float" office:value="117162" table:style-name="ce2">
            <text:p>117162</text:p>
          </table:table-cell>
          <table:table-cell office:value-type="float" office:value="6787344" table:style-name="ce2">
            <text:p>6787344</text:p>
          </table:table-cell>
          <table:table-cell office:value-type="string" table:style-name="ce3">
            <text:p>ACC DR SIDE SHAFTGEAR</text:p>
          </table:table-cell>
          <table:table-cell office:value-type="float" office:value="10052" table:style-name="ce2">
            <text:p>1005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29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float" office:value="117165" table:style-name="ce2">
            <text:p>117165</text:p>
          </table:table-cell>
          <table:table-cell office:value-type="float" office:value="6731183" table:style-name="ce2">
            <text:p>6731183</text:p>
          </table:table-cell>
          <table:table-cell office:value-type="string" table:style-name="ce3">
            <text:p>ACCESSORY MAIN DRIV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31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float" office:value="117673" table:style-name="ce2">
            <text:p>11767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622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LOT 72 NCR 9519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float" office:value="117882" table:style-name="ce2">
            <text:p>117882</text:p>
          </table:table-cell>
          <table:table-cell office:value-type="float" office:value="23079106" table:style-name="ce2">
            <text:p>23079106</text:p>
          </table:table-cell>
          <table:table-cell office:value-type="string" table:style-name="ce3">
            <text:p>IDELER G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36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string" table:style-name="ce2">
            <text:p>NA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DIFFUSER</text:p>
          </table:table-cell>
          <table:table-cell office:value-type="float" office:value="31555" table:style-name="ce2">
            <text:p>3155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AP3803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LOT 19</text:p>
          </table:table-cell>
          <table:table-cell table:number-columns-repeated="16377"/>
        </table:table-row>
        <table:table-row table:style-name="ro1">
          <table:table-cell office:value-type="date" office:date-value="2022-05-24T00:00:00" table:style-name="ce5">
            <text:p>2022-05-24</text:p>
          </table:table-cell>
          <table:table-cell office:value-type="string" table:style-name="ce2">
            <text:p>NA</text:p>
          </table:table-cell>
          <table:table-cell office:value-type="float" office:value="23060815" table:style-name="ce2">
            <text:p>23060815</text:p>
          </table:table-cell>
          <table:table-cell office:value-type="string" table:style-name="ce3">
            <text:p>LEAD ASSY SPARK IGN</text:p>
          </table:table-cell>
          <table:table-cell office:value-type="string" table:style-name="ce2">
            <text:p>JH120464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 FROM LOT 70</text:p>
          </table:table-cell>
          <table:table-cell table:number-columns-repeated="16377"/>
        </table:table-row>
        <table:table-row table:style-name="ro1">
          <table:table-cell office:value-type="date" office:date-value="2022-05-25T00:00:00" table:style-name="ce5">
            <text:p>2022-05-25</text:p>
          </table:table-cell>
          <table:table-cell office:value-type="float" office:value="117634" table:style-name="ce2">
            <text:p>117634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INNER SHAFT</text:p>
          </table:table-cell>
          <table:table-cell office:value-type="string" table:style-name="ce2">
            <text:p>GK55972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38</text:p>
          </table:table-cell>
          <table:table-cell table:number-columns-repeated="16377"/>
        </table:table-row>
        <table:table-row table:style-name="ro1">
          <table:table-cell office:value-type="date" office:date-value="2022-05-25T00:00:00" table:style-name="ce5">
            <text:p>2022-05-25</text:p>
          </table:table-cell>
          <table:table-cell office:value-type="float" office:value="117637" table:style-name="ce2">
            <text:p>117637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OUTTER SHAFT</text:p>
          </table:table-cell>
          <table:table-cell office:value-type="string" table:style-name="ce2">
            <text:p>WN5662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37</text:p>
          </table:table-cell>
          <table:table-cell table:number-columns-repeated="16377"/>
        </table:table-row>
        <table:table-row table:style-name="ro1">
          <table:table-cell office:value-type="date" office:date-value="2022-05-25T00:00:00" table:style-name="ce5">
            <text:p>2022-05-25</text:p>
          </table:table-cell>
          <table:table-cell office:value-type="string" table:style-name="ce2">
            <text:p>NA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1325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 HOURS</text:p>
          </table:table-cell>
          <table:table-cell table:number-columns-repeated="16377"/>
        </table:table-row>
        <table:table-row table:style-name="ro1">
          <table:table-cell office:value-type="date" office:date-value="2022-05-25T00:00:00" table:style-name="ce5">
            <text:p>2022-05-25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2ND WHEEL</text:p>
          </table:table-cell>
          <table:table-cell office:value-type="string" table:style-name="ce2">
            <text:p>HX11345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T SERVICABLE HOURS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float" office:value="117473" table:style-name="ce2">
            <text:p>117473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5618" table:style-name="ce2">
            <text:p>2561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NCR 953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08390" table:style-name="ce2">
            <text:p>6808390</text:p>
          </table:table-cell>
          <table:table-cell office:value-type="string" table:style-name="ce3">
            <text:p>SE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59367" table:style-name="ce2">
            <text:p>6859367</text:p>
          </table:table-cell>
          <table:table-cell office:value-type="string" table:style-name="ce3">
            <text:p>TORQUE METER SHAFT</text:p>
          </table:table-cell>
          <table:table-cell office:value-type="string" table:style-name="ce2">
            <text:p>NAAAA-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70032" table:style-name="ce2">
            <text:p>6870032</text:p>
          </table:table-cell>
          <table:table-cell office:value-type="string" table:style-name="ce3">
            <text:p>FILTER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DIFFUSER FRT</text:p>
          </table:table-cell>
          <table:table-cell office:value-type="string" table:style-name="ce2">
            <text:p>ER2847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 VAN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DIFFUSER VANE</text:p>
          </table:table-cell>
          <table:table-cell office:value-type="float" office:value="15027" table:style-name="ce2">
            <text:p>1502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5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0825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69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96098" table:style-name="ce2">
            <text:p>6896098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96098" table:style-name="ce2">
            <text:p>6896098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96098" table:style-name="ce2">
            <text:p>6896098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7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98561" table:style-name="ce2">
            <text:p>6898561</text:p>
          </table:table-cell>
          <table:table-cell office:value-type="string" table:style-name="ce3">
            <text:p>ADAPTER COUPLING</text:p>
          </table:table-cell>
          <table:table-cell office:value-type="float" office:value="31305" table:style-name="ce2">
            <text:p>3130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69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01801" table:style-name="ce2">
            <text:p>23001801</text:p>
          </table:table-cell>
          <table:table-cell office:value-type="string" table:style-name="ce3">
            <text:p>COUPLING NUT</text:p>
          </table:table-cell>
          <table:table-cell office:value-type="string" table:style-name="ce2">
            <text:p>DB6772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7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07151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2029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S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07981" table:style-name="ce2">
            <text:p>23007981</text:p>
          </table:table-cell>
          <table:table-cell office:value-type="string" table:style-name="ce3">
            <text:p>PICK UP ASSY (N2)</text:p>
          </table:table-cell>
          <table:table-cell office:value-type="string" table:style-name="ce2">
            <text:p>ENB46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08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69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33861" table:style-name="ce2">
            <text:p>23033861</text:p>
          </table:table-cell>
          <table:table-cell office:value-type="string" table:style-name="ce3">
            <text:p>SUMP NUT</text:p>
          </table:table-cell>
          <table:table-cell office:value-type="string" table:style-name="ce2">
            <text:p>NSNb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34145" table:style-name="ce2">
            <text:p>23034145</text:p>
          </table:table-cell>
          <table:table-cell office:value-type="string" table:style-name="ce3">
            <text:p>4TH STG NOZZLE</text:p>
          </table:table-cell>
          <table:table-cell office:value-type="float" office:value="39115" table:style-name="ce2">
            <text:p>3911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34608" table:style-name="ce2">
            <text:p>23034608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CAL778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54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3293" table:style-name="ce2">
            <text:p>23053293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4634" table:style-name="ce2">
            <text:p>23054634</text:p>
          </table:table-cell>
          <table:table-cell office:value-type="string" table:style-name="ce3">
            <text:p>SUPPORT ASSY</text:p>
          </table:table-cell>
          <table:table-cell office:value-type="float" office:value="37967" table:style-name="ce2">
            <text:p>3796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7111" table:style-name="ce2">
            <text:p>23057111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KR8611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7112" table:style-name="ce2">
            <text:p>23057112</text:p>
          </table:table-cell>
          <table:table-cell office:value-type="string" table:style-name="ce3">
            <text:p>2ND/3RD WHEEL</text:p>
          </table:table-cell>
          <table:table-cell office:value-type="string" table:style-name="ce2">
            <text:p>KR7489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7114" table:style-name="ce2">
            <text:p>2305711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KR7356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7115" table:style-name="ce2">
            <text:p>23057115</text:p>
          </table:table-cell>
          <table:table-cell office:value-type="string" table:style-name="ce3">
            <text:p>5TH STG WHEEL</text:p>
          </table:table-cell>
          <table:table-cell office:value-type="string" table:style-name="ce2">
            <text:p>KR4840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57116" table:style-name="ce2">
            <text:p>23057116</text:p>
          </table:table-cell>
          <table:table-cell office:value-type="string" table:style-name="ce3">
            <text:p>6TH STG WHEEL</text:p>
          </table:table-cell>
          <table:table-cell office:value-type="string" table:style-name="ce2">
            <text:p>KR5468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60432" table:style-name="ce2">
            <text:p>23060432</text:p>
          </table:table-cell>
          <table:table-cell office:value-type="string" table:style-name="ce3">
            <text:p>2ND/3RD WHEEL</text:p>
          </table:table-cell>
          <table:table-cell office:value-type="string" table:style-name="ce2">
            <text:p>KR7127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45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INNER SHAFT</text:p>
          </table:table-cell>
          <table:table-cell office:value-type="string" table:style-name="ce2">
            <text:p>DN8406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52785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X51069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0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S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1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0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S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69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0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72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50</text:p>
          </table:table-cell>
          <table:table-cell office:value-type="string" table:style-name="ce3">
            <text:p>COMB ASSY LINER</text:p>
          </table:table-cell>
          <table:table-cell office:value-type="string" table:style-name="ce2">
            <text:p>CAL804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69</text:p>
          </table:table-cell>
          <table:table-cell table:number-columns-repeated="16377"/>
        </table:table-row>
        <table:table-row table:style-name="ro1">
          <table:table-cell office:value-type="date" office:date-value="2022-05-26T00:00:00" table:style-name="ce5">
            <text:p>2022-05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354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FAG1366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LOT 69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HX11500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Time remaing Between 500-550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HX11358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Time remaing Between 500-550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6319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Less 500 hrs left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E4510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Time remaing Between 500-550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5268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Time remaing Between 500-550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58147" table:style-name="ce2">
            <text:p>23058147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4767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Time remaing Between 500-550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58195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Less 500 hrs left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X58709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Less 500 hrs left</text:p>
          </table:table-cell>
          <table:table-cell table:number-columns-repeated="16377"/>
        </table:table-row>
        <table:table-row table:style-name="ro1">
          <table:table-cell office:value-type="date" office:date-value="2022-05-27T00:00:00" table:style-name="ce5">
            <text:p>2022-05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72 CAE-295013</text:p>
          </table:table-cell>
          <table:table-cell table:number-columns-repeated="16377"/>
        </table:table-row>
        <table:table-row table:style-name="ro1">
          <table:table-cell office:value-type="date" office:date-value="2022-05-31T00:00:00" table:style-name="ce5">
            <text:p>2022-05-31</text:p>
          </table:table-cell>
          <table:table-cell office:value-type="float" office:value="117749" table:style-name="ce2">
            <text:p>117749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171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45</text:p>
          </table:table-cell>
          <table:table-cell table:number-columns-repeated="16377"/>
        </table:table-row>
        <table:table-row table:style-name="ro1">
          <table:table-cell office:value-type="date" office:date-value="2022-05-31T00:00:00" table:style-name="ce5">
            <text:p>2022-05-3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71 CAE-834096</text:p>
          </table:table-cell>
          <table:table-cell table:number-columns-repeated="16377"/>
        </table:table-row>
        <table:table-row table:style-name="ro1">
          <table:table-cell office:value-type="date" office:date-value="2022-05-31T00:00:00" table:style-name="ce5">
            <text:p>2022-05-3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70 CAE-844133</text:p>
          </table:table-cell>
          <table:table-cell table:number-columns-repeated="16377"/>
        </table:table-row>
        <table:table-row table:style-name="ro1">
          <table:table-cell office:value-type="date" office:date-value="2022-05-31T00:00:00" table:style-name="ce5">
            <text:p>2022-05-3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67</text:p>
          </table:table-cell>
          <table:table-cell table:number-columns-repeated="16377"/>
        </table:table-row>
        <table:table-row table:style-name="ro1">
          <table:table-cell office:value-type="date" office:date-value="2022-05-31T00:00:00" table:style-name="ce5">
            <text:p>2022-05-3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66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6643" table:style-name="ce2">
            <text:p>116643</text:p>
          </table:table-cell>
          <table:table-cell office:value-type="float" office:value="6829451" table:style-name="ce2">
            <text:p>6829451</text:p>
          </table:table-cell>
          <table:table-cell office:value-type="string" table:style-name="ce3">
            <text:p>PROP BRAKE OUTER<text:s text:c="2"/></text:p>
          </table:table-cell>
          <table:table-cell office:value-type="string" table:style-name="ce2">
            <text:p>BL-518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49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48" table:style-name="ce2">
            <text:p>117748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4809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32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50" table:style-name="ce2">
            <text:p>117750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7219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33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51" table:style-name="ce2">
            <text:p>117751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9260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35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52" table:style-name="ce2">
            <text:p>117752</text:p>
          </table:table-cell>
          <table:table-cell office:value-type="float" office:value="23035299" table:style-name="ce2">
            <text:p>23035299</text:p>
          </table:table-cell>
          <table:table-cell office:value-type="string" table:style-name="ce3">
            <text:p>T/M HELICAL G/S</text:p>
          </table:table-cell>
          <table:table-cell office:value-type="string" table:style-name="ce2">
            <text:p>NN13037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52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59" table:style-name="ce2">
            <text:p>117759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 T O GEARSHAFT</text:p>
          </table:table-cell>
          <table:table-cell office:value-type="string" table:style-name="ce2">
            <text:p>CG11511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41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float" office:value="117760" table:style-name="ce2">
            <text:p>117760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 T O GEARSHAFT</text:p>
          </table:table-cell>
          <table:table-cell office:value-type="string" table:style-name="ce2">
            <text:p>CG10744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22</text:p>
          </table:table-cell>
          <table:table-cell table:number-columns-repeated="16377"/>
        </table:table-row>
        <table:table-row table:style-name="ro1">
          <table:table-cell office:value-type="date" office:date-value="2022-06-01T00:00:00" table:style-name="ce5">
            <text:p>2022-06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69</text:p>
          </table:table-cell>
          <table:table-cell table:number-columns-repeated="16377"/>
        </table:table-row>
        <table:table-row table:style-name="ro1">
          <table:table-cell office:value-type="date" office:date-value="2022-06-02T00:00:00" table:style-name="ce5">
            <text:p>2022-06-02</text:p>
          </table:table-cell>
          <table:table-cell office:value-type="float" office:value="9558" table:style-name="ce2">
            <text:p>9558</text:p>
          </table:table-cell>
          <table:table-cell office:value-type="float" office:value="6870925" table:style-name="ce2">
            <text:p>6870925</text:p>
          </table:table-cell>
          <table:table-cell office:value-type="string" table:style-name="ce3">
            <text:p>OIL PUMP SEPRATO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58</text:p>
          </table:table-cell>
          <table:table-cell table:number-columns-repeated="16377"/>
        </table:table-row>
        <table:table-row table:style-name="ro1">
          <table:table-cell office:value-type="date" office:date-value="2022-06-02T00:00:00" table:style-name="ce5">
            <text:p>2022-06-02</text:p>
          </table:table-cell>
          <table:table-cell office:value-type="float" office:value="117278" table:style-name="ce2">
            <text:p>117278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7411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51</text:p>
          </table:table-cell>
          <table:table-cell table:number-columns-repeated="16377"/>
        </table:table-row>
        <table:table-row table:style-name="ro1">
          <table:table-cell office:value-type="date" office:date-value="2022-06-02T00:00:00" table:style-name="ce5">
            <text:p>2022-06-02</text:p>
          </table:table-cell>
          <table:table-cell office:value-type="float" office:value="117281" table:style-name="ce2">
            <text:p>117281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59039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53</text:p>
          </table:table-cell>
          <table:table-cell table:number-columns-repeated="16377"/>
        </table:table-row>
        <table:table-row table:style-name="ro1">
          <table:table-cell office:value-type="date" office:date-value="2022-06-03T00:00:00" table:style-name="ce5">
            <text:p>2022-06-03</text:p>
          </table:table-cell>
          <table:table-cell office:value-type="string" table:style-name="ce2">
            <text:p>NA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S</text:p>
          </table:table-cell>
          <table:table-cell office:value-type="string" table:style-name="ce2">
            <text:p>VARIOUS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7 WITH SPALLING FROM INVENTORY</text:p>
          </table:table-cell>
          <table:table-cell table:number-columns-repeated="16377"/>
        </table:table-row>
        <table:table-row table:style-name="ro1">
          <table:table-cell office:value-type="date" office:date-value="2022-06-03T00:00:00" table:style-name="ce5">
            <text:p>2022-06-03</text:p>
          </table:table-cell>
          <table:table-cell office:value-type="string" table:style-name="ce2">
            <text:p>NA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08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DIAMETER "B" IS UNDER MIN. OHM SPECS. UNABLE TO REPAIR</text:p>
          </table:table-cell>
          <table:table-cell table:number-columns-repeated="16377"/>
        </table:table-row>
        <table:table-row table:style-name="ro1">
          <table:table-cell office:value-type="date" office:date-value="2022-06-03T00:00:00" table:style-name="ce5">
            <text:p>2022-06-03</text:p>
          </table:table-cell>
          <table:table-cell office:value-type="string" table:style-name="ce2">
            <text:p>NA</text:p>
          </table:table-cell>
          <table:table-cell office:value-type="float" office:value="23064593" table:style-name="ce2">
            <text:p>23064593</text:p>
          </table:table-cell>
          <table:table-cell office:value-type="string" table:style-name="ce3">
            <text:p>REAR SUPPORT</text:p>
          </table:table-cell>
          <table:table-cell office:value-type="string" table:style-name="ce2">
            <text:p>ER1246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, CAC-90647</text:p>
          </table:table-cell>
          <table:table-cell table:number-columns-repeated="16377"/>
        </table:table-row>
        <table:table-row table:style-name="ro1">
          <table:table-cell office:value-type="date" office:date-value="2022-06-03T00:00:00" table:style-name="ce5">
            <text:p>2022-06-03</text:p>
          </table:table-cell>
          <table:table-cell office:value-type="string" table:style-name="ce2">
            <text:p>NA</text:p>
          </table:table-cell>
          <table:table-cell office:value-type="float" office:value="23079638" table:style-name="ce2">
            <text:p>23079638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12037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06-03T00:00:00" table:style-name="ce5">
            <text:p>2022-06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16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JE6687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LOT 80 DAMAGED BER</text:p>
          </table:table-cell>
          <table:table-cell table:number-columns-repeated="16377"/>
        </table:table-row>
        <table:table-row table:style-name="ro1">
          <table:table-cell office:value-type="date" office:date-value="2022-06-06T00:00:00" table:style-name="ce5">
            <text:p>2022-06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UBES FROM LOT 66 CAE-295606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float" office:value="117838" table:style-name="ce2">
            <text:p>117838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GK5540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554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float" office:value="6888602" table:style-name="ce2">
            <text:p>6888602</text:p>
          </table:table-cell>
          <table:table-cell office:value-type="string" table:style-name="ce3">
            <text:p>SLINGER, OIL, GAS PRODUCER TURBINE BEARING FRON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29641</text:p>
          </table:table-cell>
          <table:table-cell office:value-type="string" table:style-name="ce3">
            <text:p>NUT, SPANNER, SPECIAL LOCK FLANG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5491</text:p>
          </table:table-cell>
          <table:table-cell office:value-type="string" table:style-name="ce3">
            <text:p>SEAL, MATING RING, ROTATING</text:p>
          </table:table-cell>
          <table:table-cell office:value-type="string" table:style-name="ce2">
            <text:p>QL7987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07</text:p>
          </table:table-cell>
          <table:table-cell office:value-type="string" table:style-name="ce3">
            <text:p>BEARING, BALL, 20 X 42 X 15 MM, NO. 8 MAIN</text:p>
          </table:table-cell>
          <table:table-cell office:value-type="string" table:style-name="ce2">
            <text:p>NWK12-027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415</text:p>
          </table:table-cell>
          <table:table-cell office:value-type="string" table:style-name="ce3">
            <text:p>COUPLING, TURBINE TO COMPRESSOR</text:p>
          </table:table-cell>
          <table:table-cell office:value-type="string" table:style-name="ce2">
            <text:p>GK56990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MISC SCRAP - TUBES FROM ACCESSORY BOX LOT 67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140</text:p>
          </table:table-cell>
          <table:table-cell office:value-type="string" table:style-name="ce3">
            <text:p>BEARING, BALL, (40 X 68 X 15 MM)</text:p>
          </table:table-cell>
          <table:table-cell office:value-type="string" table:style-name="ce2">
            <text:p>NWF11-251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31</text:p>
          </table:table-cell>
          <table:table-cell office:value-type="string" table:style-name="ce3">
            <text:p>CASE ASSY, OUTER COMBUSTION</text:p>
          </table:table-cell>
          <table:table-cell office:value-type="string" table:style-name="ce2">
            <text:p>YL1079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46</text:p>
          </table:table-cell>
          <table:table-cell office:value-type="string" table:style-name="ce3">
            <text:p>ADAPTER, SPLINED, TURBINE, 2ND STAGE</text:p>
          </table:table-cell>
          <table:table-cell office:value-type="string" table:style-name="ce2">
            <text:p>GK53997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48</text:p>
          </table:table-cell>
          <table:table-cell office:value-type="string" table:style-name="ce3">
            <text:p>BEARING, BALL, 42 X 62 X (15) 12 MM, NO. 5 MAIN</text:p>
          </table:table-cell>
          <table:table-cell office:value-type="string" table:style-name="ce2">
            <text:p>NWD10-599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50</text:p>
          </table:table-cell>
          <table:table-cell office:value-type="string" table:style-name="ce3">
            <text:p>BEARING, ROLLER, (29 X 42 X 9 MM) NO. 7 MAIN</text:p>
          </table:table-cell>
          <table:table-cell office:value-type="string" table:style-name="ce2">
            <text:p>NWJ12-058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50</text:p>
          </table:table-cell>
          <table:table-cell office:value-type="string" table:style-name="ce3">
            <text:p>BEARING, ROLLER, (29 X 42 X 9 MM) NO. 7 MAIN</text:p>
          </table:table-cell>
          <table:table-cell office:value-type="string" table:style-name="ce2">
            <text:p>MP0055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342</text:p>
          </table:table-cell>
          <table:table-cell office:value-type="string" table:style-name="ce3">
            <text:p>TUBE ASSY, COMPRESSOR DISCHARGE - RH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343</text:p>
          </table:table-cell>
          <table:table-cell office:value-type="string" table:style-name="ce3">
            <text:p>TUBE ASSY, COMPRESSOR DISCHARGE - LH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372</text:p>
          </table:table-cell>
          <table:table-cell office:value-type="string" table:style-name="ce3">
            <text:p>COUPLING, TURBINE TO COMPRESSO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16</text:p>
          </table:table-cell>
          <table:table-cell office:value-type="string" table:style-name="ce3">
            <text:p>SCROLL ASSY, COMPRESSOR</text:p>
          </table:table-cell>
          <table:table-cell office:value-type="string" table:style-name="ce2">
            <text:p>JE6687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29</text:p>
          </table:table-cell>
          <table:table-cell office:value-type="string" table:style-name="ce3">
            <text:p>SHIELD ASSY, TURBINE FIREWALL - VERTICAL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37</text:p>
          </table:table-cell>
          <table:table-cell office:value-type="string" table:style-name="ce3">
            <text:p>SHIELD ASSY, TURBINE FIREWALL - HORIZONTAL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8T00:00:00" table:style-name="ce5">
            <text:p>2022-06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546</text:p>
          </table:table-cell>
          <table:table-cell office:value-type="string" table:style-name="ce3">
            <text:p>BOWL, LUBE OIL FILT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FROM LOT 88 RRE-200608</text:p>
          </table:table-cell>
          <table:table-cell table:number-columns-repeated="16377"/>
        </table:table-row>
        <table:table-row table:style-name="ro1">
          <table:table-cell office:value-type="date" office:date-value="2022-06-09T00:00:00" table:style-name="ce5">
            <text:p>2022-06-09</text:p>
          </table:table-cell>
          <table:table-cell office:value-type="float" office:value="117727" table:style-name="ce2">
            <text:p>117727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24122" table:style-name="ce2">
            <text:p>2412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50</text:p>
          </table:table-cell>
          <table:table-cell table:number-columns-repeated="16377"/>
        </table:table-row>
        <table:table-row table:style-name="ro1">
          <table:table-cell office:value-type="date" office:date-value="2022-06-09T00:00:00" table:style-name="ce5">
            <text:p>2022-06-09</text:p>
          </table:table-cell>
          <table:table-cell office:value-type="float" office:value="117885" table:style-name="ce2">
            <text:p>117885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84667" table:style-name="ce2">
            <text:p>8466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62</text:p>
          </table:table-cell>
          <table:table-cell table:number-columns-repeated="16377"/>
        </table:table-row>
        <table:table-row table:style-name="ro1">
          <table:table-cell office:value-type="date" office:date-value="2022-06-09T00:00:00" table:style-name="ce5">
            <text:p>2022-06-09</text:p>
          </table:table-cell>
          <table:table-cell office:value-type="float" office:value="118160" table:style-name="ce2">
            <text:p>118160</text:p>
          </table:table-cell>
          <table:table-cell office:value-type="string" table:style-name="ce2">
            <text:p>206-040-221-003</text:p>
          </table:table-cell>
          <table:table-cell office:value-type="string" table:style-name="ce3">
            <text:p>FREEWHEELING OUTERSHAFT</text:p>
          </table:table-cell>
          <table:table-cell office:value-type="string" table:style-name="ce2">
            <text:p>A-FS142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NCR 9563</text:p>
          </table:table-cell>
          <table:table-cell table:number-columns-repeated="16377"/>
        </table:table-row>
        <table:table-row table:style-name="ro1">
          <table:table-cell office:value-type="date" office:date-value="2022-06-14T00:00:00" table:style-name="ce5">
            <text:p>2022-06-14</text:p>
          </table:table-cell>
          <table:table-cell office:value-type="string" table:style-name="ce2">
            <text:p>NA</text:p>
          </table:table-cell>
          <table:table-cell office:value-type="float" office:value="6895832" table:style-name="ce2">
            <text:p>6895832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BER FROM INVENTORY</text:p>
          </table:table-cell>
          <table:table-cell table:number-columns-repeated="16377"/>
        </table:table-row>
        <table:table-row table:style-name="ro1">
          <table:table-cell office:value-type="date" office:date-value="2022-06-14T00:00:00" table:style-name="ce5">
            <text:p>2022-06-14</text:p>
          </table:table-cell>
          <table:table-cell office:value-type="string" table:style-name="ce2">
            <text:p>NA</text:p>
          </table:table-cell>
          <table:table-cell office:value-type="float" office:value="6899191" table:style-name="ce2">
            <text:p>6899191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3 TUBES SCRAPPED FROM INVENTORY BE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47</text:p>
          </table:table-cell>
          <table:table-cell office:value-type="string" table:style-name="ce3">
            <text:p>26 TEETH IDLER GEAR</text:p>
          </table:table-cell>
          <table:table-cell office:value-type="string" table:style-name="ce2">
            <text:p>300-8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1895</text:p>
          </table:table-cell>
          <table:table-cell office:value-type="string" table:style-name="ce3">
            <text:p>T/M GEARSHAFT</text:p>
          </table:table-cell>
          <table:table-cell office:value-type="string" table:style-name="ce2">
            <text:p>NN14690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26835</text:p>
          </table:table-cell>
          <table:table-cell office:value-type="string" table:style-name="ce3">
            <text:p>GEAR SPUR IDLER</text:p>
          </table:table-cell>
          <table:table-cell office:value-type="string" table:style-name="ce2">
            <text:p>400-30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3672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NN7798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642</text:p>
          </table:table-cell>
          <table:table-cell office:value-type="string" table:style-name="ce3">
            <text:p>GEARSHAFT, SPUR IDLER</text:p>
          </table:table-cell>
          <table:table-cell office:value-type="string" table:style-name="ce2">
            <text:p>400-21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5T00:00:00" table:style-name="ce5">
            <text:p>2022-06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981</text:p>
          </table:table-cell>
          <table:table-cell office:value-type="string" table:style-name="ce3">
            <text:p>GENERATOR IDLER GEAR</text:p>
          </table:table-cell>
          <table:table-cell office:value-type="string" table:style-name="ce2">
            <text:p>300-12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95927 CAG-95927 PITTING/FROSTING/WEAR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float" office:value="23008030" table:style-name="ce2">
            <text:p>23008030</text:p>
          </table:table-cell>
          <table:table-cell office:value-type="string" table:style-name="ce3">
            <text:p>BOLT, TIE, TURBINE</text:p>
          </table:table-cell>
          <table:table-cell office:value-type="string" table:style-name="ce2">
            <text:p>NC81778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8128</text:p>
          </table:table-cell>
          <table:table-cell office:value-type="string" table:style-name="ce3">
            <text:p>SLEEVE, NO. 8 BEARING</text:p>
          </table:table-cell>
          <table:table-cell office:value-type="string" table:style-name="ce2">
            <text:p>MP07967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6744</text:p>
          </table:table-cell>
          <table:table-cell office:value-type="string" table:style-name="ce3">
            <text:p>WHEEL, TURBINE, 4TH STAGE</text:p>
          </table:table-cell>
          <table:table-cell office:value-type="string" table:style-name="ce2">
            <text:p>X638490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92511</text:p>
          </table:table-cell>
          <table:table-cell office:value-type="string" table:style-name="ce3">
            <text:p>WHEEL, TURBINE, 3RD STAGE</text:p>
          </table:table-cell>
          <table:table-cell office:value-type="string" table:style-name="ce2">
            <text:p>X625751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505</text:p>
          </table:table-cell>
          <table:table-cell office:value-type="string" table:style-name="ce3">
            <text:p>BEARING, BALL, 40 X 62 X (15) 12 MM, NO. 5 MAIN</text:p>
          </table:table-cell>
          <table:table-cell office:value-type="string" table:style-name="ce2">
            <text:p>MP63521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17</text:p>
          </table:table-cell>
          <table:table-cell office:value-type="string" table:style-name="ce3">
            <text:p>BEARING, ROLLER, NO. 2-1/2, 29 X 42 X 9 MM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117</text:p>
          </table:table-cell>
          <table:table-cell office:value-type="string" table:style-name="ce3">
            <text:p>BEARING, ROLLER, NO. 2-1/2, 29 X 42 X 9 MM</text:p>
          </table:table-cell>
          <table:table-cell office:value-type="string" table:style-name="ce2">
            <text:p>NWC15-1292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227</text:p>
          </table:table-cell>
          <table:table-cell office:value-type="string" table:style-name="ce3">
            <text:p>WHEEL, TURBINE, 1ST STAGE</text:p>
          </table:table-cell>
          <table:table-cell office:value-type="string" table:style-name="ce2">
            <text:p>X618343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17T00:00:00" table:style-name="ce5">
            <text:p>2022-06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658</text:p>
          </table:table-cell>
          <table:table-cell office:value-type="string" table:style-name="ce3">
            <text:p>WHEEL, TURBINE, 2ND STAGE</text:p>
          </table:table-cell>
          <table:table-cell office:value-type="string" table:style-name="ce2">
            <text:p>X633456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T-95001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float" office:value="6893614" table:style-name="ce2">
            <text:p>6893614</text:p>
          </table:table-cell>
          <table:table-cell office:value-type="string" table:style-name="ce3">
            <text:p>NUT, SPANNER, 1.1875-28 LH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float" office:value="23030976" table:style-name="ce2">
            <text:p>23030976</text:p>
          </table:table-cell>
          <table:table-cell office:value-type="string" table:style-name="ce3">
            <text:p>IMPELLER ASSY, COMPR</text:p>
          </table:table-cell>
          <table:table-cell office:value-type="string" table:style-name="ce12">
            <text:p>27410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float" office:value="23035262" table:style-name="ce2">
            <text:p>23035262</text:p>
          </table:table-cell>
          <table:table-cell office:value-type="string" table:style-name="ce14">
            <text:p>BEARING, ROLLER, FRONT COMPRESSOR</text:p>
          </table:table-cell>
          <table:table-cell office:value-type="string" table:style-name="ce2">
            <text:p>MP01210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4513</text:p>
          </table:table-cell>
          <table:table-cell office:value-type="string" table:style-name="ce3">
            <text:p>SEAL, PLAIN, ENCASED, 0.625 DIA X 0.531 IN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9648</text:p>
          </table:table-cell>
          <table:table-cell office:value-type="string" table:style-name="ce3">
            <text:p>TUBE, COMPRESSOR VENT</text:p>
          </table:table-cell>
          <table:table-cell office:value-type="string" table:style-name="ce2">
            <text:p>062806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9670</text:p>
          </table:table-cell>
          <table:table-cell office:value-type="string" table:style-name="ce3">
            <text:p>BEARING, BALL, 30 X 72 X (23) 19 MM</text:p>
          </table:table-cell>
          <table:table-cell office:value-type="string" table:style-name="ce2">
            <text:p>HA3345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0976</text:p>
          </table:table-cell>
          <table:table-cell office:value-type="string" table:style-name="ce3">
            <text:p>IMPELLER ASSY, COMPR</text:p>
          </table:table-cell>
          <table:table-cell office:value-type="string" table:style-name="ce2">
            <text:p>27410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5262</text:p>
          </table:table-cell>
          <table:table-cell office:value-type="string" table:style-name="ce3">
            <text:p>BEARING, ROLLER, FRONT COMPRESSOR</text:p>
          </table:table-cell>
          <table:table-cell office:value-type="string" table:style-name="ce2">
            <text:p>MP00499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3008</text:p>
          </table:table-cell>
          <table:table-cell office:value-type="string" table:style-name="ce3">
            <text:p>SLINGER, OIL, COMPRESSOR REAR BEARING</text:p>
          </table:table-cell>
          <table:table-cell office:value-type="string" table:style-name="ce2">
            <text:p>DICK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3031</text:p>
          </table:table-cell>
          <table:table-cell office:value-type="string" table:style-name="ce3">
            <text:p>SEAL, COMPR ROTOR R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3">
            <text:p>CAE-895927 CAC-92146 POSSIBLE HARD LANDING, INTERNAL FIRE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5">
            <text:p>2022-06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MISC SCRAP FROM LOT SI83 CAE-895297</text:p>
          </table:table-cell>
          <table:table-cell table:number-columns-repeated="16377"/>
        </table:table-row>
        <table:table-row table:style-name="ro1">
          <table:table-cell office:value-type="date" office:date-value="2022-06-21T00:00:00" table:style-name="ce5">
            <text:p>2022-06-21</text:p>
          </table:table-cell>
          <table:table-cell office:value-type="float" office:value="118176" table:style-name="ce2">
            <text:p>118176</text:p>
          </table:table-cell>
          <table:table-cell office:value-type="float" office:value="23065591" table:style-name="ce2">
            <text:p>23065591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YJ1061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568, BEYOND MAX DIA. UNSERVICABLE</text:p>
          </table:table-cell>
          <table:table-cell table:number-columns-repeated="16377"/>
        </table:table-row>
        <table:table-row table:style-name="ro1">
          <table:table-cell office:value-type="date" office:date-value="2022-06-21T00:00:00" table:style-name="ce5">
            <text:p>2022-06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0000393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X6160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311, EXCESSIVE RUB, DAMAGE BEYOND REPAIR</text:p>
          </table:table-cell>
          <table:table-cell table:number-columns-repeated="16377"/>
        </table:table-row>
        <table:table-row table:style-name="ro1">
          <table:table-cell office:value-type="date" office:date-value="2022-06-23T00:00:00" table:style-name="ce5">
            <text:p>2022-06-23</text:p>
          </table:table-cell>
          <table:table-cell office:value-type="string" table:style-name="ce2">
            <text:p>NA</text:p>
          </table:table-cell>
          <table:table-cell office:value-type="float" office:value="23008030" table:style-name="ce2">
            <text:p>23008030</text:p>
          </table:table-cell>
          <table:table-cell office:value-type="string" table:style-name="ce3">
            <text:p>TIE BOLT</text:p>
          </table:table-cell>
          <table:table-cell office:value-type="float" office:value="81015" table:style-name="ce2">
            <text:p>8101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IE BOLT FROM INVENTORY LOT 70 CAE-844133</text:p>
          </table:table-cell>
          <table:table-cell table:number-columns-repeated="16377"/>
        </table:table-row>
        <table:table-row table:style-name="ro1">
          <table:table-cell office:value-type="date" office:date-value="2022-06-23T00:00:00" table:style-name="ce5">
            <text:p>2022-06-23</text:p>
          </table:table-cell>
          <table:table-cell office:value-type="string" table:style-name="ce2">
            <text:p>NA</text:p>
          </table:table-cell>
          <table:table-cell office:value-type="float" office:value="23008030" table:style-name="ce2">
            <text:p>23008030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C7729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TIE BOLT FROM INVENTORY LOT 69 CAE-844122</text:p>
          </table:table-cell>
          <table:table-cell table:number-columns-repeated="16377"/>
        </table:table-row>
        <table:table-row table:style-name="ro1">
          <table:table-cell office:value-type="date" office:date-value="2022-06-23T00:00:00" table:style-name="ce5">
            <text:p>2022-06-2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34</text:p>
          </table:table-cell>
          <table:table-cell office:value-type="string" table:style-name="ce3">
            <text:p>EXHAUST COLLECTOR</text:p>
          </table:table-cell>
          <table:table-cell office:value-type="string" table:style-name="ce2">
            <text:p>JE6744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EXHAUST COLLECTOR FROM HARD LANDING</text:p>
          </table:table-cell>
          <table:table-cell table:number-columns-repeated="16377"/>
        </table:table-row>
        <table:table-row table:style-name="ro1">
          <table:table-cell office:value-type="date" office:date-value="2022-06-29T00:00:00" table:style-name="ce5">
            <text:p>2022-06-29</text:p>
          </table:table-cell>
          <table:table-cell office:value-type="float" office:value="115858" table:style-name="ce2">
            <text:p>115858</text:p>
          </table:table-cell>
          <table:table-cell office:value-type="float" office:value="6874816" table:style-name="ce2">
            <text:p>6874816</text:p>
          </table:table-cell>
          <table:table-cell office:value-type="string" table:style-name="ce3">
            <text:p>BLEED VALVE STEM</text:p>
          </table:table-cell>
          <table:table-cell office:value-type="string" table:style-name="ce2">
            <text:p>CAI1160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9576</text:p>
          </table:table-cell>
          <table:table-cell table:number-columns-repeated="16377"/>
        </table:table-row>
        <table:table-row table:style-name="ro1">
          <table:table-cell office:value-type="date" office:date-value="2022-06-30T00:00:00" table:style-name="ce5">
            <text:p>2022-06-30</text:p>
          </table:table-cell>
          <table:table-cell office:value-type="float" office:value="116223" table:style-name="ce2">
            <text:p>116223</text:p>
          </table:table-cell>
          <table:table-cell office:value-type="string" table:style-name="ce2">
            <text:p>23092770-P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CU50411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393</text:p>
          </table:table-cell>
          <table:table-cell table:number-columns-repeated="16377"/>
        </table:table-row>
        <table:table-row table:number-rows-repeated="4" table:style-name="ro1">
          <table:table-cell office:value-type="date" office:date-value="2022-06-30T00:00:00" table:style-name="ce5">
            <text:p>2022-06-3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12 X 28 X 8 MM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CAG-15016</text:p>
          </table:table-cell>
          <table:table-cell table:number-columns-repeated="16377"/>
        </table:table-row>
        <table:table-row table:style-name="ro1">
          <table:table-cell office:value-type="date" office:date-value="2022-06-30T00:00:00" table:style-name="ce5">
            <text:p>2022-06-30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23054634</text:p>
          </table:table-cell>
          <table:table-cell office:value-type="string" table:style-name="ce3">
            <text:p>EXHAUST COLLECTOR</text:p>
          </table:table-cell>
          <table:table-cell office:value-type="string" table:style-name="ce12">
            <text:p>3761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CAT-15012</text:p>
          </table:table-cell>
          <table:table-cell table:number-columns-repeated="16377"/>
        </table:table-row>
        <table:table-row table:style-name="ro1">
          <table:table-cell office:value-type="date" office:date-value="2022-06-30T00:00:00" table:style-name="ce5">
            <text:p>2022-06-30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90040</text:p>
          </table:table-cell>
          <table:table-cell office:value-type="string" table:style-name="ce3">
            <text:p>SHIELD ASSY, TURBINE NOZZLE, 1ST STAG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CAT-15012</text:p>
          </table:table-cell>
          <table:table-cell table:number-columns-repeated="16377"/>
        </table:table-row>
        <table:table-row table:style-name="ro1">
          <table:table-cell office:value-type="date" office:date-value="2022-07-05T00:00:00" table:style-name="ce5">
            <text:p>2022-07-05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23031838</text:p>
          </table:table-cell>
          <table:table-cell office:value-type="string" table:style-name="ce3">
            <text:p>HARNES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ACCESSORIES</text:p>
          </table:table-cell>
          <table:table-cell table:number-columns-repeated="16377"/>
        </table:table-row>
        <table:table-row table:style-name="ro1">
          <table:table-cell office:value-type="date" office:date-value="2022-07-06T00:00:00" table:style-name="ce5">
            <text:p>2022-07-06</text:p>
          </table:table-cell>
          <table:table-cell office:value-type="string" table:style-name="ce2">
            <text:p>NA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3008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EXCESSIVE WELD REPAIRS - SCRAP</text:p>
          </table:table-cell>
          <table:table-cell table:number-columns-repeated="16377"/>
        </table:table-row>
        <table:table-row table:style-name="ro1">
          <table:table-cell office:value-type="date" office:date-value="2022-07-07T00:00:00" table:style-name="ce5">
            <text:p>2022-07-07</text:p>
          </table:table-cell>
          <table:table-cell office:value-type="string" table:style-name="ce2">
            <text:p>NA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UF3458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78</text:p>
          </table:table-cell>
          <table:table-cell table:number-columns-repeated="16377"/>
        </table:table-row>
        <table:table-row table:style-name="ro1">
          <table:table-cell office:value-type="date" office:date-value="2022-07-07T00:00:00" table:style-name="ce5">
            <text:p>2022-07-07</text:p>
          </table:table-cell>
          <table:table-cell office:value-type="string" table:style-name="ce2">
            <text:p>NA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GK557296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 9584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float" office:value="118461" table:style-name="ce2">
            <text:p>118461</text:p>
          </table:table-cell>
          <table:table-cell office:value-type="string" table:style-name="ce2">
            <text:p>23088595-C</text:p>
          </table:table-cell>
          <table:table-cell office:value-type="string" table:style-name="ce3">
            <text:p>REAR CARRIER</text:p>
          </table:table-cell>
          <table:table-cell office:value-type="float" office:value="435452" table:style-name="ce2">
            <text:p>43545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float" office:value="118462" table:style-name="ce2">
            <text:p>118462</text:p>
          </table:table-cell>
          <table:table-cell office:value-type="string" table:style-name="ce2">
            <text:p>23088595-P</text:p>
          </table:table-cell>
          <table:table-cell office:value-type="string" table:style-name="ce3">
            <text:p>PROP SHAFT</text:p>
          </table:table-cell>
          <table:table-cell office:value-type="float" office:value="435452" table:style-name="ce2">
            <text:p>43545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float" office:value="118465" table:style-name="ce2">
            <text:p>118465</text:p>
          </table:table-cell>
          <table:table-cell office:value-type="string" table:style-name="ce2">
            <text:p>23088595-P</text:p>
          </table:table-cell>
          <table:table-cell office:value-type="string" table:style-name="ce3">
            <text:p>PROP SHAFT</text:p>
          </table:table-cell>
          <table:table-cell office:value-type="float" office:value="382529" table:style-name="ce2">
            <text:p>38252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float" office:value="118492" table:style-name="ce2">
            <text:p>118492</text:p>
          </table:table-cell>
          <table:table-cell office:value-type="string" table:style-name="ce2">
            <text:p>23088595-P</text:p>
          </table:table-cell>
          <table:table-cell office:value-type="string" table:style-name="ce3">
            <text:p>PROP SHAFT</text:p>
          </table:table-cell>
          <table:table-cell office:value-type="float" office:value="382462" table:style-name="ce2">
            <text:p>38246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string" table:style-name="ce2">
            <text:p>NA</text:p>
          </table:table-cell>
          <table:table-cell office:value-type="float" office:value="23030880" table:style-name="ce2">
            <text:p>23030880</text:p>
          </table:table-cell>
          <table:table-cell office:value-type="string" table:style-name="ce3">
            <text:p>FILTER ELEMENT, LUBE OI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44122 CAG-44121</text:p>
          </table:table-cell>
          <table:table-cell table:number-columns-repeated="16377"/>
        </table:table-row>
        <table:table-row table:style-name="ro1">
          <table:table-cell office:value-type="date" office:date-value="2022-07-08T00:00:00" table:style-name="ce5">
            <text:p>2022-07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44122 SCRAP PARTS</text:p>
          </table:table-cell>
          <table:table-cell table:number-columns-repeated="16377"/>
        </table:table-row>
        <table:table-row table:style-name="ro1">
          <table:table-cell office:value-type="date" office:date-value="2022-07-11T00:00:00" table:style-name="ce5">
            <text:p>2022-07-11</text:p>
          </table:table-cell>
          <table:table-cell office:value-type="float" office:value="117159" table:style-name="ce2">
            <text:p>117159</text:p>
          </table:table-cell>
          <table:table-cell office:value-type="float" office:value="6793309" table:style-name="ce2">
            <text:p>6793309</text:p>
          </table:table-cell>
          <table:table-cell office:value-type="string" table:style-name="ce3">
            <text:p>ACCESSORY MAIN DRIVE GEAR SHAFT</text:p>
          </table:table-cell>
          <table:table-cell office:value-type="string" table:style-name="ce2">
            <text:p>BL149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NCR 9544</text:p>
          </table:table-cell>
          <table:table-cell table:number-columns-repeated="16377"/>
        </table:table-row>
        <table:table-row table:style-name="ro1">
          <table:table-cell office:value-type="date" office:date-value="2022-07-11T00:00:00" table:style-name="ce5">
            <text:p>2022-07-11</text:p>
          </table:table-cell>
          <table:table-cell office:value-type="float" office:value="117160" table:style-name="ce2">
            <text:p>117160</text:p>
          </table:table-cell>
          <table:table-cell office:value-type="float" office:value="6793309" table:style-name="ce2">
            <text:p>6793309</text:p>
          </table:table-cell>
          <table:table-cell office:value-type="string" table:style-name="ce3">
            <text:p>ACCESSORY MAIN DRIVE GEAR SHAFT</text:p>
          </table:table-cell>
          <table:table-cell office:value-type="string" table:style-name="ce2">
            <text:p>CAI1186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 9543</text:p>
          </table:table-cell>
          <table:table-cell table:number-columns-repeated="16377"/>
        </table:table-row>
        <table:table-row table:style-name="ro1">
          <table:table-cell office:value-type="date" office:date-value="2022-07-11T00:00:00" table:style-name="ce5">
            <text:p>2022-07-11</text:p>
          </table:table-cell>
          <table:table-cell office:value-type="string" table:style-name="ce2">
            <text:p>NA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ELER GEAR</text:p>
          </table:table-cell>
          <table:table-cell office:value-type="string" table:style-name="ce2">
            <text:p>CAI11943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95</text:p>
          </table:table-cell>
          <table:table-cell table:number-columns-repeated="16377"/>
        </table:table-row>
        <table:table-row table:style-name="ro1">
          <table:table-cell office:value-type="date" office:date-value="2022-07-11T00:00:00" table:style-name="ce5">
            <text:p>2022-07-11</text:p>
          </table:table-cell>
          <table:table-cell office:value-type="string" table:style-name="ce2">
            <text:p>NA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84667" table:style-name="ce2">
            <text:p>8466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9562</text:p>
          </table:table-cell>
          <table:table-cell table:number-columns-repeated="16377"/>
        </table:table-row>
        <table:table-row table:style-name="ro1">
          <table:table-cell office:value-type="date" office:date-value="2022-07-12T00:00:00" table:style-name="ce5">
            <text:p>2022-07-12</text:p>
          </table:table-cell>
          <table:table-cell office:value-type="float" office:value="118512" table:style-name="ce2">
            <text:p>118512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19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598</text:p>
          </table:table-cell>
          <table:table-cell table:number-columns-repeated="16377"/>
        </table:table-row>
        <table:table-row table:style-name="ro1">
          <table:table-cell office:value-type="date" office:date-value="2022-07-12T00:00:00" table:style-name="ce5">
            <text:p>2022-07-12</text:p>
          </table:table-cell>
          <table:table-cell office:value-type="float" office:value="118526" table:style-name="ce2">
            <text:p>118526</text:p>
          </table:table-cell>
          <table:table-cell office:value-type="float" office:value="6898561" table:style-name="ce2">
            <text:p>6898561</text:p>
          </table:table-cell>
          <table:table-cell office:value-type="string" table:style-name="ce3">
            <text:p>COUPLING ADAPTER</text:p>
          </table:table-cell>
          <table:table-cell office:value-type="float" office:value="35200" table:style-name="ce2">
            <text:p>352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599</text:p>
          </table:table-cell>
          <table:table-cell table:number-columns-repeated="16377"/>
        </table:table-row>
        <table:table-row table:style-name="ro1">
          <table:table-cell office:value-type="date" office:date-value="2022-07-13T00:00:00" table:style-name="ce5">
            <text:p>2022-07-13</text:p>
          </table:table-cell>
          <table:table-cell office:value-type="float" office:value="118495" table:style-name="ce2">
            <text:p>118495</text:p>
          </table:table-cell>
          <table:table-cell office:value-type="float" office:value="6876688" table:style-name="ce2">
            <text:p>6876688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01</text:p>
          </table:table-cell>
          <table:table-cell table:number-columns-repeated="16377"/>
        </table:table-row>
        <table:table-row table:style-name="ro1">
          <table:table-cell office:value-type="date" office:date-value="2022-07-13T00:00:00" table:style-name="ce5">
            <text:p>2022-07-13</text:p>
          </table:table-cell>
          <table:table-cell office:value-type="float" office:value="118496" table:style-name="ce2">
            <text:p>118496</text:p>
          </table:table-cell>
          <table:table-cell office:value-type="float" office:value="6876688" table:style-name="ce2">
            <text:p>6876688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NS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00</text:p>
          </table:table-cell>
          <table:table-cell table:number-columns-repeated="16377"/>
        </table:table-row>
        <table:table-row table:style-name="ro1">
          <table:table-cell office:value-type="date" office:date-value="2022-07-13T00:00:00" table:style-name="ce5">
            <text:p>2022-07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44157 CAG-44157 SCRAP PARTS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8265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NC8772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RE-200608 RRT-11613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53279</text:p>
          </table:table-cell>
          <table:table-cell office:value-type="string" table:style-name="ce3">
            <text:p>TURBINE WHEEL 4</text:p>
          </table:table-cell>
          <table:table-cell office:value-type="string" table:style-name="ce12">
            <text:p>HX5721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CAT-15012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44121 SCRAP PARTS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36</text:p>
          </table:table-cell>
          <table:table-cell office:value-type="string" table:style-name="ce3">
            <text:p>TURBINE WHEEL 3</text:p>
          </table:table-cell>
          <table:table-cell office:value-type="string" table:style-name="ce2">
            <text:p>X64142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RE-200608 RRT-11613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37</text:p>
          </table:table-cell>
          <table:table-cell office:value-type="string" table:style-name="ce3">
            <text:p>TURBINE WHEEL 2</text:p>
          </table:table-cell>
          <table:table-cell office:value-type="string" table:style-name="ce2">
            <text:p>X62211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RE-200608 RRT-11613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81</text:p>
          </table:table-cell>
          <table:table-cell office:value-type="string" table:style-name="ce3">
            <text:p>TURBINE WHEEL 1</text:p>
          </table:table-cell>
          <table:table-cell office:value-type="string" table:style-name="ce2">
            <text:p>X63603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RE-200608 RRT-11613</text:p>
          </table:table-cell>
          <table:table-cell table:number-columns-repeated="16377"/>
        </table:table-row>
        <table:table-row table:style-name="ro1">
          <table:table-cell office:value-type="date" office:date-value="2022-07-15T00:00:00" table:style-name="ce5">
            <text:p>2022-07-1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94</text:p>
          </table:table-cell>
          <table:table-cell office:value-type="string" table:style-name="ce3">
            <text:p>TURBINE WHEEL 4</text:p>
          </table:table-cell>
          <table:table-cell office:value-type="string" table:style-name="ce2">
            <text:p>X65163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RE-200608 RRT-11613</text:p>
          </table:table-cell>
          <table:table-cell table:number-columns-repeated="16377"/>
        </table:table-row>
        <table:table-row table:style-name="ro1">
          <table:table-cell office:value-type="date" office:date-value="2022-07-18T00:00:00" table:style-name="ce5">
            <text:p>2022-07-18</text:p>
          </table:table-cell>
          <table:table-cell office:value-type="float" office:value="117440" table:style-name="ce2">
            <text:p>117440</text:p>
          </table:table-cell>
          <table:table-cell office:value-type="float" office:value="23065591" table:style-name="ce2">
            <text:p>23065591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JY1031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ART BER</text:p>
          </table:table-cell>
          <table:table-cell table:number-columns-repeated="16377"/>
        </table:table-row>
        <table:table-row table:style-name="ro1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3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5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1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3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5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1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3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5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1">
          <table:table-cell office:value-type="date" office:date-value="2022-07-18T00:00:00" table:style-name="ce5">
            <text:p>2022-07-18</text:p>
          </table:table-cell>
          <table:table-cell office:value-type="string" table:style-name="ce2">
            <text:p>NA</text:p>
          </table:table-cell>
          <table:table-cell office:value-type="string" table:style-name="ce13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G-38918 OLD BALL BEARING</text:p>
          </table:table-cell>
          <table:table-cell table:number-columns-repeated="16377"/>
        </table:table-row>
        <table:table-row table:style-name="ro1">
          <table:table-cell office:value-type="date" office:date-value="2022-07-19T00:00:00" table:style-name="ce5">
            <text:p>2022-07-19</text:p>
          </table:table-cell>
          <table:table-cell office:value-type="float" office:value="118436" table:style-name="ce2">
            <text:p>118436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5332" table:style-name="ce2">
            <text:p>253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10</text:p>
          </table:table-cell>
          <table:table-cell table:number-columns-repeated="16377"/>
        </table:table-row>
        <table:table-row table:style-name="ro1">
          <table:table-cell office:value-type="date" office:date-value="2022-07-19T00:00:00" table:style-name="ce5">
            <text:p>2022-07-19</text:p>
          </table:table-cell>
          <table:table-cell office:value-type="float" office:value="118494" table:style-name="ce2">
            <text:p>118494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64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14</text:p>
          </table:table-cell>
          <table:table-cell table:number-columns-repeated="16377"/>
        </table:table-row>
        <table:table-row table:style-name="ro1">
          <table:table-cell office:value-type="date" office:date-value="2022-07-19T00:00:00" table:style-name="ce5">
            <text:p>2022-07-19</text:p>
          </table:table-cell>
          <table:table-cell office:value-type="string" table:style-name="ce2">
            <text:p>NA</text:p>
          </table:table-cell>
          <table:table-cell office:value-type="float" office:value="23035262" table:style-name="ce2">
            <text:p>2303526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011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ENGINE CAE-844133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5">
            <text:p>2022-07-20</text:p>
          </table:table-cell>
          <table:table-cell office:value-type="string" table:style-name="ce2">
            <text:p>NA</text:p>
          </table:table-cell>
          <table:table-cell office:value-type="float" office:value="6876688" table:style-name="ce2">
            <text:p>6876688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L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#9612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5">
            <text:p>2022-07-20</text:p>
          </table:table-cell>
          <table:table-cell office:value-type="string" table:style-name="ce2">
            <text:p>NA</text:p>
          </table:table-cell>
          <table:table-cell office:value-type="float" office:value="6876688" table:style-name="ce2">
            <text:p>6876688</text:p>
          </table:table-cell>
          <table:table-cell office:value-type="string" table:style-name="ce3">
            <text:p>BODY ASSY</text:p>
          </table:table-cell>
          <table:table-cell office:value-type="string" table:style-name="ce2">
            <text:p>L2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#9611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5">
            <text:p>2022-07-20</text:p>
          </table:table-cell>
          <table:table-cell office:value-type="string" table:style-name="ce2">
            <text:p>NA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SPLINED ADAPTER</text:p>
          </table:table-cell>
          <table:table-cell office:value-type="float" office:value="278266" table:style-name="ce2">
            <text:p>27826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#9615</text:p>
          </table:table-cell>
          <table:table-cell table:number-columns-repeated="16377"/>
        </table:table-row>
        <table:table-row table:style-name="ro1">
          <table:table-cell office:value-type="date" office:date-value="2022-07-21T00:00:00" table:style-name="ce5">
            <text:p>2022-07-21</text:p>
          </table:table-cell>
          <table:table-cell office:value-type="float" office:value="118467" table:style-name="ce2">
            <text:p>118467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REAR CARRIER</text:p>
          </table:table-cell>
          <table:table-cell office:value-type="float" office:value="418870" table:style-name="ce2">
            <text:p>41887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21T00:00:00" table:style-name="ce5">
            <text:p>2022-07-21</text:p>
          </table:table-cell>
          <table:table-cell office:value-type="float" office:value="118468" table:style-name="ce2">
            <text:p>118468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PROP SHAFT</text:p>
          </table:table-cell>
          <table:table-cell office:value-type="float" office:value="418870" table:style-name="ce2">
            <text:p>41887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EMAIL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float" office:value="118615" table:style-name="ce2">
            <text:p>118615</text:p>
          </table:table-cell>
          <table:table-cell office:value-type="float" office:value="23073355" table:style-name="ce2">
            <text:p>23073355</text:p>
          </table:table-cell>
          <table:table-cell office:value-type="string" table:style-name="ce3">
            <text:p>SERVO VALVE</text:p>
          </table:table-cell>
          <table:table-cell office:value-type="string" table:style-name="ce2">
            <text:p>CAI11958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619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float" office:value="23053974" table:style-name="ce2">
            <text:p>23053974</text:p>
          </table:table-cell>
          <table:table-cell office:value-type="string" table:style-name="ce3">
            <text:p>TIEBOL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PED FROM SI77 CAE-844135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float" office:value="23061918" table:style-name="ce2">
            <text:p>23061918</text:p>
          </table:table-cell>
          <table:table-cell office:value-type="string" table:style-name="ce3">
            <text:p>REAR PTO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PED FROM SI77 CAE-844135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float" office:value="23064617" table:style-name="ce2">
            <text:p>23064617</text:p>
          </table:table-cell>
          <table:table-cell office:value-type="string" table:style-name="ce3">
            <text:p>FRONT PTO</text:p>
          </table:table-cell>
          <table:table-cell office:value-type="float" office:value="11045" table:style-name="ce2">
            <text:p>1104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PED FROM SI77 CAE-844135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float" office:value="23066744" table:style-name="ce2">
            <text:p>23066744</text:p>
          </table:table-cell>
          <table:table-cell office:value-type="string" table:style-name="ce3">
            <text:p>TURBINE 4TH WHEEL</text:p>
          </table:table-cell>
          <table:table-cell office:value-type="string" table:style-name="ce2">
            <text:p>X55892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TIMED OUT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6559-1</text:p>
          </table:table-cell>
          <table:table-cell office:value-type="string" table:style-name="ce3">
            <text:p>COUPLING ADAPTER</text:p>
          </table:table-cell>
          <table:table-cell office:value-type="float" office:value="284174" table:style-name="ce2">
            <text:p>28417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38 SCRAP DISCARD AFTER REMOVAL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6559-1</text:p>
          </table:table-cell>
          <table:table-cell office:value-type="string" table:style-name="ce3">
            <text:p>COUPLING ADAPTER</text:p>
          </table:table-cell>
          <table:table-cell office:value-type="float" office:value="315475" table:style-name="ce2">
            <text:p>31547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DISCARD AFTER REMOVAL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COUPLING ADAPTER</text:p>
          </table:table-cell>
          <table:table-cell office:value-type="float" office:value="331273" table:style-name="ce2">
            <text:p>33127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37 SCRAP DISCARD AFTER REMOVAL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COUPLING ADAPTER</text:p>
          </table:table-cell>
          <table:table-cell office:value-type="string" table:style-name="ce2">
            <text:p>GK53691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51 SCRAP DISCARD AFTER REMOVAL</text:p>
          </table:table-cell>
          <table:table-cell table:number-columns-repeated="16377"/>
        </table:table-row>
        <table:table-row table:style-name="ro1">
          <table:table-cell office:value-type="date" office:date-value="2022-07-22T00:00:00" table:style-name="ce5">
            <text:p>2022-07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44157 CAT-19685 SCRAP PARTS</text:p>
          </table:table-cell>
          <table:table-cell table:number-columns-repeated="16377"/>
        </table:table-row>
        <table:table-row table:style-name="ro1">
          <table:table-cell office:value-type="date" office:date-value="2022-07-25T00:00:00" table:style-name="ce5">
            <text:p>2022-07-25</text:p>
          </table:table-cell>
          <table:table-cell office:value-type="string" table:style-name="ce2">
            <text:p>NA</text:p>
          </table:table-cell>
          <table:table-cell office:value-type="float" office:value="2303910" table:style-name="ce2">
            <text:p>2303910</text:p>
          </table:table-cell>
          <table:table-cell office:value-type="string" table:style-name="ce3">
            <text:p>OCC</text:p>
          </table:table-cell>
          <table:table-cell office:value-type="float" office:value="26058" table:style-name="ce2">
            <text:p>26058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ed for RnD</text:p>
          </table:table-cell>
          <table:table-cell table:number-columns-repeated="16377"/>
        </table:table-row>
        <table:table-row table:style-name="ro1">
          <table:table-cell office:value-type="date" office:date-value="2022-07-25T00:00:00" table:style-name="ce5">
            <text:p>2022-07-25</text:p>
          </table:table-cell>
          <table:table-cell office:value-type="string" table:style-name="ce2">
            <text:p>NA</text:p>
          </table:table-cell>
          <table:table-cell office:value-type="float" office:value="23030911" table:style-name="ce2">
            <text:p>23030911</text:p>
          </table:table-cell>
          <table:table-cell office:value-type="string" table:style-name="ce3">
            <text:p>OCC</text:p>
          </table:table-cell>
          <table:table-cell office:value-type="float" office:value="394695" table:style-name="ce2">
            <text:p>39469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ed for RnD</text:p>
          </table:table-cell>
          <table:table-cell table:number-columns-repeated="16377"/>
        </table:table-row>
        <table:table-row table:style-name="ro1">
          <table:table-cell office:value-type="date" office:date-value="2022-07-25T00:00:00" table:style-name="ce5">
            <text:p>2022-07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0911-G</text:p>
          </table:table-cell>
          <table:table-cell office:value-type="string" table:style-name="ce3">
            <text:p>OCC</text:p>
          </table:table-cell>
          <table:table-cell office:value-type="float" office:value="36173" table:style-name="ce2">
            <text:p>3617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ed for RnD</text:p>
          </table:table-cell>
          <table:table-cell table:number-columns-repeated="16377"/>
        </table:table-row>
        <table:table-row table:style-name="ro1">
          <table:table-cell office:value-type="date" office:date-value="2022-07-26T00:00:00" table:style-name="ce5">
            <text:p>2022-07-26</text:p>
          </table:table-cell>
          <table:table-cell office:value-type="string" table:style-name="ce2">
            <text:p>NA</text:p>
          </table:table-cell>
          <table:table-cell office:value-type="float" office:value="6890501" table:style-name="ce16">
            <text:p>6890501</text:p>
          </table:table-cell>
          <table:table-cell office:value-type="string" table:style-name="ce3">
            <text:p>STAGE 1 TURBINE WHEEL</text:p>
          </table:table-cell>
          <table:table-cell office:value-type="string" table:style-name="ce16">
            <text:p>KR6173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C-24033 MAJOR PITTING</text:p>
          </table:table-cell>
          <table:table-cell table:number-columns-repeated="16377"/>
        </table:table-row>
        <table:table-row table:style-name="ro1">
          <table:table-cell office:value-type="date" office:date-value="2022-07-26T00:00:00" table:style-name="ce5">
            <text:p>2022-07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C-24033 SCRAP PARTS</text:p>
          </table:table-cell>
          <table:table-cell table:number-columns-repeated="16377"/>
        </table:table-row>
        <table:table-row table:style-name="ro1">
          <table:table-cell office:value-type="date" office:date-value="2022-07-28T00:00:00" table:style-name="ce5">
            <text:p>2022-07-28</text:p>
          </table:table-cell>
          <table:table-cell office:value-type="float" office:value="118661" table:style-name="ce2">
            <text:p>118661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GK5492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, NCR#9625</text:p>
          </table:table-cell>
          <table:table-cell table:number-columns-repeated="16377"/>
        </table:table-row>
        <table:table-row table:style-name="ro1">
          <table:table-cell office:value-type="date" office:date-value="2022-07-28T00:00:00" table:style-name="ce5">
            <text:p>2022-07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172-2</text:p>
          </table:table-cell>
          <table:table-cell office:value-type="string" table:style-name="ce3">
            <text:p>CAGE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DENTED</text:p>
          </table:table-cell>
          <table:table-cell table:number-columns-repeated="16377"/>
        </table:table-row>
        <table:table-row table:style-name="ro1">
          <table:table-cell office:value-type="date" office:date-value="2022-08-02T00:00:00" table:style-name="ce5">
            <text:p>2022-08-02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 #8</text:p>
          </table:table-cell>
          <table:table-cell office:value-type="string" table:style-name="ce2">
            <text:p>MP01410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INVENTORY</text:p>
          </table:table-cell>
          <table:table-cell table:number-columns-repeated="16377"/>
        </table:table-row>
        <table:table-row table:style-name="ro1">
          <table:table-cell office:value-type="date" office:date-value="2022-08-02T00:00:00" table:style-name="ce5">
            <text:p>2022-08-0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5252 CAT-23264 ACCESSORIES SCRAP PARTS</text:p>
          </table:table-cell>
          <table:table-cell table:number-columns-repeated="16377"/>
        </table:table-row>
        <table:table-row table:style-name="ro1">
          <table:table-cell office:value-type="date" office:date-value="2022-08-03T00:00:00" table:style-name="ce5">
            <text:p>2022-08-03</text:p>
          </table:table-cell>
          <table:table-cell office:value-type="string" table:style-name="ce2">
            <text:p>NA</text:p>
          </table:table-cell>
          <table:table-cell office:value-type="float" office:value="23084247" table:style-name="ce2">
            <text:p>23084247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UG2530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415 UNSERVICEABLE</text:p>
          </table:table-cell>
          <table:table-cell table:number-columns-repeated="16377"/>
        </table:table-row>
        <table:table-row table:style-name="ro1">
          <table:table-cell office:value-type="date" office:date-value="2022-08-03T00:00:00" table:style-name="ce5">
            <text:p>2022-08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073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UT2223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30 UNSERVICEABLE</text:p>
          </table:table-cell>
          <table:table-cell table:number-columns-repeated="16377"/>
        </table:table-row>
        <table:table-row table:style-name="ro1">
          <table:table-cell office:value-type="date" office:date-value="2022-08-05T00:00:00" table:style-name="ce5">
            <text:p>2022-08-05</text:p>
          </table:table-cell>
          <table:table-cell office:value-type="float" office:value="118666" table:style-name="ce2">
            <text:p>118666</text:p>
          </table:table-cell>
          <table:table-cell office:value-type="float" office:value="23032345" table:style-name="ce2">
            <text:p>23032345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UT238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35</text:p>
          </table:table-cell>
          <table:table-cell table:number-columns-repeated="16377"/>
        </table:table-row>
        <table:table-row table:style-name="ro1">
          <table:table-cell office:value-type="date" office:date-value="2022-08-05T00:00:00" table:style-name="ce5">
            <text:p>2022-08-05</text:p>
          </table:table-cell>
          <table:table-cell office:value-type="float" office:value="118730" table:style-name="ce2">
            <text:p>118730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inner shaft</text:p>
          </table:table-cell>
          <table:table-cell office:value-type="string" table:style-name="ce2">
            <text:p>UE151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33</text:p>
          </table:table-cell>
          <table:table-cell table:number-columns-repeated="16377"/>
        </table:table-row>
        <table:table-row table:style-name="ro1">
          <table:table-cell office:value-type="date" office:date-value="2022-08-08T00:00:00" table:style-name="ce5">
            <text:p>2022-08-08</text:p>
          </table:table-cell>
          <table:table-cell office:value-type="float" office:value="112582" table:style-name="ce2">
            <text:p>112582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</text:p>
          </table:table-cell>
          <table:table-cell office:value-type="string" table:style-name="ce2">
            <text:p>LL5752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37</text:p>
          </table:table-cell>
          <table:table-cell table:number-columns-repeated="16377"/>
        </table:table-row>
        <table:table-row table:style-name="ro1">
          <table:table-cell office:value-type="date" office:date-value="2022-08-09T00:00:00" table:style-name="ce5">
            <text:p>2022-08-09</text:p>
          </table:table-cell>
          <table:table-cell office:value-type="float" office:value="118437" table:style-name="ce2">
            <text:p>118437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1087" table:style-name="ce2">
            <text:p>2108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39</text:p>
          </table:table-cell>
          <table:table-cell table:number-columns-repeated="16377"/>
        </table:table-row>
        <table:table-row table:style-name="ro1">
          <table:table-cell office:value-type="date" office:date-value="2022-08-09T00:00:00" table:style-name="ce5">
            <text:p>2022-08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088-005</text:p>
          </table:table-cell>
          <table:table-cell office:value-type="string" table:style-name="ce3">
            <text:p>VALVE ASSY</text:p>
          </table:table-cell>
          <table:table-cell office:value-type="float" office:value="411091408" table:style-name="ce2">
            <text:p>41109140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BELL INVENTORY</text:p>
          </table:table-cell>
          <table:table-cell table:number-columns-repeated="16377"/>
        </table:table-row>
        <table:table-row table:style-name="ro1">
          <table:table-cell office:value-type="date" office:date-value="2022-08-10T00:00:00" table:style-name="ce5">
            <text:p>2022-08-10</text:p>
          </table:table-cell>
          <table:table-cell office:value-type="float" office:value="69292" table:style-name="ce2">
            <text:p>69292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817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11366</text:p>
          </table:table-cell>
          <table:table-cell table:number-columns-repeated="16377"/>
        </table:table-row>
        <table:table-row table:style-name="ro1">
          <table:table-cell office:value-type="date" office:date-value="2022-08-10T00:00:00" table:style-name="ce5">
            <text:p>2022-08-10</text:p>
          </table:table-cell>
          <table:table-cell office:value-type="float" office:value="116623" table:style-name="ce2">
            <text:p>116623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E3788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2-08-10T00:00:00" table:style-name="ce5">
            <text:p>2022-08-10</text:p>
          </table:table-cell>
          <table:table-cell office:value-type="string" table:style-name="ce2">
            <text:p>NA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LEAD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EAR IN BRAIDED CABLE</text:p>
          </table:table-cell>
          <table:table-cell table:number-columns-repeated="16377"/>
        </table:table-row>
        <table:table-row table:style-name="ro1">
          <table:table-cell office:value-type="date" office:date-value="2022-08-10T00:00:00" table:style-name="ce5">
            <text:p>2022-08-10</text:p>
          </table:table-cell>
          <table:table-cell office:value-type="string" table:style-name="ce2">
            <text:p>NA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LEAD ASSY</text:p>
          </table:table-cell>
          <table:table-cell office:value-type="string" table:style-name="ce2">
            <text:p>N374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EAR IN BRAIDED CABLE</text:p>
          </table:table-cell>
          <table:table-cell table:number-columns-repeated="16377"/>
        </table:table-row>
        <table:table-row table:style-name="ro1">
          <table:table-cell office:value-type="date" office:date-value="2022-08-10T00:00:00" table:style-name="ce5">
            <text:p>2022-08-10</text:p>
          </table:table-cell>
          <table:table-cell office:value-type="string" table:style-name="ce2">
            <text:p>NA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TK</text:p>
          </table:table-cell>
          <table:table-cell office:value-type="string" table:style-name="ce10">
            <text:p>Scrap Bin Emptied #202221060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float" office:value="118552" table:style-name="ce2">
            <text:p>118552</text:p>
          </table:table-cell>
          <table:table-cell office:value-type="float" office:value="6898561" table:style-name="ce2">
            <text:p>6898561</text:p>
          </table:table-cell>
          <table:table-cell office:value-type="string" table:style-name="ce3">
            <text:p>COUPLING ADAPTER</text:p>
          </table:table-cell>
          <table:table-cell office:value-type="float" office:value="59277" table:style-name="ce2">
            <text:p>5927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 ON PILOT NCR#9629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float" office:value="118818" table:style-name="ce2">
            <text:p>11881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UG135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41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6871534" table:style-name="ce2">
            <text:p>6871534</text:p>
          </table:table-cell>
          <table:table-cell office:value-type="string" table:style-name="ce3">
            <text:p>PLUG MAGNETIC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2 SCRAPPED FROM INVENTORY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6890584" table:style-name="ce2">
            <text:p>6890584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2 SCRAP TUBE FROM INVENTORY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09648" table:style-name="ce2">
            <text:p>23009648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3 TUBES SCRAPPED FROM INVENTORY BER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 #8</text:p>
          </table:table-cell>
          <table:table-cell office:value-type="string" table:style-name="ce2">
            <text:p>MP0043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FAILED INSPECTION AT PREMIER TURBINES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 #8</text:p>
          </table:table-cell>
          <table:table-cell office:value-type="string" table:style-name="ce2">
            <text:p>MP01105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INVENTORY, BER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32345" table:style-name="ce2">
            <text:p>23032345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UT238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PLINE DIAMETER MEASURED OVERSIZED NCR#9635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66652" table:style-name="ce2">
            <text:p>23066652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.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RACK EVIDENT ON MOUNT BRACKET, NCR#9622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UE1515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WALL THICKNESS MEASURES BELOW MIN NCR#9633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GK54962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ILOT DIAMETER OVERSIZE, NCR#9625</text:p>
          </table:table-cell>
          <table:table-cell table:number-columns-repeated="16377"/>
        </table:table-row>
        <table:table-row table:style-name="ro1">
          <table:table-cell office:value-type="date" office:date-value="2022-08-11T00:00:00" table:style-name="ce5">
            <text:p>2022-08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NWA12-109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<text:s/>FLATS ON ROLLER SURFACES RETURNED FROM H + S</text:p>
          </table:table-cell>
          <table:table-cell table:number-columns-repeated="16377"/>
        </table:table-row>
        <table:table-row table:style-name="ro1">
          <table:table-cell office:value-type="date" office:date-value="2022-08-12T00:00:00" table:style-name="ce5">
            <text:p>2022-08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1</text:p>
          </table:table-cell>
          <table:table-cell office:value-type="string" table:style-name="ce3">
            <text:p>WHEEL ASSY, COMPRESSOR, 1ST STAGE (COATED)</text:p>
          </table:table-cell>
          <table:table-cell office:value-type="string" table:style-name="ce2">
            <text:p>E9290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C-43201 DAMAGED</text:p>
          </table:table-cell>
          <table:table-cell table:number-columns-repeated="16377"/>
        </table:table-row>
        <table:table-row table:style-name="ro1">
          <table:table-cell office:value-type="date" office:date-value="2022-08-12T00:00:00" table:style-name="ce5">
            <text:p>2022-08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6</text:p>
          </table:table-cell>
          <table:table-cell office:value-type="string" table:style-name="ce3">
            <text:p>WHEEL ASSY, COMPRESSOR, 6TH STAGE (COATED)</text:p>
          </table:table-cell>
          <table:table-cell office:value-type="string" table:style-name="ce2">
            <text:p>KR5848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C-43201 DAMAGED</text:p>
          </table:table-cell>
          <table:table-cell table:number-columns-repeated="16377"/>
        </table:table-row>
        <table:table-row table:style-name="ro1">
          <table:table-cell office:value-type="date" office:date-value="2022-08-12T00:00:00" table:style-name="ce5">
            <text:p>2022-08-1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42</text:p>
          </table:table-cell>
          <table:table-cell office:value-type="string" table:style-name="ce3">
            <text:p>CASE ASSY, COMPRESSOR (DISC)</text:p>
          </table:table-cell>
          <table:table-cell office:value-type="string" table:style-name="ce2">
            <text:p>SET2979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C-43201 DAMAGED</text:p>
          </table:table-cell>
          <table:table-cell table:number-columns-repeated="16377"/>
        </table:table-row>
        <table:table-row table:style-name="ro1">
          <table:table-cell office:value-type="date" office:date-value="2022-08-16T00:00:00" table:style-name="ce5">
            <text:p>2022-08-16</text:p>
          </table:table-cell>
          <table:table-cell office:value-type="float" office:value="118096" table:style-name="ce2">
            <text:p>118096</text:p>
          </table:table-cell>
          <table:table-cell office:value-type="string" table:style-name="ce2">
            <text:p>RR30000125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7464M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47 SPALLING</text:p>
          </table:table-cell>
          <table:table-cell table:number-columns-repeated="16377"/>
        </table:table-row>
        <table:table-row table:style-name="ro1">
          <table:table-cell office:value-type="date" office:date-value="2022-08-16T00:00:00" table:style-name="ce5">
            <text:p>2022-08-16</text:p>
          </table:table-cell>
          <table:table-cell office:value-type="float" office:value="118743" table:style-name="ce2">
            <text:p>11874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9487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42</text:p>
          </table:table-cell>
          <table:table-cell table:number-columns-repeated="16377"/>
        </table:table-row>
        <table:table-row table:style-name="ro1">
          <table:table-cell office:value-type="date" office:date-value="2022-08-16T00:00:00" table:style-name="ce5">
            <text:p>2022-08-16</text:p>
          </table:table-cell>
          <table:table-cell office:value-type="float" office:value="118813" table:style-name="ce2">
            <text:p>118813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75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44 STRETCHED BEYOND LIMITS</text:p>
          </table:table-cell>
          <table:table-cell table:number-columns-repeated="16377"/>
        </table:table-row>
        <table:table-row table:style-name="ro1">
          <table:table-cell office:value-type="date" office:date-value="2022-08-16T00:00:00" table:style-name="ce5">
            <text:p>2022-08-16</text:p>
          </table:table-cell>
          <table:table-cell office:value-type="string" table:style-name="ce2">
            <text:p>N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73099" table:style-name="ce2">
            <text:p>7309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46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float" office:value="118097" table:style-name="ce2">
            <text:p>118097</text:p>
          </table:table-cell>
          <table:table-cell office:value-type="string" table:style-name="ce2">
            <text:p>RR30000423</text:p>
          </table:table-cell>
          <table:table-cell office:value-type="string" table:style-name="ce3">
            <text:p>FRONT SUPPORT</text:p>
          </table:table-cell>
          <table:table-cell office:value-type="string" table:style-name="ce2">
            <text:p>YW1114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BROKEN SCAVENGE OIL FITTING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float" office:value="6852738" table:style-name="ce2">
            <text:p>6852738</text:p>
          </table:table-cell>
          <table:table-cell office:value-type="string" table:style-name="ce3">
            <text:p>Diffuser Assy, Compressor Front</text:p>
          </table:table-cell>
          <table:table-cell office:value-type="string" table:style-name="ce2">
            <text:p>DE1130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#9557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1922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CG12188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RETURNED FROM H.E.R.O.S. FAILED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6</text:p>
          </table:table-cell>
          <table:table-cell office:value-type="string" table:style-name="ce3">
            <text:p>STAGE 6 COMPRESSOR WHEEL</text:p>
          </table:table-cell>
          <table:table-cell office:value-type="string" table:style-name="ce2">
            <text:p>KR10580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ORD WIDTH &lt; REQ'D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0406</text:p>
          </table:table-cell>
          <table:table-cell office:value-type="string" table:style-name="ce3">
            <text:p>STAGE 6 COMPRESSOR WHEEL</text:p>
          </table:table-cell>
          <table:table-cell office:value-type="string" table:style-name="ce2">
            <text:p>C2302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ORD WIDTH &lt; REQ'D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4884/J</text:p>
          </table:table-cell>
          <table:table-cell office:value-type="string" table:style-name="ce3">
            <text:p>REAR DIFFUSER</text:p>
          </table:table-cell>
          <table:table-cell office:value-type="string" table:style-name="ce2">
            <text:p>DE1274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NCR#9627</text:p>
          </table:table-cell>
          <table:table-cell table:number-columns-repeated="16377"/>
        </table:table-row>
        <table:table-row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CRAP PARTS SI73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08-18T00:00:00" table:style-name="ce5">
            <text:p>2022-08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PARTS FROM SI87</text:p>
          </table:table-cell>
          <table:table-cell table:number-columns-repeated="16377"/>
        </table:table-row>
        <table:table-row table:style-name="ro1">
          <table:table-cell office:value-type="date" office:date-value="2022-08-19T00:00:00" table:style-name="ce5">
            <text:p>2022-08-19</text:p>
          </table:table-cell>
          <table:table-cell office:value-type="float" office:value="118789" table:style-name="ce2">
            <text:p>118789</text:p>
          </table:table-cell>
          <table:table-cell office:value-type="string" table:style-name="ce2">
            <text:p>365A31117100</text:p>
          </table:table-cell>
          <table:table-cell office:value-type="string" table:style-name="ce3">
            <text:p>SCISSOR DRIVE ADAPTER</text:p>
          </table:table-cell>
          <table:table-cell office:value-type="string" table:style-name="ce2">
            <text:p>M56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2-08-19T00:00:00" table:style-name="ce5">
            <text:p>2022-08-19</text:p>
          </table:table-cell>
          <table:table-cell office:value-type="float" office:value="118844" table:style-name="ce2">
            <text:p>118844</text:p>
          </table:table-cell>
          <table:table-cell office:value-type="string" table:style-name="ce2">
            <text:p>365A31117100</text:p>
          </table:table-cell>
          <table:table-cell office:value-type="string" table:style-name="ce3">
            <text:p>SCISSOR DRIVE ADAPTER</text:p>
          </table:table-cell>
          <table:table-cell office:value-type="string" table:style-name="ce2">
            <text:p>M630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2-08-19T00:00:00" table:style-name="ce5">
            <text:p>2022-08-19</text:p>
          </table:table-cell>
          <table:table-cell office:value-type="float" office:value="118848" table:style-name="ce2">
            <text:p>118848</text:p>
          </table:table-cell>
          <table:table-cell office:value-type="string" table:style-name="ce2">
            <text:p>365a31111504</text:p>
          </table:table-cell>
          <table:table-cell office:value-type="string" table:style-name="ce3">
            <text:p>UPPER LINK SCISSOR</text:p>
          </table:table-cell>
          <table:table-cell office:value-type="string" table:style-name="ce2">
            <text:p>SD142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MP4855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MP4851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MP4851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10434</text:p>
          </table:table-cell>
          <table:table-cell office:value-type="string" table:style-name="ce3">
            <text:p>SPUR NU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number-rows-repeated="4"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number-rows-repeated="7"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2</text:p>
          </table:table-cell>
          <table:table-cell office:value-type="string" table:style-name="ce3">
            <text:p>BALL 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2603 CAG-35741</text:p>
          </table:table-cell>
          <table:table-cell table:number-columns-repeated="16377"/>
        </table:table-row>
        <table:table-row table:style-name="ro1">
          <table:table-cell office:value-type="date" office:date-value="2022-08-22T00:00:00" table:style-name="ce5">
            <text:p>2022-08-2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95016 CAC-15057 SCRAP PARTS</text:p>
          </table:table-cell>
          <table:table-cell table:number-columns-repeated="16377"/>
        </table:table-row>
        <table:table-row table:style-name="ro1">
          <table:table-cell office:value-type="date" office:date-value="2022-08-23T00:00:00" table:style-name="ce5">
            <text:p>2022-08-23</text:p>
          </table:table-cell>
          <table:table-cell office:value-type="string" table:style-name="ce2">
            <text:p>NA</text:p>
          </table:table-cell>
          <table:table-cell office:value-type="float" office:value="6893617" table:style-name="ce2">
            <text:p>6893617</text:p>
          </table:table-cell>
          <table:table-cell office:value-type="string" table:style-name="ce3">
            <text:p><text:s/>BEARING HOUSING</text:p>
          </table:table-cell>
          <table:table-cell office:value-type="float" office:value="7299" table:style-name="ce2">
            <text:p>729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61 HEAVY CORROSION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float" office:value="118449" table:style-name="ce2">
            <text:p>118449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AE REAR CARRIER</text:p>
          </table:table-cell>
          <table:table-cell office:value-type="float" office:value="418781" table:style-name="ce2">
            <text:p>41878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NCR# 9632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6196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666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666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920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920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922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389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412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917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1299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728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709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716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716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329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2281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329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2281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16">
            <text:p>350A33109201</text:p>
          </table:table-cell>
          <table:table-cell office:value-type="string" table:style-name="ce17">
            <text:p>LONG ROTOR SHAFT</text:p>
          </table:table-cell>
          <table:table-cell office:value-type="string" table:style-name="ce16">
            <text:p>MA11051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645</text:p>
          </table:table-cell>
          <table:table-cell table:number-columns-repeated="16377"/>
        </table:table-row>
        <table:table-row table:style-name="ro1">
          <table:table-cell office:value-type="date" office:date-value="2022-08-24T00:00:00" table:style-name="ce5">
            <text:p>2022-08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836590 CAG-23304 SCRAP PARTS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7194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7083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7080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04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55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089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48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42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56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14101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5666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5958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5661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46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5414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10434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0032</text:p>
          </table:table-cell>
          <table:table-cell office:value-type="string" table:style-name="ce3">
            <text:p>FILT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LOTS IN STOCK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700</text:p>
          </table:table-cell>
          <table:table-cell office:value-type="string" table:style-name="ce3">
            <text:p>HELICAL GEAR</text:p>
          </table:table-cell>
          <table:table-cell office:value-type="string" table:style-name="ce2">
            <text:p>5956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MAJOR PITTING</text:p>
          </table:table-cell>
          <table:table-cell table:number-columns-repeated="16377"/>
        </table:table-row>
        <table:table-row table:style-name="ro1">
          <table:table-cell office:value-type="date" office:date-value="2022-08-29T00:00:00" table:style-name="ce5">
            <text:p>2022-08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87 CAG-27370 SCRAP PARTS</text:p>
          </table:table-cell>
          <table:table-cell table:number-columns-repeated="16377"/>
        </table:table-row>
        <table:table-row table:style-name="ro3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18">
            <text:p>MP0854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3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15">
            <text:p>MP6808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0853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2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7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7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0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4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3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8">
            <text:p>MP1885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1886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MANY IN STOCK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10434</text:p>
          </table:table-cell>
          <table:table-cell office:value-type="string" table:style-name="ce3">
            <text:p>SPANNER NUT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SCRAP</text:p>
          </table:table-cell>
          <table:table-cell table:number-columns-repeated="16377"/>
        </table:table-row>
        <table:table-row table:style-name="ro3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18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OLD BALL BEARINGS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OLD BALL BEARINGS</text:p>
          </table:table-cell>
          <table:table-cell table:number-columns-repeated="16377"/>
        </table:table-row>
        <table:table-row table:style-name="ro3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18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OLD BALL BEARINGS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OLD BALL BEARINGS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0032</text:p>
          </table:table-cell>
          <table:table-cell office:value-type="string" table:style-name="ce3">
            <text:p>OIL FILTER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SCRAP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5">
            <text:p>2022-08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G-27347 SCRAP PARTS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09-01T00:00:00" table:style-name="ce5">
            <text:p>2022-09-01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T-24636 CARBON BUILDUP</text:p>
          </table:table-cell>
          <table:table-cell table:number-columns-repeated="16377"/>
        </table:table-row>
        <table:table-row table:style-name="ro1">
          <table:table-cell office:value-type="date" office:date-value="2022-09-01T00:00:00" table:style-name="ce5">
            <text:p>2022-09-01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44422</text:p>
          </table:table-cell>
          <table:table-cell office:value-type="string" table:style-name="ce3">
            <text:p>BEARING DAMPER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T-24636 MANY IN STOCK</text:p>
          </table:table-cell>
          <table:table-cell table:number-columns-repeated="16377"/>
        </table:table-row>
        <table:table-row table:style-name="ro1">
          <table:table-cell office:value-type="date" office:date-value="2022-09-01T00:00:00" table:style-name="ce5">
            <text:p>2022-09-01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7150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T-24636 CARBON BUILDUP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float" office:value="118116" table:style-name="ce2">
            <text:p>118116</text:p>
          </table:table-cell>
          <table:table-cell office:value-type="string" table:style-name="ce2">
            <text:p>RR30000105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YJ139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71, UNSERVICABLE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float" office:value="118126" table:style-name="ce2">
            <text:p>118126</text:p>
          </table:table-cell>
          <table:table-cell office:value-type="string" table:style-name="ce2">
            <text:p>RR30000153</text:p>
          </table:table-cell>
          <table:table-cell office:value-type="string" table:style-name="ce3">
            <text:p>SPUR ADAPTER GEARSHAFT</text:p>
          </table:table-cell>
          <table:table-cell office:value-type="string" table:style-name="ce2">
            <text:p>YJ34033</text:p>
          </table:table-cell>
          <table:table-cell office:value-type="string" table:style-name="ce2">
            <text:p>BO</text:p>
          </table:table-cell>
          <table:table-cell office:value-type="string" table:style-name="ce6">
            <text:p>Stripped Splines Part beyod repair - scrap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1113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ped by SAL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18695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ped by SAL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float" office:value="23031478" table:style-name="ce2">
            <text:p>2303147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1534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ped by SAL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2467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C-30049 BROKEN BOLTS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0813</text:p>
          </table:table-cell>
          <table:table-cell office:value-type="string" table:style-name="ce3">
            <text:p>DIFFUSER VAN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C-30049 BROKEN BOLTS</text:p>
          </table:table-cell>
          <table:table-cell table:number-columns-repeated="16377"/>
        </table:table-row>
        <table:table-row table:style-name="ro1">
          <table:table-cell office:value-type="date" office:date-value="2022-09-09T00:00:00" table:style-name="ce5">
            <text:p>2022-09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T-24636 SCRAP PARTS</text:p>
          </table:table-cell>
          <table:table-cell table:number-columns-repeated="16377"/>
        </table:table-row>
        <table:table-row table:style-name="ro1">
          <table:table-cell office:value-type="date" office:date-value="2022-09-12T00:00:00" table:style-name="ce5">
            <text:p>2022-09-12</text:p>
          </table:table-cell>
          <table:table-cell office:value-type="float" office:value="118965" table:style-name="ce2">
            <text:p>118965</text:p>
          </table:table-cell>
          <table:table-cell office:value-type="string" table:style-name="ce2">
            <text:p>206-010-101-129</text:p>
          </table:table-cell>
          <table:table-cell office:value-type="string" table:style-name="ce3">
            <text:p>MAIN ROTOR YOKE</text:p>
          </table:table-cell>
          <table:table-cell office:value-type="string" table:style-name="ce2">
            <text:p>A-305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665</text:p>
          </table:table-cell>
          <table:table-cell table:number-columns-repeated="16377"/>
        </table:table-row>
        <table:table-row table:style-name="ro1">
          <table:table-cell office:value-type="date" office:date-value="2022-09-13T00:00:00" table:style-name="ce5">
            <text:p>2022-09-13</text:p>
          </table:table-cell>
          <table:table-cell office:value-type="float" office:value="69102" table:style-name="ce2">
            <text:p>69102</text:p>
          </table:table-cell>
          <table:table-cell office:value-type="float" office:value="23057882" table:style-name="ce2">
            <text:p>23057882</text:p>
          </table:table-cell>
          <table:table-cell office:value-type="string" table:style-name="ce3">
            <text:p>BLAN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 #11343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1967</text:p>
          </table:table-cell>
          <table:table-cell office:value-type="string" table:style-name="ce3">
            <text:p>TURBINE WHEEL STAGE 3</text:p>
          </table:table-cell>
          <table:table-cell office:value-type="string" table:style-name="ce2">
            <text:p>HX7195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NO LOG CARDS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DAMAGED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8020</text:p>
          </table:table-cell>
          <table:table-cell office:value-type="string" table:style-name="ce3">
            <text:p>TURBINE TIE-BOLT</text:p>
          </table:table-cell>
          <table:table-cell office:value-type="string" table:style-name="ce2">
            <text:p>DJ6224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NO LOG CARDS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BEARING DAMPERS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89 CAT-15232 MANY IN STOCK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3279</text:p>
          </table:table-cell>
          <table:table-cell office:value-type="string" table:style-name="ce3">
            <text:p>TURBINE WHEEL STAGE 4</text:p>
          </table:table-cell>
          <table:table-cell office:value-type="string" table:style-name="ce2">
            <text:p>HX5969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NO LOG CARDS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505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5688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DAMAGED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6407</text:p>
          </table:table-cell>
          <table:table-cell office:value-type="string" table:style-name="ce3">
            <text:p>TURBINE WHEEL STAGE 1</text:p>
          </table:table-cell>
          <table:table-cell office:value-type="string" table:style-name="ce2">
            <text:p>X11023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NO LOG CARDS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782</text:p>
          </table:table-cell>
          <table:table-cell office:value-type="string" table:style-name="ce3">
            <text:p>TURBINE WHEEL STAGE 32</text:p>
          </table:table-cell>
          <table:table-cell office:value-type="string" table:style-name="ce2">
            <text:p>HX9253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NO LOG CARDS</text:p>
          </table:table-cell>
          <table:table-cell table:number-columns-repeated="16377"/>
        </table:table-row>
        <table:table-row table:style-name="ro1">
          <table:table-cell office:value-type="date" office:date-value="2022-09-14T00:00:00" table:style-name="ce5">
            <text:p>2022-09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T-15232 MISC SCRAP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208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7 SPALLING EVIDENT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24977" table:style-name="ce2">
            <text:p>682497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208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6 SPALLING EVIDENT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COMP TIE BOLT</text:p>
          </table:table-cell>
          <table:table-cell office:value-type="string" table:style-name="ce2">
            <text:p>KU6138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3 SPALLING EVIDENT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COMP TIE BOLT</text:p>
          </table:table-cell>
          <table:table-cell office:value-type="string" table:style-name="ce2">
            <text:p>UG2047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0 CORROSION PITTING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7740" table:style-name="ce2">
            <text:p>3774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681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35417" table:style-name="ce2">
            <text:p>3541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5 EXCESSIVE RUNOUT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 GEARSHAFT</text:p>
          </table:table-cell>
          <table:table-cell office:value-type="float" office:value="60935" table:style-name="ce2">
            <text:p>6093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8 SPALLING EVIDENT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23033111" table:style-name="ce2">
            <text:p>23033111</text:p>
          </table:table-cell>
          <table:table-cell office:value-type="string" table:style-name="ce3">
            <text:p>EXHAUST COLLECTOR</text:p>
          </table:table-cell>
          <table:table-cell office:value-type="float" office:value="30347" table:style-name="ce2">
            <text:p>3034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1391</text:p>
          </table:table-cell>
          <table:table-cell table:number-columns-repeated="16377"/>
        </table:table-row>
        <table:table-row table:style-name="ro1">
          <table:table-cell office:value-type="date" office:date-value="2022-09-15T00:00:00" table:style-name="ce5">
            <text:p>2022-09-15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71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9682 SPALLING EVIDENT</text:p>
          </table:table-cell>
          <table:table-cell table:number-columns-repeated="16377"/>
        </table:table-row>
        <table:table-row table:style-name="ro1">
          <table:table-cell office:value-type="date" office:date-value="2022-09-16T00:00:00" table:style-name="ce5">
            <text:p>2022-09-16</text:p>
          </table:table-cell>
          <table:table-cell office:value-type="string" table:style-name="ce2">
            <text:p>RO10688</text:p>
          </table:table-cell>
          <table:table-cell office:value-type="float" office:value="6898642" table:style-name="ce2">
            <text:p>6898642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20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66</text:p>
          </table:table-cell>
          <table:table-cell table:number-columns-repeated="16377"/>
        </table:table-row>
        <table:table-row table:style-name="ro1">
          <table:table-cell office:value-type="date" office:date-value="2022-09-19T00:00:00" table:style-name="ce5">
            <text:p>2022-09-19</text:p>
          </table:table-cell>
          <table:table-cell office:value-type="float" office:value="118860" table:style-name="ce2">
            <text:p>118860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90250" table:style-name="ce2">
            <text:p>29025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690FAILED PRESSURE TEST</text:p>
          </table:table-cell>
          <table:table-cell table:number-columns-repeated="16377"/>
        </table:table-row>
        <table:table-row table:style-name="ro1">
          <table:table-cell office:value-type="date" office:date-value="2022-09-19T00:00:00" table:style-name="ce5">
            <text:p>2022-09-19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86407</text:p>
          </table:table-cell>
          <table:table-cell office:value-type="string" table:style-name="ce3">
            <text:p>STAGE 1 TURBINE WHEEL</text:p>
          </table:table-cell>
          <table:table-cell office:value-type="string" table:style-name="ce12">
            <text:p>X12908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CAE-270346 CAT-24636 TIMED OUT</text:p>
          </table:table-cell>
          <table:table-cell table:number-columns-repeated="16377"/>
        </table:table-row>
        <table:table-row table:style-name="ro1">
          <table:table-cell office:value-type="date" office:date-value="2022-09-22T00:00:00" table:style-name="ce5">
            <text:p>2022-09-22</text:p>
          </table:table-cell>
          <table:table-cell office:value-type="float" office:value="70679" table:style-name="ce2">
            <text:p>70679</text:p>
          </table:table-cell>
          <table:table-cell office:value-type="float" office:value="23032626" table:style-name="ce2">
            <text:p>23032626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821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NCR#11417</text:p>
          </table:table-cell>
          <table:table-cell table:number-columns-repeated="16377"/>
        </table:table-row>
        <table:table-row table:style-name="ro1">
          <table:table-cell office:value-type="date" office:date-value="2022-09-22T00:00:00" table:style-name="ce5">
            <text:p>2022-09-22</text:p>
          </table:table-cell>
          <table:table-cell office:value-type="float" office:value="118207" table:style-name="ce2">
            <text:p>118207</text:p>
          </table:table-cell>
          <table:table-cell office:value-type="float" office:value="23086689" table:style-name="ce2">
            <text:p>23086689</text:p>
          </table:table-cell>
          <table:table-cell office:value-type="string" table:style-name="ce3">
            <text:p>DRAIN FITTING</text:p>
          </table:table-cell>
          <table:table-cell office:value-type="string" table:style-name="ce2">
            <text:p>CAI1209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96</text:p>
          </table:table-cell>
          <table:table-cell table:number-columns-repeated="16377"/>
        </table:table-row>
        <table:table-row table:style-name="ro1">
          <table:table-cell office:value-type="date" office:date-value="2022-09-22T00:00:00" table:style-name="ce5">
            <text:p>2022-09-22</text:p>
          </table:table-cell>
          <table:table-cell office:value-type="float" office:value="118894" table:style-name="ce2">
            <text:p>118894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41708" table:style-name="ce2">
            <text:p>4170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93</text:p>
          </table:table-cell>
          <table:table-cell table:number-columns-repeated="16377"/>
        </table:table-row>
        <table:table-row table:style-name="ro1">
          <table:table-cell office:value-type="date" office:date-value="2022-09-23T00:00:00" table:style-name="ce5">
            <text:p>2022-09-23</text:p>
          </table:table-cell>
          <table:table-cell office:value-type="float" office:value="119229" table:style-name="ce2">
            <text:p>119229</text:p>
          </table:table-cell>
          <table:table-cell office:value-type="float" office:value="23030954" table:style-name="ce2">
            <text:p>23030954</text:p>
          </table:table-cell>
          <table:table-cell office:value-type="string" table:style-name="ce3">
            <text:p>INNER SHAFT</text:p>
          </table:table-cell>
          <table:table-cell office:value-type="float" office:value="73654" table:style-name="ce2">
            <text:p>7365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698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float" office:value="118992" table:style-name="ce2">
            <text:p>118992</text:p>
          </table:table-cell>
          <table:table-cell office:value-type="float" office:value="6859367" table:style-name="ce2">
            <text:p>6859367</text:p>
          </table:table-cell>
          <table:table-cell office:value-type="string" table:style-name="ce3">
            <text:p>TM SUPPORT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05.LARGE GOUGE TO SLOT ON AFT SIDE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float" office:value="119227" table:style-name="ce2">
            <text:p>119227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32218" table:style-name="ce2">
            <text:p>322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06,FAILED INCOMING PRESS TEST,LEAKING AT TUBES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147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1326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3862</text:p>
          </table:table-cell>
          <table:table-cell office:value-type="string" table:style-name="ce3">
            <text:p>LABYRINTH SEAL</text:p>
          </table:table-cell>
          <table:table-cell office:value-type="string" table:style-name="ce12">
            <text:p>2675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5175</text:p>
          </table:table-cell>
          <table:table-cell office:value-type="string" table:style-name="ce3">
            <text:p>ENERGY ABSORBING RING</text:p>
          </table:table-cell>
          <table:table-cell office:value-type="string" table:style-name="ce2">
            <text:p>DD51965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08392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0407</text:p>
          </table:table-cell>
          <table:table-cell office:value-type="string" table:style-name="ce3">
            <text:p>SPANNER NU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44422</text:p>
          </table:table-cell>
          <table:table-cell office:value-type="string" table:style-name="ce3">
            <text:p>BEARING DAMPERS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48194</text:p>
          </table:table-cell>
          <table:table-cell office:value-type="string" table:style-name="ce3">
            <text:p>OIL TUBE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53301</text:p>
          </table:table-cell>
          <table:table-cell office:value-type="string" table:style-name="ce3">
            <text:p>SUMP CAN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71232</text:p>
          </table:table-cell>
          <table:table-cell office:value-type="string" table:style-name="ce3">
            <text:p>OIL NOZZLE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311</text:p>
          </table:table-cell>
          <table:table-cell office:value-type="string" table:style-name="ce3">
            <text:p>OIL TUB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71505</text:p>
          </table:table-cell>
          <table:table-cell office:value-type="string" table:style-name="ce3">
            <text:p>BEARING</text:p>
          </table:table-cell>
          <table:table-cell office:value-type="string" table:style-name="ce12">
            <text:p>MP08638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76873</text:p>
          </table:table-cell>
          <table:table-cell office:value-type="string" table:style-name="ce3">
            <text:p>IMPELLER</text:p>
          </table:table-cell>
          <table:table-cell office:value-type="string" table:style-name="ce12">
            <text:p>KR6575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C-30049 NO LOG CARDS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7896</text:p>
          </table:table-cell>
          <table:table-cell office:value-type="string" table:style-name="ce3">
            <text:p>OIL SCAVENG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9052" table:style-name="ce2">
            <text:p>3905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15232 DAMAGED INTERNALLY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98920</text:p>
          </table:table-cell>
          <table:table-cell office:value-type="string" table:style-name="ce3">
            <text:p>3RD STAGE SHIELD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6T00:00:00" table:style-name="ce5">
            <text:p>2022-09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MISC SCRAP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1 CAE-836590 CAT-24754</text:p>
          </table:table-cell>
          <table:table-cell table:number-columns-repeated="16377"/>
        </table:table-row>
        <table:table-row table:style-name="ro1">
          <table:table-cell office:value-type="date" office:date-value="2022-09-27T00:00:00" table:style-name="ce5">
            <text:p>2022-09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H23037413</text:p>
          </table:table-cell>
          <table:table-cell office:value-type="string" table:style-name="ce3">
            <text:p>OUTER SHAFT</text:p>
          </table:table-cell>
          <table:table-cell office:value-type="float" office:value="44194" table:style-name="ce2">
            <text:p>4419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MA SCRAP</text:p>
          </table:table-cell>
          <table:table-cell table:number-columns-repeated="16377"/>
        </table:table-row>
        <table:table-row table:style-name="ro1">
          <table:table-cell office:value-type="date" office:date-value="2022-09-28T00:00:00" table:style-name="ce1">
            <text:p>2022-09-28</text:p>
          </table:table-cell>
          <table:table-cell office:value-type="string" table:style-name="ce2">
            <text:p>NA</text:p>
          </table:table-cell>
          <table:table-cell office:value-type="float" office:value="23037413" table:style-name="ce19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12">
            <text:p>UF2724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UNSERVICEABLE NCR#9710</text:p>
          </table:table-cell>
          <table:table-cell table:number-columns-repeated="16377"/>
        </table:table-row>
        <table:table-row table:style-name="ro1">
          <table:table-cell office:value-type="date" office:date-value="2022-09-28T00:00:00" table:style-name="ce1">
            <text:p>2022-09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8467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HEAVY CORROSION NCR# 9707</text:p>
          </table:table-cell>
          <table:table-cell table:number-columns-repeated="16377"/>
        </table:table-row>
        <table:table-row table:style-name="ro1">
          <table:table-cell office:value-type="date" office:date-value="2022-09-28T00:00:00" table:style-name="ce5">
            <text:p>2022-09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PARTS</text:p>
          </table:table-cell>
          <table:table-cell office:value-type="string" table:style-name="ce2">
            <text:p>MISC SCRAP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2 CAE-295013 CAC-15012 SCRAP PARTS</text:p>
          </table:table-cell>
          <table:table-cell table:number-columns-repeated="16377"/>
        </table:table-row>
        <table:table-row table:style-name="ro1">
          <table:table-cell office:value-type="date" office:date-value="2022-09-28T00:00:00" table:style-name="ce5">
            <text:p>2022-09-28</text:p>
          </table:table-cell>
          <table:table-cell table:style-name="ce2"/>
          <table:table-cell office:value-type="string" table:style-name="ce2">
            <text:p>2300960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005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2 CAE-295013 CAC-15012 FLAT SPOTS</text:p>
          </table:table-cell>
          <table:table-cell table:number-columns-repeated="16377"/>
        </table:table-row>
        <table:table-row table:style-name="ro1">
          <table:table-cell office:value-type="date" office:date-value="2022-09-28T00:00:00" table:style-name="ce5">
            <text:p>2022-09-28</text:p>
          </table:table-cell>
          <table:table-cell table:style-name="ce2"/>
          <table:table-cell office:value-type="string" table:style-name="ce2">
            <text:p>6893008</text:p>
          </table:table-cell>
          <table:table-cell office:value-type="string" table:style-name="ce3">
            <text:p>OIL SLING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2 CAE-295013 CAC-15012 MANY IN STOCK</text:p>
          </table:table-cell>
          <table:table-cell table:number-columns-repeated="16377"/>
        </table:table-row>
        <table:table-row table:style-name="ro1">
          <table:table-cell office:value-type="date" office:date-value="2022-09-29T00:00:00" table:style-name="ce1">
            <text:p>2022-09-29</text:p>
          </table:table-cell>
          <table:table-cell office:value-type="float" office:value="119348" table:style-name="ce2">
            <text:p>119348</text:p>
          </table:table-cell>
          <table:table-cell office:value-type="string" table:style-name="ce19">
            <text:p>206-040-222-005</text:p>
          </table:table-cell>
          <table:table-cell office:value-type="string" table:style-name="ce3">
            <text:p>FREEWHEELING INNER</text:p>
          </table:table-cell>
          <table:table-cell office:value-type="string" table:style-name="ce12">
            <text:p>A-360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712</text:p>
          </table:table-cell>
          <table:table-cell table:number-columns-repeated="16377"/>
        </table:table-row>
        <table:table-row table:style-name="ro1">
          <table:table-cell office:value-type="date" office:date-value="2022-09-29T00:00:00" table:style-name="ce1">
            <text:p>2022-09-29</text:p>
          </table:table-cell>
          <table:table-cell office:value-type="string" table:style-name="ce2">
            <text:p>NA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578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713</text:p>
          </table:table-cell>
          <table:table-cell table:number-columns-repeated="16377"/>
        </table:table-row>
        <table:table-row table:style-name="ro1">
          <table:table-cell office:value-type="date" office:date-value="2022-09-29T00:00:00" table:style-name="ce1">
            <text:p>2022-09-29</text:p>
          </table:table-cell>
          <table:table-cell office:value-type="string" table:style-name="ce2">
            <text:p>NA</text:p>
          </table:table-cell>
          <table:table-cell office:value-type="float" office:value="23037413" table:style-name="ce19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12">
            <text:p>KU9675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709 DAMAGE ON COUPLING TEETH</text:p>
          </table:table-cell>
          <table:table-cell table:number-columns-repeated="16377"/>
        </table:table-row>
        <table:table-row table:style-name="ro1">
          <table:table-cell office:value-type="date" office:date-value="2022-09-29T00:00:00" table:style-name="ce1">
            <text:p>2022-09-2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54</text:p>
          </table:table-cell>
          <table:table-cell office:value-type="string" table:style-name="ce3">
            <text:p>ROTATING LAB SEAL</text:p>
          </table:table-cell>
          <table:table-cell office:value-type="string" table:style-name="ce2">
            <text:p>CAI1209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711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float" office:value="118817" table:style-name="ce2">
            <text:p>118817</text:p>
          </table:table-cell>
          <table:table-cell office:value-type="float" office:value="23039752" table:style-name="ce23">
            <text:p>23039752</text:p>
          </table:table-cell>
          <table:table-cell office:value-type="string" table:style-name="ce3">
            <text:p>FRONT SUPPORT</text:p>
          </table:table-cell>
          <table:table-cell office:value-type="float" office:value="40458" table:style-name="ce2">
            <text:p>4045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717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float" office:value="119029" table:style-name="ce2">
            <text:p>119029</text:p>
          </table:table-cell>
          <table:table-cell office:value-type="float" office:value="23031922" table:style-name="ce19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UG132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716,SPALLING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BEARING, ROLLER CYL 42 X 9MM WIDE</text:p>
          </table:table-cell>
          <table:table-cell office:value-type="string" table:style-name="ce2">
            <text:p>MP1104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5146</text:p>
          </table:table-cell>
          <table:table-cell office:value-type="string" table:style-name="ce3">
            <text:p>FIREWALL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DAMAGED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08392</text:p>
          </table:table-cell>
          <table:table-cell office:value-type="string" table:style-name="ce3">
            <text:p>NUT <text:s/>SPANNER .8438-32 THD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TOO MANY CUTOUTS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29641</text:p>
          </table:table-cell>
          <table:table-cell office:value-type="string" table:style-name="ce3">
            <text:p>NUT <text:s/>SPANNER SPL LOCK FLANG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TOO MANY CUTOUTS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 <text:s/>SEGMENT TURB BR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505</text:p>
          </table:table-cell>
          <table:table-cell office:value-type="string" table:style-name="ce3">
            <text:p>#5 BEARING</text:p>
          </table:table-cell>
          <table:table-cell office:value-type="string" table:style-name="ce2">
            <text:p>MP5877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03T00:00:00" table:style-name="ce1">
            <text:p>2022-10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89 CAE-###### CAT-22434F ALL REMAINING SCRAP PARTS</text:p>
          </table:table-cell>
          <table:table-cell table:number-columns-repeated="16377"/>
        </table:table-row>
        <table:table-row table:style-name="ro1">
          <table:table-cell office:value-type="date" office:date-value="2022-10-04T00:00:00" table:style-name="ce1">
            <text:p>2022-10-04</text:p>
          </table:table-cell>
          <table:table-cell office:value-type="float" office:value="69704" table:style-name="ce2">
            <text:p>69704</text:p>
          </table:table-cell>
          <table:table-cell office:value-type="string" table:style-name="ce19">
            <text:p>23073566</text:p>
          </table:table-cell>
          <table:table-cell office:value-type="string" table:style-name="ce3">
            <text:p>#1 NOZZLE SHIELD</text:p>
          </table:table-cell>
          <table:table-cell office:value-type="string" table:style-name="ce12">
            <text:p>9-12-308F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11436</text:p>
          </table:table-cell>
          <table:table-cell table:number-columns-repeated="16377"/>
        </table:table-row>
        <table:table-row table:style-name="ro1">
          <table:table-cell office:value-type="date" office:date-value="2022-10-05T00:00:00" table:style-name="ce1">
            <text:p>2022-10-05</text:p>
          </table:table-cell>
          <table:table-cell office:value-type="float" office:value="119294" table:style-name="ce2">
            <text:p>119294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HX5538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22</text:p>
          </table:table-cell>
          <table:table-cell table:number-columns-repeated="16377"/>
        </table:table-row>
        <table:table-row table:style-name="ro1">
          <table:table-cell office:value-type="date" office:date-value="2022-10-11T00:00:00" table:style-name="ce1">
            <text:p>2022-10-11</text:p>
          </table:table-cell>
          <table:table-cell office:value-type="float" office:value="119390" table:style-name="ce2">
            <text:p>119390</text:p>
          </table:table-cell>
          <table:table-cell office:value-type="string" table:style-name="ce19">
            <text:p>6879879</text:p>
          </table:table-cell>
          <table:table-cell office:value-type="string" table:style-name="ce3">
            <text:p>EXHAUST COLLECTOR</text:p>
          </table:table-cell>
          <table:table-cell office:value-type="string" table:style-name="ce12">
            <text:p>1708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724</text:p>
          </table:table-cell>
          <table:table-cell table:number-columns-repeated="16377"/>
        </table:table-row>
        <table:table-row table:style-name="ro1">
          <table:table-cell office:value-type="date" office:date-value="2022-10-11T00:00:00" table:style-name="ce1">
            <text:p>2022-10-11</text:p>
          </table:table-cell>
          <table:table-cell office:value-type="string" table:style-name="ce2">
            <text:p>NA</text:p>
          </table:table-cell>
          <table:table-cell office:value-type="float" office:value="23057111" table:style-name="ce24">
            <text:p>2305711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KR880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CORROSION &amp; PITTING</text:p>
          </table:table-cell>
          <table:table-cell table:number-columns-repeated="16377"/>
        </table:table-row>
        <table:table-row table:style-name="ro1">
          <table:table-cell office:value-type="date" office:date-value="2022-10-11T00:00:00" table:style-name="ce1">
            <text:p>2022-10-11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57116</text:p>
          </table:table-cell>
          <table:table-cell office:value-type="string" table:style-name="ce3">
            <text:p>#6 COMP WHEEL</text:p>
          </table:table-cell>
          <table:table-cell office:value-type="string" table:style-name="ce2">
            <text:p>KR10517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CORROSION &amp; PITTING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, ROLLER CYL 42 X 9MM WIDE</text:p>
          </table:table-cell>
          <table:table-cell office:value-type="string" table:style-name="ce2">
            <text:p>MP7811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BEARING, ROLLER CYL 42 X 9MM WIDE</text:p>
          </table:table-cell>
          <table:table-cell office:value-type="string" table:style-name="ce2">
            <text:p>MP2636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1478</text:p>
          </table:table-cell>
          <table:table-cell office:value-type="string" table:style-name="ce3">
            <text:p>BEARING <text:s/>#8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3862</text:p>
          </table:table-cell>
          <table:table-cell office:value-type="string" table:style-name="ce3">
            <text:p>SEAL <text:s/>LABYRINTH ROTATING <text:s/>GASIFIER TURBI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5175</text:p>
          </table:table-cell>
          <table:table-cell office:value-type="string" table:style-name="ce3">
            <text:p>RING-ENERGYABSORBING INTERNAL</text:p>
          </table:table-cell>
          <table:table-cell office:value-type="string" table:style-name="ce2">
            <text:p>DD1767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08392</text:p>
          </table:table-cell>
          <table:table-cell office:value-type="string" table:style-name="ce3">
            <text:p>NUT <text:s/>SPANNER .8438-32 THD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29641</text:p>
          </table:table-cell>
          <table:table-cell office:value-type="string" table:style-name="ce3">
            <text:p>NUT <text:s/>SPANNER SPL LOCK FLANGE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40407</text:p>
          </table:table-cell>
          <table:table-cell office:value-type="string" table:style-name="ce3">
            <text:p>NUT <text:s/>SPANNER .750-20 THD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 <text:s/>SEGMENT TURB BR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8194</text:p>
          </table:table-cell>
          <table:table-cell office:value-type="string" table:style-name="ce3">
            <text:p>CONNECTORASSY;OILTUBEP/TSUPPORT</text:p>
          </table:table-cell>
          <table:table-cell office:value-type="string" table:style-name="ce2">
            <text:p>1314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5">
            <text:p>6853301</text:p>
          </table:table-cell>
          <table:table-cell office:value-type="string" table:style-name="ce3">
            <text:p>SUMP CAN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232</text:p>
          </table:table-cell>
          <table:table-cell office:value-type="string" table:style-name="ce3">
            <text:p>NOZZLE ASSY <text:s/>OIL GASIFIER TURB BR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311</text:p>
          </table:table-cell>
          <table:table-cell office:value-type="string" table:style-name="ce3">
            <text:p>TUBEASSY;PRESS.OILG/PSUPT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1505</text:p>
          </table:table-cell>
          <table:table-cell office:value-type="string" table:style-name="ce3">
            <text:p>#5 BEARING</text:p>
          </table:table-cell>
          <table:table-cell office:value-type="string" table:style-name="ce2">
            <text:p>MP08040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7896</text:p>
          </table:table-cell>
          <table:table-cell office:value-type="string" table:style-name="ce3">
            <text:p>FITTING DRAIN-SCAVOILTURBGASPRODSU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3T00:00:00" table:style-name="ce1">
            <text:p>2022-10-13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98920</text:p>
          </table:table-cell>
          <table:table-cell office:value-type="string" table:style-name="ce3">
            <text:p>SHIELD 3RD STG.</text:p>
          </table:table-cell>
          <table:table-cell office:value-type="string" table:style-name="ce12">
            <text:p>10-91-13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T-15688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">
            <text:p>2022-10-14</text:p>
          </table:table-cell>
          <table:table-cell office:value-type="float" office:value="119383" table:style-name="ce2">
            <text:p>119383</text:p>
          </table:table-cell>
          <table:table-cell office:value-type="string" table:style-name="ce19">
            <text:p>23037413</text:p>
          </table:table-cell>
          <table:table-cell office:value-type="string" table:style-name="ce3">
            <text:p>OUTER SHAFT</text:p>
          </table:table-cell>
          <table:table-cell office:value-type="string" table:style-name="ce12">
            <text:p>681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28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">
            <text:p>2022-10-14</text:p>
          </table:table-cell>
          <table:table-cell office:value-type="float" office:value="119497" table:style-name="ce2">
            <text:p>119497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107247" table:style-name="ce2">
            <text:p>10724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730</text:p>
          </table:table-cell>
          <table:table-cell table:number-columns-repeated="16377"/>
        </table:table-row>
        <table:table-row table:style-name="ro1">
          <table:table-cell office:value-type="date" office:date-value="2022-10-17T00:00:00" table:style-name="ce1">
            <text:p>2022-10-17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3729</text:p>
          </table:table-cell>
          <table:table-cell office:value-type="string" table:style-name="ce3">
            <text:p>COUPLING, SPLINE ADAPTER - COMPRES</text:p>
          </table:table-cell>
          <table:table-cell office:value-type="string" table:style-name="ce12">
            <text:p>460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C-15355 P/N TO BE SCRAPPED IMMEDIATELY</text:p>
          </table:table-cell>
          <table:table-cell table:number-columns-repeated="16377"/>
        </table:table-row>
        <table:table-row table:style-name="ro1">
          <table:table-cell office:value-type="date" office:date-value="2022-10-17T00:00:00" table:style-name="ce1">
            <text:p>2022-10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3008</text:p>
          </table:table-cell>
          <table:table-cell office:value-type="string" table:style-name="ce3">
            <text:p>SLINGER <text:s/>OIL COMPR BRG REA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C-15355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7T00:00:00" table:style-name="ce1">
            <text:p>2022-10-1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1 CAE-295663 CAC-15355 MISC SCRAP PARTS</text:p>
          </table:table-cell>
          <table:table-cell table:number-columns-repeated="16377"/>
        </table:table-row>
        <table:table-row table:style-name="ro1">
          <table:table-cell office:value-type="date" office:date-value="2022-10-18T00:00:00" table:style-name="ce1">
            <text:p>2022-10-18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3729</text:p>
          </table:table-cell>
          <table:table-cell office:value-type="string" table:style-name="ce3">
            <text:p>COUPLING, SPLINE ADAPTER - COMPRES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C-15922 P/N TO BE SCRAPPED IMMEDIATELY</text:p>
          </table:table-cell>
          <table:table-cell table:number-columns-repeated="16377"/>
        </table:table-row>
        <table:table-row table:style-name="ro1">
          <table:table-cell office:value-type="date" office:date-value="2022-10-18T00:00:00" table:style-name="ce1">
            <text:p>2022-10-18</text:p>
          </table:table-cell>
          <table:table-cell office:value-type="string" table:style-name="ce2">
            <text:p>NA</text:p>
          </table:table-cell>
          <table:table-cell office:value-type="string" table:style-name="ce26">
            <text:p>6893008</text:p>
          </table:table-cell>
          <table:table-cell office:value-type="string" table:style-name="ce3">
            <text:p>SLINGER <text:s/>OIL COMPR BRG REAR</text:p>
          </table:table-cell>
          <table:table-cell office:value-type="string" table:style-name="ce1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C-15922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18T00:00:00" table:style-name="ce1">
            <text:p>2022-10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C-15922 MISC SCRAP PARTS</text:p>
          </table:table-cell>
          <table:table-cell table:number-columns-repeated="16377"/>
        </table:table-row>
        <table:table-row table:style-name="ro1">
          <table:table-cell office:value-type="date" office:date-value="2022-10-19T00:00:00" table:style-name="ce1">
            <text:p>2022-10-19</text:p>
          </table:table-cell>
          <table:table-cell office:value-type="float" office:value="119457" table:style-name="ce2">
            <text:p>119457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NN967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734,SPALLING AND CORROSION</text:p>
          </table:table-cell>
          <table:table-cell table:number-columns-repeated="16377"/>
        </table:table-row>
        <table:table-row table:style-name="ro1">
          <table:table-cell office:value-type="date" office:date-value="2022-10-24T00:00:00" table:style-name="ce1">
            <text:p>2022-10-24</text:p>
          </table:table-cell>
          <table:table-cell office:value-type="float" office:value="119423" table:style-name="ce2">
            <text:p>119423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CAI1212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NCR 9723</text:p>
          </table:table-cell>
          <table:table-cell table:number-columns-repeated="16377"/>
        </table:table-row>
        <table:table-row table:style-name="ro1">
          <table:table-cell office:value-type="date" office:date-value="2022-10-25T00:00:00" table:style-name="ce1">
            <text:p>2022-10-25</text:p>
          </table:table-cell>
          <table:table-cell office:value-type="float" office:value="119636" table:style-name="ce2">
            <text:p>119636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ADAPTER</text:p>
          </table:table-cell>
          <table:table-cell office:value-type="string" table:style-name="ce2">
            <text:p>TH11467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41</text:p>
          </table:table-cell>
          <table:table-cell table:number-columns-repeated="16377"/>
        </table:table-row>
        <table:table-row table:style-name="ro1">
          <table:table-cell office:value-type="date" office:date-value="2022-10-25T00:00:00" table:style-name="ce1">
            <text:p>2022-10-25</text:p>
          </table:table-cell>
          <table:table-cell office:value-type="float" office:value="119671" table:style-name="ce2">
            <text:p>119671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 COLLECTOR</text:p>
          </table:table-cell>
          <table:table-cell office:value-type="float" office:value="37715" table:style-name="ce2">
            <text:p>377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39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float" office:value="6848194" table:style-name="ce2">
            <text:p>6848194</text:p>
          </table:table-cell>
          <table:table-cell office:value-type="string" table:style-name="ce3">
            <text:p>CONNECTORASSY;OILTUBEP/TSUPPORT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float" office:value="23035175" table:style-name="ce2">
            <text:p>23035175</text:p>
          </table:table-cell>
          <table:table-cell office:value-type="string" table:style-name="ce3">
            <text:p>RING-ENERGYABSORBING INTERNAL</text:p>
          </table:table-cell>
          <table:table-cell office:value-type="string" table:style-name="ce2">
            <text:p>DD1761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07202</text:p>
          </table:table-cell>
          <table:table-cell office:value-type="string" table:style-name="ce3">
            <text:p>BEARING, ROLLER CYL 42 X 9MM WIDE</text:p>
          </table:table-cell>
          <table:table-cell office:value-type="string" table:style-name="ce12">
            <text:p>MP2637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02</text:p>
          </table:table-cell>
          <table:table-cell office:value-type="string" table:style-name="ce3">
            <text:p>BEARING, ROLLER CYL 42 X 9MM WID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1478</text:p>
          </table:table-cell>
          <table:table-cell office:value-type="string" table:style-name="ce3">
            <text:p>BEARING <text:s/>#8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23033862</text:p>
          </table:table-cell>
          <table:table-cell office:value-type="string" table:style-name="ce3">
            <text:p>SEAL <text:s/>LABYRINTH ROTATING <text:s/>GASIFIER TURBI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7">
            <text:p>23053320</text:p>
          </table:table-cell>
          <table:table-cell office:value-type="string" table:style-name="ce3">
            <text:p>SUMPASSY SCAVOILEXT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08392</text:p>
          </table:table-cell>
          <table:table-cell office:value-type="string" table:style-name="ce3">
            <text:p>NUT <text:s/>SPANNER .8438-32 THD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40407</text:p>
          </table:table-cell>
          <table:table-cell office:value-type="string" table:style-name="ce3">
            <text:p>NUT <text:s/>SPANNER .750-20 THD</text:p>
          </table:table-cell>
          <table:table-cell table:style-name="ce1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 <text:s/>SEGMENT TURB BR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19">
            <text:p>6871232</text:p>
          </table:table-cell>
          <table:table-cell office:value-type="string" table:style-name="ce3">
            <text:p>NOZZLE ASSY <text:s/>OIL GASIFIER TURB BRG</text:p>
          </table:table-cell>
          <table:table-cell table:style-name="ce1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7896</text:p>
          </table:table-cell>
          <table:table-cell office:value-type="string" table:style-name="ce3">
            <text:p>FITTING DRAIN-SCAVOILTURBGASPRODSU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7761</text:p>
          </table:table-cell>
          <table:table-cell office:value-type="string" table:style-name="ce3">
            <text:p>THERMOCO</text:p>
          </table:table-cell>
          <table:table-cell office:value-type="string" table:style-name="ce2">
            <text:p>FF1435P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2 CAE-295510 CAT-15961 DAMAGED ENDS</text:p>
          </table:table-cell>
          <table:table-cell table:number-columns-repeated="16377"/>
        </table:table-row>
        <table:table-row table:style-name="ro1">
          <table:table-cell office:value-type="date" office:date-value="2022-10-26T00:00:00" table:style-name="ce1">
            <text:p>2022-10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920</text:p>
          </table:table-cell>
          <table:table-cell office:value-type="string" table:style-name="ce3">
            <text:p>SHIELD 3RD STG.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2 CAE-295510 CAT-15961 TOO MANY IN STOCK</text:p>
          </table:table-cell>
          <table:table-cell table:number-columns-repeated="16377"/>
        </table:table-row>
        <table:table-row table:style-name="ro1">
          <table:table-cell office:value-type="date" office:date-value="2022-10-27T00:00:00" table:style-name="ce1">
            <text:p>2022-10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10434</text:p>
          </table:table-cell>
          <table:table-cell office:value-type="string" table:style-name="ce3">
            <text:p>NUT <text:s/>SPNR SLTD PRPHY-TM SHFT SPT-ACC CV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1 CAE-295663 CAG-15574 ROUNDED CORNERS</text:p>
          </table:table-cell>
          <table:table-cell table:number-columns-repeated="16377"/>
        </table:table-row>
        <table:table-row table:style-name="ro1">
          <table:table-cell office:value-type="date" office:date-value="2022-10-28T00:00:00" table:style-name="ce1">
            <text:p>2022-10-28</text:p>
          </table:table-cell>
          <table:table-cell office:value-type="float" office:value="118907" table:style-name="ce2">
            <text:p>118907</text:p>
          </table:table-cell>
          <table:table-cell office:value-type="float" office:value="23084919" table:style-name="ce2">
            <text:p>23084919</text:p>
          </table:table-cell>
          <table:table-cell office:value-type="string" table:style-name="ce3">
            <text:p>REAR CARRIER (ONLY)</text:p>
          </table:table-cell>
          <table:table-cell office:value-type="string" table:style-name="ce2">
            <text:p>VY1849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REAR CARRIER CORROSION AT THREADS</text:p>
          </table:table-cell>
          <table:table-cell table:number-columns-repeated="16377"/>
        </table:table-row>
        <table:table-row table:style-name="ro1">
          <table:table-cell office:value-type="date" office:date-value="2022-11-01T00:00:00" table:style-name="ce1">
            <text:p>2022-11-01</text:p>
          </table:table-cell>
          <table:table-cell office:value-type="float" office:value="115989" table:style-name="ce2">
            <text:p>115989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coupling adapter</text:p>
          </table:table-cell>
          <table:table-cell office:value-type="float" office:value="331276" table:style-name="ce2">
            <text:p>3312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412 / NCR#9844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2" table:style-name="ce2">
            <text:p>119502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4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0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3" table:style-name="ce2">
            <text:p>119503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4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46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4" table:style-name="ce2">
            <text:p>119504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SJ3387B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1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5" table:style-name="ce2">
            <text:p>119505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4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48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6" table:style-name="ce2">
            <text:p>119506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5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2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7" table:style-name="ce2">
            <text:p>119507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SJ338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4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8" table:style-name="ce2">
            <text:p>119508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5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3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09" table:style-name="ce2">
            <text:p>119509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SA8145-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49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10" table:style-name="ce2">
            <text:p>119510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5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47</text:p>
          </table:table-cell>
          <table:table-cell table:number-columns-repeated="16377"/>
        </table:table-row>
        <table:table-row table:style-name="ro1">
          <table:table-cell office:value-type="date" office:date-value="2022-11-02T00:00:00" table:style-name="ce1">
            <text:p>2022-11-02</text:p>
          </table:table-cell>
          <table:table-cell office:value-type="float" office:value="119511" table:style-name="ce2">
            <text:p>119511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CAI1215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45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278" table:style-name="ce2">
            <text:p>119278</text:p>
          </table:table-cell>
          <table:table-cell office:value-type="float" office:value="23039065" table:style-name="ce2">
            <text:p>23039065</text:p>
          </table:table-cell>
          <table:table-cell office:value-type="string" table:style-name="ce3">
            <text:p>C20 IMPELLER</text:p>
          </table:table-cell>
          <table:table-cell office:value-type="string" table:style-name="ce2">
            <text:p>J410237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780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01" table:style-name="ce2">
            <text:p>119501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511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8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2" table:style-name="ce2">
            <text:p>119512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A208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7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3" table:style-name="ce2">
            <text:p>119513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A155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6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4" table:style-name="ce2">
            <text:p>119514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CAI1220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5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5" table:style-name="ce2">
            <text:p>119515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CAI1220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4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6" table:style-name="ce2">
            <text:p>119516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706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1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7" table:style-name="ce2">
            <text:p>119517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float" office:value="8751" table:style-name="ce2">
            <text:p>875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0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8" table:style-name="ce2">
            <text:p>119518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A147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3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19" table:style-name="ce2">
            <text:p>119519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010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9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0" table:style-name="ce2">
            <text:p>119520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401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72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1" table:style-name="ce2">
            <text:p>119521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319BLA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8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2" table:style-name="ce2">
            <text:p>119522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CAI1220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1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3" table:style-name="ce2">
            <text:p>119523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CAI1220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0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4" table:style-name="ce2">
            <text:p>119524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993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4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5" table:style-name="ce2">
            <text:p>119525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SA7-16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59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6" table:style-name="ce2">
            <text:p>119526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CAI1220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6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7" table:style-name="ce2">
            <text:p>119527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836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7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8" table:style-name="ce2">
            <text:p>119528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A248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5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29" table:style-name="ce2">
            <text:p>119529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BLA75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3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float" office:value="119530" table:style-name="ce2">
            <text:p>119530</text:p>
          </table:table-cell>
          <table:table-cell office:value-type="float" office:value="6824043" table:style-name="ce2">
            <text:p>6824043</text:p>
          </table:table-cell>
          <table:table-cell office:value-type="string" table:style-name="ce3">
            <text:p>TACHOMETER AND OIL PUMP DRIVE SPUR GEAR</text:p>
          </table:table-cell>
          <table:table-cell office:value-type="string" table:style-name="ce2">
            <text:p>A37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62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string" table:style-name="ce2">
            <text:p>NA</text:p>
          </table:table-cell>
          <table:table-cell office:value-type="float" office:value="23035174" table:style-name="ce2">
            <text:p>23035174</text:p>
          </table:table-cell>
          <table:table-cell office:value-type="string" table:style-name="ce3">
            <text:p>NOZZLEASSY OILPINIONBEARING</text:p>
          </table:table-cell>
          <table:table-cell office:value-type="string" table:style-name="ce2">
            <text:p>LD3198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4 | CAE-890419S | CAG-90546 DAMAGED DURING REMOVAL</text:p>
          </table:table-cell>
          <table:table-cell table:number-columns-repeated="16377"/>
        </table:table-row>
        <table:table-row table:style-name="ro1">
          <table:table-cell office:value-type="date" office:date-value="2022-11-04T00:00:00" table:style-name="ce1">
            <text:p>2022-11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G-90546 MISC SCRAP PARTS</text:p>
          </table:table-cell>
          <table:table-cell table:number-columns-repeated="16377"/>
        </table:table-row>
        <table:table-row table:style-name="ro1">
          <table:table-cell office:value-type="date" office:date-value="2022-11-07T00:00:00" table:style-name="ce1">
            <text:p>2022-11-0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C-91341 MISC SCRAP PARTS</text:p>
          </table:table-cell>
          <table:table-cell table:number-columns-repeated="16377"/>
        </table:table-row>
        <table:table-row table:style-name="ro1">
          <table:table-cell office:value-type="date" office:date-value="2022-11-09T00:00:00" table:style-name="ce1">
            <text:p>2022-11-09</text:p>
          </table:table-cell>
          <table:table-cell office:value-type="float" office:value="119666" table:style-name="ce2">
            <text:p>119666</text:p>
          </table:table-cell>
          <table:table-cell office:value-type="float" office:value="23038136" table:style-name="ce2">
            <text:p>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45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58</text:p>
          </table:table-cell>
          <table:table-cell table:number-columns-repeated="16377"/>
        </table:table-row>
        <table:table-row table:style-name="ro1">
          <table:table-cell office:value-type="date" office:date-value="2022-11-10T00:00:00" table:style-name="ce1">
            <text:p>2022-11-10</text:p>
          </table:table-cell>
          <table:table-cell office:value-type="float" office:value="119776" table:style-name="ce2">
            <text:p>119776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GK55068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96</text:p>
          </table:table-cell>
          <table:table-cell table:number-columns-repeated="16377"/>
        </table:table-row>
        <table:table-row table:style-name="ro1">
          <table:table-cell office:value-type="date" office:date-value="2022-11-10T00:00:00" table:style-name="ce1">
            <text:p>2022-11-10</text:p>
          </table:table-cell>
          <table:table-cell office:value-type="float" office:value="119778" table:style-name="ce2">
            <text:p>119778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321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93</text:p>
          </table:table-cell>
          <table:table-cell table:number-columns-repeated="16377"/>
        </table:table-row>
        <table:table-row table:style-name="ro1">
          <table:table-cell office:value-type="date" office:date-value="2022-11-10T00:00:00" table:style-name="ce1">
            <text:p>2022-11-10</text:p>
          </table:table-cell>
          <table:table-cell office:value-type="float" office:value="119779" table:style-name="ce2">
            <text:p>119779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10126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94</text:p>
          </table:table-cell>
          <table:table-cell table:number-columns-repeated="16377"/>
        </table:table-row>
        <table:table-row table:style-name="ro1">
          <table:table-cell office:value-type="date" office:date-value="2022-11-14T00:00:00" table:style-name="ce1">
            <text:p>2022-11-14</text:p>
          </table:table-cell>
          <table:table-cell office:value-type="float" office:value="119911" table:style-name="ce2">
            <text:p>119911</text:p>
          </table:table-cell>
          <table:table-cell office:value-type="float" office:value="6898785" table:style-name="ce2">
            <text:p>6898785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6372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97</text:p>
          </table:table-cell>
          <table:table-cell table:number-columns-repeated="16377"/>
        </table:table-row>
        <table:table-row table:style-name="ro1">
          <table:table-cell office:value-type="date" office:date-value="2022-11-14T00:00:00" table:style-name="ce1">
            <text:p>2022-11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 <text:s/>SEGMENT TURB BR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T-97712 HUNDREDS IN STOCK</text:p>
          </table:table-cell>
          <table:table-cell table:number-columns-repeated="16377"/>
        </table:table-row>
        <table:table-row table:style-name="ro1">
          <table:table-cell office:value-type="date" office:date-value="2022-11-14T00:00:00" table:style-name="ce1">
            <text:p>2022-11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5800</text:p>
          </table:table-cell>
          <table:table-cell office:value-type="string" table:style-name="ce3">
            <text:p>TUBE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T-97712 DENTED</text:p>
          </table:table-cell>
          <table:table-cell table:number-columns-repeated="16377"/>
        </table:table-row>
        <table:table-row table:style-name="ro1">
          <table:table-cell office:value-type="date" office:date-value="2022-11-14T00:00:00" table:style-name="ce1">
            <text:p>2022-11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677</text:p>
          </table:table-cell>
          <table:table-cell office:value-type="string" table:style-name="ce3">
            <text:p>SPACER 1.465IDX1.652ODX.298WIDE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T-97712</text:p>
          </table:table-cell>
          <table:table-cell table:number-columns-repeated="16377"/>
        </table:table-row>
        <table:table-row table:style-name="ro1">
          <table:table-cell office:value-type="date" office:date-value="2022-11-14T00:00:00" table:style-name="ce1">
            <text:p>2022-11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4 | CAE-890419S | CAT-97712 MISC SCRAP PARTS</text:p>
          </table:table-cell>
          <table:table-cell table:number-columns-repeated="16377"/>
        </table:table-row>
        <table:table-row table:style-name="ro1">
          <table:table-cell office:value-type="date" office:date-value="2022-11-15T00:00:00" table:style-name="ce1">
            <text:p>2022-11-15</text:p>
          </table:table-cell>
          <table:table-cell office:value-type="float" office:value="118814" table:style-name="ce2">
            <text:p>118814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float" office:value="95177" table:style-name="ce2">
            <text:p>951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5177</text:p>
          </table:table-cell>
          <table:table-cell table:number-columns-repeated="16377"/>
        </table:table-row>
        <table:table-row table:style-name="ro1">
          <table:table-cell office:value-type="date" office:date-value="2022-11-15T00:00:00" table:style-name="ce1">
            <text:p>2022-11-15</text:p>
          </table:table-cell>
          <table:table-cell office:value-type="float" office:value="119949" table:style-name="ce2">
            <text:p>119949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44968" table:style-name="ce2">
            <text:p>449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99</text:p>
          </table:table-cell>
          <table:table-cell table:number-columns-repeated="16377"/>
        </table:table-row>
        <table:table-row table:style-name="ro1">
          <table:table-cell office:value-type="date" office:date-value="2022-11-16T00:00:00" table:style-name="ce1">
            <text:p>2022-11-16</text:p>
          </table:table-cell>
          <table:table-cell office:value-type="float" office:value="119847" table:style-name="ce2">
            <text:p>119847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19131" table:style-name="ce2">
            <text:p>1913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795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69930" table:style-name="ce2">
            <text:p>69930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E10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00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118814" table:style-name="ce2">
            <text:p>118814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float" office:value="95177" table:style-name="ce2">
            <text:p>951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00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119617" table:style-name="ce2">
            <text:p>119617</text:p>
          </table:table-cell>
          <table:table-cell office:value-type="float" office:value="23039752" table:style-name="ce2">
            <text:p>23039752</text:p>
          </table:table-cell>
          <table:table-cell office:value-type="string" table:style-name="ce3">
            <text:p>FRONT SUPPORT</text:p>
          </table:table-cell>
          <table:table-cell office:value-type="float" office:value="47077" table:style-name="ce2">
            <text:p>470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04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119901" table:style-name="ce2">
            <text:p>119901</text:p>
          </table:table-cell>
          <table:table-cell office:value-type="float" office:value="6893673" table:style-name="ce2">
            <text:p>6893673</text:p>
          </table:table-cell>
          <table:table-cell office:value-type="string" table:style-name="ce3">
            <text:p>T/M GEAR</text:p>
          </table:table-cell>
          <table:table-cell office:value-type="string" table:style-name="ce2">
            <text:p>NN14436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798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119913" table:style-name="ce2">
            <text:p>119913</text:p>
          </table:table-cell>
          <table:table-cell office:value-type="float" office:value="23007247" table:style-name="ce2">
            <text:p>23007247</text:p>
          </table:table-cell>
          <table:table-cell office:value-type="string" table:style-name="ce3">
            <text:p>IDLER GEAR</text:p>
          </table:table-cell>
          <table:table-cell office:value-type="string" table:style-name="ce2">
            <text:p>CAI122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12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float" office:value="119993" table:style-name="ce2">
            <text:p>119993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01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10</text:p>
          </table:table-cell>
          <table:table-cell table:number-columns-repeated="16377"/>
        </table:table-row>
        <table:table-row table:style-name="ro1">
          <table:table-cell office:value-type="date" office:date-value="2022-11-18T00:00:00" table:style-name="ce1">
            <text:p>2022-11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64-300-005</text:p>
          </table:table-cell>
          <table:table-cell office:value-type="string" table:style-name="ce3">
            <text:p>EXHAUST DUC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11-22T00:00:00" table:style-name="ce1">
            <text:p>2022-11-22</text:p>
          </table:table-cell>
          <table:table-cell office:value-type="float" office:value="119473" table:style-name="ce2">
            <text:p>119473</text:p>
          </table:table-cell>
          <table:table-cell office:value-type="float" office:value="3014403" table:style-name="ce2">
            <text:p>3014403</text:p>
          </table:table-cell>
          <table:table-cell office:value-type="string" table:style-name="ce3">
            <text:p>TACH DRIVE GEARSHAFT</text:p>
          </table:table-cell>
          <table:table-cell office:value-type="string" table:style-name="ce2">
            <text:p>11-28-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815</text:p>
          </table:table-cell>
          <table:table-cell table:number-columns-repeated="16377"/>
        </table:table-row>
        <table:table-row table:style-name="ro1">
          <table:table-cell office:value-type="date" office:date-value="2022-11-22T00:00:00" table:style-name="ce1">
            <text:p>2022-11-22</text:p>
          </table:table-cell>
          <table:table-cell office:value-type="float" office:value="119475" table:style-name="ce2">
            <text:p>119475</text:p>
          </table:table-cell>
          <table:table-cell office:value-type="float" office:value="3014403" table:style-name="ce2">
            <text:p>3014403</text:p>
          </table:table-cell>
          <table:table-cell office:value-type="string" table:style-name="ce3">
            <text:p>TACH DRIVE GEARSHAFT</text:p>
          </table:table-cell>
          <table:table-cell office:value-type="string" table:style-name="ce2">
            <text:p>8-89-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817</text:p>
          </table:table-cell>
          <table:table-cell table:number-columns-repeated="16377"/>
        </table:table-row>
        <table:table-row table:style-name="ro1">
          <table:table-cell office:value-type="date" office:date-value="2022-11-22T00:00:00" table:style-name="ce1">
            <text:p>2022-11-22</text:p>
          </table:table-cell>
          <table:table-cell office:value-type="float" office:value="120007" table:style-name="ce2">
            <text:p>120007</text:p>
          </table:table-cell>
          <table:table-cell office:value-type="float" office:value="6870832" table:style-name="ce2">
            <text:p>6870832</text:p>
          </table:table-cell>
          <table:table-cell office:value-type="string" table:style-name="ce3">
            <text:p>PINION GEAR</text:p>
          </table:table-cell>
          <table:table-cell office:value-type="float" office:value="63169" table:style-name="ce2">
            <text:p>6316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 #9813</text:p>
          </table:table-cell>
          <table:table-cell table:number-columns-repeated="16377"/>
        </table:table-row>
        <table:table-row table:style-name="ro1">
          <table:table-cell office:value-type="date" office:date-value="2022-11-22T00:00:00" table:style-name="ce1">
            <text:p>2022-11-22</text:p>
          </table:table-cell>
          <table:table-cell office:value-type="float" office:value="120018" table:style-name="ce2">
            <text:p>120018</text:p>
          </table:table-cell>
          <table:table-cell office:value-type="float" office:value="23032345" table:style-name="ce2">
            <text:p>23032345</text:p>
          </table:table-cell>
          <table:table-cell office:value-type="string" table:style-name="ce3">
            <text:p>COMPRESSOR COUPLING</text:p>
          </table:table-cell>
          <table:table-cell office:value-type="string" table:style-name="ce2">
            <text:p>UM7-28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 #9814</text:p>
          </table:table-cell>
          <table:table-cell table:number-columns-repeated="16377"/>
        </table:table-row>
        <table:table-row table:style-name="ro1">
          <table:table-cell office:value-type="date" office:date-value="2022-11-25T00:00:00" table:style-name="ce1">
            <text:p>2022-11-25</text:p>
          </table:table-cell>
          <table:table-cell office:value-type="float" office:value="120055" table:style-name="ce2">
            <text:p>120055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LL3769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9826</text:p>
          </table:table-cell>
          <table:table-cell table:number-columns-repeated="16377"/>
        </table:table-row>
        <table:table-row table:style-name="ro1">
          <table:table-cell office:value-type="date" office:date-value="2022-11-25T00:00:00" table:style-name="ce1">
            <text:p>2022-11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4927</text:p>
          </table:table-cell>
          <table:table-cell office:value-type="string" table:style-name="ce3">
            <text:p>THERMOCOUPLEASSY TOTGASPRODUCER</text:p>
          </table:table-cell>
          <table:table-cell office:value-type="string" table:style-name="ce2">
            <text:p>FF34754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5 | CAE-890410S | CAT-90427 DAMAGED</text:p>
          </table:table-cell>
          <table:table-cell table:number-columns-repeated="16377"/>
        </table:table-row>
        <table:table-row table:style-name="ro1">
          <table:table-cell office:value-type="date" office:date-value="2022-11-25T00:00:00" table:style-name="ce1">
            <text:p>2022-11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 <text:s/>SEGMENT TURB BR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5 | CAE-890410S | CAT-90427 MANY IN STOCK</text:p>
          </table:table-cell>
          <table:table-cell table:number-columns-repeated="16377"/>
        </table:table-row>
        <table:table-row table:style-name="ro1">
          <table:table-cell office:value-type="date" office:date-value="2022-11-25T00:00:00" table:style-name="ce1">
            <text:p>2022-11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23004208</text:p>
          </table:table-cell>
          <table:table-cell office:value-type="string" table:style-name="ce3">
            <text:p>DIAPHRAGM, #1 NOZZLE</text:p>
          </table:table-cell>
          <table:table-cell office:value-type="string" table:style-name="ce2">
            <text:p>MG14-566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5 | CAE-890410S | CAT-90427 DAMAGED VANES</text:p>
          </table:table-cell>
          <table:table-cell table:number-columns-repeated="16377"/>
        </table:table-row>
        <table:table-row table:style-name="ro1">
          <table:table-cell office:value-type="date" office:date-value="2022-11-25T00:00:00" table:style-name="ce1">
            <text:p>2022-11-2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5 | CAE-890410S | CAT-90427 MISC SCRAP PARTS</text:p>
          </table:table-cell>
          <table:table-cell table:number-columns-repeated="16377"/>
        </table:table-row>
        <table:table-row table:style-name="ro1">
          <table:table-cell office:value-type="date" office:date-value="2022-11-29T00:00:00" table:style-name="ce1">
            <text:p>2022-11-29</text:p>
          </table:table-cell>
          <table:table-cell office:value-type="float" office:value="118598" table:style-name="ce2">
            <text:p>118598</text:p>
          </table:table-cell>
          <table:table-cell office:value-type="string" table:style-name="ce2">
            <text:p>350A33109201</text:p>
          </table:table-cell>
          <table:table-cell office:value-type="string" table:style-name="ce3">
            <text:p>LONG ROTOR SHAFT</text:p>
          </table:table-cell>
          <table:table-cell office:value-type="string" table:style-name="ce2">
            <text:p>MA7389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9695</text:p>
          </table:table-cell>
          <table:table-cell table:number-columns-repeated="16377"/>
        </table:table-row>
        <table:table-row table:style-name="ro1">
          <table:table-cell office:value-type="date" office:date-value="2022-11-29T00:00:00" table:style-name="ce1">
            <text:p>2022-11-29</text:p>
          </table:table-cell>
          <table:table-cell office:value-type="float" office:value="118641" table:style-name="ce2">
            <text:p>118641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DN83979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62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">
            <text:p>2022-11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151AL</text:p>
          </table:table-cell>
          <table:table-cell office:value-type="string" table:style-name="ce3">
            <text:p>BEARING, BALL, (25 X 42 X 9 MM)</text:p>
          </table:table-cell>
          <table:table-cell office:value-type="string" table:style-name="ce2">
            <text:p>TA43-051023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5 | CAE-890410S | CAG-90334 FLAT SPOTS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">
            <text:p>2022-11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7248</text:p>
          </table:table-cell>
          <table:table-cell office:value-type="string" table:style-name="ce3">
            <text:p>GEARSHAFT ASSY, FUEL CONTROL, OIL PUM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5 | CAE-890410S | CAG-90334 SPALLING ON TEETH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">
            <text:p>2022-11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5 | CAE-890410S | CAG-90334 MISC SCRAP PARTS</text:p>
          </table:table-cell>
          <table:table-cell table:number-columns-repeated="16377"/>
        </table:table-row>
        <table:table-row table:style-name="ro1">
          <table:table-cell office:value-type="date" office:date-value="2022-12-01T00:00:00" table:style-name="ce1">
            <text:p>2022-12-01</text:p>
          </table:table-cell>
          <table:table-cell office:value-type="float" office:value="120022" table:style-name="ce2">
            <text:p>120022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I1226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1</text:p>
          </table:table-cell>
          <table:table-cell table:number-columns-repeated="16377"/>
        </table:table-row>
        <table:table-row table:style-name="ro1">
          <table:table-cell office:value-type="date" office:date-value="2022-12-01T00:00:00" table:style-name="ce1">
            <text:p>2022-12-01</text:p>
          </table:table-cell>
          <table:table-cell office:value-type="float" office:value="120109" table:style-name="ce2">
            <text:p>120109</text:p>
          </table:table-cell>
          <table:table-cell office:value-type="float" office:value="23058137" table:style-name="ce2">
            <text:p>23058137</text:p>
          </table:table-cell>
          <table:table-cell office:value-type="string" table:style-name="ce3">
            <text:p>THRUST PLATE</text:p>
          </table:table-cell>
          <table:table-cell office:value-type="string" table:style-name="ce2">
            <text:p>CAI122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0</text:p>
          </table:table-cell>
          <table:table-cell table:number-columns-repeated="16377"/>
        </table:table-row>
        <table:table-row table:style-name="ro1">
          <table:table-cell office:value-type="date" office:date-value="2022-12-01T00:00:00" table:style-name="ce1">
            <text:p>2022-12-01</text:p>
          </table:table-cell>
          <table:table-cell office:value-type="float" office:value="120113" table:style-name="ce2">
            <text:p>120113</text:p>
          </table:table-cell>
          <table:table-cell office:value-type="float" office:value="6892826" table:style-name="ce2">
            <text:p>6892826</text:p>
          </table:table-cell>
          <table:table-cell office:value-type="string" table:style-name="ce3">
            <text:p>OIL FITTING</text:p>
          </table:table-cell>
          <table:table-cell office:value-type="string" table:style-name="ce2">
            <text:p>CAI11227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29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20110" table:style-name="ce2">
            <text:p>120110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 FITTING</text:p>
          </table:table-cell>
          <table:table-cell office:value-type="string" table:style-name="ce2">
            <text:p>CAI122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2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20114" table:style-name="ce2">
            <text:p>120114</text:p>
          </table:table-cell>
          <table:table-cell office:value-type="float" office:value="23001832" table:style-name="ce2">
            <text:p>23001832</text:p>
          </table:table-cell>
          <table:table-cell office:value-type="string" table:style-name="ce3">
            <text:p>OIL NOZZLE</text:p>
          </table:table-cell>
          <table:table-cell office:value-type="float" office:value="4023" table:style-name="ce2">
            <text:p>402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3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098595" table:style-name="ce2">
            <text:p>1098595</text:p>
          </table:table-cell>
          <table:table-cell office:value-type="float" office:value="23031496" table:style-name="ce2">
            <text:p>23031496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39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705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0852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367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63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083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float" office:value="6889337" table:style-name="ce2">
            <text:p>6889337</text:p>
          </table:table-cell>
          <table:table-cell office:value-type="string" table:style-name="ce3">
            <text:p>ROLLER BEARING</text:p>
          </table:table-cell>
          <table:table-cell office:value-type="string" table:style-name="ce2">
            <text:p>JJ64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NWK13-043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NW812-07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NWE12-07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MP00222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2T00:00:00" table:style-name="ce1">
            <text:p>2022-12-02</text:p>
          </table:table-cell>
          <table:table-cell office:value-type="float" office:value="1100666" table:style-name="ce2">
            <text:p>1100666</text:p>
          </table:table-cell>
          <table:table-cell office:value-type="string" table:style-name="ce2">
            <text:p>M250-10393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NWF12-14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UNREPAIRABLE</text:p>
          </table:table-cell>
          <table:table-cell table:number-columns-repeated="16377"/>
        </table:table-row>
        <table:table-row table:style-name="ro1">
          <table:table-cell office:value-type="date" office:date-value="2022-12-05T00:00:00" table:style-name="ce1">
            <text:p>2022-12-05</text:p>
          </table:table-cell>
          <table:table-cell office:value-type="float" office:value="120095" table:style-name="ce2">
            <text:p>120095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750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7</text:p>
          </table:table-cell>
          <table:table-cell table:number-columns-repeated="16377"/>
        </table:table-row>
        <table:table-row table:style-name="ro1">
          <table:table-cell office:value-type="date" office:date-value="2022-12-05T00:00:00" table:style-name="ce1">
            <text:p>2022-12-05</text:p>
          </table:table-cell>
          <table:table-cell office:value-type="float" office:value="120096" table:style-name="ce2">
            <text:p>120096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5727" table:style-name="ce2">
            <text:p>257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6</text:p>
          </table:table-cell>
          <table:table-cell table:number-columns-repeated="16377"/>
        </table:table-row>
        <table:table-row table:style-name="ro1">
          <table:table-cell office:value-type="date" office:date-value="2022-12-05T00:00:00" table:style-name="ce1">
            <text:p>2022-12-05</text:p>
          </table:table-cell>
          <table:table-cell office:value-type="float" office:value="120097" table:style-name="ce2">
            <text:p>120097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899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35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68792" table:style-name="ce2">
            <text:p>68792</text:p>
          </table:table-cell>
          <table:table-cell office:value-type="string" table:style-name="ce2">
            <text:p>M250-10227</text:p>
          </table:table-cell>
          <table:table-cell office:value-type="string" table:style-name="ce3">
            <text:p>#1 TURBINE WHEEL</text:p>
          </table:table-cell>
          <table:table-cell office:value-type="string" table:style-name="ce2">
            <text:p>X6248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11490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68806" table:style-name="ce2">
            <text:p>68806</text:p>
          </table:table-cell>
          <table:table-cell office:value-type="string" table:style-name="ce2">
            <text:p>M250-10658</text:p>
          </table:table-cell>
          <table:table-cell office:value-type="string" table:style-name="ce3">
            <text:p># 2 TURBINE WHEEL</text:p>
          </table:table-cell>
          <table:table-cell office:value-type="string" table:style-name="ce2">
            <text:p>X6342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11489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045" table:style-name="ce2">
            <text:p>120045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X13479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45 PITTING COROSION EVIDENT ON CURVICTEETH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107" table:style-name="ce2">
            <text:p>120107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CI25-09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42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111" table:style-name="ce2">
            <text:p>120111</text:p>
          </table:table-cell>
          <table:table-cell office:value-type="float" office:value="6898675" table:style-name="ce2">
            <text:p>6898675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I122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840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148" table:style-name="ce2">
            <text:p>120148</text:p>
          </table:table-cell>
          <table:table-cell office:value-type="float" office:value="23007247" table:style-name="ce2">
            <text:p>23007247</text:p>
          </table:table-cell>
          <table:table-cell office:value-type="string" table:style-name="ce3">
            <text:p>IDLER GEAR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38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150" table:style-name="ce2">
            <text:p>120150</text:p>
          </table:table-cell>
          <table:table-cell office:value-type="float" office:value="23079106" table:style-name="ce2">
            <text:p>23079106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AI122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839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float" office:value="120171" table:style-name="ce2">
            <text:p>120171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GEARSHAFT</text:p>
          </table:table-cell>
          <table:table-cell office:value-type="string" table:style-name="ce2">
            <text:p>CAI1229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843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1</text:p>
          </table:table-cell>
          <table:table-cell office:value-type="string" table:style-name="ce3">
            <text:p>WHEEL, COMPRESSOR 1ST STAGE (COATE</text:p>
          </table:table-cell>
          <table:table-cell office:value-type="string" table:style-name="ce2">
            <text:p>KR8409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9 | CAE-834138 | CAC-18686 DAMAGED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2</text:p>
          </table:table-cell>
          <table:table-cell office:value-type="string" table:style-name="ce3">
            <text:p>COMPRESSOR 2ND &amp; 3RD STG (COATED)</text:p>
          </table:table-cell>
          <table:table-cell office:value-type="string" table:style-name="ce2">
            <text:p>KR7264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9 | CAE-834138 | CAC-18686 DAMAGED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7116</text:p>
          </table:table-cell>
          <table:table-cell office:value-type="string" table:style-name="ce3">
            <text:p>#6 COMP WHEEL</text:p>
          </table:table-cell>
          <table:table-cell office:value-type="string" table:style-name="ce2">
            <text:p>KR4893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9 | CAE-834138 | CAC-18686 DAMAGED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8</text:p>
          </table:table-cell>
          <table:table-cell office:value-type="string" table:style-name="ce3">
            <text:p>IMPELLER COMPRESSOR</text:p>
          </table:table-cell>
          <table:table-cell office:value-type="string" table:style-name="ce2">
            <text:p>KR12233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9 | CAE-834138 | CAC-18686 NO CYCLES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250-10055</text:p>
          </table:table-cell>
          <table:table-cell office:value-type="string" table:style-name="ce3">
            <text:p>BOLT TIE-COMPRROTOR</text:p>
          </table:table-cell>
          <table:table-cell office:value-type="string" table:style-name="ce2">
            <text:p>GK56699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79 | CAE-834138 | CAC-18686 NO CYCLES</text:p>
          </table:table-cell>
          <table:table-cell table:number-columns-repeated="16377"/>
        </table:table-row>
        <table:table-row table:style-name="ro1">
          <table:table-cell office:value-type="date" office:date-value="2022-12-06T00:00:00" table:style-name="ce1">
            <text:p>2022-1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79 | CAE-834138 | CAC-18686 MISC SCRAP PARTS</text:p>
          </table:table-cell>
          <table:table-cell table:number-columns-repeated="16377"/>
        </table:table-row>
        <table:table-row table:style-name="ro1">
          <table:table-cell office:value-type="date" office:date-value="2022-12-07T00:00:00" table:style-name="ce1">
            <text:p>2022-12-07</text:p>
          </table:table-cell>
          <table:table-cell office:value-type="float" office:value="120194" table:style-name="ce2">
            <text:p>120194</text:p>
          </table:table-cell>
          <table:table-cell office:value-type="string" table:style-name="ce2">
            <text:p>M250-10001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YJ422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48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022" table:style-name="ce2">
            <text:p>120022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PT ROTATING LAB SEAL</text:p>
          </table:table-cell>
          <table:table-cell office:value-type="string" table:style-name="ce2">
            <text:p>CAI1226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31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109" table:style-name="ce2">
            <text:p>120109</text:p>
          </table:table-cell>
          <table:table-cell office:value-type="float" office:value="23058137" table:style-name="ce2">
            <text:p>23058137</text:p>
          </table:table-cell>
          <table:table-cell office:value-type="string" table:style-name="ce3">
            <text:p>THRUST PLATE</text:p>
          </table:table-cell>
          <table:table-cell office:value-type="string" table:style-name="ce2">
            <text:p>CAI1227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30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110" table:style-name="ce2">
            <text:p>120110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CAI1228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32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113" table:style-name="ce2">
            <text:p>120113</text:p>
          </table:table-cell>
          <table:table-cell office:value-type="float" office:value="6892826" table:style-name="ce2">
            <text:p>6892826</text:p>
          </table:table-cell>
          <table:table-cell office:value-type="string" table:style-name="ce3">
            <text:p>OIL FITTING</text:p>
          </table:table-cell>
          <table:table-cell office:value-type="string" table:style-name="ce2">
            <text:p>CAI1227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29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114" table:style-name="ce2">
            <text:p>120114</text:p>
          </table:table-cell>
          <table:table-cell office:value-type="float" office:value="23001832" table:style-name="ce2">
            <text:p>23001832</text:p>
          </table:table-cell>
          <table:table-cell office:value-type="string" table:style-name="ce3">
            <text:p>OIL NOZZLE</text:p>
          </table:table-cell>
          <table:table-cell office:value-type="float" office:value="4023" table:style-name="ce2">
            <text:p>402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33</text:p>
          </table:table-cell>
          <table:table-cell table:number-columns-repeated="16377"/>
        </table:table-row>
        <table:table-row table:style-name="ro1">
          <table:table-cell office:value-type="date" office:date-value="2022-12-08T00:00:00" table:style-name="ce1">
            <text:p>2022-12-08</text:p>
          </table:table-cell>
          <table:table-cell office:value-type="float" office:value="120182" table:style-name="ce2">
            <text:p>120182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XP311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50</text:p>
          </table:table-cell>
          <table:table-cell table:number-columns-repeated="16377"/>
        </table:table-row>
        <table:table-row table:style-name="ro1">
          <table:table-cell office:value-type="date" office:date-value="2022-12-13T00:00:00" table:style-name="ce1">
            <text:p>2022-12-13</text:p>
          </table:table-cell>
          <table:table-cell office:value-type="float" office:value="120253" table:style-name="ce2">
            <text:p>120253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GK54367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853</text:p>
          </table:table-cell>
          <table:table-cell table:number-columns-repeated="16377"/>
        </table:table-row>
        <table:table-row table:style-name="ro1">
          <table:table-cell office:value-type="date" office:date-value="2022-12-13T00:00:00" table:style-name="ce1">
            <text:p>2022-12-13</text:p>
          </table:table-cell>
          <table:table-cell office:value-type="float" office:value="6668733" table:style-name="ce2">
            <text:p>6668733</text:p>
          </table:table-cell>
          <table:table-cell office:value-type="float" office:value="23032621" table:style-name="ce2">
            <text:p>23032621</text:p>
          </table:table-cell>
          <table:table-cell office:value-type="string" table:style-name="ce3">
            <text:p>STG 1 COMP WHEEL</text:p>
          </table:table-cell>
          <table:table-cell office:value-type="string" table:style-name="ce2">
            <text:p>KR7426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DAMAGE TO FORWARD THREAD NOT REPAIRABLE - H&amp;S</text:p>
          </table:table-cell>
          <table:table-cell table:number-columns-repeated="16377"/>
        </table:table-row>
        <table:table-row table:style-name="ro1">
          <table:table-cell office:value-type="date" office:date-value="2022-12-16T00:00:00" table:style-name="ce1">
            <text:p>2022-12-16</text:p>
          </table:table-cell>
          <table:table-cell office:value-type="float" office:value="70161" table:style-name="ce2">
            <text:p>70161</text:p>
          </table:table-cell>
          <table:table-cell office:value-type="float" office:value="23064612" table:style-name="ce2">
            <text:p>23064612</text:p>
          </table:table-cell>
          <table:table-cell office:value-type="string" table:style-name="ce3">
            <text:p>DISCHARGE TUBE</text:p>
          </table:table-cell>
          <table:table-cell office:value-type="string" table:style-name="ce2">
            <text:p>SL13125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11553</text:p>
          </table:table-cell>
          <table:table-cell table:number-columns-repeated="16377"/>
        </table:table-row>
        <table:table-row table:style-name="ro1">
          <table:table-cell office:value-type="date" office:date-value="2022-12-16T00:00:00" table:style-name="ce1">
            <text:p>2022-12-1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000-1</text:p>
          </table:table-cell>
          <table:table-cell office:value-type="string" table:style-name="ce3">
            <text:p>TEMP PLAT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12-19T00:00:00" table:style-name="ce1">
            <text:p>2022-12-19</text:p>
          </table:table-cell>
          <table:table-cell office:value-type="float" office:value="120254" table:style-name="ce2">
            <text:p>120254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2ND STAGE SPLINED ADAPTER</text:p>
          </table:table-cell>
          <table:table-cell office:value-type="float" office:value="293065" table:style-name="ce2">
            <text:p>29306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861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19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174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4554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058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998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907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5749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890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10434</text:p>
          </table:table-cell>
          <table:table-cell office:value-type="string" table:style-name="ce3">
            <text:p>NUT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G-22323AF | RUSTED AND CORRODED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24728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F1710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820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8379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1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827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number-rows-repeated="9"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2</text:p>
          </table:table-cell>
          <table:table-cell office:value-type="string" table:style-name="ce3">
            <text:p>BEARIN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9433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245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4525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67812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4525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67610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5035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336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5520</text:p>
          </table:table-cell>
          <table:table-cell office:value-type="string" table:style-name="ce3">
            <text:p>BEARIN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6685</text:p>
          </table:table-cell>
          <table:table-cell office:value-type="string" table:style-name="ce3">
            <text:p>BRACKET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G-22323AF | BROKEN ON ENGINE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">
            <text:p>2022-12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0493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4126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G-22323AF</text:p>
          </table:table-cell>
          <table:table-cell table:number-columns-repeated="16377"/>
        </table:table-row>
        <table:table-row table:style-name="ro1">
          <table:table-cell office:value-type="date" office:date-value="2022-12-21T00:00:00" table:style-name="ce1">
            <text:p>2022-12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60-1</text:p>
          </table:table-cell>
          <table:table-cell office:value-type="string" table:style-name="ce3">
            <text:p>CAGE 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OVER SIZED INNER Dia</text:p>
          </table:table-cell>
          <table:table-cell table:number-columns-repeated="16377"/>
        </table:table-row>
        <table:table-row table:style-name="ro1">
          <table:table-cell office:value-type="date" office:date-value="2022-12-22T00:00:00" table:style-name="ce1">
            <text:p>2022-12-22</text:p>
          </table:table-cell>
          <table:table-cell office:value-type="float" office:value="120193" table:style-name="ce2">
            <text:p>120193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45145" table:style-name="ce2">
            <text:p>451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69</text:p>
          </table:table-cell>
          <table:table-cell table:number-columns-repeated="16377"/>
        </table:table-row>
        <table:table-row table:style-name="ro1">
          <table:table-cell office:value-type="date" office:date-value="2022-12-27T00:00:00" table:style-name="ce1">
            <text:p>2022-12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10-453-001</text:p>
          </table:table-cell>
          <table:table-cell office:value-type="string" table:style-name="ce3">
            <text:p>SWASHPLATE OUTER RING</text:p>
          </table:table-cell>
          <table:table-cell office:value-type="string" table:style-name="ce2">
            <text:p>A19-6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CH CHANGE BEARINGS WORN</text:p>
          </table:table-cell>
          <table:table-cell table:number-columns-repeated="16377"/>
        </table:table-row>
        <table:table-row table:style-name="ro1">
          <table:table-cell office:value-type="date" office:date-value="2022-12-27T00:00:00" table:style-name="ce1">
            <text:p>2022-12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10-453-001</text:p>
          </table:table-cell>
          <table:table-cell office:value-type="string" table:style-name="ce3">
            <text:p>SWASHPLATE OUTER RING</text:p>
          </table:table-cell>
          <table:table-cell office:value-type="string" table:style-name="ce2">
            <text:p>A19-6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PITCH CHANGE BEARINGS WORN</text:p>
          </table:table-cell>
          <table:table-cell table:number-columns-repeated="16377"/>
        </table:table-row>
        <table:table-row table:style-name="ro1">
          <table:table-cell office:value-type="date" office:date-value="2022-12-27T00:00:00" table:style-name="ce1">
            <text:p>2022-12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4-301-236-01</text:p>
          </table:table-cell>
          <table:table-cell office:value-type="string" table:style-name="ce3">
            <text:p>FUEL NOZZLE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BER</text:p>
          </table:table-cell>
          <table:table-cell table:number-columns-repeated="16377"/>
        </table:table-row>
        <table:table-row table:style-name="ro1">
          <table:table-cell office:value-type="date" office:date-value="2022-12-27T00:00:00" table:style-name="ce1">
            <text:p>2022-12-2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23034608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AMC2-00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INE, SI94, CAE-890419S</text:p>
          </table:table-cell>
          <table:table-cell table:number-columns-repeated="16377"/>
        </table:table-row>
        <table:table-row table:style-name="ro1">
          <table:table-cell office:value-type="date" office:date-value="2022-12-28T00:00:00" table:style-name="ce1">
            <text:p>2022-12-28</text:p>
          </table:table-cell>
          <table:table-cell office:value-type="float" office:value="70138" table:style-name="ce2">
            <text:p>70138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25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1592</text:p>
          </table:table-cell>
          <table:table-cell table:number-columns-repeated="16377"/>
        </table:table-row>
        <table:table-row table:style-name="ro1">
          <table:table-cell office:value-type="date" office:date-value="2022-12-28T00:00:00" table:style-name="ce1">
            <text:p>2022-12-28</text:p>
          </table:table-cell>
          <table:table-cell office:value-type="float" office:value="70188" table:style-name="ce2">
            <text:p>70188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26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 11593</text:p>
          </table:table-cell>
          <table:table-cell table:number-columns-repeated="16377"/>
        </table:table-row>
        <table:table-row table:style-name="ro1">
          <table:table-cell office:value-type="date" office:date-value="2022-12-28T00:00:00" table:style-name="ce1">
            <text:p>2022-12-28</text:p>
          </table:table-cell>
          <table:table-cell office:value-type="float" office:value="120377" table:style-name="ce2">
            <text:p>120377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</text:p>
          </table:table-cell>
          <table:table-cell office:value-type="string" table:style-name="ce2">
            <text:p>NN9669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72</text:p>
          </table:table-cell>
          <table:table-cell table:number-columns-repeated="16377"/>
        </table:table-row>
        <table:table-row table:style-name="ro1">
          <table:table-cell office:value-type="date" office:date-value="2022-12-28T00:00:00" table:style-name="ce1">
            <text:p>2022-12-28</text:p>
          </table:table-cell>
          <table:table-cell office:value-type="float" office:value="120379" table:style-name="ce2">
            <text:p>120379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60132" table:style-name="ce2">
            <text:p>601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 9870</text:p>
          </table:table-cell>
          <table:table-cell table:number-columns-repeated="16377"/>
        </table:table-row>
        <table:table-row table:style-name="ro1">
          <table:table-cell office:value-type="date" office:date-value="2023-01-04T00:00:00" table:style-name="ce1">
            <text:p>2023-01-04</text:p>
          </table:table-cell>
          <table:table-cell office:value-type="float" office:value="120259" table:style-name="ce2">
            <text:p>120259</text:p>
          </table:table-cell>
          <table:table-cell office:value-type="string" table:style-name="ce2">
            <text:p>212-010-775-001</text:p>
          </table:table-cell>
          <table:table-cell office:value-type="string" table:style-name="ce3">
            <text:p>CROSSHEAD</text:p>
          </table:table-cell>
          <table:table-cell office:value-type="string" table:style-name="ce2">
            <text:p>MWFS1468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CUSTOMER</text:p>
          </table:table-cell>
          <table:table-cell table:number-columns-repeated="16377"/>
        </table:table-row>
        <table:table-row table:style-name="ro1">
          <table:table-cell office:value-type="date" office:date-value="2023-01-04T00:00:00" table:style-name="ce1">
            <text:p>2023-01-04</text:p>
          </table:table-cell>
          <table:table-cell office:value-type="float" office:value="120260" table:style-name="ce2">
            <text:p>120260</text:p>
          </table:table-cell>
          <table:table-cell office:value-type="string" table:style-name="ce2">
            <text:p>212-010-775-001</text:p>
          </table:table-cell>
          <table:table-cell office:value-type="string" table:style-name="ce3">
            <text:p>CROSSHEAD</text:p>
          </table:table-cell>
          <table:table-cell office:value-type="string" table:style-name="ce2">
            <text:p>MWFS1377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CUSTOMER</text:p>
          </table:table-cell>
          <table:table-cell table:number-columns-repeated="16377"/>
        </table:table-row>
        <table:table-row table:style-name="ro1">
          <table:table-cell office:value-type="date" office:date-value="2023-01-09T00:00:00" table:style-name="ce1">
            <text:p>2023-01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410665730-00</text:p>
          </table:table-cell>
          <table:table-cell office:value-type="string" table:style-name="ce3">
            <text:p>FUEL EXTEND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ANNOT IDENTIFY PN OR SN SCRAP - CHEROKEE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float" office:value="70211" table:style-name="ce2">
            <text:p>70211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FFUSER</text:p>
          </table:table-cell>
          <table:table-cell office:value-type="float" office:value="496311" table:style-name="ce2">
            <text:p>49631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86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float" office:value="70213" table:style-name="ce2">
            <text:p>70213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FFUSER</text:p>
          </table:table-cell>
          <table:table-cell office:value-type="string" table:style-name="ce2">
            <text:p>1002M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60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53176</text:p>
          </table:table-cell>
          <table:table-cell office:value-type="string" table:style-name="ce3">
            <text:p>VALVE ASSY, COMPRESSOR BLEED</text:p>
          </table:table-cell>
          <table:table-cell office:value-type="string" table:style-name="ce2">
            <text:p>FF3972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RUST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0404</text:p>
          </table:table-cell>
          <table:table-cell office:value-type="string" table:style-name="ce3">
            <text:p>WHEEL ASSY, COMPRESSOR, 4TH STAGE</text:p>
          </table:table-cell>
          <table:table-cell office:value-type="string" table:style-name="ce2">
            <text:p>C32718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PITTING &amp; DAMAGE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0406</text:p>
          </table:table-cell>
          <table:table-cell office:value-type="string" table:style-name="ce3">
            <text:p>WHEEL ASSY, COMPRESSOR, 6TH STAGE</text:p>
          </table:table-cell>
          <table:table-cell office:value-type="string" table:style-name="ce2">
            <text:p>C25385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PITTING &amp; DAMAGE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0422</text:p>
          </table:table-cell>
          <table:table-cell office:value-type="string" table:style-name="ce3">
            <text:p>WHEEL ASSY, COMPR, 2ND &amp; 3RD STAGE</text:p>
          </table:table-cell>
          <table:table-cell office:value-type="string" table:style-name="ce2">
            <text:p>C42327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PITTING &amp; DAMAGE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6872</text:p>
          </table:table-cell>
          <table:table-cell office:value-type="string" table:style-name="ce3">
            <text:p>SEAL, LABYRINTH, ROTATING, REAR COMPR BRG</text:p>
          </table:table-cell>
          <table:table-cell table:style-name="ce2"/>
          <table:table-cell office:value-type="string" table:style-name="ce2">
            <text:p>AJ</text:p>
          </table:table-cell>
          <table:table-cell office:value-type="string" table:style-name="ce6">
            <text:p>SI96 | CAE-802306 | CAC-37405 | RUST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093</text:p>
          </table:table-cell>
          <table:table-cell office:value-type="string" table:style-name="ce3">
            <text:p>BEARING, BALL, 30 X 55 X (16) 13 MM, NO. 2 MAIN</text:p>
          </table:table-cell>
          <table:table-cell office:value-type="string" table:style-name="ce2">
            <text:p>HA852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RUST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0501</text:p>
          </table:table-cell>
          <table:table-cell office:value-type="string" table:style-name="ce3">
            <text:p>WHEEL ASSY, COMPR, 1ST STAGE DISC.</text:p>
          </table:table-cell>
          <table:table-cell office:value-type="string" table:style-name="ce2">
            <text:p>KR55861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PITTING &amp; DAMAGE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1625</text:p>
          </table:table-cell>
          <table:table-cell office:value-type="string" table:style-name="ce3">
            <text:p>GEARSHAFT ASSY, SPUR, ADAPTER DISC.</text:p>
          </table:table-cell>
          <table:table-cell office:value-type="string" table:style-name="ce2">
            <text:p>TH52894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 | REST AND PITTING</text:p>
          </table:table-cell>
          <table:table-cell table:number-columns-repeated="16377"/>
        </table:table-row>
        <table:table-row table:style-name="ro1">
          <table:table-cell office:value-type="date" office:date-value="2023-01-13T00:00:00" table:style-name="ce1">
            <text:p>2023-01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561</text:p>
          </table:table-cell>
          <table:table-cell office:value-type="string" table:style-name="ce3">
            <text:p>COUPLING, ADAPTER, COMPRESSOR DISC.</text:p>
          </table:table-cell>
          <table:table-cell office:value-type="string" table:style-name="ce2">
            <text:p>28926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96 | CAE-802306 | CAC-37405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18765" table:style-name="ce2">
            <text:p>118765</text:p>
          </table:table-cell>
          <table:table-cell office:value-type="float" office:value="23038100" table:style-name="ce2">
            <text:p>2303810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4507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879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307" table:style-name="ce2">
            <text:p>120307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5467" table:style-name="ce2">
            <text:p>2546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83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308" table:style-name="ce2">
            <text:p>120308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45149" table:style-name="ce2">
            <text:p>4514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75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312" table:style-name="ce2">
            <text:p>120312</text:p>
          </table:table-cell>
          <table:table-cell office:value-type="string" table:style-name="ce2">
            <text:p>206-040-203-003</text:p>
          </table:table-cell>
          <table:table-cell office:value-type="string" table:style-name="ce3">
            <text:p>TAIL ROTOR DRIVE ADAPTER</text:p>
          </table:table-cell>
          <table:table-cell office:value-type="string" table:style-name="ce2">
            <text:p>NC76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86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473" table:style-name="ce2">
            <text:p>120473</text:p>
          </table:table-cell>
          <table:table-cell office:value-type="float" office:value="6870769" table:style-name="ce2">
            <text:p>6870769</text:p>
          </table:table-cell>
          <table:table-cell office:value-type="string" table:style-name="ce3">
            <text:p>FUEL CONTROL</text:p>
          </table:table-cell>
          <table:table-cell office:value-type="float" office:value="15146" table:style-name="ce2">
            <text:p>1514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77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499" table:style-name="ce2">
            <text:p>120499</text:p>
          </table:table-cell>
          <table:table-cell office:value-type="float" office:value="23030993" table:style-name="ce2">
            <text:p>23030993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CAI1232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80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529" table:style-name="ce2">
            <text:p>120529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69651" table:style-name="ce2">
            <text:p>6965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893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529" table:style-name="ce2">
            <text:p>120529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69651" table:style-name="ce2">
            <text:p>696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93</text:p>
          </table:table-cell>
          <table:table-cell table:number-columns-repeated="16377"/>
        </table:table-row>
        <table:table-row table:style-name="ro1">
          <table:table-cell office:value-type="date" office:date-value="2023-01-16T00:00:00" table:style-name="ce1">
            <text:p>2023-01-16</text:p>
          </table:table-cell>
          <table:table-cell office:value-type="float" office:value="120530" table:style-name="ce2">
            <text:p>120530</text:p>
          </table:table-cell>
          <table:table-cell office:value-type="float" office:value="6898785" table:style-name="ce2">
            <text:p>6898785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563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91</text:p>
          </table:table-cell>
          <table:table-cell table:number-columns-repeated="16377"/>
        </table:table-row>
        <table:table-row table:style-name="ro1">
          <table:table-cell office:value-type="date" office:date-value="2023-01-17T00:00:00" table:style-name="ce1">
            <text:p>2023-01-17</text:p>
          </table:table-cell>
          <table:table-cell office:value-type="float" office:value="70141" table:style-name="ce2">
            <text:p>70141</text:p>
          </table:table-cell>
          <table:table-cell office:value-type="float" office:value="23075363" table:style-name="ce2">
            <text:p>23075363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X5345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94</text:p>
          </table:table-cell>
          <table:table-cell table:number-columns-repeated="16377"/>
        </table:table-row>
        <table:table-row table:style-name="ro1">
          <table:table-cell office:value-type="date" office:date-value="2023-01-17T00:00:00" table:style-name="ce1">
            <text:p>2023-01-17</text:p>
          </table:table-cell>
          <table:table-cell office:value-type="float" office:value="70142" table:style-name="ce2">
            <text:p>70142</text:p>
          </table:table-cell>
          <table:table-cell office:value-type="float" office:value="23073566" table:style-name="ce2">
            <text:p>23073566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LN34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51</text:p>
          </table:table-cell>
          <table:table-cell table:number-columns-repeated="16377"/>
        </table:table-row>
        <table:table-row table:style-name="ro1">
          <table:table-cell office:value-type="date" office:date-value="2023-01-23T00:00:00" table:style-name="ce1">
            <text:p>2023-01-23</text:p>
          </table:table-cell>
          <table:table-cell office:value-type="float" office:value="120574" table:style-name="ce2">
            <text:p>120574</text:p>
          </table:table-cell>
          <table:table-cell office:value-type="string" table:style-name="ce2">
            <text:p>E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SG24-40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07</text:p>
          </table:table-cell>
          <table:table-cell table:number-columns-repeated="16377"/>
        </table:table-row>
        <table:table-row table:style-name="ro1">
          <table:table-cell office:value-type="date" office:date-value="2023-01-23T00:00:00" table:style-name="ce1">
            <text:p>2023-01-23</text:p>
          </table:table-cell>
          <table:table-cell office:value-type="float" office:value="120585" table:style-name="ce2">
            <text:p>120585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7995" table:style-name="ce2">
            <text:p>379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05</text:p>
          </table:table-cell>
          <table:table-cell table:number-columns-repeated="16377"/>
        </table:table-row>
        <table:table-row table:style-name="ro1">
          <table:table-cell office:value-type="date" office:date-value="2023-01-24T00:00:00" table:style-name="ce1">
            <text:p>2023-01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3886</text:p>
          </table:table-cell>
          <table:table-cell office:value-type="string" table:style-name="ce3">
            <text:p>HOUSING, COMPRESSOR SHROUD</text:p>
          </table:table-cell>
          <table:table-cell office:value-type="string" table:style-name="ce2">
            <text:p>ER18673</text:p>
          </table:table-cell>
          <table:table-cell office:value-type="string" table:style-name="ce2">
            <text:p>AJ</text:p>
          </table:table-cell>
          <table:table-cell office:value-type="string" table:style-name="ce6">
            <text:p>SI67 | CAE-295007 | CAC-15025 | DISCONTINUED</text:p>
          </table:table-cell>
          <table:table-cell table:number-columns-repeated="16377"/>
        </table:table-row>
        <table:table-row table:style-name="ro1">
          <table:table-cell office:value-type="date" office:date-value="2023-01-26T00:00:00" table:style-name="ce1">
            <text:p>2023-01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03114</text:p>
          </table:table-cell>
          <table:table-cell office:value-type="string" table:style-name="ce3">
            <text:p>FUEL PUMP</text:p>
          </table:table-cell>
          <table:table-cell office:value-type="string" table:style-name="ce2">
            <text:p>473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6 | CAE-802306 | ACCESSORIES</text:p>
          </table:table-cell>
          <table:table-cell table:number-columns-repeated="16377"/>
        </table:table-row>
        <table:table-row table:style-name="ro1">
          <table:table-cell office:value-type="date" office:date-value="2023-01-26T00:00:00" table:style-name="ce1">
            <text:p>2023-01-2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table:style-name="ce2"/>
          <table:table-cell office:value-type="string" table:style-name="ce2">
            <text:p>MZ</text:p>
          </table:table-cell>
          <table:table-cell office:value-type="string" table:style-name="ce6">
            <text:p>SI96 | CAE-802306 | ACCESSORIES</text:p>
          </table:table-cell>
          <table:table-cell table:number-columns-repeated="16377"/>
        </table:table-row>
        <table:table-row table:style-name="ro1">
          <table:table-cell office:value-type="date" office:date-value="2023-01-27T00:00:00" table:style-name="ce1">
            <text:p>2023-01-27</text:p>
          </table:table-cell>
          <table:table-cell office:value-type="float" office:value="120706" table:style-name="ce2">
            <text:p>120706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11943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916</text:p>
          </table:table-cell>
          <table:table-cell table:number-columns-repeated="16377"/>
        </table:table-row>
        <table:table-row table:style-name="ro1">
          <table:table-cell office:value-type="date" office:date-value="2023-01-27T00:00:00" table:style-name="ce1">
            <text:p>2023-01-27</text:p>
          </table:table-cell>
          <table:table-cell office:value-type="float" office:value="120707" table:style-name="ce2">
            <text:p>120707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7716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915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70138" table:style-name="ce2">
            <text:p>70138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2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592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70148" table:style-name="ce2">
            <text:p>70148</text:p>
          </table:table-cell>
          <table:table-cell office:value-type="float" office:value="23005743" table:style-name="ce2">
            <text:p>23005743</text:p>
          </table:table-cell>
          <table:table-cell office:value-type="string" table:style-name="ce3">
            <text:p>BLAN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14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70184" table:style-name="ce2">
            <text:p>70184</text:p>
          </table:table-cell>
          <table:table-cell office:value-type="float" office:value="23005743" table:style-name="ce2">
            <text:p>23005743</text:p>
          </table:table-cell>
          <table:table-cell office:value-type="string" table:style-name="ce3">
            <text:p>BLAN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13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70194" table:style-name="ce2">
            <text:p>70194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827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16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70565" table:style-name="ce2">
            <text:p>70565</text:p>
          </table:table-cell>
          <table:table-cell office:value-type="float" office:value="6851531" table:style-name="ce2">
            <text:p>6851531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H2306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33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1">
            <text:p>2023-01-30</text:p>
          </table:table-cell>
          <table:table-cell office:value-type="float" office:value="120471" table:style-name="ce2">
            <text:p>120471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&amp; CARRIER SET</text:p>
          </table:table-cell>
          <table:table-cell office:value-type="string" table:style-name="ce2">
            <text:p>CU3208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9901</text:p>
          </table:table-cell>
          <table:table-cell table:number-columns-repeated="16377"/>
        </table:table-row>
        <table:table-row table:style-name="ro1">
          <table:table-cell office:value-type="date" office:date-value="2023-01-31T00:00:00" table:style-name="ce1">
            <text:p>2023-01-31</text:p>
          </table:table-cell>
          <table:table-cell office:value-type="float" office:value="120709" table:style-name="ce2">
            <text:p>120709</text:p>
          </table:table-cell>
          <table:table-cell office:value-type="float" office:value="23035299" table:style-name="ce2">
            <text:p>23035299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12817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920</text:p>
          </table:table-cell>
          <table:table-cell table:number-columns-repeated="16377"/>
        </table:table-row>
        <table:table-row table:style-name="ro1">
          <table:table-cell office:value-type="date" office:date-value="2023-01-31T00:00:00" table:style-name="ce1">
            <text:p>2023-01-31</text:p>
          </table:table-cell>
          <table:table-cell office:value-type="float" office:value="120710" table:style-name="ce2">
            <text:p>120710</text:p>
          </table:table-cell>
          <table:table-cell office:value-type="float" office:value="23035299" table:style-name="ce2">
            <text:p>23035299</text:p>
          </table:table-cell>
          <table:table-cell office:value-type="string" table:style-name="ce3">
            <text:p>T/M HELICAL GEARSHAFT</text:p>
          </table:table-cell>
          <table:table-cell office:value-type="string" table:style-name="ce2">
            <text:p>NN12813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9921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float" office:value="120319" table:style-name="ce2">
            <text:p>120319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 (ONLY)</text:p>
          </table:table-cell>
          <table:table-cell office:value-type="string" table:style-name="ce2">
            <text:p>CU4061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LOCALLY - NCR 9899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float" office:value="120355" table:style-name="ce2">
            <text:p>120355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REAR CARRIER (ONLY)</text:p>
          </table:table-cell>
          <table:table-cell office:value-type="string" table:style-name="ce2">
            <text:p>CU3206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REAR CARRIER LOCALLY - NCR 9900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832600-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HEROS - CAE832600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TUBE</text:p>
          </table:table-cell>
          <table:table-cell office:value-type="float" office:value="832600" table:style-name="ce2">
            <text:p>83260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HEROS - CAE832600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string" table:style-name="ce2">
            <text:p>NA</text:p>
          </table:table-cell>
          <table:table-cell office:value-type="float" office:value="23004529" table:style-name="ce2">
            <text:p>23004529</text:p>
          </table:table-cell>
          <table:table-cell office:value-type="string" table:style-name="ce3">
            <text:p>COMB LINER</text:p>
          </table:table-cell>
          <table:table-cell office:value-type="string" table:style-name="ce2">
            <text:p>6-95-8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HEROS - CAE832600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HEROS - CAE832600</text:p>
          </table:table-cell>
          <table:table-cell table:number-columns-repeated="16377"/>
        </table:table-row>
        <table:table-row table:style-name="ro1">
          <table:table-cell office:value-type="date" office:date-value="2023-02-01T00:00:00" table:style-name="ce1">
            <text:p>2023-02-01</text:p>
          </table:table-cell>
          <table:table-cell table:style-name="ce2"/>
          <table:table-cell office:value-type="string" table:style-name="ce2">
            <text:p>6889158</text:p>
          </table:table-cell>
          <table:table-cell office:value-type="string" table:style-name="ce3">
            <text:p>SHAFT ASSY, TORQUEMETER SUPPORT</text:p>
          </table:table-cell>
          <table:table-cell office:value-type="string" table:style-name="ce2">
            <text:p>TH1461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G-90638</text:p>
          </table:table-cell>
          <table:table-cell table:number-columns-repeated="16377"/>
        </table:table-row>
        <table:table-row table:style-name="ro1">
          <table:table-cell office:value-type="date" office:date-value="2023-02-02T00:00:00" table:style-name="ce1">
            <text:p>2023-02-02</text:p>
          </table:table-cell>
          <table:table-cell office:value-type="float" office:value="120497" table:style-name="ce2">
            <text:p>120497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PROP &amp; CARRIER SET</text:p>
          </table:table-cell>
          <table:table-cell office:value-type="float" office:value="389157" table:style-name="ce2">
            <text:p>389157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&amp; CARRIER LOCALLY - NCR 9902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19708" table:style-name="ce2">
            <text:p>119708</text:p>
          </table:table-cell>
          <table:table-cell office:value-type="string" table:style-name="ce2">
            <text:p>1-060-190-01</text:p>
          </table:table-cell>
          <table:table-cell office:value-type="string" table:style-name="ce3">
            <text:p>COMPRESSOR FRONT BRG HSG</text:p>
          </table:table-cell>
          <table:table-cell office:value-type="string" table:style-name="ce2">
            <text:p>p-306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NCR 9934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19784" table:style-name="ce2">
            <text:p>119784</text:p>
          </table:table-cell>
          <table:table-cell office:value-type="float" office:value="23076082" table:style-name="ce2">
            <text:p>23076082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647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- NCR 9932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19784" table:style-name="ce2">
            <text:p>119784</text:p>
          </table:table-cell>
          <table:table-cell office:value-type="float" office:value="23076082" table:style-name="ce2">
            <text:p>23076082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647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9932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20496" table:style-name="ce2">
            <text:p>120496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PROP SHAFT (ONLY)</text:p>
          </table:table-cell>
          <table:table-cell office:value-type="float" office:value="401884" table:style-name="ce2">
            <text:p>40188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LOCALLY - NCR 9909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20515" table:style-name="ce2">
            <text:p>120515</text:p>
          </table:table-cell>
          <table:table-cell office:value-type="float" office:value="23089419" table:style-name="ce2">
            <text:p>23089419</text:p>
          </table:table-cell>
          <table:table-cell office:value-type="string" table:style-name="ce3">
            <text:p>REAR CARRIER (ONLY)</text:p>
          </table:table-cell>
          <table:table-cell office:value-type="string" table:style-name="ce2">
            <text:p>CU50437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REAR CARRIER LOCALLY - NCR 9929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20517" table:style-name="ce2">
            <text:p>120517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REAR CARRIER (ONLY)</text:p>
          </table:table-cell>
          <table:table-cell office:value-type="float" office:value="382490" table:style-name="ce2">
            <text:p>38249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REAR CARRIER LOCALLY - NCR 9908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float" office:value="120617" table:style-name="ce2">
            <text:p>120617</text:p>
          </table:table-cell>
          <table:table-cell office:value-type="float" office:value="23052360" table:style-name="ce2">
            <text:p>23052360</text:p>
          </table:table-cell>
          <table:table-cell office:value-type="string" table:style-name="ce3">
            <text:p>BODY <text:s/>PUMP</text:p>
          </table:table-cell>
          <table:table-cell office:value-type="float" office:value="34214" table:style-name="ce2">
            <text:p>342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9935</text:p>
          </table:table-cell>
          <table:table-cell table:number-columns-repeated="16377"/>
        </table:table-row>
        <table:table-row table:style-name="ro1">
          <table:table-cell office:value-type="date" office:date-value="2023-02-03T00:00:00" table:style-name="ce1">
            <text:p>2023-02-0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8136</text:p>
          </table:table-cell>
          <table:table-cell office:value-type="string" table:style-name="ce3">
            <text:p>SHAFT, POWER TURBINE OUTER</text:p>
          </table:table-cell>
          <table:table-cell office:value-type="string" table:style-name="ce2">
            <text:p>UF2589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T-97992</text:p>
          </table:table-cell>
          <table:table-cell table:number-columns-repeated="16377"/>
        </table:table-row>
        <table:table-row table:style-name="ro1">
          <table:table-cell office:value-type="date" office:date-value="2023-02-06T00:00:00" table:style-name="ce1">
            <text:p>2023-02-06</text:p>
          </table:table-cell>
          <table:table-cell office:value-type="float" office:value="120800" table:style-name="ce2">
            <text:p>120800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REAR DIFFUSER</text:p>
          </table:table-cell>
          <table:table-cell office:value-type="string" table:style-name="ce2">
            <text:p>ER2100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NCR 9938</text:p>
          </table:table-cell>
          <table:table-cell table:number-columns-repeated="16377"/>
        </table:table-row>
        <table:table-row table:style-name="ro1">
          <table:table-cell office:value-type="date" office:date-value="2023-02-06T00:00:00" table:style-name="ce1">
            <text:p>2023-02-06</text:p>
          </table:table-cell>
          <table:table-cell office:value-type="string" table:style-name="ce2">
            <text:p>NA</text:p>
          </table:table-cell>
          <table:table-cell office:value-type="float" office:value="6898663" table:style-name="ce2">
            <text:p>6898663</text:p>
          </table:table-cell>
          <table:table-cell office:value-type="string" table:style-name="ce3">
            <text:p>WHEEL, TURBINE, 3RD STAGE</text:p>
          </table:table-cell>
          <table:table-cell office:value-type="string" table:style-name="ce2">
            <text:p>X55573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T-97992 <text:s/>NO LOGS</text:p>
          </table:table-cell>
          <table:table-cell table:number-columns-repeated="16377"/>
        </table:table-row>
        <table:table-row table:style-name="ro1">
          <table:table-cell office:value-type="date" office:date-value="2023-02-06T00:00:00" table:style-name="ce1">
            <text:p>2023-02-06</text:p>
          </table:table-cell>
          <table:table-cell office:value-type="string" table:style-name="ce2">
            <text:p>NA</text:p>
          </table:table-cell>
          <table:table-cell office:value-type="float" office:value="23066744" table:style-name="ce2">
            <text:p>23066744</text:p>
          </table:table-cell>
          <table:table-cell office:value-type="string" table:style-name="ce3">
            <text:p>WHEEL, TURBINE, 4TH STAGE</text:p>
          </table:table-cell>
          <table:table-cell office:value-type="string" table:style-name="ce2">
            <text:p>X55869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T-97992 <text:s/>NO LOGS</text:p>
          </table:table-cell>
          <table:table-cell table:number-columns-repeated="16377"/>
        </table:table-row>
        <table:table-row table:style-name="ro1">
          <table:table-cell office:value-type="date" office:date-value="2023-02-06T00:00:00" table:style-name="ce1">
            <text:p>2023-02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4422</text:p>
          </table:table-cell>
          <table:table-cell office:value-type="string" table:style-name="ce3">
            <text:p>DAMPER, SEGMENT, TURBINE BEA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T-97992 <text:s/>NO LOGS</text:p>
          </table:table-cell>
          <table:table-cell table:number-columns-repeated="16377"/>
        </table:table-row>
        <table:table-row table:style-name="ro1">
          <table:table-cell office:value-type="date" office:date-value="2023-02-07T00:00:00" table:style-name="ce1">
            <text:p>2023-02-07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0976</text:p>
          </table:table-cell>
          <table:table-cell office:value-type="string" table:style-name="ce3">
            <text:p>IMPELLER ASSY, COMP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C-91066 <text:s/>NO LOGS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float" office:value="23005204" table:style-name="ce2">
            <text:p>23005204</text:p>
          </table:table-cell>
          <table:table-cell office:value-type="string" table:style-name="ce3">
            <text:p>HOSE ASSY, FIRESHIELD TO FUEL NOZZLE, NO. 4, X 17.75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ACCESSORIES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float" office:value="23005217" table:style-name="ce2">
            <text:p>23005217</text:p>
          </table:table-cell>
          <table:table-cell office:value-type="string" table:style-name="ce3">
            <text:p>HOUS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C-91066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float" office:value="23005271" table:style-name="ce2">
            <text:p>23005271</text:p>
          </table:table-cell>
          <table:table-cell office:value-type="string" table:style-name="ce3">
            <text:p>ADAPTER, SPLINE, COMPRESSOR ROTOR</text:p>
          </table:table-cell>
          <table:table-cell office:value-type="float" office:value="73754" table:style-name="ce2">
            <text:p>7375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CAC-91066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float" office:value="23057116" table:style-name="ce2">
            <text:p>23057116</text:p>
          </table:table-cell>
          <table:table-cell office:value-type="string" table:style-name="ce3">
            <text:p>6TH COMP WHEEL</text:p>
          </table:table-cell>
          <table:table-cell office:value-type="string" table:style-name="ce2">
            <text:p>KR10585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CAC-35790 CORD WIDTH FAILED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float" office:value="23060816" table:style-name="ce2">
            <text:p>23060816</text:p>
          </table:table-cell>
          <table:table-cell office:value-type="string" table:style-name="ce3">
            <text:p>LEAD ASSY, IGNITER, SPARK, RH</text:p>
          </table:table-cell>
          <table:table-cell office:value-type="float" office:value="97240061" table:style-name="ce2">
            <text:p>9724006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ACCESSORIES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9791-1</text:p>
          </table:table-cell>
          <table:table-cell office:value-type="string" table:style-name="ce3">
            <text:p>COUPLING ADAPTER</text:p>
          </table:table-cell>
          <table:table-cell office:value-type="float" office:value="63005" table:style-name="ce2">
            <text:p>6300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CAC-35790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6559-1</text:p>
          </table:table-cell>
          <table:table-cell office:value-type="string" table:style-name="ce3">
            <text:p>COUPLING ADAPTER</text:p>
          </table:table-cell>
          <table:table-cell office:value-type="float" office:value="278004" table:style-name="ce2">
            <text:p>27800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8 | CAE-832600 | CAC-23928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8 | CAE-890181 | ACCESSORIES</text:p>
          </table:table-cell>
          <table:table-cell table:number-columns-repeated="16377"/>
        </table:table-row>
        <table:table-row table:style-name="ro1">
          <table:table-cell office:value-type="date" office:date-value="2023-02-08T00:00:00" table:style-name="ce1">
            <text:p>2023-02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CAC-35790</text:p>
          </table:table-cell>
          <table:table-cell table:number-columns-repeated="16377"/>
        </table:table-row>
        <table:table-row table:style-name="ro1">
          <table:table-cell office:value-type="date" office:date-value="2023-02-13T00:00:00" table:style-name="ce1">
            <text:p>2023-02-13</text:p>
          </table:table-cell>
          <table:table-cell office:value-type="string" table:style-name="ce2">
            <text:p>NA</text:p>
          </table:table-cell>
          <table:table-cell office:value-type="float" office:value="6898989" table:style-name="ce2">
            <text:p>6898989</text:p>
          </table:table-cell>
          <table:table-cell office:value-type="string" table:style-name="ce3">
            <text:p>BODY ASSY, OIL PRESSURE REDUC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0 | CAE-###### | CAC-15675 <text:s/>BENT</text:p>
          </table:table-cell>
          <table:table-cell table:number-columns-repeated="16377"/>
        </table:table-row>
        <table:table-row table:style-name="ro1">
          <table:table-cell office:value-type="date" office:date-value="2023-02-13T00:00:00" table:style-name="ce1">
            <text:p>2023-02-13</text:p>
          </table:table-cell>
          <table:table-cell office:value-type="string" table:style-name="ce2">
            <text:p>NA</text:p>
          </table:table-cell>
          <table:table-cell office:value-type="float" office:value="23033729" table:style-name="ce2">
            <text:p>23033729</text:p>
          </table:table-cell>
          <table:table-cell office:value-type="string" table:style-name="ce3">
            <text:p>COUPLING, ADAPTER, COMPRESSOR</text:p>
          </table:table-cell>
          <table:table-cell office:value-type="float" office:value="46350" table:style-name="ce2">
            <text:p>4635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0 | CAE-###### | CAC-15675 P/N IS SCRAP</text:p>
          </table:table-cell>
          <table:table-cell table:number-columns-repeated="16377"/>
        </table:table-row>
        <table:table-row table:style-name="ro1">
          <table:table-cell office:value-type="date" office:date-value="2023-02-13T00:00:00" table:style-name="ce1">
            <text:p>2023-02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42D208</text:p>
          </table:table-cell>
          <table:table-cell office:value-type="string" table:style-name="ce3">
            <text:p>SWITCH</text:p>
          </table:table-cell>
          <table:table-cell office:value-type="float" office:value="11022" table:style-name="ce2">
            <text:p>110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ACCESSORIES</text:p>
          </table:table-cell>
          <table:table-cell table:number-columns-repeated="16377"/>
        </table:table-row>
        <table:table-row table:style-name="ro1">
          <table:table-cell office:value-type="date" office:date-value="2023-02-13T00:00:00" table:style-name="ce1">
            <text:p>2023-02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91-029</text:p>
          </table:table-cell>
          <table:table-cell office:value-type="string" table:style-name="ce3">
            <text:p>TACHOMETER</text:p>
          </table:table-cell>
          <table:table-cell office:value-type="string" table:style-name="ce2">
            <text:p>47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ACCESSORIES</text:p>
          </table:table-cell>
          <table:table-cell table:number-columns-repeated="16377"/>
        </table:table-row>
        <table:table-row table:style-name="ro1">
          <table:table-cell office:value-type="date" office:date-value="2023-02-13T00:00:00" table:style-name="ce1">
            <text:p>2023-02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ACCESSORIES</text:p>
          </table:table-cell>
          <table:table-cell table:number-columns-repeated="16377"/>
        </table:table-row>
        <table:table-row table:style-name="ro1">
          <table:table-cell office:value-type="date" office:date-value="2023-02-14T00:00:00" table:style-name="ce1">
            <text:p>2023-02-14</text:p>
          </table:table-cell>
          <table:table-cell office:value-type="float" office:value="70604" table:style-name="ce2">
            <text:p>70604</text:p>
          </table:table-cell>
          <table:table-cell office:value-type="float" office:value="23051119" table:style-name="ce2">
            <text:p>23051119</text:p>
          </table:table-cell>
          <table:table-cell office:value-type="string" table:style-name="ce3">
            <text:p>VANE DIFFUSER</text:p>
          </table:table-cell>
          <table:table-cell office:value-type="float" office:value="24809" table:style-name="ce2">
            <text:p>2480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NCR#11650</text:p>
          </table:table-cell>
          <table:table-cell table:number-columns-repeated="16377"/>
        </table:table-row>
        <table:table-row table:style-name="ro1">
          <table:table-cell office:value-type="date" office:date-value="2023-02-14T00:00:00" table:style-name="ce1">
            <text:p>2023-02-14</text:p>
          </table:table-cell>
          <table:table-cell office:value-type="float" office:value="119339" table:style-name="ce2">
            <text:p>119339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125565</text:p>
          </table:table-cell>
          <table:table-cell office:value-type="string" table:style-name="ce2">
            <text:p>MS</text:p>
          </table:table-cell>
          <table:table-cell office:value-type="string" table:style-name="ce6">
            <text:p>RETURN FROM HEROS/CADORATH LA. NCR#9714</text:p>
          </table:table-cell>
          <table:table-cell table:number-columns-repeated="16377"/>
        </table:table-row>
        <table:table-row table:style-name="ro1">
          <table:table-cell office:value-type="date" office:date-value="2023-02-14T00:00:00" table:style-name="ce1">
            <text:p>2023-02-14</text:p>
          </table:table-cell>
          <table:table-cell office:value-type="float" office:value="120663" table:style-name="ce2">
            <text:p>120663</text:p>
          </table:table-cell>
          <table:table-cell office:value-type="string" table:style-name="ce2">
            <text:p>2392-2313-001</text:p>
          </table:table-cell>
          <table:table-cell office:value-type="string" table:style-name="ce3">
            <text:p>CROSSBOLT</text:p>
          </table:table-cell>
          <table:table-cell office:value-type="string" table:style-name="ce2">
            <text:p>1486704/01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9942</text:p>
          </table:table-cell>
          <table:table-cell table:number-columns-repeated="16377"/>
        </table:table-row>
        <table:table-row table:style-name="ro1">
          <table:table-cell office:value-type="date" office:date-value="2023-02-14T00:00:00" table:style-name="ce1">
            <text:p>2023-02-14</text:p>
          </table:table-cell>
          <table:table-cell office:value-type="float" office:value="120821" table:style-name="ce2">
            <text:p>120821</text:p>
          </table:table-cell>
          <table:table-cell office:value-type="float" office:value="23076529" table:style-name="ce2">
            <text:p>23076529</text:p>
          </table:table-cell>
          <table:table-cell office:value-type="string" table:style-name="ce3">
            <text:p>2ND STG SPLINED ADAPTER</text:p>
          </table:table-cell>
          <table:table-cell office:value-type="string" table:style-name="ce2">
            <text:p>GK5127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46</text:p>
          </table:table-cell>
          <table:table-cell table:number-columns-repeated="16377"/>
        </table:table-row>
        <table:table-row table:style-name="ro1">
          <table:table-cell office:value-type="date" office:date-value="2023-02-14T00:00:00" table:style-name="ce1">
            <text:p>2023-02-1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0 | CAE-295653 | ACCESSORIES</text:p>
          </table:table-cell>
          <table:table-cell table:number-columns-repeated="16377"/>
        </table:table-row>
        <table:table-row table:style-name="ro1">
          <table:table-cell office:value-type="date" office:date-value="2023-02-15T00:00:00" table:style-name="ce1">
            <text:p>2023-02-15</text:p>
          </table:table-cell>
          <table:table-cell office:value-type="float" office:value="120531" table:style-name="ce2">
            <text:p>120531</text:p>
          </table:table-cell>
          <table:table-cell office:value-type="float" office:value="23088757" table:style-name="ce2">
            <text:p>23088757</text:p>
          </table:table-cell>
          <table:table-cell office:value-type="string" table:style-name="ce3">
            <text:p>PROP &amp; CARRIER SET</text:p>
          </table:table-cell>
          <table:table-cell office:value-type="string" table:style-name="ce2">
            <text:p>A0001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9930</text:p>
          </table:table-cell>
          <table:table-cell table:number-columns-repeated="16377"/>
        </table:table-row>
        <table:table-row table:style-name="ro1">
          <table:table-cell office:value-type="date" office:date-value="2023-02-15T00:00:00" table:style-name="ce1">
            <text:p>2023-02-15</text:p>
          </table:table-cell>
          <table:table-cell office:value-type="float" office:value="120531" table:style-name="ce2">
            <text:p>120531</text:p>
          </table:table-cell>
          <table:table-cell office:value-type="float" office:value="23088757" table:style-name="ce2">
            <text:p>23088757</text:p>
          </table:table-cell>
          <table:table-cell office:value-type="string" table:style-name="ce3">
            <text:p>PROP &amp; CARRIER SET</text:p>
          </table:table-cell>
          <table:table-cell office:value-type="string" table:style-name="ce2">
            <text:p>A0001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9930</text:p>
          </table:table-cell>
          <table:table-cell table:number-columns-repeated="16377"/>
        </table:table-row>
        <table:table-row table:number-rows-repeated="4" table:style-name="ro1">
          <table:table-cell office:value-type="date" office:date-value="2023-02-16T00:00:00" table:style-name="ce1">
            <text:p>2023-02-16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CAG-39491</text:p>
          </table:table-cell>
          <table:table-cell table:number-columns-repeated="16377"/>
        </table:table-row>
        <table:table-row table:style-name="ro1">
          <table:table-cell office:value-type="date" office:date-value="2023-02-16T00:00:00" table:style-name="ce1">
            <text:p>2023-02-16</text:p>
          </table:table-cell>
          <table:table-cell office:value-type="string" table:style-name="ce2">
            <text:p>NA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GEAR, HELICAL, POWER TRAIN DRIVE</text:p>
          </table:table-cell>
          <table:table-cell office:value-type="string" table:style-name="ce2">
            <text:p>KU50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9 | CAE-834138 | CAG-39491 PITTING &amp; WEAR STEP</text:p>
          </table:table-cell>
          <table:table-cell table:number-columns-repeated="16377"/>
        </table:table-row>
        <table:table-row table:style-name="ro1">
          <table:table-cell office:value-type="date" office:date-value="2023-02-17T00:00:00" table:style-name="ce1">
            <text:p>2023-02-17</text:p>
          </table:table-cell>
          <table:table-cell office:value-type="float" office:value="120838" table:style-name="ce2">
            <text:p>120838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25495" table:style-name="ce2">
            <text:p>254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55</text:p>
          </table:table-cell>
          <table:table-cell table:number-columns-repeated="16377"/>
        </table:table-row>
        <table:table-row table:style-name="ro1">
          <table:table-cell office:value-type="date" office:date-value="2023-02-17T00:00:00" table:style-name="ce1">
            <text:p>2023-02-17</text:p>
          </table:table-cell>
          <table:table-cell office:value-type="float" office:value="120928" table:style-name="ce2">
            <text:p>120928</text:p>
          </table:table-cell>
          <table:table-cell office:value-type="float" office:value="6826835" table:style-name="ce2">
            <text:p>6826835</text:p>
          </table:table-cell>
          <table:table-cell office:value-type="string" table:style-name="ce3">
            <text:p>IDLER SPUR GEAR</text:p>
          </table:table-cell>
          <table:table-cell office:value-type="string" table:style-name="ce2">
            <text:p>CAI123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53</text:p>
          </table:table-cell>
          <table:table-cell table:number-columns-repeated="16377"/>
        </table:table-row>
        <table:table-row table:style-name="ro1">
          <table:table-cell office:value-type="date" office:date-value="2023-02-17T00:00:00" table:style-name="ce1">
            <text:p>2023-02-17</text:p>
          </table:table-cell>
          <table:table-cell office:value-type="float" office:value="120930" table:style-name="ce2">
            <text:p>120930</text:p>
          </table:table-cell>
          <table:table-cell office:value-type="float" office:value="23063413" table:style-name="ce2">
            <text:p>23063413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AI123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56</text:p>
          </table:table-cell>
          <table:table-cell table:number-columns-repeated="16377"/>
        </table:table-row>
        <table:table-row table:style-name="ro1">
          <table:table-cell office:value-type="date" office:date-value="2023-02-21T00:00:00" table:style-name="ce1">
            <text:p>2023-02-21</text:p>
          </table:table-cell>
          <table:table-cell office:value-type="float" office:value="120929" table:style-name="ce2">
            <text:p>120929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23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57</text:p>
          </table:table-cell>
          <table:table-cell table:number-columns-repeated="16377"/>
        </table:table-row>
        <table:table-row table:style-name="ro1">
          <table:table-cell office:value-type="date" office:date-value="2023-02-24T00:00:00" table:style-name="ce1">
            <text:p>2023-02-24</text:p>
          </table:table-cell>
          <table:table-cell office:value-type="float" office:value="119909" table:style-name="ce2">
            <text:p>119909</text:p>
          </table:table-cell>
          <table:table-cell office:value-type="float" office:value="23007248" table:style-name="ce2">
            <text:p>23007248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223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958</text:p>
          </table:table-cell>
          <table:table-cell table:number-columns-repeated="16377"/>
        </table:table-row>
        <table:table-row table:style-name="ro1">
          <table:table-cell office:value-type="date" office:date-value="2023-02-27T00:00:00" table:style-name="ce1">
            <text:p>2023-02-27</text:p>
          </table:table-cell>
          <table:table-cell office:value-type="string" table:style-name="ce2">
            <text:p>NA</text:p>
          </table:table-cell>
          <table:table-cell office:value-type="float" office:value="23001801" table:style-name="ce2">
            <text:p>23001801</text:p>
          </table:table-cell>
          <table:table-cell office:value-type="string" table:style-name="ce3">
            <text:p>NUT COUPLING PWR TURB OUTER</text:p>
          </table:table-cell>
          <table:table-cell office:value-type="string" table:style-name="ce2">
            <text:p>DD51818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BALANCING TURBINE ROTOR ASSEMBLY FOR LAF</text:p>
          </table:table-cell>
          <table:table-cell table:number-columns-repeated="16377"/>
        </table:table-row>
        <table:table-row table:style-name="ro1">
          <table:table-cell office:value-type="date" office:date-value="2023-02-27T00:00:00" table:style-name="ce1">
            <text:p>2023-02-27</text:p>
          </table:table-cell>
          <table:table-cell office:value-type="string" table:style-name="ce2">
            <text:p>NA</text:p>
          </table:table-cell>
          <table:table-cell office:value-type="float" office:value="23030982" table:style-name="ce2">
            <text:p>23030982</text:p>
          </table:table-cell>
          <table:table-cell office:value-type="string" table:style-name="ce3">
            <text:p>NUT COUPLING PWR TURB INN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BALANCING TURBINE ROTOR ASSEMBLY FOR LAF</text:p>
          </table:table-cell>
          <table:table-cell table:number-columns-repeated="16377"/>
        </table:table-row>
        <table:table-row table:style-name="ro1">
          <table:table-cell office:value-type="date" office:date-value="2023-02-27T00:00:00" table:style-name="ce1">
            <text:p>2023-02-27</text:p>
          </table:table-cell>
          <table:table-cell office:value-type="string" table:style-name="ce2">
            <text:p>NA</text:p>
          </table:table-cell>
          <table:table-cell office:value-type="float" office:value="23031426" table:style-name="ce2">
            <text:p>23031426</text:p>
          </table:table-cell>
          <table:table-cell office:value-type="string" table:style-name="ce3">
            <text:p>#4 NOZZLE TURBINE</text:p>
          </table:table-cell>
          <table:table-cell office:value-type="string" table:style-name="ce2">
            <text:p>X3392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BALANCING TURBINE ROTOR ASSEMBLY FOR LAF</text:p>
          </table:table-cell>
          <table:table-cell table:number-columns-repeated="16377"/>
        </table:table-row>
        <table:table-row table:style-name="ro1">
          <table:table-cell office:value-type="date" office:date-value="2023-02-27T00:00:00" table:style-name="ce1">
            <text:p>2023-02-27</text:p>
          </table:table-cell>
          <table:table-cell office:value-type="string" table:style-name="ce2">
            <text:p>NA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SEAL LAB POWER TURBINE ROTATING</text:p>
          </table:table-cell>
          <table:table-cell office:value-type="string" table:style-name="ce2">
            <text:p>CAI1237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BALANCING TURBINE ROTOR ASSEMBLY FOR LAF</text:p>
          </table:table-cell>
          <table:table-cell table:number-columns-repeated="16377"/>
        </table:table-row>
        <table:table-row table:style-name="ro1">
          <table:table-cell office:value-type="date" office:date-value="2023-02-27T00:00:00" table:style-name="ce1">
            <text:p>2023-02-27</text:p>
          </table:table-cell>
          <table:table-cell office:value-type="string" table:style-name="ce2">
            <text:p>NA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SHAFT POWER TURBINE INNER</text:p>
          </table:table-cell>
          <table:table-cell office:value-type="string" table:style-name="ce2">
            <text:p>UF2745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BALANCING TURBINE ROTOR ASSEMBLY FOR LAF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float" office:value="120785" table:style-name="ce2">
            <text:p>120785</text:p>
          </table:table-cell>
          <table:table-cell office:value-type="string" table:style-name="ce2">
            <text:p>350A33109201</text:p>
          </table:table-cell>
          <table:table-cell office:value-type="string" table:style-name="ce3">
            <text:p>LONG ROTOR SHAFT</text:p>
          </table:table-cell>
          <table:table-cell office:value-type="string" table:style-name="ce2">
            <text:p>MA7856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9947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)</text:p>
          </table:table-cell>
          <table:table-cell office:value-type="string" table:style-name="ce2">
            <text:p>NSN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">
            <text:p>2023-02-28</text:p>
          </table:table-cell>
          <table:table-cell office:value-type="string" table:style-name="ce2">
            <text:p>NA</text:p>
          </table:table-cell>
          <table:table-cell office:value-type="float" office:value="6875520" table:style-name="ce2">
            <text:p>6875520</text:p>
          </table:table-cell>
          <table:table-cell office:value-type="string" table:style-name="ce3">
            <text:p>BEARING, BALL, (17 X 30 X 7 MM)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G-22468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70674" table:style-name="ce2">
            <text:p>70674</text:p>
          </table:table-cell>
          <table:table-cell office:value-type="float" office:value="23073566" table:style-name="ce2">
            <text:p>23073566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CAL832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61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70678" table:style-name="ce2">
            <text:p>70678</text:p>
          </table:table-cell>
          <table:table-cell office:value-type="float" office:value="23031494" table:style-name="ce2">
            <text:p>23031494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3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11664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120871" table:style-name="ce2">
            <text:p>120871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34876" table:style-name="ce2">
            <text:p>348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60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120910" table:style-name="ce2">
            <text:p>120910</text:p>
          </table:table-cell>
          <table:table-cell office:value-type="float" office:value="23039752" table:style-name="ce2">
            <text:p>23039752</text:p>
          </table:table-cell>
          <table:table-cell office:value-type="string" table:style-name="ce3">
            <text:p>FRONT SUPPORT</text:p>
          </table:table-cell>
          <table:table-cell office:value-type="float" office:value="44077" table:style-name="ce2">
            <text:p>440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61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120977" table:style-name="ce2">
            <text:p>120977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22089" table:style-name="ce2">
            <text:p>2208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962</text:p>
          </table:table-cell>
          <table:table-cell table:number-columns-repeated="16377"/>
        </table:table-row>
        <table:table-row table:style-name="ro1">
          <table:table-cell office:value-type="date" office:date-value="2023-03-01T00:00:00" table:style-name="ce1">
            <text:p>2023-03-01</text:p>
          </table:table-cell>
          <table:table-cell office:value-type="float" office:value="120978" table:style-name="ce2">
            <text:p>120978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0222" table:style-name="ce2">
            <text:p>302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9963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float" office:value="120313" table:style-name="ce2">
            <text:p>120313</text:p>
          </table:table-cell>
          <table:table-cell office:value-type="string" table:style-name="ce2">
            <text:p>206-040-222-003</text:p>
          </table:table-cell>
          <table:table-cell office:value-type="string" table:style-name="ce3">
            <text:p>FREEWHEELING INNER SHAFT</text:p>
          </table:table-cell>
          <table:table-cell office:value-type="string" table:style-name="ce2">
            <text:p>NC88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882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float" office:value="121085" table:style-name="ce2">
            <text:p>121085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0321" table:style-name="ce2">
            <text:p>3032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66</text:p>
          </table:table-cell>
          <table:table-cell table:number-columns-repeated="16377"/>
        </table:table-row>
        <table:table-row table:style-name="ro4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float" office:value="6871499" table:style-name="ce2">
            <text:p>6871499</text:p>
          </table:table-cell>
          <table:table-cell office:value-type="string" table:style-name="ce3">
            <text:p>COMPRESSOR ROTOR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LOT SI89, FROM CAC-35151, WHOLE COMPRESSOR ROTOR ASSY, LOG CARDS ATTACHED. MOVING TO LAFAYETTE FOR BALANCING AS ITS ALL TIMED OUT.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9791-1</text:p>
          </table:table-cell>
          <table:table-cell office:value-type="string" table:style-name="ce3">
            <text:p>COUPLING ADAPTER</text:p>
          </table:table-cell>
          <table:table-cell office:value-type="float" office:value="72371" table:style-name="ce2">
            <text:p>7237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C-33251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83248-1-010</text:p>
          </table:table-cell>
          <table:table-cell office:value-type="string" table:style-name="ce3">
            <text:p>O-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PIRED IN 2020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83248-1-113</text:p>
          </table:table-cell>
          <table:table-cell office:value-type="string" table:style-name="ce3">
            <text:p>O-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PIRED IN 2013 | QTY 2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83248-1-122</text:p>
          </table:table-cell>
          <table:table-cell office:value-type="string" table:style-name="ce3">
            <text:p>O-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PIRED IN 2013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83248-1-230</text:p>
          </table:table-cell>
          <table:table-cell office:value-type="string" table:style-name="ce3">
            <text:p>O-R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EXPIRED IN 2016 | qty 4</text:p>
          </table:table-cell>
          <table:table-cell table:number-columns-repeated="16377"/>
        </table:table-row>
        <table:table-row table:style-name="ro1">
          <table:table-cell office:value-type="date" office:date-value="2023-03-06T00:00:00" table:style-name="ce1">
            <text:p>2023-03-0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ACCESSORIES</text:p>
          </table:table-cell>
          <table:table-cell table:number-columns-repeated="16377"/>
        </table:table-row>
        <table:table-row table:style-name="ro1">
          <table:table-cell office:value-type="date" office:date-value="2023-03-07T00:00:00" table:style-name="ce1">
            <text:p>2023-03-07</text:p>
          </table:table-cell>
          <table:table-cell office:value-type="float" office:value="120606" table:style-name="ce2">
            <text:p>120606</text:p>
          </table:table-cell>
          <table:table-cell office:value-type="string" table:style-name="ce2">
            <text:p>365A31117100</text:p>
          </table:table-cell>
          <table:table-cell office:value-type="string" table:style-name="ce3">
            <text:p>SCISSORS DRIVE ADAPTER</text:p>
          </table:table-cell>
          <table:table-cell office:value-type="string" table:style-name="ce2">
            <text:p>PMA21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 - BER</text:p>
          </table:table-cell>
          <table:table-cell table:number-columns-repeated="16377"/>
        </table:table-row>
        <table:table-row table:style-name="ro1">
          <table:table-cell office:value-type="date" office:date-value="2023-03-08T00:00:00" table:style-name="ce1">
            <text:p>2023-03-08</text:p>
          </table:table-cell>
          <table:table-cell office:value-type="string" table:style-name="ce2">
            <text:p>NA</text:p>
          </table:table-cell>
          <table:table-cell office:value-type="float" office:value="6876873" table:style-name="ce2">
            <text:p>6876873</text:p>
          </table:table-cell>
          <table:table-cell office:value-type="string" table:style-name="ce3">
            <text:p>IMPELLER ASSY</text:p>
          </table:table-cell>
          <table:table-cell office:value-type="string" table:style-name="ce2">
            <text:p>KR7937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- UNKNOWN CYCLES</text:p>
          </table:table-cell>
          <table:table-cell table:number-columns-repeated="16377"/>
        </table:table-row>
        <table:table-row table:style-name="ro1">
          <table:table-cell office:value-type="date" office:date-value="2023-03-08T00:00:00" table:style-name="ce1">
            <text:p>2023-03-08</text:p>
          </table:table-cell>
          <table:table-cell office:value-type="string" table:style-name="ce2">
            <text:p>NA</text:p>
          </table:table-cell>
          <table:table-cell office:value-type="float" office:value="23001801" table:style-name="ce2">
            <text:p>23001801</text:p>
          </table:table-cell>
          <table:table-cell office:value-type="string" table:style-name="ce3">
            <text:p>NUT COUPLING, OUTER PWR TURBINE</text:p>
          </table:table-cell>
          <table:table-cell office:value-type="string" table:style-name="ce2">
            <text:p>DD5675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T-24944 <text:s text:c="3"/>4+ DIMPLES, MAXED OUT</text:p>
          </table:table-cell>
          <table:table-cell table:number-columns-repeated="16377"/>
        </table:table-row>
        <table:table-row table:style-name="ro1">
          <table:table-cell office:value-type="date" office:date-value="2023-03-08T00:00:00" table:style-name="ce1">
            <text:p>2023-03-08</text:p>
          </table:table-cell>
          <table:table-cell office:value-type="string" table:style-name="ce2">
            <text:p>N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WR TURBINE OUTER SHAFT</text:p>
          </table:table-cell>
          <table:table-cell office:value-type="float" office:value="62973" table:style-name="ce2">
            <text:p>6297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T-24944 <text:s/>SEVERE CORROSION</text:p>
          </table:table-cell>
          <table:table-cell table:number-columns-repeated="16377"/>
        </table:table-row>
        <table:table-row table:style-name="ro1">
          <table:table-cell office:value-type="date" office:date-value="2023-03-08T00:00:00" table:style-name="ce1">
            <text:p>2023-03-0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AFT HOUSING</text:p>
          </table:table-cell>
          <table:table-cell office:value-type="string" table:style-name="ce2">
            <text:p>G559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- LARGE CUT OUT IN FLANGE</text:p>
          </table:table-cell>
          <table:table-cell table:number-columns-repeated="16377"/>
        </table:table-row>
        <table:table-row table:style-name="ro1">
          <table:table-cell office:value-type="date" office:date-value="2023-03-09T00:00:00" table:style-name="ce1">
            <text:p>2023-03-09</text:p>
          </table:table-cell>
          <table:table-cell office:value-type="string" table:style-name="ce2">
            <text:p>ITS-2804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134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345</text:p>
          </table:table-cell>
          <table:table-cell table:number-columns-repeated="16377"/>
        </table:table-row>
        <table:table-row table:style-name="ro1">
          <table:table-cell office:value-type="date" office:date-value="2023-03-09T00:00:00" table:style-name="ce1">
            <text:p>2023-03-09</text:p>
          </table:table-cell>
          <table:table-cell office:value-type="string" table:style-name="ce2">
            <text:p>NA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4316" table:style-name="ce2">
            <text:p>43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CORROSION ON VANES, NOT REPAIRABLE</text:p>
          </table:table-cell>
          <table:table-cell table:number-columns-repeated="16377"/>
        </table:table-row>
        <table:table-row table:style-name="ro1">
          <table:table-cell office:value-type="date" office:date-value="2023-03-09T00:00:00" table:style-name="ce1">
            <text:p>2023-03-09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60406</text:p>
          </table:table-cell>
          <table:table-cell office:value-type="string" table:style-name="ce3">
            <text:p>WHEEL ASSY, COMPRESSOR, 6TH STAGE</text:p>
          </table:table-cell>
          <table:table-cell office:value-type="string" table:style-name="ce2">
            <text:p>C164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C-33251 , GO/NO GO GAUGE FAILURE</text:p>
          </table:table-cell>
          <table:table-cell table:number-columns-repeated="16377"/>
        </table:table-row>
        <table:table-row table:style-name="ro1">
          <table:table-cell office:value-type="date" office:date-value="2023-03-10T00:00:00" table:style-name="ce1">
            <text:p>2023-03-10</text:p>
          </table:table-cell>
          <table:table-cell office:value-type="string" table:style-name="ce2">
            <text:p>NA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4TH STAGE TURBINE WHEEL</text:p>
          </table:table-cell>
          <table:table-cell office:value-type="string" table:style-name="ce2">
            <text:p>HX5774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T-24937</text:p>
          </table:table-cell>
          <table:table-cell table:number-columns-repeated="16377"/>
        </table:table-row>
        <table:table-row table:style-name="ro1">
          <table:table-cell office:value-type="date" office:date-value="2023-03-10T00:00:00" table:style-name="ce1">
            <text:p>2023-03-10</text:p>
          </table:table-cell>
          <table:table-cell office:value-type="string" table:style-name="ce2">
            <text:p>NA</text:p>
          </table:table-cell>
          <table:table-cell office:value-type="float" office:value="6871508" table:style-name="ce2">
            <text:p>6871508</text:p>
          </table:table-cell>
          <table:table-cell office:value-type="string" table:style-name="ce3">
            <text:p>BEARING, BALL, 20 X 42 X (15) 12 MM, NO. 8 MAIN</text:p>
          </table:table-cell>
          <table:table-cell office:value-type="string" table:style-name="ce2">
            <text:p>MP5150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T-24937</text:p>
          </table:table-cell>
          <table:table-cell table:number-columns-repeated="16377"/>
        </table:table-row>
        <table:table-row table:style-name="ro1">
          <table:table-cell office:value-type="date" office:date-value="2023-03-10T00:00:00" table:style-name="ce1">
            <text:p>2023-03-10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TUBE ASSY, COMPRESSOR DISCHARGE AIR</text:p>
          </table:table-cell>
          <table:table-cell office:value-type="string" table:style-name="ce2">
            <text:p>10-78-156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T-24937</text:p>
          </table:table-cell>
          <table:table-cell table:number-columns-repeated="16377"/>
        </table:table-row>
        <table:table-row table:style-name="ro1">
          <table:table-cell office:value-type="date" office:date-value="2023-03-10T00:00:00" table:style-name="ce1">
            <text:p>2023-03-10</text:p>
          </table:table-cell>
          <table:table-cell office:value-type="string" table:style-name="ce2">
            <text:p>N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SHAFT, POWER TURBINE OUTER</text:p>
          </table:table-cell>
          <table:table-cell office:value-type="float" office:value="64166" table:style-name="ce2">
            <text:p>6416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T-24937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float" office:value="94057" table:style-name="ce2">
            <text:p>94057</text:p>
          </table:table-cell>
          <table:table-cell office:value-type="string" table:style-name="ce2">
            <text:p>206-040-150-029</text:p>
          </table:table-cell>
          <table:table-cell office:value-type="string" table:style-name="ce3">
            <text:p>TRANSMISSION CASE</text:p>
          </table:table-cell>
          <table:table-cell office:value-type="string" table:style-name="ce2">
            <text:p>B-1129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AS PER CUSTOMER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float" office:value="102078" table:style-name="ce2">
            <text:p>102078</text:p>
          </table:table-cell>
          <table:table-cell office:value-type="string" table:style-name="ce2">
            <text:p>206-040-150-029</text:p>
          </table:table-cell>
          <table:table-cell office:value-type="string" table:style-name="ce3">
            <text:p>TRANSMISSION CASE</text:p>
          </table:table-cell>
          <table:table-cell office:value-type="string" table:style-name="ce2">
            <text:p>B12-5898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AS PER CUSTOMER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string" table:style-name="ce2">
            <text:p>NA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LEAD ASSY, SPARK IGNITER</text:p>
          </table:table-cell>
          <table:table-cell office:value-type="string" table:style-name="ce2">
            <text:p>H31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ACCESSORIES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string" table:style-name="ce2">
            <text:p>NA</text:p>
          </table:table-cell>
          <table:table-cell office:value-type="float" office:value="6870891" table:style-name="ce2">
            <text:p>6870891</text:p>
          </table:table-cell>
          <table:table-cell office:value-type="string" table:style-name="ce3">
            <text:p>EXCITER ASSY, IGNITION, HIGH ENERGY</text:p>
          </table:table-cell>
          <table:table-cell office:value-type="float" office:value="403611" table:style-name="ce2">
            <text:p>40361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ACCESSORIES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string" table:style-name="ce2">
            <text:p>NA</text:p>
          </table:table-cell>
          <table:table-cell office:value-type="float" office:value="23060406" table:style-name="ce2">
            <text:p>23060406</text:p>
          </table:table-cell>
          <table:table-cell office:value-type="string" table:style-name="ce3">
            <text:p>WHEEL ASSY, COMPRESSOR, 6TH STAGE</text:p>
          </table:table-cell>
          <table:table-cell office:value-type="string" table:style-name="ce2">
            <text:p>C2053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C-34778 CORD WIDTH FAILURE WITH GUAGE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9791-1</text:p>
          </table:table-cell>
          <table:table-cell office:value-type="string" table:style-name="ce3">
            <text:p>COUPLING ADAPTER</text:p>
          </table:table-cell>
          <table:table-cell office:value-type="float" office:value="72275" table:style-name="ce2">
            <text:p>7227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C-34778 -1'S ARE SCRAPPED AFTER REMOVAL</text:p>
          </table:table-cell>
          <table:table-cell table:number-columns-repeated="16377"/>
        </table:table-row>
        <table:table-row table:style-name="ro1">
          <table:table-cell office:value-type="date" office:date-value="2023-03-13T00:00:00" table:style-name="ce1">
            <text:p>2023-03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ACCESSORIES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float" office:value="118568" table:style-name="ce2">
            <text:p>118568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604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float" office:value="121005" table:style-name="ce2">
            <text:p>121005</text:p>
          </table:table-cell>
          <table:table-cell office:value-type="float" office:value="6895010" table:style-name="ce2">
            <text:p>6895010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4517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9977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string" table:style-name="ce2">
            <text:p>NA</text:p>
          </table:table-cell>
          <table:table-cell office:value-type="float" office:value="6859432" table:style-name="ce2">
            <text:p>6859432</text:p>
          </table:table-cell>
          <table:table-cell office:value-type="string" table:style-name="ce3">
            <text:p>BEARING, BALL, (25 X 42 X 9 MM)<text:s text:c="2"/>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 <text:s text:c="2"/>QTY 9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">
            <text:p>2023-03-14</text:p>
          </table:table-cell>
          <table:table-cell office:value-type="string" table:style-name="ce2">
            <text:p>NA</text:p>
          </table:table-cell>
          <table:table-cell office:value-type="float" office:value="6875520" table:style-name="ce2">
            <text:p>6875520</text:p>
          </table:table-cell>
          <table:table-cell office:value-type="string" table:style-name="ce3">
            <text:p>BEARING, BALL, (17 X 30 X 7 MM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</text:p>
          </table:table-cell>
          <table:table-cell table:number-columns-repeated="16377"/>
        </table:table-row>
        <table:table-row table:style-name="ro1">
          <table:table-cell office:value-type="date" office:date-value="2023-03-15T00:00:00" table:style-name="ce1">
            <text:p>2023-03-15</text:p>
          </table:table-cell>
          <table:table-cell office:value-type="float" office:value="121162" table:style-name="ce2">
            <text:p>121162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3435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EXCESSIVE WELD REPAIRS REQUIRED - BER</text:p>
          </table:table-cell>
          <table:table-cell table:number-columns-repeated="16377"/>
        </table:table-row>
        <table:table-row table:style-name="ro1">
          <table:table-cell office:value-type="date" office:date-value="2023-03-16T00:00:00" table:style-name="ce1">
            <text:p>2023-03-16</text:p>
          </table:table-cell>
          <table:table-cell office:value-type="float" office:value="70855" table:style-name="ce2">
            <text:p>70855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RLC11083-01R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678</text:p>
          </table:table-cell>
          <table:table-cell table:number-columns-repeated="16377"/>
        </table:table-row>
        <table:table-row table:style-name="ro1">
          <table:table-cell office:value-type="date" office:date-value="2023-03-16T00:00:00" table:style-name="ce1">
            <text:p>2023-03-16</text:p>
          </table:table-cell>
          <table:table-cell office:value-type="float" office:value="121166" table:style-name="ce2">
            <text:p>121166</text:p>
          </table:table-cell>
          <table:table-cell office:value-type="float" office:value="6893662" table:style-name="ce2">
            <text:p>6893662</text:p>
          </table:table-cell>
          <table:table-cell office:value-type="string" table:style-name="ce3">
            <text:p>SPUR GEARSHAFT</text:p>
          </table:table-cell>
          <table:table-cell office:value-type="float" office:value="68333" table:style-name="ce2">
            <text:p>683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9988</text:p>
          </table:table-cell>
          <table:table-cell table:number-columns-repeated="16377"/>
        </table:table-row>
        <table:table-row table:style-name="ro1">
          <table:table-cell office:value-type="date" office:date-value="2023-03-16T00:00:00" table:style-name="ce1">
            <text:p>2023-03-16</text:p>
          </table:table-cell>
          <table:table-cell office:value-type="float" office:value="121215" table:style-name="ce2">
            <text:p>121215</text:p>
          </table:table-cell>
          <table:table-cell office:value-type="float" office:value="6889168" table:style-name="ce2">
            <text:p>6889168</text:p>
          </table:table-cell>
          <table:table-cell office:value-type="string" table:style-name="ce3">
            <text:p>OIL PUMP COVER</text:p>
          </table:table-cell>
          <table:table-cell office:value-type="string" table:style-name="ce2">
            <text:p>NSN*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9987</text:p>
          </table:table-cell>
          <table:table-cell table:number-columns-repeated="16377"/>
        </table:table-row>
        <table:table-row table:style-name="ro1">
          <table:table-cell office:value-type="date" office:date-value="2023-03-16T00:00:00" table:style-name="ce1">
            <text:p>2023-03-16</text:p>
          </table:table-cell>
          <table:table-cell office:value-type="string" table:style-name="ce2">
            <text:p>NA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LEAD ASSY, SPARK IGNITER</text:p>
          </table:table-cell>
          <table:table-cell office:value-type="string" table:style-name="ce2">
            <text:p>N353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ACCESSORIES</text:p>
          </table:table-cell>
          <table:table-cell table:number-columns-repeated="16377"/>
        </table:table-row>
        <table:table-row table:style-name="ro1">
          <table:table-cell office:value-type="date" office:date-value="2023-03-16T00:00:00" table:style-name="ce1">
            <text:p>2023-03-16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ISC SCRAP PARTS</text:p>
          </table:table-cell>
          <table:table-cell office:value-type="string" table:style-name="ce3">
            <text:p>MISC SCRAP PART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ACCESSORIES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float" office:value="121138" table:style-name="ce2">
            <text:p>121138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SJ1402P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9992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float" office:value="121139" table:style-name="ce2">
            <text:p>121139</text:p>
          </table:table-cell>
          <table:table-cell office:value-type="float" office:value="6824774" table:style-name="ce2">
            <text:p>6824774</text:p>
          </table:table-cell>
          <table:table-cell office:value-type="string" table:style-name="ce3">
            <text:p>EYEBOLT</text:p>
          </table:table-cell>
          <table:table-cell office:value-type="string" table:style-name="ce2">
            <text:p>SJ1403P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9991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793065" table:style-name="ce2">
            <text:p>6793065</text:p>
          </table:table-cell>
          <table:table-cell office:value-type="string" table:style-name="ce3">
            <text:p>CAP, OIL FILT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4851" table:style-name="ce2">
            <text:p>6854851</text:p>
          </table:table-cell>
          <table:table-cell office:value-type="string" table:style-name="ce3">
            <text:p>GEARSHAFT ASSY, SPUR, FUEL PUMP DRIVE</text:p>
          </table:table-cell>
          <table:table-cell office:value-type="string" table:style-name="ce2">
            <text:p>NSNx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6362" table:style-name="ce2">
            <text:p>6856362</text:p>
          </table:table-cell>
          <table:table-cell office:value-type="string" table:style-name="ce3">
            <text:p>PISTON ASSY, TORQUEMETER</text:p>
          </table:table-cell>
          <table:table-cell office:value-type="string" table:style-name="ce2">
            <text:p>NSN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NSN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2" table:style-name="ce2">
            <text:p>6859432</text:p>
          </table:table-cell>
          <table:table-cell office:value-type="string" table:style-name="ce3">
            <text:p>BEARING, BALL, (25 X 42 X 9 MM)</text:p>
          </table:table-cell>
          <table:table-cell office:value-type="string" table:style-name="ce2">
            <text:p>QTY 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59433" table:style-name="ce2">
            <text:p>6859433</text:p>
          </table:table-cell>
          <table:table-cell office:value-type="string" table:style-name="ce3">
            <text:p>BEARING, BALL, (25 X 52 X 15 MM)</text:p>
          </table:table-cell>
          <table:table-cell office:value-type="string" table:style-name="ce2">
            <text:p>JJ026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76872" table:style-name="ce2">
            <text:p>6876872</text:p>
          </table:table-cell>
          <table:table-cell office:value-type="string" table:style-name="ce3">
            <text:p>SEAL, LABYRINTH, ROTATING, REAR COMP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C-41223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GEARSHAFT ASSY, HELICAL</text:p>
          </table:table-cell>
          <table:table-cell office:value-type="string" table:style-name="ce2">
            <text:p>NN9649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6890493" table:style-name="ce2">
            <text:p>6890493</text:p>
          </table:table-cell>
          <table:table-cell office:value-type="string" table:style-name="ce3">
            <text:p>BEARING ASSY, OUTER RACE &amp; ROLLER, (32 OD X 7 MM)</text:p>
          </table:table-cell>
          <table:table-cell office:value-type="string" table:style-name="ce2">
            <text:p>MP4083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23001949" table:style-name="ce2">
            <text:p>23001949</text:p>
          </table:table-cell>
          <table:table-cell office:value-type="string" table:style-name="ce3">
            <text:p>BEARING, ROLLER, (40 X 68 X 15 MM)</text:p>
          </table:table-cell>
          <table:table-cell office:value-type="string" table:style-name="ce2">
            <text:p>MP0128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23008065" table:style-name="ce2">
            <text:p>23008065</text:p>
          </table:table-cell>
          <table:table-cell office:value-type="string" table:style-name="ce3">
            <text:p>BEARING, BALL, (17 X 30 X 7 MM)</text:p>
          </table:table-cell>
          <table:table-cell office:value-type="string" table:style-name="ce2">
            <text:p>MP0151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SHAFT, POWER TURBINE OUTER</text:p>
          </table:table-cell>
          <table:table-cell office:value-type="float" office:value="74165" table:style-name="ce2">
            <text:p>7416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T-22285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23037419" table:style-name="ce2">
            <text:p>23037419</text:p>
          </table:table-cell>
          <table:table-cell office:value-type="string" table:style-name="ce3">
            <text:p>COVER ASSY, GEARBOX, POWER &amp; ACCESSORY</text:p>
          </table:table-cell>
          <table:table-cell office:value-type="string" table:style-name="ce2">
            <text:p>CL110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G-22464AF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float" office:value="23057112" table:style-name="ce2">
            <text:p>23057112</text:p>
          </table:table-cell>
          <table:table-cell office:value-type="string" table:style-name="ce3">
            <text:p>WHEEL ASSY, COMPR, 2ND &amp; 3RD STAGE</text:p>
          </table:table-cell>
          <table:table-cell office:value-type="string" table:style-name="ce2">
            <text:p>KR7457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C-41223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">
            <text:p>2023-03-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39791-1</text:p>
          </table:table-cell>
          <table:table-cell office:value-type="string" table:style-name="ce3">
            <text:p>COUPLING ADAPTER</text:p>
          </table:table-cell>
          <table:table-cell office:value-type="float" office:value="64153" table:style-name="ce2">
            <text:p>6415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1 | CAE-802445AF | CAC-41223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793065" table:style-name="ce2">
            <text:p>6793065</text:p>
          </table:table-cell>
          <table:table-cell office:value-type="string" table:style-name="ce3">
            <text:p>CAP, OIL FILT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QTY 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59432" table:style-name="ce2">
            <text:p>6859432</text:p>
          </table:table-cell>
          <table:table-cell office:value-type="string" table:style-name="ce3">
            <text:p>BEARING, BALL, (25 X 42 X 9 MM)</text:p>
          </table:table-cell>
          <table:table-cell office:value-type="string" table:style-name="ce2">
            <text:p>QTY 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59433" table:style-name="ce2">
            <text:p>6859433</text:p>
          </table:table-cell>
          <table:table-cell office:value-type="string" table:style-name="ce3">
            <text:p>BEARING, BALL, (25 X 52 X 15 MM)</text:p>
          </table:table-cell>
          <table:table-cell office:value-type="string" table:style-name="ce2">
            <text:p>JJ036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75035" table:style-name="ce2">
            <text:p>6875035</text:p>
          </table:table-cell>
          <table:table-cell office:value-type="string" table:style-name="ce3">
            <text:p>BEARING, ROLLER, CYLINDRICAL, (25 X 62 X 17 MM)</text:p>
          </table:table-cell>
          <table:table-cell office:value-type="string" table:style-name="ce2">
            <text:p>MP3344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GEARSHAFT ASSY, HELICAL</text:p>
          </table:table-cell>
          <table:table-cell office:value-type="string" table:style-name="ce2">
            <text:p>NN9215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, SPUR, FUEL CONTROL &amp; OIL PUMP</text:p>
          </table:table-cell>
          <table:table-cell office:value-type="float" office:value="60192" table:style-name="ce2">
            <text:p>6019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GEARSHAFT ASSY, HELICAL, POWER TAKEOFF</text:p>
          </table:table-cell>
          <table:table-cell office:value-type="string" table:style-name="ce2">
            <text:p>CG12602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1949" table:style-name="ce2">
            <text:p>23001949</text:p>
          </table:table-cell>
          <table:table-cell office:value-type="string" table:style-name="ce3">
            <text:p>BEARING, ROLLER, (40 X 68 X 15 MM)</text:p>
          </table:table-cell>
          <table:table-cell office:value-type="string" table:style-name="ce2">
            <text:p>MP0191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4553" table:style-name="ce2">
            <text:p>23004553</text:p>
          </table:table-cell>
          <table:table-cell office:value-type="string" table:style-name="ce3">
            <text:p>BEARING, BALL, (40 X 68 X 15 MM)</text:p>
          </table:table-cell>
          <table:table-cell office:value-type="string" table:style-name="ce2">
            <text:p>MP0021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4554" table:style-name="ce2">
            <text:p>23004554</text:p>
          </table:table-cell>
          <table:table-cell office:value-type="string" table:style-name="ce3">
            <text:p>BEARING, ROLLER, (30 X 62 X 16 MM)</text:p>
          </table:table-cell>
          <table:table-cell office:value-type="string" table:style-name="ce2">
            <text:p>MP0394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5749" table:style-name="ce2">
            <text:p>23005749</text:p>
          </table:table-cell>
          <table:table-cell office:value-type="string" table:style-name="ce3">
            <text:p>BEARING, BALL, (10 X 26 X 8 MM)</text:p>
          </table:table-cell>
          <table:table-cell office:value-type="string" table:style-name="ce2">
            <text:p>MP4266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5749" table:style-name="ce2">
            <text:p>23005749</text:p>
          </table:table-cell>
          <table:table-cell office:value-type="string" table:style-name="ce3">
            <text:p>BEARING, BALL, (10 X 26 X 8 MM)</text:p>
          </table:table-cell>
          <table:table-cell office:value-type="string" table:style-name="ce2">
            <text:p>MP4269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5749" table:style-name="ce2">
            <text:p>23005749</text:p>
          </table:table-cell>
          <table:table-cell office:value-type="string" table:style-name="ce3">
            <text:p>BEARING, BALL, (10 X 26 X 8 MM)</text:p>
          </table:table-cell>
          <table:table-cell office:value-type="string" table:style-name="ce2">
            <text:p>MP4269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2T00:00:00" table:style-name="ce1">
            <text:p>2023-03-22</text:p>
          </table:table-cell>
          <table:table-cell office:value-type="string" table:style-name="ce2">
            <text:p>NA</text:p>
          </table:table-cell>
          <table:table-cell office:value-type="float" office:value="23008065" table:style-name="ce2">
            <text:p>23008065</text:p>
          </table:table-cell>
          <table:table-cell office:value-type="string" table:style-name="ce3">
            <text:p>BEARING, BALL, (17 X 30 X 7 MM)</text:p>
          </table:table-cell>
          <table:table-cell office:value-type="string" table:style-name="ce2">
            <text:p>MP0912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</text:p>
          </table:table-cell>
          <table:table-cell table:number-columns-repeated="16377"/>
        </table:table-row>
        <table:table-row table:style-name="ro1">
          <table:table-cell office:value-type="date" office:date-value="2023-03-23T00:00:00" table:style-name="ce1">
            <text:p>2023-03-23</text:p>
          </table:table-cell>
          <table:table-cell office:value-type="string" table:style-name="ce2">
            <text:p>NA</text:p>
          </table:table-cell>
          <table:table-cell office:value-type="float" office:value="6889093" table:style-name="ce2">
            <text:p>6889093</text:p>
          </table:table-cell>
          <table:table-cell office:value-type="string" table:style-name="ce3">
            <text:p>BEARING, BALL, 30 X 55 X (16) 13 MM, NO. 2 MAIN</text:p>
          </table:table-cell>
          <table:table-cell office:value-type="string" table:style-name="ce2">
            <text:p>HAN80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C-24126</text:p>
          </table:table-cell>
          <table:table-cell table:number-columns-repeated="16377"/>
        </table:table-row>
        <table:table-row table:style-name="ro1">
          <table:table-cell office:value-type="date" office:date-value="2023-03-23T00:00:00" table:style-name="ce1">
            <text:p>2023-03-23</text:p>
          </table:table-cell>
          <table:table-cell office:value-type="string" table:style-name="ce2">
            <text:p>NA</text:p>
          </table:table-cell>
          <table:table-cell office:value-type="float" office:value="6898607" table:style-name="ce2">
            <text:p>6898607</text:p>
          </table:table-cell>
          <table:table-cell office:value-type="string" table:style-name="ce3">
            <text:p>BEARING, BALL, (10 X 26 X 8 MM) NO. 1 MAIN</text:p>
          </table:table-cell>
          <table:table-cell office:value-type="string" table:style-name="ce2">
            <text:p>R276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C-24126</text:p>
          </table:table-cell>
          <table:table-cell table:number-columns-repeated="16377"/>
        </table:table-row>
        <table:table-row table:style-name="ro1">
          <table:table-cell office:value-type="date" office:date-value="2023-03-24T00:00:00" table:style-name="ce1">
            <text:p>2023-03-24</text:p>
          </table:table-cell>
          <table:table-cell office:value-type="float" office:value="120014" table:style-name="ce2">
            <text:p>120014</text:p>
          </table:table-cell>
          <table:table-cell office:value-type="float" office:value="23073353" table:style-name="ce2">
            <text:p>23073353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402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9997</text:p>
          </table:table-cell>
          <table:table-cell table:number-columns-repeated="16377"/>
        </table:table-row>
        <table:table-row table:style-name="ro1">
          <table:table-cell office:value-type="date" office:date-value="2023-03-24T00:00:00" table:style-name="ce1">
            <text:p>2023-03-24</text:p>
          </table:table-cell>
          <table:table-cell office:value-type="string" table:style-name="ce2">
            <text:p>NA</text:p>
          </table:table-cell>
          <table:table-cell office:value-type="float" office:value="23008021" table:style-name="ce2">
            <text:p>23008021</text:p>
          </table:table-cell>
          <table:table-cell office:value-type="string" table:style-name="ce3">
            <text:p>HOUSING ASSY, GEARBOX</text:p>
          </table:table-cell>
          <table:table-cell office:value-type="string" table:style-name="ce2">
            <text:p>HL039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 // massive corrosion</text:p>
          </table:table-cell>
          <table:table-cell table:number-columns-repeated="16377"/>
        </table:table-row>
        <table:table-row table:style-name="ro1">
          <table:table-cell office:value-type="date" office:date-value="2023-03-24T00:00:00" table:style-name="ce1">
            <text:p>2023-03-24</text:p>
          </table:table-cell>
          <table:table-cell office:value-type="string" table:style-name="ce2">
            <text:p>NA</text:p>
          </table:table-cell>
          <table:table-cell office:value-type="float" office:value="23037419" table:style-name="ce2">
            <text:p>23037419</text:p>
          </table:table-cell>
          <table:table-cell office:value-type="string" table:style-name="ce3">
            <text:p>COVER ASSY, GEARBOX</text:p>
          </table:table-cell>
          <table:table-cell office:value-type="string" table:style-name="ce2">
            <text:p>XX1239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G-22458AF // massive corrosion</text:p>
          </table:table-cell>
          <table:table-cell table:number-columns-repeated="16377"/>
        </table:table-row>
        <table:table-row table:style-name="ro1">
          <table:table-cell office:value-type="date" office:date-value="2023-03-27T00:00:00" table:style-name="ce1">
            <text:p>2023-03-27</text:p>
          </table:table-cell>
          <table:table-cell office:value-type="string" table:style-name="ce2">
            <text:p>NA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29430" table:style-name="ce2">
            <text:p>2943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CR#6421</text:p>
          </table:table-cell>
          <table:table-cell table:number-columns-repeated="16377"/>
        </table:table-row>
        <table:table-row table:style-name="ro1">
          <table:table-cell office:value-type="date" office:date-value="2023-03-27T00:00:00" table:style-name="ce1">
            <text:p>2023-03-27</text:p>
          </table:table-cell>
          <table:table-cell office:value-type="string" table:style-name="ce2">
            <text:p>NA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10218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000</text:p>
          </table:table-cell>
          <table:table-cell table:number-columns-repeated="16377"/>
        </table:table-row>
        <table:table-row table:style-name="ro1">
          <table:table-cell office:value-type="date" office:date-value="2023-03-28T00:00:00" table:style-name="ce1">
            <text:p>2023-03-28</text:p>
          </table:table-cell>
          <table:table-cell office:value-type="float" office:value="100946" table:style-name="ce2">
            <text:p>100946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21378" table:style-name="ce2">
            <text:p>2137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<text:s/>- LEIGH'S EMAIL 03/28/2023</text:p>
          </table:table-cell>
          <table:table-cell table:number-columns-repeated="16377"/>
        </table:table-row>
        <table:table-row table:style-name="ro1">
          <table:table-cell office:value-type="date" office:date-value="2023-03-28T00:00:00" table:style-name="ce1">
            <text:p>2023-03-28</text:p>
          </table:table-cell>
          <table:table-cell office:value-type="string" table:style-name="ce2">
            <text:p>NA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BOLT, TIE, COMPRESSOR ROTOR</text:p>
          </table:table-cell>
          <table:table-cell office:value-type="string" table:style-name="ce2">
            <text:p>KE5696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C-24126</text:p>
          </table:table-cell>
          <table:table-cell table:number-columns-repeated="16377"/>
        </table:table-row>
        <table:table-row table:style-name="ro1">
          <table:table-cell office:value-type="date" office:date-value="2023-03-28T00:00:00" table:style-name="ce1">
            <text:p>2023-03-28</text:p>
          </table:table-cell>
          <table:table-cell office:value-type="string" table:style-name="ce2">
            <text:p>NA</text:p>
          </table:table-cell>
          <table:table-cell office:value-type="float" office:value="6876655" table:style-name="ce2">
            <text:p>6876655</text:p>
          </table:table-cell>
          <table:table-cell office:value-type="string" table:style-name="ce3">
            <text:p>#5 WHEEL COMPRESSOR</text:p>
          </table:table-cell>
          <table:table-cell office:value-type="string" table:style-name="ce2">
            <text:p>ER3486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2 | CAE-802440AF | CAC-24126</text:p>
          </table:table-cell>
          <table:table-cell table:number-columns-repeated="16377"/>
        </table:table-row>
        <table:table-row table:style-name="ro1">
          <table:table-cell office:value-type="date" office:date-value="2023-03-29T00:00:00" table:style-name="ce1">
            <text:p>2023-03-29</text:p>
          </table:table-cell>
          <table:table-cell office:value-type="string" table:style-name="ce2">
            <text:p>NA</text:p>
          </table:table-cell>
          <table:table-cell office:value-type="float" office:value="6876656" table:style-name="ce2">
            <text:p>6876656</text:p>
          </table:table-cell>
          <table:table-cell office:value-type="string" table:style-name="ce3">
            <text:p>#6 COMP WHEEL</text:p>
          </table:table-cell>
          <table:table-cell office:value-type="string" table:style-name="ce2">
            <text:p>C1538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C-41502</text:p>
          </table:table-cell>
          <table:table-cell table:number-columns-repeated="16377"/>
        </table:table-row>
        <table:table-row table:style-name="ro1">
          <table:table-cell office:value-type="date" office:date-value="2023-03-29T00:00:00" table:style-name="ce1">
            <text:p>2023-03-29</text:p>
          </table:table-cell>
          <table:table-cell office:value-type="string" table:style-name="ce2">
            <text:p>NA</text:p>
          </table:table-cell>
          <table:table-cell office:value-type="float" office:value="6876878" table:style-name="ce2">
            <text:p>6876878</text:p>
          </table:table-cell>
          <table:table-cell office:value-type="string" table:style-name="ce3">
            <text:p>NUT, SPANNER, SPECIAL LOCK, LH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C-41502</text:p>
          </table:table-cell>
          <table:table-cell table:number-columns-repeated="16377"/>
        </table:table-row>
        <table:table-row table:style-name="ro1">
          <table:table-cell office:value-type="date" office:date-value="2023-03-29T00:00:00" table:style-name="ce1">
            <text:p>2023-03-29</text:p>
          </table:table-cell>
          <table:table-cell office:value-type="string" table:style-name="ce2">
            <text:p>NA</text:p>
          </table:table-cell>
          <table:table-cell office:value-type="float" office:value="6891625" table:style-name="ce2">
            <text:p>6891625</text:p>
          </table:table-cell>
          <table:table-cell office:value-type="string" table:style-name="ce3">
            <text:p>GEARSHAFT ASSY, SPUR, ADAPTER DISC.</text:p>
          </table:table-cell>
          <table:table-cell office:value-type="string" table:style-name="ce2">
            <text:p>TH5925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C-41502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793065" table:style-name="ce2">
            <text:p>6793065</text:p>
          </table:table-cell>
          <table:table-cell office:value-type="string" table:style-name="ce3">
            <text:p>CAP, OIL FILT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24728" table:style-name="ce2">
            <text:p>6824728</text:p>
          </table:table-cell>
          <table:table-cell office:value-type="string" table:style-name="ce3">
            <text:p>BEARING, BALL, (40 X 68 X 15 MM)</text:p>
          </table:table-cell>
          <table:table-cell office:value-type="string" table:style-name="ce2">
            <text:p>JJF300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40535" table:style-name="ce2">
            <text:p>6840535</text:p>
          </table:table-cell>
          <table:table-cell office:value-type="string" table:style-name="ce3">
            <text:p>BEARING, ROLLER, (30 X 62 X 16 MM)</text:p>
          </table:table-cell>
          <table:table-cell office:value-type="string" table:style-name="ce2">
            <text:p>JJ729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54857" table:style-name="ce2">
            <text:p>6854857</text:p>
          </table:table-cell>
          <table:table-cell office:value-type="string" table:style-name="ce3">
            <text:p>GEARSHAFT, SPUR, GAS PRODUCER TRAIN IDLER</text:p>
          </table:table-cell>
          <table:table-cell office:value-type="string" table:style-name="ce2">
            <text:p>475-20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QTY 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59432" table:style-name="ce2">
            <text:p>6859432</text:p>
          </table:table-cell>
          <table:table-cell office:value-type="string" table:style-name="ce3">
            <text:p>BEARING, BALL, (25 X 42 X 9 MM)</text:p>
          </table:table-cell>
          <table:table-cell office:value-type="string" table:style-name="ce2">
            <text:p>QTY 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75035" table:style-name="ce2">
            <text:p>6875035</text:p>
          </table:table-cell>
          <table:table-cell office:value-type="string" table:style-name="ce3">
            <text:p>BEARING, ROLLER, CYLINDRICAL, (25 X 62 X 17 MM)</text:p>
          </table:table-cell>
          <table:table-cell office:value-type="string" table:style-name="ce2">
            <text:p>MP225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75520" table:style-name="ce2">
            <text:p>6875520</text:p>
          </table:table-cell>
          <table:table-cell office:value-type="string" table:style-name="ce3">
            <text:p>BEARING, BALL, (17 X 30 X 7 MM</text:p>
          </table:table-cell>
          <table:table-cell office:value-type="string" table:style-name="ce2">
            <text:p>NSNz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 ASSY, FUEL CONTROL, OIL PUMP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87772" table:style-name="ce2">
            <text:p>6887772</text:p>
          </table:table-cell>
          <table:table-cell office:value-type="string" table:style-name="ce3">
            <text:p>BEARING, ROLLER, (40 X 68 X 15 MM)</text:p>
          </table:table-cell>
          <table:table-cell office:value-type="string" table:style-name="ce2">
            <text:p>JJ1463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89094" table:style-name="ce2">
            <text:p>6889094</text:p>
          </table:table-cell>
          <table:table-cell office:value-type="string" table:style-name="ce3">
            <text:p>GEARSHAFT, SPUR, GAS PRODUCER TRAIN IDLER</text:p>
          </table:table-cell>
          <table:table-cell office:value-type="float" office:value="9029" table:style-name="ce2">
            <text:p>902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92070" table:style-name="ce2">
            <text:p>6892070</text:p>
          </table:table-cell>
          <table:table-cell office:value-type="string" table:style-name="ce3">
            <text:p>HOUSING ASSY, FILTER, LUBE OIL</text:p>
          </table:table-cell>
          <table:table-cell office:value-type="string" table:style-name="ce2">
            <text:p>NSNx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, SPUR, FUEL CONTROL &amp; OIL PUMP</text:p>
          </table:table-cell>
          <table:table-cell office:value-type="float" office:value="22624" table:style-name="ce2">
            <text:p>2262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53540</text:p>
          </table:table-cell>
          <table:table-cell office:value-type="string" table:style-name="ce3">
            <text:p>PUMP ASSY, LUBE OIL</text:p>
          </table:table-cell>
          <table:table-cell office:value-type="string" table:style-name="ce2">
            <text:p>NSNx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7181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271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701</text:p>
          </table:table-cell>
          <table:table-cell office:value-type="string" table:style-name="ce3">
            <text:p>GEARSHAFT ASSY, HELICAL</text:p>
          </table:table-cell>
          <table:table-cell office:value-type="string" table:style-name="ce2">
            <text:p>LL3811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702</text:p>
          </table:table-cell>
          <table:table-cell office:value-type="string" table:style-name="ce3">
            <text:p>GEARSHAFT ASSY, HELICAL</text:p>
          </table:table-cell>
          <table:table-cell office:value-type="string" table:style-name="ce2">
            <text:p>CG3665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">
            <text:p>2023-03-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8569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333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4 | CAE-830055 | CAG-33055</text:p>
          </table:table-cell>
          <table:table-cell table:number-columns-repeated="16377"/>
        </table:table-row>
        <table:table-row table:style-name="ro1">
          <table:table-cell office:value-type="date" office:date-value="2023-04-03T00:00:00" table:style-name="ce1">
            <text:p>2023-04-03</text:p>
          </table:table-cell>
          <table:table-cell office:value-type="float" office:value="121328" table:style-name="ce2">
            <text:p>121328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58453" table:style-name="ce2">
            <text:p>5845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002</text:p>
          </table:table-cell>
          <table:table-cell table:number-columns-repeated="16377"/>
        </table:table-row>
        <table:table-row table:style-name="ro1">
          <table:table-cell office:value-type="date" office:date-value="2023-04-03T00:00:00" table:style-name="ce1">
            <text:p>2023-04-03</text:p>
          </table:table-cell>
          <table:table-cell office:value-type="float" office:value="121329" table:style-name="ce2">
            <text:p>121329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float" office:value="60486" table:style-name="ce2">
            <text:p>6048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001</text:p>
          </table:table-cell>
          <table:table-cell table:number-columns-repeated="16377"/>
        </table:table-row>
        <table:table-row table:style-name="ro1">
          <table:table-cell office:value-type="date" office:date-value="2023-04-10T00:00:00" table:style-name="ce1">
            <text:p>2023-04-10</text:p>
          </table:table-cell>
          <table:table-cell office:value-type="float" office:value="120066" table:style-name="ce2">
            <text:p>120066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</text:p>
          </table:table-cell>
          <table:table-cell office:value-type="string" table:style-name="ce2">
            <text:p>UT27016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9937</text:p>
          </table:table-cell>
          <table:table-cell table:number-columns-repeated="16377"/>
        </table:table-row>
        <table:table-row table:style-name="ro1">
          <table:table-cell office:value-type="date" office:date-value="2023-04-10T00:00:00" table:style-name="ce1">
            <text:p>2023-04-10</text:p>
          </table:table-cell>
          <table:table-cell office:value-type="float" office:value="120067" table:style-name="ce2">
            <text:p>120067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</text:p>
          </table:table-cell>
          <table:table-cell office:value-type="string" table:style-name="ce2">
            <text:p>UT269986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9936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70355" table:style-name="ce2">
            <text:p>70355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82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696</text:p>
          </table:table-cell>
          <table:table-cell table:number-columns-repeated="16377"/>
        </table:table-row>
        <table:table-row table:number-rows-repeated="2"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70898" table:style-name="ce2">
            <text:p>70898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13615" table:style-name="ce2">
            <text:p>136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686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70916" table:style-name="ce2">
            <text:p>70916</text:p>
          </table:table-cell>
          <table:table-cell office:value-type="string" table:style-name="ce2">
            <text:p>RR30000453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CAL83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695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140" table:style-name="ce2">
            <text:p>121140</text:p>
          </table:table-cell>
          <table:table-cell office:value-type="float" office:value="6844778" table:style-name="ce2">
            <text:p>6844778</text:p>
          </table:table-cell>
          <table:table-cell office:value-type="string" table:style-name="ce3">
            <text:p>TURBINE TIE BOLT</text:p>
          </table:table-cell>
          <table:table-cell office:value-type="float" office:value="16021" table:style-name="ce2">
            <text:p>1602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14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141" table:style-name="ce2">
            <text:p>121141</text:p>
          </table:table-cell>
          <table:table-cell office:value-type="float" office:value="6844778" table:style-name="ce2">
            <text:p>6844778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BL139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15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328" table:style-name="ce2">
            <text:p>121328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58453" table:style-name="ce2">
            <text:p>584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02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329" table:style-name="ce2">
            <text:p>121329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60486" table:style-name="ce2">
            <text:p>6048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01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349" table:style-name="ce2">
            <text:p>121349</text:p>
          </table:table-cell>
          <table:table-cell office:value-type="float" office:value="23064603" table:style-name="ce2">
            <text:p>2306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359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10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433" table:style-name="ce2">
            <text:p>121433</text:p>
          </table:table-cell>
          <table:table-cell office:value-type="float" office:value="23073520" table:style-name="ce2">
            <text:p>23073520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YH117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17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438" table:style-name="ce2">
            <text:p>121438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8599" table:style-name="ce2">
            <text:p>3859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19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442" table:style-name="ce2">
            <text:p>121442</text:p>
          </table:table-cell>
          <table:table-cell office:value-type="string" table:style-name="ce2">
            <text:p>M250-10075</text:p>
          </table:table-cell>
          <table:table-cell office:value-type="string" table:style-name="ce3">
            <text:p>TM HELICAL GEARSHAAFT</text:p>
          </table:table-cell>
          <table:table-cell office:value-type="string" table:style-name="ce2">
            <text:p>UT1910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16</text:p>
          </table:table-cell>
          <table:table-cell table:number-columns-repeated="16377"/>
        </table:table-row>
        <table:table-row table:style-name="ro1">
          <table:table-cell office:value-type="date" office:date-value="2023-04-11T00:00:00" table:style-name="ce1">
            <text:p>2023-04-11</text:p>
          </table:table-cell>
          <table:table-cell office:value-type="float" office:value="121452" table:style-name="ce2">
            <text:p>121452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54442" table:style-name="ce2">
            <text:p>5444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20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float" office:value="121450" table:style-name="ce2">
            <text:p>121450</text:p>
          </table:table-cell>
          <table:table-cell office:value-type="string" table:style-name="ce2">
            <text:p>M250-1041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548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22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float" office:value="121451" table:style-name="ce2">
            <text:p>121451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UF2687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21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float" office:value="121488" table:style-name="ce2">
            <text:p>121488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3292" table:style-name="ce2">
            <text:p>3329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24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float" office:value="121489" table:style-name="ce2">
            <text:p>121489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92475" table:style-name="ce2">
            <text:p>9247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023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TURBINE WHEEL</text:p>
          </table:table-cell>
          <table:table-cell office:value-type="string" table:style-name="ce2">
            <text:p>HX4326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59431" table:style-name="ce2">
            <text:p>6859431</text:p>
          </table:table-cell>
          <table:table-cell office:value-type="string" table:style-name="ce3">
            <text:p>BEARING, BALL, (12 X 28 X 8 MM</text:p>
          </table:table-cell>
          <table:table-cell office:value-type="string" table:style-name="ce2">
            <text:p>QTY 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TUBE ASSY, COMPRESSOR DISCHARGE AIR</text:p>
          </table:table-cell>
          <table:table-cell office:value-type="string" table:style-name="ce2">
            <text:p>2-80-209-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76872" table:style-name="ce2">
            <text:p>6876872</text:p>
          </table:table-cell>
          <table:table-cell office:value-type="string" table:style-name="ce3">
            <text:p>ROTATING LABYRINTH SEAL, REAR COMP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76873" table:style-name="ce2">
            <text:p>6876873</text:p>
          </table:table-cell>
          <table:table-cell office:value-type="string" table:style-name="ce3">
            <text:p>IMPELLER</text:p>
          </table:table-cell>
          <table:table-cell office:value-type="float" office:value="23467" table:style-name="ce2">
            <text:p>2346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4T00:00:00" table:style-name="ce1">
            <text:p>2023-04-14</text:p>
          </table:table-cell>
          <table:table-cell office:value-type="string" table:style-name="ce2">
            <text:p>NA</text:p>
          </table:table-cell>
          <table:table-cell office:value-type="float" office:value="6899373" table:style-name="ce2">
            <text:p>6899373</text:p>
          </table:table-cell>
          <table:table-cell office:value-type="string" table:style-name="ce3">
            <text:p>#3 TURBINE WHEEL</text:p>
          </table:table-cell>
          <table:table-cell office:value-type="string" table:style-name="ce2">
            <text:p>HX4846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NO DATA PLATES OR LOGS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1">
            <text:p>2023-04-19</text:p>
          </table:table-cell>
          <table:table-cell office:value-type="string" table:style-name="ce2">
            <text:p>NA</text:p>
          </table:table-cell>
          <table:table-cell office:value-type="float" office:value="6876873" table:style-name="ce2">
            <text:p>6876873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E3631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80190 NO LOGS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float" office:value="121483" table:style-name="ce2">
            <text:p>121483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ECTOR</text:p>
          </table:table-cell>
          <table:table-cell office:value-type="float" office:value="37848" table:style-name="ce2">
            <text:p>378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29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float" office:value="121484" table:style-name="ce2">
            <text:p>121484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7899" table:style-name="ce2">
            <text:p>3789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27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string" table:style-name="ce2">
            <text:p>NA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WHEEL, TURBINE, 4TH STAGE DISC.</text:p>
          </table:table-cell>
          <table:table-cell office:value-type="string" table:style-name="ce2">
            <text:p>X2950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 OR DATA PLATES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string" table:style-name="ce2">
            <text:p>NA</text:p>
          </table:table-cell>
          <table:table-cell office:value-type="float" office:value="6876814" table:style-name="ce2">
            <text:p>6876814</text:p>
          </table:table-cell>
          <table:table-cell office:value-type="string" table:style-name="ce3">
            <text:p>THERMOCOUPLE ASSY, TURBINE</text:p>
          </table:table-cell>
          <table:table-cell office:value-type="string" table:style-name="ce2">
            <text:p>FF704X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 OR DATA PLATES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string" table:style-name="ce2">
            <text:p>NA</text:p>
          </table:table-cell>
          <table:table-cell office:value-type="float" office:value="6888547" table:style-name="ce2">
            <text:p>6888547</text:p>
          </table:table-cell>
          <table:table-cell office:value-type="string" table:style-name="ce3">
            <text:p>SUMP COVER, PT</text:p>
          </table:table-cell>
          <table:table-cell office:value-type="string" table:style-name="ce2">
            <text:p>HDH53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 OR DATA PLATES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">
            <text:p>2023-04-20</text:p>
          </table:table-cell>
          <table:table-cell office:value-type="string" table:style-name="ce2">
            <text:p>NA</text:p>
          </table:table-cell>
          <table:table-cell office:value-type="float" office:value="6898967" table:style-name="ce2">
            <text:p>6898967</text:p>
          </table:table-cell>
          <table:table-cell office:value-type="string" table:style-name="ce3">
            <text:p>#3 TURBINE WHEEL</text:p>
          </table:table-cell>
          <table:table-cell office:value-type="string" table:style-name="ce2">
            <text:p>HX8317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 OR DATA PLATES</text:p>
          </table:table-cell>
          <table:table-cell table:number-columns-repeated="16377"/>
        </table:table-row>
        <table:table-row table:style-name="ro1">
          <table:table-cell office:value-type="date" office:date-value="2023-04-21T00:00:00" table:style-name="ce1">
            <text:p>2023-04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60-1</text:p>
          </table:table-cell>
          <table:table-cell office:value-type="string" table:style-name="ce3">
            <text:p>CAGE BEA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QTY21- OVER SIZED</text:p>
          </table:table-cell>
          <table:table-cell table:number-columns-repeated="16377"/>
        </table:table-row>
        <table:table-row table:style-name="ro1">
          <table:table-cell office:value-type="date" office:date-value="2023-04-24T00:00:00" table:style-name="ce1">
            <text:p>2023-04-24</text:p>
          </table:table-cell>
          <table:table-cell office:value-type="string" table:style-name="ce2">
            <text:p>NA</text:p>
          </table:table-cell>
          <table:table-cell office:value-type="float" office:value="6876873" table:style-name="ce2">
            <text:p>6876873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7995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80345 NO LOGS</text:p>
          </table:table-cell>
          <table:table-cell table:number-columns-repeated="16377"/>
        </table:table-row>
        <table:table-row table:style-name="ro1">
          <table:table-cell office:value-type="date" office:date-value="2023-04-24T00:00:00" table:style-name="ce1">
            <text:p>2023-04-24</text:p>
          </table:table-cell>
          <table:table-cell office:value-type="string" table:style-name="ce2">
            <text:p>NA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71204" table:style-name="ce2">
            <text:p>7120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</text:p>
          </table:table-cell>
          <table:table-cell table:number-columns-repeated="16377"/>
        </table:table-row>
        <table:table-row table:style-name="ro1">
          <table:table-cell office:value-type="date" office:date-value="2023-04-25T00:00:00" table:style-name="ce1">
            <text:p>2023-04-25</text:p>
          </table:table-cell>
          <table:table-cell office:value-type="float" office:value="71019" table:style-name="ce2">
            <text:p>71019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GA21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703</text:p>
          </table:table-cell>
          <table:table-cell table:number-columns-repeated="16377"/>
        </table:table-row>
        <table:table-row table:style-name="ro1">
          <table:table-cell office:value-type="date" office:date-value="2023-04-25T00:00:00" table:style-name="ce1">
            <text:p>2023-04-25</text:p>
          </table:table-cell>
          <table:table-cell office:value-type="float" office:value="121445" table:style-name="ce2">
            <text:p>121445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GK55375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31</text:p>
          </table:table-cell>
          <table:table-cell table:number-columns-repeated="16377"/>
        </table:table-row>
        <table:table-row table:style-name="ro1">
          <table:table-cell office:value-type="date" office:date-value="2023-04-25T00:00:00" table:style-name="ce1">
            <text:p>2023-04-25</text:p>
          </table:table-cell>
          <table:table-cell office:value-type="float" office:value="121446" table:style-name="ce2">
            <text:p>121446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float" office:value="85675" table:style-name="ce2">
            <text:p>8567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32</text:p>
          </table:table-cell>
          <table:table-cell table:number-columns-repeated="16377"/>
        </table:table-row>
        <table:table-row table:style-name="ro1">
          <table:table-cell office:value-type="date" office:date-value="2023-04-25T00:00:00" table:style-name="ce1">
            <text:p>2023-04-25</text:p>
          </table:table-cell>
          <table:table-cell office:value-type="float" office:value="121449" table:style-name="ce2">
            <text:p>121449</text:p>
          </table:table-cell>
          <table:table-cell office:value-type="string" table:style-name="ce2">
            <text:p>M250-1041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551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30</text:p>
          </table:table-cell>
          <table:table-cell table:number-columns-repeated="16377"/>
        </table:table-row>
        <table:table-row table:style-name="ro1">
          <table:table-cell office:value-type="date" office:date-value="2023-04-25T00:00:00" table:style-name="ce1">
            <text:p>2023-04-25</text:p>
          </table:table-cell>
          <table:table-cell office:value-type="string" table:style-name="ce2">
            <text:p>NA</text:p>
          </table:table-cell>
          <table:table-cell office:value-type="float" office:value="23060450" table:style-name="ce2">
            <text:p>23060450</text:p>
          </table:table-cell>
          <table:table-cell office:value-type="string" table:style-name="ce3">
            <text:p>#1 NOZZLE</text:p>
          </table:table-cell>
          <table:table-cell office:value-type="string" table:style-name="ce2">
            <text:p>KD23485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80335</text:p>
          </table:table-cell>
          <table:table-cell table:number-columns-repeated="16377"/>
        </table:table-row>
        <table:table-row table:style-name="ro1">
          <table:table-cell office:value-type="date" office:date-value="2023-04-26T00:00:00" table:style-name="ce1">
            <text:p>2023-04-26</text:p>
          </table:table-cell>
          <table:table-cell office:value-type="float" office:value="121583" table:style-name="ce2">
            <text:p>121583</text:p>
          </table:table-cell>
          <table:table-cell office:value-type="float" office:value="23055464" table:style-name="ce2">
            <text:p>23055464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115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BER</text:p>
          </table:table-cell>
          <table:table-cell table:number-columns-repeated="16377"/>
        </table:table-row>
        <table:table-row table:style-name="ro1">
          <table:table-cell office:value-type="date" office:date-value="2023-04-26T00:00:00" table:style-name="ce1">
            <text:p>2023-04-26</text:p>
          </table:table-cell>
          <table:table-cell office:value-type="float" office:value="121605" table:style-name="ce2">
            <text:p>121605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</text:p>
          </table:table-cell>
          <table:table-cell office:value-type="float" office:value="30941" table:style-name="ce2">
            <text:p>3094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34</text:p>
          </table:table-cell>
          <table:table-cell table:number-columns-repeated="16377"/>
        </table:table-row>
        <table:table-row table:style-name="ro1">
          <table:table-cell office:value-type="date" office:date-value="2023-04-28T00:00:00" table:style-name="ce1">
            <text:p>2023-04-28</text:p>
          </table:table-cell>
          <table:table-cell office:value-type="float" office:value="121444" table:style-name="ce2">
            <text:p>121444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GK53611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033</text:p>
          </table:table-cell>
          <table:table-cell table:number-columns-repeated="16377"/>
        </table:table-row>
        <table:table-row table:style-name="ro1">
          <table:table-cell office:value-type="date" office:date-value="2023-05-01T00:00:00" table:style-name="ce1">
            <text:p>2023-05-01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DISCHARGE TUBE</text:p>
          </table:table-cell>
          <table:table-cell office:value-type="string" table:style-name="ce2">
            <text:p>10-366-8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</text:p>
          </table:table-cell>
          <table:table-cell table:number-columns-repeated="16377"/>
        </table:table-row>
        <table:table-row table:style-name="ro1">
          <table:table-cell office:value-type="date" office:date-value="2023-05-01T00:00:00" table:style-name="ce1">
            <text:p>2023-05-01</text:p>
          </table:table-cell>
          <table:table-cell office:value-type="string" table:style-name="ce2">
            <text:p>NA</text:p>
          </table:table-cell>
          <table:table-cell office:value-type="float" office:value="6876667" table:style-name="ce2">
            <text:p>6876667</text:p>
          </table:table-cell>
          <table:table-cell office:value-type="string" table:style-name="ce3">
            <text:p>DISCHARGE TUBE</text:p>
          </table:table-cell>
          <table:table-cell office:value-type="string" table:style-name="ce2">
            <text:p>10-366-8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</text:p>
          </table:table-cell>
          <table:table-cell table:number-columns-repeated="16377"/>
        </table:table-row>
        <table:table-row table:style-name="ro1">
          <table:table-cell office:value-type="date" office:date-value="2023-05-02T00:00:00" table:style-name="ce1">
            <text:p>2023-05-02</text:p>
          </table:table-cell>
          <table:table-cell office:value-type="string" table:style-name="ce2">
            <text:p>NA</text:p>
          </table:table-cell>
          <table:table-cell office:value-type="float" office:value="6876873" table:style-name="ce2">
            <text:p>6876873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5893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 NO LOGS</text:p>
          </table:table-cell>
          <table:table-cell table:number-columns-repeated="16377"/>
        </table:table-row>
        <table:table-row table:style-name="ro1">
          <table:table-cell office:value-type="date" office:date-value="2023-05-02T00:00:00" table:style-name="ce1">
            <text:p>2023-05-02</text:p>
          </table:table-cell>
          <table:table-cell office:value-type="string" table:style-name="ce2">
            <text:p>NA</text:p>
          </table:table-cell>
          <table:table-cell office:value-type="float" office:value="6890530" table:style-name="ce2">
            <text:p>6890530</text:p>
          </table:table-cell>
          <table:table-cell office:value-type="string" table:style-name="ce3">
            <text:p>FRONT SUPPORT</text:p>
          </table:table-cell>
          <table:table-cell office:value-type="float" office:value="18539" table:style-name="ce2">
            <text:p>1853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</text:p>
          </table:table-cell>
          <table:table-cell table:number-columns-repeated="16377"/>
        </table:table-row>
        <table:table-row table:style-name="ro1">
          <table:table-cell office:value-type="date" office:date-value="2023-05-02T00:00:00" table:style-name="ce1">
            <text:p>2023-05-02</text:p>
          </table:table-cell>
          <table:table-cell office:value-type="string" table:style-name="ce2">
            <text:p>NA</text:p>
          </table:table-cell>
          <table:table-cell office:value-type="float" office:value="6898607" table:style-name="ce2">
            <text:p>6898607</text:p>
          </table:table-cell>
          <table:table-cell office:value-type="string" table:style-name="ce3">
            <text:p>BEARING, BALL, (10 X 26 X 8 MM) NO. 1 MAIN</text:p>
          </table:table-cell>
          <table:table-cell office:value-type="float" office:value="7461" table:style-name="ce2">
            <text:p>746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</text:p>
          </table:table-cell>
          <table:table-cell table:number-columns-repeated="16377"/>
        </table:table-row>
        <table:table-row table:style-name="ro1">
          <table:table-cell office:value-type="date" office:date-value="2023-05-03T00:00:00" table:style-name="ce1">
            <text:p>2023-05-03</text:p>
          </table:table-cell>
          <table:table-cell office:value-type="string" table:style-name="ce2">
            <text:p>NA</text:p>
          </table:table-cell>
          <table:table-cell office:value-type="float" office:value="6853265" table:style-name="ce2">
            <text:p>6853265</text:p>
          </table:table-cell>
          <table:table-cell office:value-type="string" table:style-name="ce3">
            <text:p>GEARSHAFT PT TACH &amp; GOV</text:p>
          </table:table-cell>
          <table:table-cell office:value-type="string" table:style-name="ce2">
            <text:p>180-25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G</text:p>
          </table:table-cell>
          <table:table-cell table:number-columns-repeated="16377"/>
        </table:table-row>
        <table:table-row table:style-name="ro1">
          <table:table-cell office:value-type="date" office:date-value="2023-05-03T00:00:00" table:style-name="ce1">
            <text:p>2023-05-03</text:p>
          </table:table-cell>
          <table:table-cell office:value-type="string" table:style-name="ce2">
            <text:p>NA</text:p>
          </table:table-cell>
          <table:table-cell office:value-type="float" office:value="6899226" table:style-name="ce2">
            <text:p>6899226</text:p>
          </table:table-cell>
          <table:table-cell office:value-type="string" table:style-name="ce3">
            <text:p>OIL HOUSING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G</text:p>
          </table:table-cell>
          <table:table-cell table:number-columns-repeated="16377"/>
        </table:table-row>
        <table:table-row table:style-name="ro1">
          <table:table-cell office:value-type="date" office:date-value="2023-05-05T00:00:00" table:style-name="ce1">
            <text:p>2023-05-05</text:p>
          </table:table-cell>
          <table:table-cell office:value-type="float" office:value="121637" table:style-name="ce2">
            <text:p>121637</text:p>
          </table:table-cell>
          <table:table-cell office:value-type="float" office:value="23092769" table:style-name="ce2">
            <text:p>23092769</text:p>
          </table:table-cell>
          <table:table-cell office:value-type="string" table:style-name="ce3">
            <text:p>PROP &amp; CARRIER SET</text:p>
          </table:table-cell>
          <table:table-cell office:value-type="float" office:value="460401" table:style-name="ce2">
            <text:p>46040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10048</text:p>
          </table:table-cell>
          <table:table-cell table:number-columns-repeated="16377"/>
        </table:table-row>
        <table:table-row table:style-name="ro1">
          <table:table-cell office:value-type="date" office:date-value="2023-05-05T00:00:00" table:style-name="ce1">
            <text:p>2023-05-05</text:p>
          </table:table-cell>
          <table:table-cell office:value-type="float" office:value="121638" table:style-name="ce2">
            <text:p>121638</text:p>
          </table:table-cell>
          <table:table-cell office:value-type="float" office:value="23092769" table:style-name="ce2">
            <text:p>23092769</text:p>
          </table:table-cell>
          <table:table-cell office:value-type="string" table:style-name="ce3">
            <text:p>PROP SHAFT</text:p>
          </table:table-cell>
          <table:table-cell office:value-type="float" office:value="460258" table:style-name="ce2">
            <text:p>460258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LOCALLY - NCR 10052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70777" table:style-name="ce2">
            <text:p>70777</text:p>
          </table:table-cell>
          <table:table-cell office:value-type="float" office:value="6888547" table:style-name="ce2">
            <text:p>6888547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AV034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710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70916" table:style-name="ce2">
            <text:p>70916</text:p>
          </table:table-cell>
          <table:table-cell office:value-type="string" table:style-name="ce2">
            <text:p>RR30000453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CAL83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695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483" table:style-name="ce2">
            <text:p>121483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7848" table:style-name="ce2">
            <text:p>378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29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03" table:style-name="ce2">
            <text:p>121603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float" office:value="73456" table:style-name="ce2">
            <text:p>7345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5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04" table:style-name="ce2">
            <text:p>121604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30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6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05" table:style-name="ce2">
            <text:p>121605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OIL PUMP GEARSHAFT</text:p>
          </table:table-cell>
          <table:table-cell office:value-type="float" office:value="30941" table:style-name="ce2">
            <text:p>3094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4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15" table:style-name="ce2">
            <text:p>121615</text:p>
          </table:table-cell>
          <table:table-cell office:value-type="float" office:value="23039793" table:style-name="ce2">
            <text:p>23039793</text:p>
          </table:table-cell>
          <table:table-cell office:value-type="string" table:style-name="ce3">
            <text:p>SCAV BODY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9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17" table:style-name="ce2">
            <text:p>121617</text:p>
          </table:table-cell>
          <table:table-cell office:value-type="float" office:value="23052360" table:style-name="ce2">
            <text:p>23052360</text:p>
          </table:table-cell>
          <table:table-cell office:value-type="string" table:style-name="ce3">
            <text:p>OIL PUMP BODY</text:p>
          </table:table-cell>
          <table:table-cell office:value-type="float" office:value="34432" table:style-name="ce2">
            <text:p>344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40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18" table:style-name="ce2">
            <text:p>121618</text:p>
          </table:table-cell>
          <table:table-cell office:value-type="float" office:value="23030986" table:style-name="ce2">
            <text:p>23030986</text:p>
          </table:table-cell>
          <table:table-cell office:value-type="string" table:style-name="ce3">
            <text:p>OIL PUMP SEPERATOR</text:p>
          </table:table-cell>
          <table:table-cell office:value-type="string" table:style-name="ce2">
            <text:p>L-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7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22" table:style-name="ce2">
            <text:p>121622</text:p>
          </table:table-cell>
          <table:table-cell office:value-type="float" office:value="23039793" table:style-name="ce2">
            <text:p>23039793</text:p>
          </table:table-cell>
          <table:table-cell office:value-type="string" table:style-name="ce3">
            <text:p>SCAV BODY ASSY</text:p>
          </table:table-cell>
          <table:table-cell office:value-type="float" office:value="11691" table:style-name="ce2">
            <text:p>1169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42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24" table:style-name="ce2">
            <text:p>121624</text:p>
          </table:table-cell>
          <table:table-cell office:value-type="float" office:value="23030986" table:style-name="ce2">
            <text:p>23030986</text:p>
          </table:table-cell>
          <table:table-cell office:value-type="string" table:style-name="ce3">
            <text:p>OIL PUMP SEPERATOR</text:p>
          </table:table-cell>
          <table:table-cell office:value-type="float" office:value="2389" table:style-name="ce2">
            <text:p>23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38</text:p>
          </table:table-cell>
          <table:table-cell table:number-columns-repeated="16377"/>
        </table:table-row>
        <table:table-row table:style-name="ro1">
          <table:table-cell office:value-type="date" office:date-value="2023-05-08T00:00:00" table:style-name="ce1">
            <text:p>2023-05-08</text:p>
          </table:table-cell>
          <table:table-cell office:value-type="float" office:value="121697" table:style-name="ce2">
            <text:p>121697</text:p>
          </table:table-cell>
          <table:table-cell office:value-type="float" office:value="6870832" table:style-name="ce2">
            <text:p>6870832</text:p>
          </table:table-cell>
          <table:table-cell office:value-type="string" table:style-name="ce3">
            <text:p>PINION GEAR</text:p>
          </table:table-cell>
          <table:table-cell office:value-type="float" office:value="60085" table:style-name="ce2">
            <text:p>600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54</text:p>
          </table:table-cell>
          <table:table-cell table:number-columns-repeated="16377"/>
        </table:table-row>
        <table:table-row table:style-name="ro1">
          <table:table-cell office:value-type="date" office:date-value="2023-05-15T00:00:00" table:style-name="ce1">
            <text:p>2023-05-15</text:p>
          </table:table-cell>
          <table:table-cell office:value-type="float" office:value="71123" table:style-name="ce2">
            <text:p>71123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1438" table:style-name="ce2">
            <text:p>14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723</text:p>
          </table:table-cell>
          <table:table-cell table:number-columns-repeated="16377"/>
        </table:table-row>
        <table:table-row table:style-name="ro1">
          <table:table-cell office:value-type="date" office:date-value="2023-05-15T00:00:00" table:style-name="ce1">
            <text:p>2023-05-15</text:p>
          </table:table-cell>
          <table:table-cell office:value-type="float" office:value="71141" table:style-name="ce2">
            <text:p>71141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9174" table:style-name="ce2">
            <text:p>917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722</text:p>
          </table:table-cell>
          <table:table-cell table:number-columns-repeated="16377"/>
        </table:table-row>
        <table:table-row table:style-name="ro1">
          <table:table-cell office:value-type="date" office:date-value="2023-05-15T00:00:00" table:style-name="ce1">
            <text:p>2023-05-15</text:p>
          </table:table-cell>
          <table:table-cell office:value-type="float" office:value="121623" table:style-name="ce2">
            <text:p>121623</text:p>
          </table:table-cell>
          <table:table-cell office:value-type="float" office:value="23052272" table:style-name="ce2">
            <text:p>23052272</text:p>
          </table:table-cell>
          <table:table-cell office:value-type="string" table:style-name="ce3">
            <text:p>OIL PUMP BODY</text:p>
          </table:table-cell>
          <table:table-cell office:value-type="float" office:value="33325" table:style-name="ce2">
            <text:p>3332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061</text:p>
          </table:table-cell>
          <table:table-cell table:number-columns-repeated="16377"/>
        </table:table-row>
        <table:table-row table:style-name="ro1">
          <table:table-cell office:value-type="date" office:date-value="2023-05-17T00:00:00" table:style-name="ce1">
            <text:p>2023-05-17</text:p>
          </table:table-cell>
          <table:table-cell office:value-type="float" office:value="120903" table:style-name="ce2">
            <text:p>120903</text:p>
          </table:table-cell>
          <table:table-cell office:value-type="string" table:style-name="ce2">
            <text:p>206-040-531-1</text:p>
          </table:table-cell>
          <table:table-cell office:value-type="string" table:style-name="ce3">
            <text:p>GEARSHAFT CASE</text:p>
          </table:table-cell>
          <table:table-cell office:value-type="string" table:style-name="ce2">
            <text:p>A-355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- NCR 10067</text:p>
          </table:table-cell>
          <table:table-cell table:number-columns-repeated="16377"/>
        </table:table-row>
        <table:table-row table:style-name="ro1">
          <table:table-cell office:value-type="date" office:date-value="2023-05-18T00:00:00" table:style-name="ce1">
            <text:p>2023-05-18</text:p>
          </table:table-cell>
          <table:table-cell office:value-type="string" table:style-name="ce2">
            <text:p>NA</text:p>
          </table:table-cell>
          <table:table-cell office:value-type="float" office:value="6824728" table:style-name="ce2">
            <text:p>6824728</text:p>
          </table:table-cell>
          <table:table-cell office:value-type="string" table:style-name="ce3">
            <text:p>PTO BEARING</text:p>
          </table:table-cell>
          <table:table-cell office:value-type="string" table:style-name="ce2">
            <text:p>JJ1818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81 | CAE-836590 | CAG-23304 POOR CONDITION, USING FOR TESTING</text:p>
          </table:table-cell>
          <table:table-cell table:number-columns-repeated="16377"/>
        </table:table-row>
        <table:table-row table:style-name="ro1">
          <table:table-cell office:value-type="date" office:date-value="2023-05-18T00:00:00" table:style-name="ce1">
            <text:p>2023-05-18</text:p>
          </table:table-cell>
          <table:table-cell office:value-type="string" table:style-name="ce2">
            <text:p>NA</text:p>
          </table:table-cell>
          <table:table-cell office:value-type="float" office:value="23079638" table:style-name="ce2">
            <text:p>23079638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11672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 NO LOGS</text:p>
          </table:table-cell>
          <table:table-cell table:number-columns-repeated="16377"/>
        </table:table-row>
        <table:table-row table:style-name="ro1">
          <table:table-cell office:value-type="date" office:date-value="2023-05-18T00:00:00" table:style-name="ce1">
            <text:p>2023-05-1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COUPLING ADAPTER, COMP</text:p>
          </table:table-cell>
          <table:table-cell office:value-type="float" office:value="331548" table:style-name="ce2">
            <text:p>33154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</text:p>
          </table:table-cell>
          <table:table-cell table:number-columns-repeated="16377"/>
        </table:table-row>
        <table:table-row table:style-name="ro1">
          <table:table-cell office:value-type="date" office:date-value="2023-05-19T00:00:00" table:style-name="ce1">
            <text:p>2023-05-19</text:p>
          </table:table-cell>
          <table:table-cell office:value-type="string" table:style-name="ce2">
            <text:p>NA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TURBINE WHEEL #4</text:p>
          </table:table-cell>
          <table:table-cell office:value-type="string" table:style-name="ce2">
            <text:p>X5732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5-19T00:00:00" table:style-name="ce1">
            <text:p>2023-05-19</text:p>
          </table:table-cell>
          <table:table-cell office:value-type="string" table:style-name="ce2">
            <text:p>NA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TURBINE WHEEL #3</text:p>
          </table:table-cell>
          <table:table-cell office:value-type="string" table:style-name="ce2">
            <text:p>X56023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5-23T00:00:00" table:style-name="ce1">
            <text:p>2023-05-23</text:p>
          </table:table-cell>
          <table:table-cell office:value-type="string" table:style-name="ce2">
            <text:p>NA</text:p>
          </table:table-cell>
          <table:table-cell office:value-type="float" office:value="23060813" table:style-name="ce2">
            <text:p>23060813</text:p>
          </table:table-cell>
          <table:table-cell office:value-type="string" table:style-name="ce3">
            <text:p>SPARK IGNITER ASSY</text:p>
          </table:table-cell>
          <table:table-cell office:value-type="string" table:style-name="ce2">
            <text:p>JH050340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ACCESSORIES</text:p>
          </table:table-cell>
          <table:table-cell table:number-columns-repeated="16377"/>
        </table:table-row>
        <table:table-row table:style-name="ro1">
          <table:table-cell office:value-type="date" office:date-value="2023-05-24T00:00:00" table:style-name="ce1">
            <text:p>2023-05-24</text:p>
          </table:table-cell>
          <table:table-cell office:value-type="float" office:value="121838" table:style-name="ce2">
            <text:p>121838</text:p>
          </table:table-cell>
          <table:table-cell office:value-type="string" table:style-name="ce2">
            <text:p>E2303813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SG24-23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10073</text:p>
          </table:table-cell>
          <table:table-cell table:number-columns-repeated="16377"/>
        </table:table-row>
        <table:table-row table:style-name="ro1">
          <table:table-cell office:value-type="date" office:date-value="2023-05-24T00:00:00" table:style-name="ce1">
            <text:p>2023-05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23030974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SG21-4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ABLE TO USE</text:p>
          </table:table-cell>
          <table:table-cell table:number-columns-repeated="16377"/>
        </table:table-row>
        <table:table-row table:style-name="ro1">
          <table:table-cell office:value-type="date" office:date-value="2023-05-24T00:00:00" table:style-name="ce1">
            <text:p>2023-05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23030974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SG455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ABLE TO USE</text:p>
          </table:table-cell>
          <table:table-cell table:number-columns-repeated="16377"/>
        </table:table-row>
        <table:table-row table:style-name="ro1">
          <table:table-cell office:value-type="date" office:date-value="2023-05-24T00:00:00" table:style-name="ce1">
            <text:p>2023-05-2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23030974</text:p>
          </table:table-cell>
          <table:table-cell office:value-type="string" table:style-name="ce3">
            <text:p>SPLINED ADAPTER</text:p>
          </table:table-cell>
          <table:table-cell office:value-type="string" table:style-name="ce2">
            <text:p>ACP5-07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OT ABLE TO USE</text:p>
          </table:table-cell>
          <table:table-cell table:number-columns-repeated="16377"/>
        </table:table-row>
        <table:table-row table:style-name="ro1">
          <table:table-cell office:value-type="date" office:date-value="2023-05-26T00:00:00" table:style-name="ce1">
            <text:p>2023-05-26</text:p>
          </table:table-cell>
          <table:table-cell office:value-type="string" table:style-name="ce2">
            <text:p>NA</text:p>
          </table:table-cell>
          <table:table-cell office:value-type="float" office:value="6876617" table:style-name="ce2">
            <text:p>6876617</text:p>
          </table:table-cell>
          <table:table-cell office:value-type="string" table:style-name="ce3">
            <text:p>CHECK VALVE</text:p>
          </table:table-cell>
          <table:table-cell office:value-type="float" office:value="912" table:style-name="ce2">
            <text:p>91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G-</text:p>
          </table:table-cell>
          <table:table-cell table:number-columns-repeated="16377"/>
        </table:table-row>
        <table:table-row table:style-name="ro1">
          <table:table-cell office:value-type="date" office:date-value="2023-05-29T00:00:00" table:style-name="ce1">
            <text:p>2023-05-29</text:p>
          </table:table-cell>
          <table:table-cell office:value-type="string" table:style-name="ce2">
            <text:p>NA</text:p>
          </table:table-cell>
          <table:table-cell office:value-type="float" office:value="23004554" table:style-name="ce2">
            <text:p>23004554</text:p>
          </table:table-cell>
          <table:table-cell office:value-type="string" table:style-name="ce3">
            <text:p>BEARING, ROLLER, (30 X 62 X 16 MM)</text:p>
          </table:table-cell>
          <table:table-cell office:value-type="string" table:style-name="ce2">
            <text:p>MP00897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G-</text:p>
          </table:table-cell>
          <table:table-cell table:number-columns-repeated="16377"/>
        </table:table-row>
        <table:table-row table:style-name="ro1">
          <table:table-cell office:value-type="date" office:date-value="2023-05-29T00:00:00" table:style-name="ce1">
            <text:p>2023-05-29</text:p>
          </table:table-cell>
          <table:table-cell office:value-type="string" table:style-name="ce2">
            <text:p>NA</text:p>
          </table:table-cell>
          <table:table-cell office:value-type="float" office:value="23060761" table:style-name="ce2">
            <text:p>23060761</text:p>
          </table:table-cell>
          <table:table-cell office:value-type="string" table:style-name="ce3">
            <text:p>CAGE RING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NON SERVICABLE, S/B</text:p>
          </table:table-cell>
          <table:table-cell table:number-columns-repeated="16377"/>
        </table:table-row>
        <table:table-row table:style-name="ro1">
          <table:table-cell office:value-type="date" office:date-value="2023-05-31T00:00:00" table:style-name="ce1">
            <text:p>2023-05-31</text:p>
          </table:table-cell>
          <table:table-cell office:value-type="string" table:style-name="ce2">
            <text:p>NA</text:p>
          </table:table-cell>
          <table:table-cell office:value-type="float" office:value="23079638" table:style-name="ce2">
            <text:p>23079638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11877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 NO LOGS</text:p>
          </table:table-cell>
          <table:table-cell table:number-columns-repeated="16377"/>
        </table:table-row>
        <table:table-row table:style-name="ro1">
          <table:table-cell office:value-type="date" office:date-value="2023-05-31T00:00:00" table:style-name="ce1">
            <text:p>2023-05-3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SPUR ADAPTER, GEARSHAFT</text:p>
          </table:table-cell>
          <table:table-cell office:value-type="string" table:style-name="ce2">
            <text:p>GK52782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C-</text:p>
          </table:table-cell>
          <table:table-cell table:number-columns-repeated="16377"/>
        </table:table-row>
        <table:table-row table:style-name="ro1">
          <table:table-cell office:value-type="date" office:date-value="2023-06-02T00:00:00" table:style-name="ce1">
            <text:p>2023-06-02</text:p>
          </table:table-cell>
          <table:table-cell office:value-type="float" office:value="121794" table:style-name="ce2">
            <text:p>121794</text:p>
          </table:table-cell>
          <table:table-cell office:value-type="float" office:value="6892285" table:style-name="ce2">
            <text:p>6892285</text:p>
          </table:table-cell>
          <table:table-cell office:value-type="string" table:style-name="ce3">
            <text:p>STARTER GENERATOR</text:p>
          </table:table-cell>
          <table:table-cell office:value-type="string" table:style-name="ce2">
            <text:p>CAI1248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10063</text:p>
          </table:table-cell>
          <table:table-cell table:number-columns-repeated="16377"/>
        </table:table-row>
        <table:table-row table:style-name="ro1">
          <table:table-cell office:value-type="date" office:date-value="2023-06-05T00:00:00" table:style-name="ce1">
            <text:p>2023-06-05</text:p>
          </table:table-cell>
          <table:table-cell office:value-type="float" office:value="121538" table:style-name="ce2">
            <text:p>121538</text:p>
          </table:table-cell>
          <table:table-cell office:value-type="string" table:style-name="ce2">
            <text:p>350A32-3121-01</text:p>
          </table:table-cell>
          <table:table-cell office:value-type="string" table:style-name="ce3">
            <text:p>MAIN HOUSING</text:p>
          </table:table-cell>
          <table:table-cell office:value-type="float" office:value="788" table:style-name="ce2">
            <text:p>788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ARP LOCALLY PER NCR 10083</text:p>
          </table:table-cell>
          <table:table-cell table:number-columns-repeated="16377"/>
        </table:table-row>
        <table:table-row table:style-name="ro1">
          <table:table-cell office:value-type="date" office:date-value="2023-06-05T00:00:00" table:style-name="ce1">
            <text:p>2023-06-05</text:p>
          </table:table-cell>
          <table:table-cell office:value-type="float" office:value="121571" table:style-name="ce2">
            <text:p>121571</text:p>
          </table:table-cell>
          <table:table-cell office:value-type="string" table:style-name="ce2">
            <text:p>350A32-3121-06</text:p>
          </table:table-cell>
          <table:table-cell office:value-type="string" table:style-name="ce3">
            <text:p>MAIN HOUSING</text:p>
          </table:table-cell>
          <table:table-cell office:value-type="string" table:style-name="ce2">
            <text:p>MAP854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10081</text:p>
          </table:table-cell>
          <table:table-cell table:number-columns-repeated="16377"/>
        </table:table-row>
        <table:table-row table:style-name="ro1">
          <table:table-cell office:value-type="date" office:date-value="2023-06-05T00:00:00" table:style-name="ce1">
            <text:p>2023-06-05</text:p>
          </table:table-cell>
          <table:table-cell office:value-type="float" office:value="121700" table:style-name="ce2">
            <text:p>121700</text:p>
          </table:table-cell>
          <table:table-cell office:value-type="float" office:value="23092770" table:style-name="ce2">
            <text:p>23092770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CU50410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085</text:p>
          </table:table-cell>
          <table:table-cell table:number-columns-repeated="16377"/>
        </table:table-row>
        <table:table-row table:style-name="ro1">
          <table:table-cell office:value-type="date" office:date-value="2023-06-09T00:00:00" table:style-name="ce1">
            <text:p>2023-06-09</text:p>
          </table:table-cell>
          <table:table-cell office:value-type="float" office:value="121142" table:style-name="ce2">
            <text:p>121142</text:p>
          </table:table-cell>
          <table:table-cell office:value-type="float" office:value="6858182" table:style-name="ce2">
            <text:p>6858182</text:p>
          </table:table-cell>
          <table:table-cell office:value-type="string" table:style-name="ce3">
            <text:p>REAR CARRIER</text:p>
          </table:table-cell>
          <table:table-cell office:value-type="float" office:value="6848" table:style-name="ce2">
            <text:p>6848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092</text:p>
          </table:table-cell>
          <table:table-cell table:number-columns-repeated="16377"/>
        </table:table-row>
        <table:table-row table:style-name="ro1">
          <table:table-cell office:value-type="date" office:date-value="2023-06-09T00:00:00" table:style-name="ce1">
            <text:p>2023-06-09</text:p>
          </table:table-cell>
          <table:table-cell office:value-type="string" table:style-name="ce2">
            <text:p>NA</text:p>
          </table:table-cell>
          <table:table-cell office:value-type="float" office:value="6870941" table:style-name="ce2">
            <text:p>6870941</text:p>
          </table:table-cell>
          <table:table-cell office:value-type="string" table:style-name="ce3">
            <text:p>TM GEARSHAFT</text:p>
          </table:table-cell>
          <table:table-cell office:value-type="string" table:style-name="ce2">
            <text:p>LL3256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6-09T00:00:00" table:style-name="ce1">
            <text:p>2023-06-09</text:p>
          </table:table-cell>
          <table:table-cell office:value-type="string" table:style-name="ce2">
            <text:p>NA</text:p>
          </table:table-cell>
          <table:table-cell office:value-type="float" office:value="6871218" table:style-name="ce2">
            <text:p>6871218</text:p>
          </table:table-cell>
          <table:table-cell office:value-type="string" table:style-name="ce3">
            <text:p>TM GEARSHAFT</text:p>
          </table:table-cell>
          <table:table-cell office:value-type="string" table:style-name="ce2">
            <text:p>NN10843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6-09T00:00:00" table:style-name="ce1">
            <text:p>2023-06-09</text:p>
          </table:table-cell>
          <table:table-cell office:value-type="string" table:style-name="ce2">
            <text:p>NA</text:p>
          </table:table-cell>
          <table:table-cell office:value-type="float" office:value="6895007" table:style-name="ce2">
            <text:p>6895007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JJ1051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6-09T00:00:00" table:style-name="ce1">
            <text:p>2023-06-09</text:p>
          </table:table-cell>
          <table:table-cell office:value-type="string" table:style-name="ce2">
            <text:p>NA</text:p>
          </table:table-cell>
          <table:table-cell office:value-type="float" office:value="6898826" table:style-name="ce2">
            <text:p>6898826</text:p>
          </table:table-cell>
          <table:table-cell office:value-type="string" table:style-name="ce3">
            <text:p>T/M GEAR</text:p>
          </table:table-cell>
          <table:table-cell office:value-type="string" table:style-name="ce2">
            <text:p>NN5663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6-12T00:00:00" table:style-name="ce1">
            <text:p>2023-06-12</text:p>
          </table:table-cell>
          <table:table-cell office:value-type="float" office:value="120672" table:style-name="ce2">
            <text:p>120672</text:p>
          </table:table-cell>
          <table:table-cell office:value-type="string" table:style-name="ce2">
            <text:p>23072099TA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SG12-62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9919</text:p>
          </table:table-cell>
          <table:table-cell table:number-columns-repeated="16377"/>
        </table:table-row>
        <table:table-row table:style-name="ro1">
          <table:table-cell office:value-type="date" office:date-value="2023-06-12T00:00:00" table:style-name="ce1">
            <text:p>2023-06-12</text:p>
          </table:table-cell>
          <table:table-cell office:value-type="float" office:value="120673" table:style-name="ce2">
            <text:p>120673</text:p>
          </table:table-cell>
          <table:table-cell office:value-type="string" table:style-name="ce2">
            <text:p>E6898784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PC2-14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9918</text:p>
          </table:table-cell>
          <table:table-cell table:number-columns-repeated="16377"/>
        </table:table-row>
        <table:table-row table:style-name="ro1">
          <table:table-cell office:value-type="date" office:date-value="2023-06-12T00:00:00" table:style-name="ce1">
            <text:p>2023-06-12</text:p>
          </table:table-cell>
          <table:table-cell office:value-type="float" office:value="120674" table:style-name="ce2">
            <text:p>120674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2ND STAGE SPLINED ADAPTER</text:p>
          </table:table-cell>
          <table:table-cell office:value-type="string" table:style-name="ce2">
            <text:p>GK53336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9917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float" office:value="70884" table:style-name="ce2">
            <text:p>70884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-146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1750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float" office:value="71238" table:style-name="ce2">
            <text:p>71238</text:p>
          </table:table-cell>
          <table:table-cell office:value-type="float" office:value="23057160" table:style-name="ce2">
            <text:p>23057160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ER418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1741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float" office:value="121908" table:style-name="ce2">
            <text:p>121908</text:p>
          </table:table-cell>
          <table:table-cell office:value-type="float" office:value="6889700" table:style-name="ce2">
            <text:p>6889700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UG256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075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float" office:value="121978" table:style-name="ce2">
            <text:p>12197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G1274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087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float" office:value="121979" table:style-name="ce2">
            <text:p>121979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G11744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088</text:p>
          </table:table-cell>
          <table:table-cell table:number-columns-repeated="16377"/>
        </table:table-row>
        <table:table-row table:style-name="ro1">
          <table:table-cell office:value-type="date" office:date-value="2023-06-13T00:00:00" table:style-name="ce1">
            <text:p>2023-06-13</text:p>
          </table:table-cell>
          <table:table-cell office:value-type="string" table:style-name="ce2">
            <text:p>L286042</text:p>
          </table:table-cell>
          <table:table-cell office:value-type="float" office:value="23060816" table:style-name="ce2">
            <text:p>23060816</text:p>
          </table:table-cell>
          <table:table-cell office:value-type="string" table:style-name="ce3">
            <text:p>SPARK IGNITER ASSY</text:p>
          </table:table-cell>
          <table:table-cell office:value-type="string" table:style-name="ce2">
            <text:p>NSNH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RO10885</text:p>
          </table:table-cell>
          <table:table-cell table:number-columns-repeated="16377"/>
        </table:table-row>
        <table:table-row table:style-name="ro1">
          <table:table-cell office:value-type="date" office:date-value="2023-06-14T00:00:00" table:style-name="ce1">
            <text:p>2023-06-14</text:p>
          </table:table-cell>
          <table:table-cell office:value-type="float" office:value="121695" table:style-name="ce2">
            <text:p>121695</text:p>
          </table:table-cell>
          <table:table-cell office:value-type="float" office:value="23092770" table:style-name="ce2">
            <text:p>23092770</text:p>
          </table:table-cell>
          <table:table-cell office:value-type="string" table:style-name="ce3">
            <text:p>PROP AND CARRIER SET</text:p>
          </table:table-cell>
          <table:table-cell office:value-type="string" table:style-name="ce2">
            <text:p>CU50164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AS PER NCR 10076</text:p>
          </table:table-cell>
          <table:table-cell table:number-columns-repeated="16377"/>
        </table:table-row>
        <table:table-row table:style-name="ro1">
          <table:table-cell office:value-type="date" office:date-value="2023-06-15T00:00:00" table:style-name="ce1">
            <text:p>2023-06-15</text:p>
          </table:table-cell>
          <table:table-cell office:value-type="float" office:value="71238" table:style-name="ce2">
            <text:p>71238</text:p>
          </table:table-cell>
          <table:table-cell office:value-type="float" office:value="23057160" table:style-name="ce2">
            <text:p>23057160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ER418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1741</text:p>
          </table:table-cell>
          <table:table-cell table:number-columns-repeated="16377"/>
        </table:table-row>
        <table:table-row table:style-name="ro1">
          <table:table-cell office:value-type="date" office:date-value="2023-06-19T00:00:00" table:style-name="ce1">
            <text:p>2023-06-19</text:p>
          </table:table-cell>
          <table:table-cell office:value-type="float" office:value="121206" table:style-name="ce2">
            <text:p>121206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41062" table:style-name="ce2">
            <text:p>4106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NCR 10097</text:p>
          </table:table-cell>
          <table:table-cell table:number-columns-repeated="16377"/>
        </table:table-row>
        <table:table-row table:style-name="ro1">
          <table:table-cell office:value-type="date" office:date-value="2023-06-19T00:00:00" table:style-name="ce1">
            <text:p>2023-06-19</text:p>
          </table:table-cell>
          <table:table-cell office:value-type="float" office:value="122093" table:style-name="ce2">
            <text:p>122093</text:p>
          </table:table-cell>
          <table:table-cell office:value-type="float" office:value="6899156" table:style-name="ce2">
            <text:p>6899156</text:p>
          </table:table-cell>
          <table:table-cell office:value-type="string" table:style-name="ce3">
            <text:p>FUEL CONTROL GEARSHAFT</text:p>
          </table:table-cell>
          <table:table-cell office:value-type="string" table:style-name="ce2">
            <text:p>CAI125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103, SPALLING EVIDENT ON CONTACT FACES</text:p>
          </table:table-cell>
          <table:table-cell table:number-columns-repeated="16377"/>
        </table:table-row>
        <table:table-row table:style-name="ro1">
          <table:table-cell office:value-type="date" office:date-value="2023-06-21T00:00:00" table:style-name="ce1">
            <text:p>2023-06-21</text:p>
          </table:table-cell>
          <table:table-cell office:value-type="float" office:value="122176" table:style-name="ce2">
            <text:p>122176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PRESSURE BODY</text:p>
          </table:table-cell>
          <table:table-cell office:value-type="float" office:value="20041" table:style-name="ce2">
            <text:p>2004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105, CORROSION AT PUMP POCKETS</text:p>
          </table:table-cell>
          <table:table-cell table:number-columns-repeated="16377"/>
        </table:table-row>
        <table:table-row table:style-name="ro1">
          <table:table-cell office:value-type="date" office:date-value="2023-06-22T00:00:00" table:style-name="ce1">
            <text:p>2023-06-22</text:p>
          </table:table-cell>
          <table:table-cell office:value-type="float" office:value="122094" table:style-name="ce2">
            <text:p>122094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883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07</text:p>
          </table:table-cell>
          <table:table-cell table:number-columns-repeated="16377"/>
        </table:table-row>
        <table:table-row table:style-name="ro1">
          <table:table-cell office:value-type="date" office:date-value="2023-06-23T00:00:00" table:style-name="ce1">
            <text:p>2023-06-23</text:p>
          </table:table-cell>
          <table:table-cell office:value-type="float" office:value="70144" table:style-name="ce2">
            <text:p>70144</text:p>
          </table:table-cell>
          <table:table-cell office:value-type="float" office:value="23008555" table:style-name="ce2">
            <text:p>23008555</text:p>
          </table:table-cell>
          <table:table-cell office:value-type="string" table:style-name="ce3">
            <text:p>BLAN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#16611</text:p>
          </table:table-cell>
          <table:table-cell table:number-columns-repeated="16377"/>
        </table:table-row>
        <table:table-row table:style-name="ro1">
          <table:table-cell office:value-type="date" office:date-value="2023-06-23T00:00:00" table:style-name="ce1">
            <text:p>2023-06-23</text:p>
          </table:table-cell>
          <table:table-cell office:value-type="float" office:value="70183" table:style-name="ce2">
            <text:p>70183</text:p>
          </table:table-cell>
          <table:table-cell office:value-type="float" office:value="23008555" table:style-name="ce2">
            <text:p>23008555</text:p>
          </table:table-cell>
          <table:table-cell office:value-type="string" table:style-name="ce3">
            <text:p>BLAN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NCR#16612</text:p>
          </table:table-cell>
          <table:table-cell table:number-columns-repeated="16377"/>
        </table:table-row>
        <table:table-row table:style-name="ro1">
          <table:table-cell office:value-type="date" office:date-value="2023-07-04T00:00:00" table:style-name="ce1">
            <text:p>2023-07-04</text:p>
          </table:table-cell>
          <table:table-cell office:value-type="string" table:style-name="ce2">
            <text:p>NA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TURBINE WHEEL #4</text:p>
          </table:table-cell>
          <table:table-cell office:value-type="string" table:style-name="ce2">
            <text:p>X5736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04T00:00:00" table:style-name="ce1">
            <text:p>2023-07-04</text:p>
          </table:table-cell>
          <table:table-cell office:value-type="string" table:style-name="ce2">
            <text:p>NA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TURBINE WHEEL #3</text:p>
          </table:table-cell>
          <table:table-cell office:value-type="string" table:style-name="ce2">
            <text:p>X57686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05T00:00:00" table:style-name="ce1">
            <text:p>2023-07-05</text:p>
          </table:table-cell>
          <table:table-cell office:value-type="string" table:style-name="ce2">
            <text:p>NA</text:p>
          </table:table-cell>
          <table:table-cell office:value-type="float" office:value="23030990" table:style-name="ce2">
            <text:p>23030990</text:p>
          </table:table-cell>
          <table:table-cell office:value-type="string" table:style-name="ce3">
            <text:p>COUPLING SHAF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SI58 / CTRL ID 10282</text:p>
          </table:table-cell>
          <table:table-cell table:number-columns-repeated="16377"/>
        </table:table-row>
        <table:table-row table:style-name="ro1">
          <table:table-cell office:value-type="date" office:date-value="2023-07-06T00:00:00" table:style-name="ce1">
            <text:p>2023-07-06</text:p>
          </table:table-cell>
          <table:table-cell office:value-type="string" table:style-name="ce2">
            <text:p>NA</text:p>
          </table:table-cell>
          <table:table-cell office:value-type="float" office:value="6898958" table:style-name="ce2">
            <text:p>6898958</text:p>
          </table:table-cell>
          <table:table-cell office:value-type="string" table:style-name="ce3">
            <text:p>OIL NOZZL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PED DUE TO AGE / OUTDATED COMPANY CERT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098" table:style-name="ce2">
            <text:p>122098</text:p>
          </table:table-cell>
          <table:table-cell office:value-type="string" table:style-name="ce2">
            <text:p>365A32542721</text:p>
          </table:table-cell>
          <table:table-cell office:value-type="string" table:style-name="ce3">
            <text:p>REDUCTION BOX DRIVE</text:p>
          </table:table-cell>
          <table:table-cell office:value-type="float" office:value="798" table:style-name="ce2">
            <text:p>79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100" table:style-name="ce2">
            <text:p>122100</text:p>
          </table:table-cell>
          <table:table-cell office:value-type="string" table:style-name="ce2">
            <text:p>365A32542721</text:p>
          </table:table-cell>
          <table:table-cell office:value-type="string" table:style-name="ce3">
            <text:p>REDUCTION BOX DRIVE</text:p>
          </table:table-cell>
          <table:table-cell office:value-type="float" office:value="810" table:style-name="ce2">
            <text:p>810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06" table:style-name="ce2">
            <text:p>122306</text:p>
          </table:table-cell>
          <table:table-cell office:value-type="float" office:value="23008019" table:style-name="ce2">
            <text:p>23008019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3605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3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11" table:style-name="ce2">
            <text:p>122311</text:p>
          </table:table-cell>
          <table:table-cell office:value-type="float" office:value="23054619" table:style-name="ce2">
            <text:p>23054619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4182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5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13" table:style-name="ce2">
            <text:p>122313</text:p>
          </table:table-cell>
          <table:table-cell office:value-type="float" office:value="23051075" table:style-name="ce2">
            <text:p>23051075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36428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4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15" table:style-name="ce2">
            <text:p>122315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1541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31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17" table:style-name="ce2">
            <text:p>122317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2996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7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19" table:style-name="ce2">
            <text:p>122319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8535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6</text:p>
          </table:table-cell>
          <table:table-cell table:number-columns-repeated="16377"/>
        </table:table-row>
        <table:table-row table:style-name="ro1">
          <table:table-cell office:value-type="date" office:date-value="2023-07-10T00:00:00" table:style-name="ce1">
            <text:p>2023-07-10</text:p>
          </table:table-cell>
          <table:table-cell office:value-type="float" office:value="122320" table:style-name="ce2">
            <text:p>122320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539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29</text:p>
          </table:table-cell>
          <table:table-cell table:number-columns-repeated="16377"/>
        </table:table-row>
        <table:table-row table:style-name="ro1">
          <table:table-cell office:value-type="date" office:date-value="2023-07-11T00:00:00" table:style-name="ce1">
            <text:p>2023-07-11</text:p>
          </table:table-cell>
          <table:table-cell office:value-type="float" office:value="122310" table:style-name="ce2">
            <text:p>122310</text:p>
          </table:table-cell>
          <table:table-cell office:value-type="float" office:value="23032286" table:style-name="ce2">
            <text:p>2303228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581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35</text:p>
          </table:table-cell>
          <table:table-cell table:number-columns-repeated="16377"/>
        </table:table-row>
        <table:table-row table:style-name="ro1">
          <table:table-cell office:value-type="date" office:date-value="2023-07-11T00:00:00" table:style-name="ce1">
            <text:p>2023-07-11</text:p>
          </table:table-cell>
          <table:table-cell office:value-type="float" office:value="122318" table:style-name="ce2">
            <text:p>122318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1914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34</text:p>
          </table:table-cell>
          <table:table-cell table:number-columns-repeated="16377"/>
        </table:table-row>
        <table:table-row table:style-name="ro1">
          <table:table-cell office:value-type="date" office:date-value="2023-07-11T00:00:00" table:style-name="ce1">
            <text:p>2023-07-11</text:p>
          </table:table-cell>
          <table:table-cell office:value-type="float" office:value="122321" table:style-name="ce2">
            <text:p>122321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27317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33</text:p>
          </table:table-cell>
          <table:table-cell table:number-columns-repeated="16377"/>
        </table:table-row>
        <table:table-row table:style-name="ro1">
          <table:table-cell office:value-type="date" office:date-value="2023-07-11T00:00:00" table:style-name="ce1">
            <text:p>2023-07-11</text:p>
          </table:table-cell>
          <table:table-cell office:value-type="float" office:value="122322" table:style-name="ce2">
            <text:p>122322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14185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32</text:p>
          </table:table-cell>
          <table:table-cell table:number-columns-repeated="16377"/>
        </table:table-row>
        <table:table-row table:style-name="ro1">
          <table:table-cell office:value-type="date" office:date-value="2023-07-11T00:00:00" table:style-name="ce1">
            <text:p>2023-07-11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2">
            <text:p>TK</text:p>
          </table:table-cell>
          <table:table-cell office:value-type="string" table:style-name="ce6">
            <text:p>Scrap Bin Emptied #202321521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693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1852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424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315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683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697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7144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677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1850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000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71" table:style-name="ce2">
            <text:p>687717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700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1381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18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23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75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87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3147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29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328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2889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L3144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17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X2212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28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X2917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51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X456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13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4674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5079" table:style-name="ce2">
            <text:p>6895079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748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094" table:style-name="ce2">
            <text:p>6896094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PC2739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094" table:style-name="ce2">
            <text:p>6896094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PC2750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094" table:style-name="ce2">
            <text:p>6896094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HL2785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094" table:style-name="ce2">
            <text:p>6896094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PC2111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892" table:style-name="ce2">
            <text:p>6896892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2148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23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892" table:style-name="ce2">
            <text:p>6896892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2736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892" table:style-name="ce2">
            <text:p>6896892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C2737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892" table:style-name="ce2">
            <text:p>6896892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077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6892" table:style-name="ce2">
            <text:p>6896892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2529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8569" table:style-name="ce2">
            <text:p>6898569</text:p>
          </table:table-cell>
          <table:table-cell office:value-type="string" table:style-name="ce3">
            <text:p>GEAR BOX COVER</text:p>
          </table:table-cell>
          <table:table-cell office:value-type="string" table:style-name="ce2">
            <text:p>GL111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3 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6898569" table:style-name="ce2">
            <text:p>6898569</text:p>
          </table:table-cell>
          <table:table-cell office:value-type="string" table:style-name="ce3">
            <text:p>GEAR BOX COVER</text:p>
          </table:table-cell>
          <table:table-cell office:value-type="string" table:style-name="ce2">
            <text:p>XX1688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WAREHOUSE INVENTORY, SCRAPPED DUE TO AGE/DISC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08020" table:style-name="ce2">
            <text:p>23008020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DJ5660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NM9377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NM8448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NM9073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NM8812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URBINE TIEBOLT</text:p>
          </table:table-cell>
          <table:table-cell office:value-type="string" table:style-name="ce2">
            <text:p>NM91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ADAPTER SPLINE, TURBINE 2ND STAGE ROTOR</text:p>
          </table:table-cell>
          <table:table-cell office:value-type="float" office:value="31969" table:style-name="ce2">
            <text:p>3196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50729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54595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56798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3" table:style-name="ce2">
            <text:p>23073853</text:p>
          </table:table-cell>
          <table:table-cell office:value-type="string" table:style-name="ce3">
            <text:p>TURBINE WHEEL #1</text:p>
          </table:table-cell>
          <table:table-cell office:value-type="string" table:style-name="ce2">
            <text:p>X56776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NSN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X51051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X56450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float" office:value="23073854" table:style-name="ce2">
            <text:p>23073854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X56395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3T00:00:00" table:style-name="ce1">
            <text:p>2023-07-13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7092</text:p>
          </table:table-cell>
          <table:table-cell office:value-type="string" table:style-name="ce3">
            <text:p>TURBINE WHEEL #2</text:p>
          </table:table-cell>
          <table:table-cell office:value-type="string" table:style-name="ce2">
            <text:p>X3392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| CAE- | CAT- NO LOGS</text:p>
          </table:table-cell>
          <table:table-cell table:number-columns-repeated="16377"/>
        </table:table-row>
        <table:table-row table:style-name="ro1">
          <table:table-cell office:value-type="date" office:date-value="2023-07-17T00:00:00" table:style-name="ce1">
            <text:p>2023-07-17</text:p>
          </table:table-cell>
          <table:table-cell office:value-type="float" office:value="122064" table:style-name="ce2">
            <text:p>122064</text:p>
          </table:table-cell>
          <table:table-cell office:value-type="float" office:value="23039752" table:style-name="ce2">
            <text:p>23039752</text:p>
          </table:table-cell>
          <table:table-cell office:value-type="string" table:style-name="ce3">
            <text:p>FRONT SUPPORT</text:p>
          </table:table-cell>
          <table:table-cell office:value-type="float" office:value="46932" table:style-name="ce2">
            <text:p>4693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ARP LOCALLY PER NCR 10120</text:p>
          </table:table-cell>
          <table:table-cell table:number-columns-repeated="16377"/>
        </table:table-row>
        <table:table-row table:style-name="ro1">
          <table:table-cell office:value-type="date" office:date-value="2023-07-19T00:00:00" table:style-name="ce1">
            <text:p>2023-07-19</text:p>
          </table:table-cell>
          <table:table-cell office:value-type="float" office:value="121666" table:style-name="ce2">
            <text:p>121666</text:p>
          </table:table-cell>
          <table:table-cell office:value-type="float" office:value="23088757" table:style-name="ce2">
            <text:p>23088757</text:p>
          </table:table-cell>
          <table:table-cell office:value-type="string" table:style-name="ce3">
            <text:p>AE REAR CARRIER ONLY</text:p>
          </table:table-cell>
          <table:table-cell office:value-type="string" table:style-name="ce2">
            <text:p>A0004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071</text:p>
          </table:table-cell>
          <table:table-cell table:number-columns-repeated="16377"/>
        </table:table-row>
        <table:table-row table:style-name="ro1">
          <table:table-cell office:value-type="date" office:date-value="2023-07-19T00:00:00" table:style-name="ce1">
            <text:p>2023-07-19</text:p>
          </table:table-cell>
          <table:table-cell office:value-type="float" office:value="121696" table:style-name="ce2">
            <text:p>121696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AE PROP SHAFT ONLY</text:p>
          </table:table-cell>
          <table:table-cell office:value-type="string" table:style-name="ce2">
            <text:p>VY29289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LOCALLY PER NCR 10053</text:p>
          </table:table-cell>
          <table:table-cell table:number-columns-repeated="16377"/>
        </table:table-row>
        <table:table-row table:style-name="ro1">
          <table:table-cell office:value-type="date" office:date-value="2023-07-19T00:00:00" table:style-name="ce1">
            <text:p>2023-07-19</text:p>
          </table:table-cell>
          <table:table-cell office:value-type="float" office:value="121772" table:style-name="ce2">
            <text:p>121772</text:p>
          </table:table-cell>
          <table:table-cell office:value-type="float" office:value="23092770" table:style-name="ce2">
            <text:p>23092770</text:p>
          </table:table-cell>
          <table:table-cell office:value-type="string" table:style-name="ce3">
            <text:p>AE PROP AND CARRIER SET</text:p>
          </table:table-cell>
          <table:table-cell office:value-type="string" table:style-name="ce2">
            <text:p>CU50159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BOTH LOCALLY PER NCR 10064</text:p>
          </table:table-cell>
          <table:table-cell table:number-columns-repeated="16377"/>
        </table:table-row>
        <table:table-row table:style-name="ro1">
          <table:table-cell office:value-type="date" office:date-value="2023-07-19T00:00:00" table:style-name="ce1">
            <text:p>2023-07-19</text:p>
          </table:table-cell>
          <table:table-cell office:value-type="string" table:style-name="ce2">
            <text:p>NA</text:p>
          </table:table-cell>
          <table:table-cell office:value-type="float" office:value="6854857" table:style-name="ce2">
            <text:p>6854857</text:p>
          </table:table-cell>
          <table:table-cell office:value-type="string" table:style-name="ce3">
            <text:p>GEAR GOV/TACH</text:p>
          </table:table-cell>
          <table:table-cell office:value-type="string" table:style-name="ce2">
            <text:p>291-44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8 | CAE-295628 | CAG-15510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float" office:value="3039318" table:style-name="ce2">
            <text:p>3039318</text:p>
          </table:table-cell>
          <table:table-cell office:value-type="string" table:style-name="ce3">
            <text:p>TUBE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11 FROM CHEROKEE SUPERCEDED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GEAR</text:p>
          </table:table-cell>
          <table:table-cell office:value-type="string" table:style-name="ce2">
            <text:p>881-4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float" office:value="6898981" table:style-name="ce2">
            <text:p>6898981</text:p>
          </table:table-cell>
          <table:table-cell office:value-type="string" table:style-name="ce3">
            <text:p>GEAR</text:p>
          </table:table-cell>
          <table:table-cell office:value-type="string" table:style-name="ce2">
            <text:p>231-3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float" office:value="23054163" table:style-name="ce2">
            <text:p>23054163</text:p>
          </table:table-cell>
          <table:table-cell office:value-type="string" table:style-name="ce3">
            <text:p>PICKUP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CAG-47243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float" office:value="23054163" table:style-name="ce2">
            <text:p>23054163</text:p>
          </table:table-cell>
          <table:table-cell office:value-type="string" table:style-name="ce3">
            <text:p>PICKUP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CAG-47250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89302-E</text:p>
          </table:table-cell>
          <table:table-cell office:value-type="string" table:style-name="ce3">
            <text:p>GEAR</text:p>
          </table:table-cell>
          <table:table-cell office:value-type="string" table:style-name="ce2">
            <text:p>1280-2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90034AL</text:p>
          </table:table-cell>
          <table:table-cell office:value-type="string" table:style-name="ce3">
            <text:p>4TH STG DIAPHRAGM</text:p>
          </table:table-cell>
          <table:table-cell office:value-type="float" office:value="2894" table:style-name="ce2">
            <text:p>289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6890034</text:p>
          </table:table-cell>
          <table:table-cell office:value-type="string" table:style-name="ce3">
            <text:p>4TH STG DIAPHRAGM</text:p>
          </table:table-cell>
          <table:table-cell office:value-type="float" office:value="2472" table:style-name="ce2">
            <text:p>247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1T00:00:00" table:style-name="ce1">
            <text:p>2023-07-2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E6890034</text:p>
          </table:table-cell>
          <table:table-cell office:value-type="string" table:style-name="ce3">
            <text:p>4TH STG DIAPHRAGM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CHEROKEE INVENTORY</text:p>
          </table:table-cell>
          <table:table-cell table:number-columns-repeated="16377"/>
        </table:table-row>
        <table:table-row table:style-name="ro1">
          <table:table-cell office:value-type="date" office:date-value="2023-07-25T00:00:00" table:style-name="ce1">
            <text:p>2023-07-25</text:p>
          </table:table-cell>
          <table:table-cell office:value-type="float" office:value="122353" table:style-name="ce2">
            <text:p>122353</text:p>
          </table:table-cell>
          <table:table-cell office:value-type="string" table:style-name="ce2">
            <text:p>350A32-3119-05</text:p>
          </table:table-cell>
          <table:table-cell office:value-type="string" table:style-name="ce3">
            <text:p>LOWER HOUSING</text:p>
          </table:table-cell>
          <table:table-cell office:value-type="string" table:style-name="ce2">
            <text:p>MAP949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10138</text:p>
          </table:table-cell>
          <table:table-cell table:number-columns-repeated="16377"/>
        </table:table-row>
        <table:table-row table:style-name="ro1">
          <table:table-cell office:value-type="date" office:date-value="2023-07-25T00:00:00" table:style-name="ce1">
            <text:p>2023-07-25</text:p>
          </table:table-cell>
          <table:table-cell office:value-type="float" office:value="122459" table:style-name="ce2">
            <text:p>122459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91847" table:style-name="ce2">
            <text:p>9184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SI108 NCR#10148</text:p>
          </table:table-cell>
          <table:table-cell table:number-columns-repeated="16377"/>
        </table:table-row>
        <table:table-row table:style-name="ro1">
          <table:table-cell office:value-type="date" office:date-value="2023-07-25T00:00:00" table:style-name="ce1">
            <text:p>2023-07-25</text:p>
          </table:table-cell>
          <table:table-cell office:value-type="float" office:value="122460" table:style-name="ce2">
            <text:p>122460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 ADAPTER</text:p>
          </table:table-cell>
          <table:table-cell office:value-type="string" table:style-name="ce2">
            <text:p>H95055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SI108 NCR#10149</text:p>
          </table:table-cell>
          <table:table-cell table:number-columns-repeated="16377"/>
        </table:table-row>
        <table:table-row table:style-name="ro1">
          <table:table-cell office:value-type="date" office:date-value="2023-07-27T00:00:00" table:style-name="ce1">
            <text:p>2023-07-27</text:p>
          </table:table-cell>
          <table:table-cell office:value-type="float" office:value="121864" table:style-name="ce2">
            <text:p>121864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E4310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 - BER NCR 10145</text:p>
          </table:table-cell>
          <table:table-cell table:number-columns-repeated="16377"/>
        </table:table-row>
        <table:table-row table:style-name="ro1">
          <table:table-cell office:value-type="date" office:date-value="2023-07-28T00:00:00" table:style-name="ce1">
            <text:p>2023-07-28</text:p>
          </table:table-cell>
          <table:table-cell office:value-type="string" table:style-name="ce2">
            <text:p>NA</text:p>
          </table:table-cell>
          <table:table-cell office:value-type="float" office:value="6871486" table:style-name="ce2">
            <text:p>6871486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4-95-87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Rusted</text:p>
          </table:table-cell>
          <table:table-cell table:number-columns-repeated="16377"/>
        </table:table-row>
        <table:table-row table:style-name="ro1">
          <table:table-cell office:value-type="date" office:date-value="2023-07-28T00:00:00" table:style-name="ce1">
            <text:p>2023-07-28</text:p>
          </table:table-cell>
          <table:table-cell office:value-type="string" table:style-name="ce2">
            <text:p>NA</text:p>
          </table:table-cell>
          <table:table-cell office:value-type="float" office:value="6871486" table:style-name="ce2">
            <text:p>6871486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10-78-208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Rusted</text:p>
          </table:table-cell>
          <table:table-cell table:number-columns-repeated="16377"/>
        </table:table-row>
        <table:table-row table:style-name="ro1">
          <table:table-cell office:value-type="date" office:date-value="2023-07-28T00:00:00" table:style-name="ce1">
            <text:p>2023-07-28</text:p>
          </table:table-cell>
          <table:table-cell office:value-type="string" table:style-name="ce2">
            <text:p>NA</text:p>
          </table:table-cell>
          <table:table-cell office:value-type="float" office:value="23056130" table:style-name="ce2">
            <text:p>23056130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6-71-344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Rusted</text:p>
          </table:table-cell>
          <table:table-cell table:number-columns-repeated="16377"/>
        </table:table-row>
        <table:table-row table:style-name="ro1">
          <table:table-cell office:value-type="date" office:date-value="2023-08-02T00:00:00" table:style-name="ce1">
            <text:p>2023-08-02</text:p>
          </table:table-cell>
          <table:table-cell office:value-type="float" office:value="101850" table:style-name="ce2">
            <text:p>101850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32550" table:style-name="ce2">
            <text:p>32550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NCR 7845</text:p>
          </table:table-cell>
          <table:table-cell table:number-columns-repeated="16377"/>
        </table:table-row>
        <table:table-row table:style-name="ro1">
          <table:table-cell office:value-type="date" office:date-value="2023-08-03T00:00:00" table:style-name="ce1">
            <text:p>2023-08-03</text:p>
          </table:table-cell>
          <table:table-cell office:value-type="float" office:value="70943" table:style-name="ce2">
            <text:p>70943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2909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<text:s/>NCR#11804 - CORROSION AND DEEP PITTING</text:p>
          </table:table-cell>
          <table:table-cell table:number-columns-repeated="16377"/>
        </table:table-row>
        <table:table-row table:style-name="ro1">
          <table:table-cell office:value-type="date" office:date-value="2023-08-03T00:00:00" table:style-name="ce1">
            <text:p>2023-08-03</text:p>
          </table:table-cell>
          <table:table-cell office:value-type="string" table:style-name="ce2">
            <text:p>WO-14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107 SCRAP FROM LAFAYETTE</text:p>
          </table:table-cell>
          <table:table-cell table:number-columns-repeated="16377"/>
        </table:table-row>
        <table:table-row table:style-name="ro1">
          <table:table-cell office:value-type="date" office:date-value="2023-08-11T00:00:00" table:style-name="ce1">
            <text:p>2023-08-11</text:p>
          </table:table-cell>
          <table:table-cell office:value-type="string" table:style-name="ce2">
            <text:p>NA</text:p>
          </table:table-cell>
          <table:table-cell office:value-type="float" office:value="23008020" table:style-name="ce2">
            <text:p>23008020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DJ5896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| CAE-831620 | CAG-34737 Corrosion</text:p>
          </table:table-cell>
          <table:table-cell table:number-columns-repeated="16377"/>
        </table:table-row>
        <table:table-row table:style-name="ro1">
          <table:table-cell office:value-type="date" office:date-value="2023-08-11T00:00:00" table:style-name="ce1">
            <text:p>2023-08-11</text:p>
          </table:table-cell>
          <table:table-cell office:value-type="string" table:style-name="ce2">
            <text:p>NA</text:p>
          </table:table-cell>
          <table:table-cell office:value-type="float" office:value="23008020" table:style-name="ce2">
            <text:p>23008020</text:p>
          </table:table-cell>
          <table:table-cell office:value-type="string" table:style-name="ce3">
            <text:p>Turbine Tie Bolt</text:p>
          </table:table-cell>
          <table:table-cell office:value-type="string" table:style-name="ce2">
            <text:p>DJ5935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| CAE-830248 | CAC-33251 Corrosion</text:p>
          </table:table-cell>
          <table:table-cell table:number-columns-repeated="16377"/>
        </table:table-row>
        <table:table-row table:style-name="ro1">
          <table:table-cell office:value-type="date" office:date-value="2023-08-14T00:00:00" table:style-name="ce1">
            <text:p>2023-08-14</text:p>
          </table:table-cell>
          <table:table-cell office:value-type="float" office:value="122492" table:style-name="ce2">
            <text:p>122492</text:p>
          </table:table-cell>
          <table:table-cell office:value-type="float" office:value="6842657" table:style-name="ce2">
            <text:p>6842657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UH1852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PER NCR 10166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0943" table:style-name="ce2">
            <text:p>70943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2909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11804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371" table:style-name="ce2">
            <text:p>71371</text:p>
          </table:table-cell>
          <table:table-cell office:value-type="float" office:value="23031260" table:style-name="ce2">
            <text:p>23031260</text:p>
          </table:table-cell>
          <table:table-cell office:value-type="string" table:style-name="ce3">
            <text:p>COMBUSTION CASE</text:p>
          </table:table-cell>
          <table:table-cell office:value-type="float" office:value="37889" table:style-name="ce2">
            <text:p>378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LOCALLY(LAFAYETTE), NCR 11812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465" table:style-name="ce2">
            <text:p>71465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578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493" table:style-name="ce2">
            <text:p>71493</text:p>
          </table:table-cell>
          <table:table-cell office:value-type="float" office:value="6851531" table:style-name="ce2">
            <text:p>6851531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ER570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11801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567" table:style-name="ce2">
            <text:p>71567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84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11805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588" table:style-name="ce2">
            <text:p>71588</text:p>
          </table:table-cell>
          <table:table-cell office:value-type="float" office:value="6871486" table:style-name="ce2">
            <text:p>6871486</text:p>
          </table:table-cell>
          <table:table-cell office:value-type="string" table:style-name="ce3">
            <text:p>COMBUSTION LINER</text:p>
          </table:table-cell>
          <table:table-cell office:value-type="string" table:style-name="ce2">
            <text:p>CAL84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LOCALLY(LAFAYETTE),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604" table:style-name="ce2">
            <text:p>71604</text:p>
          </table:table-cell>
          <table:table-cell office:value-type="float" office:value="6879867" table:style-name="ce2">
            <text:p>6879867</text:p>
          </table:table-cell>
          <table:table-cell office:value-type="string" table:style-name="ce3">
            <text:p># 3 TURBINE NOZZLE</text:p>
          </table:table-cell>
          <table:table-cell office:value-type="string" table:style-name="ce2">
            <text:p>C2924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11809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71665" table:style-name="ce2">
            <text:p>71665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10278" table:style-name="ce2">
            <text:p>102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LOCALLY(LAFAYETTE), NCR 11816</text:p>
          </table:table-cell>
          <table:table-cell table:number-columns-repeated="16377"/>
        </table:table-row>
        <table:table-row table:style-name="ro1">
          <table:table-cell office:value-type="date" office:date-value="2023-08-16T00:00:00" table:style-name="ce1">
            <text:p>2023-08-16</text:p>
          </table:table-cell>
          <table:table-cell office:value-type="float" office:value="122627" table:style-name="ce2">
            <text:p>122627</text:p>
          </table:table-cell>
          <table:table-cell office:value-type="string" table:style-name="ce2">
            <text:p>M250-10075</text:p>
          </table:table-cell>
          <table:table-cell office:value-type="string" table:style-name="ce3">
            <text:p>TM HELICAL GEARSHAFT</text:p>
          </table:table-cell>
          <table:table-cell office:value-type="string" table:style-name="ce2">
            <text:p>UT1909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10164</text:p>
          </table:table-cell>
          <table:table-cell table:number-columns-repeated="16377"/>
        </table:table-row>
        <table:table-row table:style-name="ro1">
          <table:table-cell office:value-type="date" office:date-value="2023-08-21T00:00:00" table:style-name="ce1">
            <text:p>2023-08-21</text:p>
          </table:table-cell>
          <table:table-cell office:value-type="float" office:value="71493" table:style-name="ce2">
            <text:p>71493</text:p>
          </table:table-cell>
          <table:table-cell office:value-type="float" office:value="6851531" table:style-name="ce2">
            <text:p>6851531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er570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 11801</text:p>
          </table:table-cell>
          <table:table-cell table:number-columns-repeated="16377"/>
        </table:table-row>
        <table:table-row table:style-name="ro1">
          <table:table-cell office:value-type="date" office:date-value="2023-08-21T00:00:00" table:style-name="ce1">
            <text:p>2023-08-21</text:p>
          </table:table-cell>
          <table:table-cell office:value-type="string" table:style-name="ce2">
            <text:p>NA</text:p>
          </table:table-cell>
          <table:table-cell office:value-type="float" office:value="6886407" table:style-name="ce2">
            <text:p>6886407</text:p>
          </table:table-cell>
          <table:table-cell office:value-type="string" table:style-name="ce3">
            <text:p>#1 TURBINE WHEEL</text:p>
          </table:table-cell>
          <table:table-cell office:value-type="string" table:style-name="ce2">
            <text:p>X995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7 CAT-23617 TIMED OUT WHEELS</text:p>
          </table:table-cell>
          <table:table-cell table:number-columns-repeated="16377"/>
        </table:table-row>
        <table:table-row table:style-name="ro1">
          <table:table-cell office:value-type="date" office:date-value="2023-08-21T00:00:00" table:style-name="ce1">
            <text:p>2023-08-21</text:p>
          </table:table-cell>
          <table:table-cell office:value-type="string" table:style-name="ce2">
            <text:p>NA</text:p>
          </table:table-cell>
          <table:table-cell office:value-type="float" office:value="6898782" table:style-name="ce2">
            <text:p>6898782</text:p>
          </table:table-cell>
          <table:table-cell office:value-type="string" table:style-name="ce3">
            <text:p>#2 TURBINE WHEEL</text:p>
          </table:table-cell>
          <table:table-cell office:value-type="string" table:style-name="ce2">
            <text:p>HX8564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7 CAT-23617 TIMED OUT WHEELS</text:p>
          </table:table-cell>
          <table:table-cell table:number-columns-repeated="16377"/>
        </table:table-row>
        <table:table-row table:style-name="ro1">
          <table:table-cell office:value-type="date" office:date-value="2023-08-22T00:00:00" table:style-name="ce1">
            <text:p>2023-08-22</text:p>
          </table:table-cell>
          <table:table-cell office:value-type="string" table:style-name="ce2">
            <text:p>NA</text:p>
          </table:table-cell>
          <table:table-cell office:value-type="float" office:value="23054163" table:style-name="ce2">
            <text:p>23054163</text:p>
          </table:table-cell>
          <table:table-cell office:value-type="string" table:style-name="ce3">
            <text:p>N1 PICK UP ASSY</text:p>
          </table:table-cell>
          <table:table-cell office:value-type="string" table:style-name="ce2">
            <text:p>SNA9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70 UNSERVICEABLE INSULATOR DAMAGEED</text:p>
          </table:table-cell>
          <table:table-cell table:number-columns-repeated="16377"/>
        </table:table-row>
        <table:table-row table:style-name="ro1">
          <table:table-cell office:value-type="date" office:date-value="2023-08-22T00:00:00" table:style-name="ce1">
            <text:p>2023-08-22</text:p>
          </table:table-cell>
          <table:table-cell office:value-type="string" table:style-name="ce2">
            <text:p>NA</text:p>
          </table:table-cell>
          <table:table-cell office:value-type="float" office:value="23054163" table:style-name="ce2">
            <text:p>23054163</text:p>
          </table:table-cell>
          <table:table-cell office:value-type="string" table:style-name="ce3">
            <text:p>N1 PICK UP ASSY</text:p>
          </table:table-cell>
          <table:table-cell office:value-type="string" table:style-name="ce2">
            <text:p>SNB00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77 UNSERVICEABLE INSULATOR DAMAGEED</text:p>
          </table:table-cell>
          <table:table-cell table:number-columns-repeated="16377"/>
        </table:table-row>
        <table:table-row table:style-name="ro1">
          <table:table-cell office:value-type="date" office:date-value="2023-08-24T00:00:00" table:style-name="ce1">
            <text:p>2023-08-24</text:p>
          </table:table-cell>
          <table:table-cell office:value-type="float" office:value="71663" table:style-name="ce2">
            <text:p>71663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84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LOCALLY LAFAYETTE, NCR# 11826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float" office:value="84409" table:style-name="ce2">
            <text:p>84409</text:p>
          </table:table-cell>
          <table:table-cell office:value-type="float" office:value="23066731" table:style-name="ce2">
            <text:p>23066731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mk34978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float" office:value="89474" table:style-name="ce2">
            <text:p>89474</text:p>
          </table:table-cell>
          <table:table-cell office:value-type="float" office:value="23088840" table:style-name="ce2">
            <text:p>2308884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4233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float" office:value="122483" table:style-name="ce2">
            <text:p>122483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6370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70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float" office:value="122639" table:style-name="ce2">
            <text:p>122639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7083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69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string" table:style-name="ce2">
            <text:p>NA</text:p>
          </table:table-cell>
          <table:table-cell office:value-type="float" office:value="23034927" table:style-name="ce2">
            <text:p>23034927</text:p>
          </table:table-cell>
          <table:table-cell office:value-type="string" table:style-name="ce3">
            <text:p>THERMOCOUPLE ASSY, TURBINE</text:p>
          </table:table-cell>
          <table:table-cell office:value-type="string" table:style-name="ce2">
            <text:p>FF44489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3195 CAT-90182</text:p>
          </table:table-cell>
          <table:table-cell table:number-columns-repeated="16377"/>
        </table:table-row>
        <table:table-row table:style-name="ro1">
          <table:table-cell office:value-type="date" office:date-value="2023-08-28T00:00:00" table:style-name="ce1">
            <text:p>2023-08-28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70811-P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GR4220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08-31T00:00:00" table:style-name="ce1">
            <text:p>2023-08-31</text:p>
          </table:table-cell>
          <table:table-cell office:value-type="float" office:value="122851" table:style-name="ce2">
            <text:p>122851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62915" table:style-name="ce2">
            <text:p>629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175</text:p>
          </table:table-cell>
          <table:table-cell table:number-columns-repeated="16377"/>
        </table:table-row>
        <table:table-row table:style-name="ro1">
          <table:table-cell office:value-type="date" office:date-value="2023-08-31T00:00:00" table:style-name="ce1">
            <text:p>2023-08-31</text:p>
          </table:table-cell>
          <table:table-cell office:value-type="float" office:value="122853" table:style-name="ce2">
            <text:p>122853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102638" table:style-name="ce2">
            <text:p>1026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177</text:p>
          </table:table-cell>
          <table:table-cell table:number-columns-repeated="16377"/>
        </table:table-row>
        <table:table-row table:style-name="ro1">
          <table:table-cell office:value-type="date" office:date-value="2023-09-01T00:00:00" table:style-name="ce1">
            <text:p>2023-09-01</text:p>
          </table:table-cell>
          <table:table-cell office:value-type="float" office:value="122753" table:style-name="ce2">
            <text:p>122753</text:p>
          </table:table-cell>
          <table:table-cell office:value-type="float" office:value="23059576" table:style-name="ce2">
            <text:p>2305957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7377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73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454" table:style-name="ce2">
            <text:p>122454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72261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89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535" table:style-name="ce2">
            <text:p>122535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7087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80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641" table:style-name="ce2">
            <text:p>122641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69490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79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645" table:style-name="ce2">
            <text:p>122645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63563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84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717" table:style-name="ce2">
            <text:p>122717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D ADAPTER</text:p>
          </table:table-cell>
          <table:table-cell office:value-type="string" table:style-name="ce2">
            <text:p>UT26369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PER NCR 10192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float" office:value="122935" table:style-name="ce2">
            <text:p>122935</text:p>
          </table:table-cell>
          <table:table-cell office:value-type="float" office:value="23034601" table:style-name="ce2">
            <text:p>23034601</text:p>
          </table:table-cell>
          <table:table-cell office:value-type="string" table:style-name="ce3">
            <text:p>Nozzle Oil Pinion</text:p>
          </table:table-cell>
          <table:table-cell office:value-type="string" table:style-name="ce2">
            <text:p>LD42403</text:p>
          </table:table-cell>
          <table:table-cell office:value-type="string" table:style-name="ce2">
            <text:p>AA</text:p>
          </table:table-cell>
          <table:table-cell office:value-type="string" table:style-name="ce6">
            <text:p>BER, 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2909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102 CAE802440AF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INVENTORY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6893037" table:style-name="ce2">
            <text:p>6893037</text:p>
          </table:table-cell>
          <table:table-cell office:value-type="string" table:style-name="ce3">
            <text:p>FILTE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66 - CAE295606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23004554" table:style-name="ce2">
            <text:p>23004554</text:p>
          </table:table-cell>
          <table:table-cell office:value-type="string" table:style-name="ce3">
            <text:p>BEARING TM</text:p>
          </table:table-cell>
          <table:table-cell office:value-type="string" table:style-name="ce2">
            <text:p>MP00897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105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23033729" table:style-name="ce2">
            <text:p>23033729</text:p>
          </table:table-cell>
          <table:table-cell office:value-type="string" table:style-name="ce3">
            <text:p>COUPLING</text:p>
          </table:table-cell>
          <table:table-cell office:value-type="float" office:value="293632" table:style-name="ce2">
            <text:p>29363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66 - CAE295606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23034927" table:style-name="ce2">
            <text:p>23034927</text:p>
          </table:table-cell>
          <table:table-cell office:value-type="string" table:style-name="ce3">
            <text:p>THERMOCOUPLE ASSY, TURBINE</text:p>
          </table:table-cell>
          <table:table-cell office:value-type="string" table:style-name="ce2">
            <text:p>FF444508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28 CAT-97903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float" office:value="23035105" table:style-name="ce2">
            <text:p>23035105</text:p>
          </table:table-cell>
          <table:table-cell office:value-type="string" table:style-name="ce3">
            <text:p>OIL FILTER HOUSING</text:p>
          </table:table-cell>
          <table:table-cell office:value-type="float" office:value="29144" table:style-name="ce2">
            <text:p>2914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79 CAG-95919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41-001</text:p>
          </table:table-cell>
          <table:table-cell office:value-type="string" table:style-name="ce3">
            <text:p>AFT HOUSING</text:p>
          </table:table-cell>
          <table:table-cell office:value-type="string" table:style-name="ce2">
            <text:p>B-1261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INVENTORY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06-040-268-001</text:p>
          </table:table-cell>
          <table:table-cell office:value-type="string" table:style-name="ce3">
            <text:p>F/W CAP ASSY</text:p>
          </table:table-cell>
          <table:table-cell office:value-type="string" table:style-name="ce2">
            <text:p>B-542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*** SCRAP IAW NCR9045 ***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079637-1</text:p>
          </table:table-cell>
          <table:table-cell office:value-type="string" table:style-name="ce3">
            <text:p>COUPLING ADAPTER</text:p>
          </table:table-cell>
          <table:table-cell office:value-type="string" table:style-name="ce2">
            <text:p>GK52782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105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36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X6414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80 RRE-200608 RRT-11613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237</text:p>
          </table:table-cell>
          <table:table-cell office:value-type="string" table:style-name="ce3">
            <text:p>2ND STG WHEEL</text:p>
          </table:table-cell>
          <table:table-cell office:value-type="string" table:style-name="ce2">
            <text:p>X62211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80 RRE-200608 RRT-11613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81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63603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80 RRE-200608 RRT-11613</text:p>
          </table:table-cell>
          <table:table-cell table:number-columns-repeated="16377"/>
        </table:table-row>
        <table:table-row table:style-name="ro1">
          <table:table-cell office:value-type="date" office:date-value="2023-09-05T00:00:00" table:style-name="ce1">
            <text:p>2023-09-05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RR30000494</text:p>
          </table:table-cell>
          <table:table-cell office:value-type="string" table:style-name="ce3">
            <text:p>4TH STG WHEEL</text:p>
          </table:table-cell>
          <table:table-cell office:value-type="string" table:style-name="ce2">
            <text:p>X6516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I80 RRE-200608 RRT-11613</text:p>
          </table:table-cell>
          <table:table-cell table:number-columns-repeated="16377"/>
        </table:table-row>
        <table:table-row table:style-name="ro1">
          <table:table-cell office:value-type="date" office:date-value="2023-09-06T00:00:00" table:style-name="ce1">
            <text:p>2023-09-06</text:p>
          </table:table-cell>
          <table:table-cell office:value-type="string" table:style-name="ce2">
            <text:p>NA</text:p>
          </table:table-cell>
          <table:table-cell office:value-type="float" office:value="6898835" table:style-name="ce2">
            <text:p>6898835</text:p>
          </table:table-cell>
          <table:table-cell office:value-type="string" table:style-name="ce3">
            <text:p>GEARSHAFT, HELICAL &amp; SPU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79 CAG-95919 MAJOR PITTING ON SHAFT</text:p>
          </table:table-cell>
          <table:table-cell table:number-columns-repeated="16377"/>
        </table:table-row>
        <table:table-row table:style-name="ro1">
          <table:table-cell office:value-type="date" office:date-value="2023-09-06T00:00:00" table:style-name="ce1">
            <text:p>2023-09-06</text:p>
          </table:table-cell>
          <table:table-cell office:value-type="string" table:style-name="ce2">
            <text:p>NA</text:p>
          </table:table-cell>
          <table:table-cell office:value-type="float" office:value="23007246" table:style-name="ce2">
            <text:p>23007246</text:p>
          </table:table-cell>
          <table:table-cell office:value-type="string" table:style-name="ce3">
            <text:p>77 TEETH IDLER GEAR</text:p>
          </table:table-cell>
          <table:table-cell office:value-type="string" table:style-name="ce2">
            <text:p>799-9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79 CAG-95919 HUGE STEP ON TEETH</text:p>
          </table:table-cell>
          <table:table-cell table:number-columns-repeated="16377"/>
        </table:table-row>
        <table:table-row table:style-name="ro1">
          <table:table-cell office:value-type="date" office:date-value="2023-09-07T00:00:00" table:style-name="ce1">
            <text:p>2023-09-07</text:p>
          </table:table-cell>
          <table:table-cell office:value-type="string" table:style-name="ce2">
            <text:p>NA</text:p>
          </table:table-cell>
          <table:table-cell office:value-type="float" office:value="6826835" table:style-name="ce2">
            <text:p>6826835</text:p>
          </table:table-cell>
          <table:table-cell office:value-type="string" table:style-name="ce3">
            <text:p>PT IDLER GEAR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79 CAG-95919 PITTING/CORROSION ALL OVER</text:p>
          </table:table-cell>
          <table:table-cell table:number-columns-repeated="16377"/>
        </table:table-row>
        <table:table-row table:style-name="ro1">
          <table:table-cell office:value-type="date" office:date-value="2023-09-07T00:00:00" table:style-name="ce1">
            <text:p>2023-09-07</text:p>
          </table:table-cell>
          <table:table-cell office:value-type="string" table:style-name="ce2">
            <text:p>NA</text:p>
          </table:table-cell>
          <table:table-cell office:value-type="float" office:value="23035105" table:style-name="ce2">
            <text:p>23035105</text:p>
          </table:table-cell>
          <table:table-cell office:value-type="string" table:style-name="ce3">
            <text:p>OIL FILTER HOUSING</text:p>
          </table:table-cell>
          <table:table-cell office:value-type="float" office:value="29134" table:style-name="ce2">
            <text:p>2913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2 | 23035179 CAG-95919 PITTING/CORROSION ALL OVER</text:p>
          </table:table-cell>
          <table:table-cell table:number-columns-repeated="16377"/>
        </table:table-row>
        <table:table-row table:style-name="ro1">
          <table:table-cell office:value-type="date" office:date-value="2023-09-11T00:00:00" table:style-name="ce1">
            <text:p>2023-09-11</text:p>
          </table:table-cell>
          <table:table-cell office:value-type="float" office:value="120607" table:style-name="ce2">
            <text:p>120607</text:p>
          </table:table-cell>
          <table:table-cell office:value-type="string" table:style-name="ce2">
            <text:p>365A31111604</text:p>
          </table:table-cell>
          <table:table-cell office:value-type="string" table:style-name="ce3">
            <text:p>LOWER LINK</text:p>
          </table:table-cell>
          <table:table-cell office:value-type="string" table:style-name="ce2">
            <text:p>SD1652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9-11T00:00:00" table:style-name="ce1">
            <text:p>2023-09-11</text:p>
          </table:table-cell>
          <table:table-cell office:value-type="float" office:value="120643" table:style-name="ce2">
            <text:p>120643</text:p>
          </table:table-cell>
          <table:table-cell office:value-type="string" table:style-name="ce2">
            <text:p>3665A31111604</text:p>
          </table:table-cell>
          <table:table-cell office:value-type="string" table:style-name="ce3">
            <text:p>LOWER LINK</text:p>
          </table:table-cell>
          <table:table-cell office:value-type="string" table:style-name="ce2">
            <text:p>SD192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9-11T00:00:00" table:style-name="ce1">
            <text:p>2023-09-11</text:p>
          </table:table-cell>
          <table:table-cell office:value-type="float" office:value="120644" table:style-name="ce2">
            <text:p>120644</text:p>
          </table:table-cell>
          <table:table-cell office:value-type="string" table:style-name="ce2">
            <text:p>365A31111504</text:p>
          </table:table-cell>
          <table:table-cell office:value-type="string" table:style-name="ce3">
            <text:p>UPPER LINK SCISSOR</text:p>
          </table:table-cell>
          <table:table-cell office:value-type="string" table:style-name="ce2">
            <text:p>M3523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3-09-11T00:00:00" table:style-name="ce1">
            <text:p>2023-09-11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6843360-1</text:p>
          </table:table-cell>
          <table:table-cell office:value-type="string" table:style-name="ce3">
            <text:p>BRG CAGE</text:p>
          </table:table-cell>
          <table:table-cell office:value-type="string" table:style-name="ce2">
            <text:p>NA(Qty 13)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SCRAPPED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773" table:style-name="ce2">
            <text:p>122773</text:p>
          </table:table-cell>
          <table:table-cell office:value-type="float" office:value="23053299" table:style-name="ce2">
            <text:p>23053299</text:p>
          </table:table-cell>
          <table:table-cell office:value-type="string" table:style-name="ce3">
            <text:p>1ST STG WHEEL</text:p>
          </table:table-cell>
          <table:table-cell office:value-type="string" table:style-name="ce2">
            <text:p>X5829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88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790" table:style-name="ce2">
            <text:p>122790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</text:p>
          </table:table-cell>
          <table:table-cell office:value-type="string" table:style-name="ce2">
            <text:p>UT27031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10197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792" table:style-name="ce2">
            <text:p>122792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</text:p>
          </table:table-cell>
          <table:table-cell office:value-type="string" table:style-name="ce2">
            <text:p>UT26945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10199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851" table:style-name="ce2">
            <text:p>122851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62915" table:style-name="ce2">
            <text:p>6291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75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852" table:style-name="ce2">
            <text:p>122852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SPLINED ADAPTER</text:p>
          </table:table-cell>
          <table:table-cell office:value-type="float" office:value="66539" table:style-name="ce2">
            <text:p>665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93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853" table:style-name="ce2">
            <text:p>122853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102638" table:style-name="ce2">
            <text:p>1026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77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874" table:style-name="ce2">
            <text:p>122874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 FITT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78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2940" table:style-name="ce2">
            <text:p>122940</text:p>
          </table:table-cell>
          <table:table-cell office:value-type="float" office:value="23072099" table:style-name="ce2">
            <text:p>23072099</text:p>
          </table:table-cell>
          <table:table-cell office:value-type="string" table:style-name="ce3">
            <text:p>SPLINED ADAPTER</text:p>
          </table:table-cell>
          <table:table-cell office:value-type="float" office:value="263139" table:style-name="ce2">
            <text:p>2631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90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3002" table:style-name="ce2">
            <text:p>123002</text:p>
          </table:table-cell>
          <table:table-cell office:value-type="float" office:value="6889069" table:style-name="ce2">
            <text:p>6889069</text:p>
          </table:table-cell>
          <table:table-cell office:value-type="string" table:style-name="ce3">
            <text:p>coupling pinion gear</text:p>
          </table:table-cell>
          <table:table-cell office:value-type="float" office:value="58880" table:style-name="ce2">
            <text:p>5888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194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3020" table:style-name="ce2">
            <text:p>123020</text:p>
          </table:table-cell>
          <table:table-cell office:value-type="float" office:value="3008179" table:style-name="ce2">
            <text:p>3008179</text:p>
          </table:table-cell>
          <table:table-cell office:value-type="string" table:style-name="ce3">
            <text:p>TACH DRIVE ACCESSORY BEVEL GEARSHAFT</text:p>
          </table:table-cell>
          <table:table-cell office:value-type="string" table:style-name="ce2">
            <text:p>FN075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PER NCR 10202</text:p>
          </table:table-cell>
          <table:table-cell table:number-columns-repeated="16377"/>
        </table:table-row>
        <table:table-row table:style-name="ro1">
          <table:table-cell office:value-type="date" office:date-value="2023-09-13T00:00:00" table:style-name="ce1">
            <text:p>2023-09-13</text:p>
          </table:table-cell>
          <table:table-cell office:value-type="float" office:value="123050" table:style-name="ce2">
            <text:p>123050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 FITTING</text:p>
          </table:table-cell>
          <table:table-cell office:value-type="string" table:style-name="ce2">
            <text:p>CAI127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AP NCR# 10200</text:p>
          </table:table-cell>
          <table:table-cell table:number-columns-repeated="16377"/>
        </table:table-row>
        <table:table-row table:style-name="ro1">
          <table:table-cell office:value-type="date" office:date-value="2023-09-25T00:00:00" table:style-name="ce1">
            <text:p>2023-09-25</text:p>
          </table:table-cell>
          <table:table-cell office:value-type="float" office:value="71972" table:style-name="ce2">
            <text:p>71972</text:p>
          </table:table-cell>
          <table:table-cell office:value-type="float" office:value="23057160" table:style-name="ce2">
            <text:p>23057160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E417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AP, NCR#11854.</text:p>
          </table:table-cell>
          <table:table-cell table:number-columns-repeated="16377"/>
        </table:table-row>
        <table:table-row table:style-name="ro1">
          <table:table-cell office:value-type="date" office:date-value="2023-09-25T00:00:00" table:style-name="ce1">
            <text:p>2023-09-25</text:p>
          </table:table-cell>
          <table:table-cell office:value-type="float" office:value="123129" table:style-name="ce2">
            <text:p>123129</text:p>
          </table:table-cell>
          <table:table-cell office:value-type="float" office:value="23071313" table:style-name="ce2">
            <text:p>23071313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10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211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71823" table:style-name="ce2">
            <text:p>71823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843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PLATE THICKNESS IS BELOW MIN NCR#11850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122150" table:style-name="ce2">
            <text:p>122150</text:p>
          </table:table-cell>
          <table:table-cell office:value-type="float" office:value="23035136" table:style-name="ce2">
            <text:p>23035136</text:p>
          </table:table-cell>
          <table:table-cell office:value-type="string" table:style-name="ce3">
            <text:p>TIE BOLT</text:p>
          </table:table-cell>
          <table:table-cell office:value-type="float" office:value="43614" table:style-name="ce2">
            <text:p>436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213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123132" table:style-name="ce2">
            <text:p>123132</text:p>
          </table:table-cell>
          <table:table-cell office:value-type="float" office:value="23037446" table:style-name="ce2">
            <text:p>23037446</text:p>
          </table:table-cell>
          <table:table-cell office:value-type="string" table:style-name="ce3">
            <text:p>PT ROTATING LAB SEAL</text:p>
          </table:table-cell>
          <table:table-cell office:value-type="string" table:style-name="ce2">
            <text:p>CAI1277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EAL UNDERSIZED NCR#10206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123139" table:style-name="ce2">
            <text:p>123139</text:p>
          </table:table-cell>
          <table:table-cell office:value-type="float" office:value="23076252" table:style-name="ce2">
            <text:p>2307625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NN50265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204 SPALLING ON CONTACT FACES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123140" table:style-name="ce2">
            <text:p>123140</text:p>
          </table:table-cell>
          <table:table-cell office:value-type="float" office:value="23079106" table:style-name="ce2">
            <text:p>23079106</text:p>
          </table:table-cell>
          <table:table-cell office:value-type="string" table:style-name="ce3">
            <text:p>IDLER &amp; CENTRUFUGAL</text:p>
          </table:table-cell>
          <table:table-cell office:value-type="float" office:value="29456" table:style-name="ce2">
            <text:p>2945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205 SPALLING ON CONTACT FACES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float" office:value="123220" table:style-name="ce2">
            <text:p>123220</text:p>
          </table:table-cell>
          <table:table-cell office:value-type="float" office:value="23035275" table:style-name="ce2">
            <text:p>23035275</text:p>
          </table:table-cell>
          <table:table-cell office:value-type="string" table:style-name="ce3">
            <text:p>TUBE FITTING</text:p>
          </table:table-cell>
          <table:table-cell office:value-type="string" table:style-name="ce2">
            <text:p>CAI1278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14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string" table:style-name="ce2">
            <text:p>L286430</text:p>
          </table:table-cell>
          <table:table-cell office:value-type="float" office:value="6887761" table:style-name="ce2">
            <text:p>6887761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1355J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FAILED TEMP CHECK - SAL</text:p>
          </table:table-cell>
          <table:table-cell table:number-columns-repeated="16377"/>
        </table:table-row>
        <table:table-row table:style-name="ro1">
          <table:table-cell office:value-type="date" office:date-value="2023-09-26T00:00:00" table:style-name="ce1">
            <text:p>2023-09-26</text:p>
          </table:table-cell>
          <table:table-cell office:value-type="string" table:style-name="ce2">
            <text:p>L286431</text:p>
          </table:table-cell>
          <table:table-cell office:value-type="float" office:value="23034927" table:style-name="ce2">
            <text:p>23034927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33010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HEATH WORN BEYOND LIMIT - SAL</text:p>
          </table:table-cell>
          <table:table-cell table:number-columns-repeated="16377"/>
        </table:table-row>
        <table:table-row table:style-name="ro1">
          <table:table-cell office:value-type="date" office:date-value="2023-09-27T00:00:00" table:style-name="ce1">
            <text:p>2023-09-27</text:p>
          </table:table-cell>
          <table:table-cell office:value-type="string" table:style-name="ce2">
            <text:p>L285872</text:p>
          </table:table-cell>
          <table:table-cell office:value-type="float" office:value="23004963" table:style-name="ce2">
            <text:p>23004963</text:p>
          </table:table-cell>
          <table:table-cell office:value-type="string" table:style-name="ce3">
            <text:p>harnes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AL NCR</text:p>
          </table:table-cell>
          <table:table-cell table:number-columns-repeated="16377"/>
        </table:table-row>
        <table:table-row table:style-name="ro1">
          <table:table-cell office:value-type="date" office:date-value="2023-09-27T00:00:00" table:style-name="ce1">
            <text:p>2023-09-27</text:p>
          </table:table-cell>
          <table:table-cell office:value-type="string" table:style-name="ce2">
            <text:p>l285873</text:p>
          </table:table-cell>
          <table:table-cell office:value-type="float" office:value="23050888" table:style-name="ce2">
            <text:p>23050888</text:p>
          </table:table-cell>
          <table:table-cell office:value-type="string" table:style-name="ce3">
            <text:p>harnes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AL NCR</text:p>
          </table:table-cell>
          <table:table-cell table:number-columns-repeated="16377"/>
        </table:table-row>
        <table:table-row table:style-name="ro1">
          <table:table-cell office:value-type="date" office:date-value="2023-09-27T00:00:00" table:style-name="ce1">
            <text:p>2023-09-27</text:p>
          </table:table-cell>
          <table:table-cell office:value-type="string" table:style-name="ce2">
            <text:p>L285918</text:p>
          </table:table-cell>
          <table:table-cell office:value-type="float" office:value="6870855" table:style-name="ce2">
            <text:p>6870855</text:p>
          </table:table-cell>
          <table:table-cell office:value-type="string" table:style-name="ce3">
            <text:p>SPARK IGNITER ASSY</text:p>
          </table:table-cell>
          <table:table-cell office:value-type="string" table:style-name="ce2">
            <text:p>N372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AL NCR</text:p>
          </table:table-cell>
          <table:table-cell table:number-columns-repeated="16377"/>
        </table:table-row>
        <table:table-row table:style-name="ro1">
          <table:table-cell office:value-type="date" office:date-value="2023-10-02T00:00:00" table:style-name="ce1">
            <text:p>2023-10-02</text:p>
          </table:table-cell>
          <table:table-cell office:value-type="float" office:value="68593" table:style-name="ce2">
            <text:p>68593</text:p>
          </table:table-cell>
          <table:table-cell office:value-type="float" office:value="23007189" table:style-name="ce2">
            <text:p>23007189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PF4295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1787</text:p>
          </table:table-cell>
          <table:table-cell table:number-columns-repeated="16377"/>
        </table:table-row>
        <table:table-row table:style-name="ro1">
          <table:table-cell office:value-type="date" office:date-value="2023-10-02T00:00:00" table:style-name="ce1">
            <text:p>2023-10-02</text:p>
          </table:table-cell>
          <table:table-cell office:value-type="float" office:value="71396" table:style-name="ce2">
            <text:p>71396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float" office:value="12020" table:style-name="ce2">
            <text:p>120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1784</text:p>
          </table:table-cell>
          <table:table-cell table:number-columns-repeated="16377"/>
        </table:table-row>
        <table:table-row table:style-name="ro1">
          <table:table-cell office:value-type="date" office:date-value="2023-10-02T00:00:00" table:style-name="ce1">
            <text:p>2023-10-02</text:p>
          </table:table-cell>
          <table:table-cell office:value-type="float" office:value="71432" table:style-name="ce2">
            <text:p>71432</text:p>
          </table:table-cell>
          <table:table-cell office:value-type="float" office:value="23061922" table:style-name="ce2">
            <text:p>23061922</text:p>
          </table:table-cell>
          <table:table-cell office:value-type="string" table:style-name="ce3">
            <text:p>#4 NOZZLE</text:p>
          </table:table-cell>
          <table:table-cell office:value-type="string" table:style-name="ce2">
            <text:p>X3166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10219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7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37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2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1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88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87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78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81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89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1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2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6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3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99 CEB-A-1370</text:p>
          </table:table-cell>
          <table:table-cell table:number-columns-repeated="16377"/>
        </table:table-row>
        <table:table-row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0 CEB-A-1370</text:p>
          </table:table-cell>
          <table:table-cell table:number-columns-repeated="16377"/>
        </table:table-row>
        <table:table-row table:number-rows-repeated="3" table:style-name="ro1">
          <table:table-cell office:value-type="date" office:date-value="2023-10-03T00:00:00" table:style-name="ce1">
            <text:p>2023-10-03</text:p>
          </table:table-cell>
          <table:table-cell office:value-type="string" table:style-name="ce2">
            <text:p>N/A</text:p>
          </table:table-cell>
          <table:table-cell office:value-type="float" office:value="6890040" table:style-name="ce2">
            <text:p>6890040</text:p>
          </table:table-cell>
          <table:table-cell office:value-type="string" table:style-name="ce3">
            <text:p>#1 NOZZLE SHIE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A-1370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float" office:value="72079" table:style-name="ce2">
            <text:p>72079</text:p>
          </table:table-cell>
          <table:table-cell office:value-type="float" office:value="23032327" table:style-name="ce2">
            <text:p>23032327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44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866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float" office:value="123326" table:style-name="ce2">
            <text:p>123326</text:p>
          </table:table-cell>
          <table:table-cell office:value-type="float" office:value="6892285" table:style-name="ce2">
            <text:p>6892285</text:p>
          </table:table-cell>
          <table:table-cell office:value-type="string" table:style-name="ce3">
            <text:p>STARTER GEN GEAR</text:p>
          </table:table-cell>
          <table:table-cell office:value-type="string" table:style-name="ce2">
            <text:p>CAI128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19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6283" table:style-name="ce2">
            <text:p>2628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61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31654" table:style-name="ce2">
            <text:p>3165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5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8774" table:style-name="ce2">
            <text:p>2877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50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4808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88086" table:style-name="ce2">
            <text:p>8808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53572" table:style-name="ce2">
            <text:p>5357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61283" table:style-name="ce2">
            <text:p>6128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0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7513" table:style-name="ce2">
            <text:p>2751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27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315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349860" table:style-name="ce2">
            <text:p>34986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8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49251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60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4F1916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43835" table:style-name="ce2">
            <text:p>438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0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DN8116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25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DD8181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67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D9129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3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38457" table:style-name="ce2">
            <text:p>3845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6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28857" table:style-name="ce2">
            <text:p>2885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62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35777" table:style-name="ce2">
            <text:p>3577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4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77245" table:style-name="ce2">
            <text:p>7724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9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4480" table:style-name="ce2">
            <text:p>448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23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78535" table:style-name="ce2">
            <text:p>7853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64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020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20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8872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8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73913" table:style-name="ce2">
            <text:p>7391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51 CEB-1414</text:p>
          </table:table-cell>
          <table:table-cell table:number-columns-repeated="16377"/>
        </table:table-row>
        <table:table-row table:style-name="ro1">
          <table:table-cell office:value-type="date" office:date-value="2023-10-06T00:00:00" table:style-name="ce1">
            <text:p>2023-10-06</text:p>
          </table:table-cell>
          <table:table-cell office:value-type="string" table:style-name="ce2">
            <text:p>N/A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257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42 CEB-1414</text:p>
          </table:table-cell>
          <table:table-cell table:number-columns-repeated="16377"/>
        </table:table-row>
        <table:table-row table:style-name="ro1">
          <table:table-cell office:value-type="date" office:date-value="2023-10-18T00:00:00" table:style-name="ce1">
            <text:p>2023-10-18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2">
            <text:p>TK</text:p>
          </table:table-cell>
          <table:table-cell office:value-type="string" table:style-name="ce6">
            <text:p>Scrap Bin Emptied #202326291</text:p>
          </table:table-cell>
          <table:table-cell table:number-columns-repeated="16377"/>
        </table:table-row>
        <table:table-row table:style-name="ro1">
          <table:table-cell office:value-type="date" office:date-value="2023-10-20T00:00:00" table:style-name="ce1">
            <text:p>2023-10-20</text:p>
          </table:table-cell>
          <table:table-cell office:value-type="float" office:value="122189" table:style-name="ce2">
            <text:p>122189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4096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10234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24615" table:style-name="ce2">
            <text:p>2461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25367" table:style-name="ce2">
            <text:p>2536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24592" table:style-name="ce2">
            <text:p>2459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42110" table:style-name="ce2">
            <text:p>4211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42425" table:style-name="ce2">
            <text:p>42425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48332" table:style-name="ce2">
            <text:p>4833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37120" table:style-name="ce2">
            <text:p>3712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48421" table:style-name="ce2">
            <text:p>4842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27T00:00:00" table:style-name="ce1">
            <text:p>2023-10-27</text:p>
          </table:table-cell>
          <table:table-cell office:value-type="string" table:style-name="ce2">
            <text:p>N/A</text:p>
          </table:table-cell>
          <table:table-cell office:value-type="float" office:value="23033876" table:style-name="ce2">
            <text:p>23033876</text:p>
          </table:table-cell>
          <table:table-cell office:value-type="string" table:style-name="ce3">
            <text:p>PICOLLO TUBE ; OIL DELIVERY</text:p>
          </table:table-cell>
          <table:table-cell office:value-type="float" office:value="36929" table:style-name="ce2">
            <text:p>3692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 CEB 72-3157 / CEB 72-3193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float" office:value="72078" table:style-name="ce2">
            <text:p>72078</text:p>
          </table:table-cell>
          <table:table-cell office:value-type="float" office:value="23032327" table:style-name="ce2">
            <text:p>23032327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L84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907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float" office:value="123540" table:style-name="ce2">
            <text:p>123540</text:p>
          </table:table-cell>
          <table:table-cell office:value-type="float" office:value="6893673" table:style-name="ce2">
            <text:p>6893673</text:p>
          </table:table-cell>
          <table:table-cell office:value-type="string" table:style-name="ce3">
            <text:p>TM HELICAL GEAR</text:p>
          </table:table-cell>
          <table:table-cell office:value-type="string" table:style-name="ce2">
            <text:p>NN5870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45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float" office:value="123567" table:style-name="ce2">
            <text:p>123567</text:p>
          </table:table-cell>
          <table:table-cell office:value-type="float" office:value="23063415" table:style-name="ce2">
            <text:p>23063415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UG432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54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float" office:value="123589" table:style-name="ce2">
            <text:p>123589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UR ADAPTER GEAR</text:p>
          </table:table-cell>
          <table:table-cell office:value-type="string" table:style-name="ce2">
            <text:p>TH769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55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string" table:style-name="ce2">
            <text:p>NA</text:p>
          </table:table-cell>
          <table:table-cell office:value-type="float" office:value="23032621" table:style-name="ce2">
            <text:p>23032621</text:p>
          </table:table-cell>
          <table:table-cell office:value-type="string" table:style-name="ce3">
            <text:p>1STG WHEEL</text:p>
          </table:table-cell>
          <table:table-cell office:value-type="string" table:style-name="ce2">
            <text:p>E916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KEYSTONE,RO10840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string" table:style-name="ce2">
            <text:p>RO10955</text:p>
          </table:table-cell>
          <table:table-cell office:value-type="float" office:value="6876814" table:style-name="ce2">
            <text:p>6876814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1J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STANDARD, L286567</text:p>
          </table:table-cell>
          <table:table-cell table:number-columns-repeated="16377"/>
        </table:table-row>
        <table:table-row table:style-name="ro1">
          <table:table-cell office:value-type="date" office:date-value="2023-10-31T00:00:00" table:style-name="ce1">
            <text:p>2023-10-31</text:p>
          </table:table-cell>
          <table:table-cell office:value-type="string" table:style-name="ce2">
            <text:p>RO10955</text:p>
          </table:table-cell>
          <table:table-cell office:value-type="float" office:value="6876814" table:style-name="ce2">
            <text:p>6876814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89V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STANDARD, L286564</text:p>
          </table:table-cell>
          <table:table-cell table:number-columns-repeated="16377"/>
        </table:table-row>
        <table:table-row table:style-name="ro1">
          <table:table-cell office:value-type="date" office:date-value="2023-11-01T00:00:00" table:style-name="ce1">
            <text:p>2023-11-01</text:p>
          </table:table-cell>
          <table:table-cell office:value-type="float" office:value="117607" table:style-name="ce2">
            <text:p>117607</text:p>
          </table:table-cell>
          <table:table-cell office:value-type="float" office:value="23031403" table:style-name="ce2">
            <text:p>230314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23485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#10258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72078" table:style-name="ce2">
            <text:p>72078</text:p>
          </table:table-cell>
          <table:table-cell office:value-type="float" office:value="23032327" table:style-name="ce2">
            <text:p>23032327</text:p>
          </table:table-cell>
          <table:table-cell office:value-type="string" table:style-name="ce3">
            <text:p>#5 LAB SEAL</text:p>
          </table:table-cell>
          <table:table-cell office:value-type="string" table:style-name="ce2">
            <text:p>CAL84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907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058" table:style-name="ce2">
            <text:p>123058</text:p>
          </table:table-cell>
          <table:table-cell office:value-type="float" office:value="6893672" table:style-name="ce2">
            <text:p>6893672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NN50249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263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539" table:style-name="ce2">
            <text:p>123539</text:p>
          </table:table-cell>
          <table:table-cell office:value-type="float" office:value="6893672" table:style-name="ce2">
            <text:p>6893672</text:p>
          </table:table-cell>
          <table:table-cell office:value-type="string" table:style-name="ce3">
            <text:p>PINION GEAR</text:p>
          </table:table-cell>
          <table:table-cell office:value-type="string" table:style-name="ce2">
            <text:p>LL655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44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567" table:style-name="ce2">
            <text:p>123567</text:p>
          </table:table-cell>
          <table:table-cell office:value-type="float" office:value="23063415" table:style-name="ce2">
            <text:p>23063415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UG432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54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589" table:style-name="ce2">
            <text:p>123589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TH769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55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664" table:style-name="ce2">
            <text:p>123664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72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66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float" office:value="123665" table:style-name="ce2">
            <text:p>123665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408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265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string" table:style-name="ce2">
            <text:p>N/A</text:p>
          </table:table-cell>
          <table:table-cell office:value-type="float" office:value="6890917" table:style-name="ce2">
            <text:p>6890917</text:p>
          </table:table-cell>
          <table:table-cell office:value-type="string" table:style-name="ce3">
            <text:p>FUEL NOZZLE ASSY</text:p>
          </table:table-cell>
          <table:table-cell office:value-type="string" table:style-name="ce2">
            <text:p>1YJ0375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, SI115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string" table:style-name="ce2">
            <text:p>RO10840</text:p>
          </table:table-cell>
          <table:table-cell office:value-type="float" office:value="23032621" table:style-name="ce2">
            <text:p>23032621</text:p>
          </table:table-cell>
          <table:table-cell office:value-type="string" table:style-name="ce3">
            <text:p>1 STG WHEEL</text:p>
          </table:table-cell>
          <table:table-cell office:value-type="string" table:style-name="ce2">
            <text:p>E9163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 SCRAPPED FROM LOT SI91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string" table:style-name="ce2">
            <text:p>RO10955</text:p>
          </table:table-cell>
          <table:table-cell office:value-type="float" office:value="6876814" table:style-name="ce2">
            <text:p>6876814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89V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 SCRAPPED FROM LOT SI100</text:p>
          </table:table-cell>
          <table:table-cell table:number-columns-repeated="16377"/>
        </table:table-row>
        <table:table-row table:style-name="ro1">
          <table:table-cell office:value-type="date" office:date-value="2023-11-06T00:00:00" table:style-name="ce1">
            <text:p>2023-11-06</text:p>
          </table:table-cell>
          <table:table-cell office:value-type="string" table:style-name="ce2">
            <text:p>RO10955</text:p>
          </table:table-cell>
          <table:table-cell office:value-type="float" office:value="6876814" table:style-name="ce2">
            <text:p>6876814</text:p>
          </table:table-cell>
          <table:table-cell office:value-type="string" table:style-name="ce3">
            <text:p>THERMOCOUPLE</text:p>
          </table:table-cell>
          <table:table-cell office:value-type="string" table:style-name="ce2">
            <text:p>FF1J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 SCRAPPED FROM LOT SI105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float" office:value="72254" table:style-name="ce2">
            <text:p>72254</text:p>
          </table:table-cell>
          <table:table-cell office:value-type="float" office:value="23064612" table:style-name="ce2">
            <text:p>23064612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84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LOCALLY, NCR 11933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float" office:value="123601" table:style-name="ce2">
            <text:p>123601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 ADAPTER</text:p>
          </table:table-cell>
          <table:table-cell office:value-type="string" table:style-name="ce2">
            <text:p>UT273266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ER NCR# 10278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float" office:value="123651" table:style-name="ce2">
            <text:p>123651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 AND CARRIER SET</text:p>
          </table:table-cell>
          <table:table-cell office:value-type="string" table:style-name="ce2">
            <text:p>CU43955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AS A SET PER NCR# 10274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float" office:value="123658" table:style-name="ce2">
            <text:p>123658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</text:p>
          </table:table-cell>
          <table:table-cell office:value-type="string" table:style-name="ce2">
            <text:p>CU50068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PROP SHAFT PER NCR# 10273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float" office:value="123659" table:style-name="ce2">
            <text:p>123659</text:p>
          </table:table-cell>
          <table:table-cell office:value-type="float" office:value="23087076" table:style-name="ce2">
            <text:p>23087076</text:p>
          </table:table-cell>
          <table:table-cell office:value-type="string" table:style-name="ce3">
            <text:p>PROP SHAFT AND CARRIER SET</text:p>
          </table:table-cell>
          <table:table-cell office:value-type="string" table:style-name="ce2">
            <text:p>CU31954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AS A SET PER NCR# 10268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53540" table:style-name="ce2">
            <text:p>6853540</text:p>
          </table:table-cell>
          <table:table-cell office:value-type="string" table:style-name="ce3">
            <text:p>OIL PUMP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54857" table:style-name="ce2">
            <text:p>6854857</text:p>
          </table:table-cell>
          <table:table-cell office:value-type="string" table:style-name="ce3">
            <text:p>GEAR GOV/TACH</text:p>
          </table:table-cell>
          <table:table-cell office:value-type="string" table:style-name="ce2">
            <text:p>573-169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 FUEL CONTROL OIL PUMP</text:p>
          </table:table-cell>
          <table:table-cell office:value-type="string" table:style-name="ce2">
            <text:p>870-8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B HOUSING</text:p>
          </table:table-cell>
          <table:table-cell office:value-type="string" table:style-name="ce2">
            <text:p>N1114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B HOUSING</text:p>
          </table:table-cell>
          <table:table-cell office:value-type="string" table:style-name="ce2">
            <text:p>HL072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89094" table:style-name="ce2">
            <text:p>6889094</text:p>
          </table:table-cell>
          <table:table-cell office:value-type="string" table:style-name="ce3">
            <text:p>TRAIN IDLER GEARSHAFT</text:p>
          </table:table-cell>
          <table:table-cell office:value-type="string" table:style-name="ce2">
            <text:p>886-230.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HELICAL PT GEARSHAFT</text:p>
          </table:table-cell>
          <table:table-cell office:value-type="string" table:style-name="ce2">
            <text:p>NN96800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GEARSHAFT ASSY , HELICAL PT</text:p>
          </table:table-cell>
          <table:table-cell office:value-type="string" table:style-name="ce2">
            <text:p>NN9214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2070" table:style-name="ce2">
            <text:p>6892070</text:p>
          </table:table-cell>
          <table:table-cell office:value-type="string" table:style-name="ce3">
            <text:p>OIL FILTER HOUSING</text:p>
          </table:table-cell>
          <table:table-cell office:value-type="float" office:value="3146" table:style-name="ce2">
            <text:p>3146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CU- OIL PUMP GEARSHAFT</text:p>
          </table:table-cell>
          <table:table-cell office:value-type="float" office:value="60643" table:style-name="ce2">
            <text:p>6064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 FCU OIL PUMP</text:p>
          </table:table-cell>
          <table:table-cell office:value-type="float" office:value="57213" table:style-name="ce2">
            <text:p>5721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8569" table:style-name="ce2">
            <text:p>6898569</text:p>
          </table:table-cell>
          <table:table-cell office:value-type="string" table:style-name="ce3">
            <text:p>GB COVER</text:p>
          </table:table-cell>
          <table:table-cell office:value-type="string" table:style-name="ce2">
            <text:p>XX12311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8569" table:style-name="ce2">
            <text:p>6898569</text:p>
          </table:table-cell>
          <table:table-cell office:value-type="string" table:style-name="ce3">
            <text:p>GB COVER</text:p>
          </table:table-cell>
          <table:table-cell office:value-type="string" table:style-name="ce2">
            <text:p>HL088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92942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6 | CAE-802337AF | CAG-22354AF</text:p>
          </table:table-cell>
          <table:table-cell table:number-columns-repeated="16377"/>
        </table:table-row>
        <table:table-row table:style-name="ro1">
          <table:table-cell office:value-type="date" office:date-value="2023-11-10T00:00:00" table:style-name="ce1">
            <text:p>2023-11-10</text:p>
          </table:table-cell>
          <table:table-cell office:value-type="string" table:style-name="ce2">
            <text:p>N/A</text:p>
          </table:table-cell>
          <table:table-cell office:value-type="float" office:value="6899402" table:style-name="ce2">
            <text:p>6899402</text:p>
          </table:table-cell>
          <table:table-cell office:value-type="string" table:style-name="ce3">
            <text:p>PTO GEARSHAFT</text:p>
          </table:table-cell>
          <table:table-cell office:value-type="string" table:style-name="ce2">
            <text:p>CG84577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5 | CAE-802465AF | CAG-22484AF</text:p>
          </table:table-cell>
          <table:table-cell table:number-columns-repeated="16377"/>
        </table:table-row>
        <table:table-row table:style-name="ro1">
          <table:table-cell office:value-type="date" office:date-value="2023-11-14T00:00:00" table:style-name="ce1">
            <text:p>2023-11-14</text:p>
          </table:table-cell>
          <table:table-cell office:value-type="float" office:value="123713" table:style-name="ce2">
            <text:p>123713</text:p>
          </table:table-cell>
          <table:table-cell office:value-type="float" office:value="23030981" table:style-name="ce2">
            <text:p>23030981</text:p>
          </table:table-cell>
          <table:table-cell office:value-type="string" table:style-name="ce3">
            <text:p>INNER COUPLING NUT</text:p>
          </table:table-cell>
          <table:table-cell office:value-type="string" table:style-name="ce2">
            <text:p>CAI1293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279</text:p>
          </table:table-cell>
          <table:table-cell table:number-columns-repeated="16377"/>
        </table:table-row>
        <table:table-row table:style-name="ro1">
          <table:table-cell office:value-type="date" office:date-value="2023-11-14T00:00:00" table:style-name="ce1">
            <text:p>2023-11-14</text:p>
          </table:table-cell>
          <table:table-cell office:value-type="float" office:value="123716" table:style-name="ce2">
            <text:p>123716</text:p>
          </table:table-cell>
          <table:table-cell office:value-type="float" office:value="23030981" table:style-name="ce2">
            <text:p>23030981</text:p>
          </table:table-cell>
          <table:table-cell office:value-type="string" table:style-name="ce3">
            <text:p>INNER COUPLING NUT</text:p>
          </table:table-cell>
          <table:table-cell office:value-type="string" table:style-name="ce2">
            <text:p>CAI129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280</text:p>
          </table:table-cell>
          <table:table-cell table:number-columns-repeated="16377"/>
        </table:table-row>
        <table:table-row table:style-name="ro1">
          <table:table-cell office:value-type="date" office:date-value="2023-11-16T00:00:00" table:style-name="ce1">
            <text:p>2023-11-16</text:p>
          </table:table-cell>
          <table:table-cell office:value-type="float" office:value="123784" table:style-name="ce2">
            <text:p>123784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float" office:value="39213" table:style-name="ce2">
            <text:p>392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290</text:p>
          </table:table-cell>
          <table:table-cell table:number-columns-repeated="16377"/>
        </table:table-row>
        <table:table-row table:style-name="ro1">
          <table:table-cell office:value-type="date" office:date-value="2023-11-16T00:00:00" table:style-name="ce1">
            <text:p>2023-11-16</text:p>
          </table:table-cell>
          <table:table-cell office:value-type="string" table:style-name="ce2">
            <text:p>N/A</text:p>
          </table:table-cell>
          <table:table-cell office:value-type="float" office:value="6859367" table:style-name="ce2">
            <text:p>6859367</text:p>
          </table:table-cell>
          <table:table-cell office:value-type="string" table:style-name="ce3">
            <text:p>TORQUEMETER SUPPORT SHAFT ASS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7 | CAE-295022 | CAG-15019</text:p>
          </table:table-cell>
          <table:table-cell table:number-columns-repeated="16377"/>
        </table:table-row>
        <table:table-row table:style-name="ro1">
          <table:table-cell office:value-type="date" office:date-value="2023-11-16T00:00:00" table:style-name="ce1">
            <text:p>2023-11-16</text:p>
          </table:table-cell>
          <table:table-cell office:value-type="string" table:style-name="ce2">
            <text:p>NA</text:p>
          </table:table-cell>
          <table:table-cell office:value-type="float" office:value="6853366" table:style-name="ce2">
            <text:p>6853366</text:p>
          </table:table-cell>
          <table:table-cell office:value-type="string" table:style-name="ce3">
            <text:p>BRACKE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QTY 3 SCRAP FROM INVENTORY</text:p>
          </table:table-cell>
          <table:table-cell table:number-columns-repeated="16377"/>
        </table:table-row>
        <table:table-row table:style-name="ro1">
          <table:table-cell office:value-type="date" office:date-value="2023-11-16T00:00:00" table:style-name="ce1">
            <text:p>2023-11-16</text:p>
          </table:table-cell>
          <table:table-cell office:value-type="string" table:style-name="ce2">
            <text:p>NA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119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 FROM INVENTORY - CAT26234</text:p>
          </table:table-cell>
          <table:table-cell table:number-columns-repeated="16377"/>
        </table:table-row>
        <table:table-row table:style-name="ro1">
          <table:table-cell office:value-type="date" office:date-value="2023-11-17T00:00:00" table:style-name="ce1">
            <text:p>2023-11-17</text:p>
          </table:table-cell>
          <table:table-cell office:value-type="float" office:value="121981" table:style-name="ce2">
            <text:p>121981</text:p>
          </table:table-cell>
          <table:table-cell office:value-type="float" office:value="23064603" table:style-name="ce2">
            <text:p>2306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PC19408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10281</text:p>
          </table:table-cell>
          <table:table-cell table:number-columns-repeated="16377"/>
        </table:table-row>
        <table:table-row table:style-name="ro1">
          <table:table-cell office:value-type="date" office:date-value="2023-11-17T00:00:00" table:style-name="ce1">
            <text:p>2023-11-17</text:p>
          </table:table-cell>
          <table:table-cell office:value-type="string" table:style-name="ce2">
            <text:p>N/A</text:p>
          </table:table-cell>
          <table:table-cell office:value-type="float" office:value="6877181" table:style-name="ce2">
            <text:p>6877181</text:p>
          </table:table-cell>
          <table:table-cell office:value-type="string" table:style-name="ce3">
            <text:p>GB HOUSING</text:p>
          </table:table-cell>
          <table:table-cell office:value-type="string" table:style-name="ce2">
            <text:p>HL0823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8 | CAE-802482AF | CAG-23558AF</text:p>
          </table:table-cell>
          <table:table-cell table:number-columns-repeated="16377"/>
        </table:table-row>
        <table:table-row table:style-name="ro1">
          <table:table-cell office:value-type="date" office:date-value="2023-11-17T00:00:00" table:style-name="ce1">
            <text:p>2023-11-17</text:p>
          </table:table-cell>
          <table:table-cell office:value-type="string" table:style-name="ce2">
            <text:p>N/A</text:p>
          </table:table-cell>
          <table:table-cell office:value-type="float" office:value="6898569" table:style-name="ce2">
            <text:p>6898569</text:p>
          </table:table-cell>
          <table:table-cell office:value-type="string" table:style-name="ce3">
            <text:p>GB COVER</text:p>
          </table:table-cell>
          <table:table-cell office:value-type="string" table:style-name="ce2">
            <text:p>HL0874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I118 | CAE-802482AF | CAG-23558AF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">
            <text:p>2023-11-20</text:p>
          </table:table-cell>
          <table:table-cell office:value-type="float" office:value="123827" table:style-name="ce2">
            <text:p>123827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 GEARSHAFT</text:p>
          </table:table-cell>
          <table:table-cell office:value-type="float" office:value="61243" table:style-name="ce2">
            <text:p>6124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293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03109" table:style-name="ce2">
            <text:p>103109</text:p>
          </table:table-cell>
          <table:table-cell office:value-type="float" office:value="23053176" table:style-name="ce2">
            <text:p>23053176</text:p>
          </table:table-cell>
          <table:table-cell office:value-type="string" table:style-name="ce3">
            <text:p>Bleed Valve Cover</text:p>
          </table:table-cell>
          <table:table-cell office:value-type="string" table:style-name="ce2">
            <text:p>FF33460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03361" table:style-name="ce2">
            <text:p>103361</text:p>
          </table:table-cell>
          <table:table-cell office:value-type="float" office:value="23073353" table:style-name="ce2">
            <text:p>23073353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4353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05677" table:style-name="ce2">
            <text:p>105677</text:p>
          </table:table-cell>
          <table:table-cell office:value-type="float" office:value="23073353" table:style-name="ce2">
            <text:p>23073353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4398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16245" table:style-name="ce2">
            <text:p>116245</text:p>
          </table:table-cell>
          <table:table-cell office:value-type="float" office:value="23073353" table:style-name="ce2">
            <text:p>23073353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5741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16543" table:style-name="ce2">
            <text:p>116543</text:p>
          </table:table-cell>
          <table:table-cell office:value-type="float" office:value="6899130" table:style-name="ce2">
            <text:p>6899130</text:p>
          </table:table-cell>
          <table:table-cell office:value-type="string" table:style-name="ce3">
            <text:p>Comp bleed valve cover</text:p>
          </table:table-cell>
          <table:table-cell office:value-type="string" table:style-name="ce2">
            <text:p>FF4696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17914" table:style-name="ce2">
            <text:p>117914</text:p>
          </table:table-cell>
          <table:table-cell office:value-type="float" office:value="23005369" table:style-name="ce2">
            <text:p>23005369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5947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17914" table:style-name="ce2">
            <text:p>117914</text:p>
          </table:table-cell>
          <table:table-cell office:value-type="string" table:style-name="ce2">
            <text:p>23001302-25</text:p>
          </table:table-cell>
          <table:table-cell office:value-type="string" table:style-name="ce3">
            <text:p>Orific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20539" table:style-name="ce2">
            <text:p>120539</text:p>
          </table:table-cell>
          <table:table-cell office:value-type="float" office:value="6874816" table:style-name="ce2">
            <text:p>6874816</text:p>
          </table:table-cell>
          <table:table-cell office:value-type="string" table:style-name="ce3">
            <text:p>Compressor bleed valv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28T00:00:00" table:style-name="ce1">
            <text:p>2023-11-28</text:p>
          </table:table-cell>
          <table:table-cell office:value-type="float" office:value="121284" table:style-name="ce2">
            <text:p>121284</text:p>
          </table:table-cell>
          <table:table-cell office:value-type="float" office:value="6874816" table:style-name="ce2">
            <text:p>6874816</text:p>
          </table:table-cell>
          <table:table-cell office:value-type="string" table:style-name="ce3">
            <text:p>Comp bleed valve</text:p>
          </table:table-cell>
          <table:table-cell office:value-type="string" table:style-name="ce2">
            <text:p>FF2848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">
            <text:p>2023-11-30</text:p>
          </table:table-cell>
          <table:table-cell office:value-type="float" office:value="72338" table:style-name="ce2">
            <text:p>72338</text:p>
          </table:table-cell>
          <table:table-cell office:value-type="float" office:value="23033403" table:style-name="ce2">
            <text:p>23033403</text:p>
          </table:table-cell>
          <table:table-cell office:value-type="string" table:style-name="ce3">
            <text:p>#3 NOZZLE</text:p>
          </table:table-cell>
          <table:table-cell office:value-type="string" table:style-name="ce2">
            <text:p>E358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1944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5062" table:style-name="ce2">
            <text:p>5062</text:p>
          </table:table-cell>
          <table:table-cell office:value-type="string" table:style-name="ce2">
            <text:p>206-040-150-1-B</text:p>
          </table:table-cell>
          <table:table-cell office:value-type="string" table:style-name="ce3">
            <text:p>Transmission lower case</text:p>
          </table:table-cell>
          <table:table-cell office:value-type="float" office:value="12316" table:style-name="ce2">
            <text:p>1231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22836" table:style-name="ce2">
            <text:p>22836</text:p>
          </table:table-cell>
          <table:table-cell office:value-type="float" office:value="41004077" table:style-name="ce2">
            <text:p>41004077</text:p>
          </table:table-cell>
          <table:table-cell office:value-type="string" table:style-name="ce3">
            <text:p>L/H Linkage Housing</text:p>
          </table:table-cell>
          <table:table-cell office:value-type="string" table:style-name="ce2">
            <text:p>31-02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31776" table:style-name="ce2">
            <text:p>31776</text:p>
          </table:table-cell>
          <table:table-cell office:value-type="float" office:value="23005366" table:style-name="ce2">
            <text:p>23005366</text:p>
          </table:table-cell>
          <table:table-cell office:value-type="string" table:style-name="ce3">
            <text:p>Bleed Valve</text:p>
          </table:table-cell>
          <table:table-cell office:value-type="string" table:style-name="ce2">
            <text:p>FF2625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34049" table:style-name="ce2">
            <text:p>34049</text:p>
          </table:table-cell>
          <table:table-cell office:value-type="string" table:style-name="ce2">
            <text:p>C54856</text:p>
          </table:table-cell>
          <table:table-cell office:value-type="string" table:style-name="ce3">
            <text:p>Sliding Rod</text:p>
          </table:table-cell>
          <table:table-cell office:value-type="string" table:style-name="ce2">
            <text:p>3216B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34050" table:style-name="ce2">
            <text:p>34050</text:p>
          </table:table-cell>
          <table:table-cell office:value-type="string" table:style-name="ce2">
            <text:p>C54856</text:p>
          </table:table-cell>
          <table:table-cell office:value-type="string" table:style-name="ce3">
            <text:p>Sliding Rod</text:p>
          </table:table-cell>
          <table:table-cell office:value-type="string" table:style-name="ce2">
            <text:p>101B2B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34051" table:style-name="ce2">
            <text:p>34051</text:p>
          </table:table-cell>
          <table:table-cell office:value-type="string" table:style-name="ce2">
            <text:p>C54856</text:p>
          </table:table-cell>
          <table:table-cell office:value-type="string" table:style-name="ce3">
            <text:p>Sliding Rod</text:p>
          </table:table-cell>
          <table:table-cell office:value-type="string" table:style-name="ce2">
            <text:p>48B28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49431" table:style-name="ce2">
            <text:p>49431</text:p>
          </table:table-cell>
          <table:table-cell office:value-type="float" office:value="2371309" table:style-name="ce2">
            <text:p>23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139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84294" table:style-name="ce2">
            <text:p>84294</text:p>
          </table:table-cell>
          <table:table-cell office:value-type="string" table:style-name="ce2">
            <text:p>23059568-1</text:p>
          </table:table-cell>
          <table:table-cell office:value-type="string" table:style-name="ce3">
            <text:p>3-4 Bearing Cage</text:p>
          </table:table-cell>
          <table:table-cell office:value-type="float" office:value="63005" table:style-name="ce2">
            <text:p>63005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84980" table:style-name="ce2">
            <text:p>84980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Turbine</text:p>
          </table:table-cell>
          <table:table-cell office:value-type="string" table:style-name="ce2">
            <text:p>E4350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88495" table:style-name="ce2">
            <text:p>88495</text:p>
          </table:table-cell>
          <table:table-cell office:value-type="string" table:style-name="ce2">
            <text:p>61350-24086-101</text:p>
          </table:table-cell>
          <table:table-cell office:value-type="string" table:style-name="ce3">
            <text:p>Input Bevel gear</text:p>
          </table:table-cell>
          <table:table-cell office:value-type="string" table:style-name="ce2">
            <text:p>C152-00307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89578" table:style-name="ce2">
            <text:p>89578</text:p>
          </table:table-cell>
          <table:table-cell office:value-type="string" table:style-name="ce2">
            <text:p>204-040-387-005</text:p>
          </table:table-cell>
          <table:table-cell office:value-type="string" table:style-name="ce3">
            <text:p>Manifold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1117" table:style-name="ce2">
            <text:p>91117</text:p>
          </table:table-cell>
          <table:table-cell office:value-type="float" office:value="6851574" table:style-name="ce2">
            <text:p>6851574</text:p>
          </table:table-cell>
          <table:table-cell office:value-type="string" table:style-name="ce3">
            <text:p>Scroll Assy</text:p>
          </table:table-cell>
          <table:table-cell office:value-type="string" table:style-name="ce2">
            <text:p>MA1792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2210" table:style-name="ce2">
            <text:p>92210</text:p>
          </table:table-cell>
          <table:table-cell office:value-type="string" table:style-name="ce2">
            <text:p>204-040-604-005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A-FS4602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4854" table:style-name="ce2">
            <text:p>94854</text:p>
          </table:table-cell>
          <table:table-cell office:value-type="float" office:value="6889701" table:style-name="ce2">
            <text:p>6889701</text:p>
          </table:table-cell>
          <table:table-cell office:value-type="string" table:style-name="ce3">
            <text:p>T/M Helical Gearshaft</text:p>
          </table:table-cell>
          <table:table-cell office:value-type="float" office:value="39421" table:style-name="ce2">
            <text:p>39421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5943" table:style-name="ce2">
            <text:p>95943</text:p>
          </table:table-cell>
          <table:table-cell office:value-type="float" office:value="23072258" table:style-name="ce2">
            <text:p>23072258</text:p>
          </table:table-cell>
          <table:table-cell office:value-type="string" table:style-name="ce3">
            <text:p>14th stage compressor wheel</text:p>
          </table:table-cell>
          <table:table-cell office:value-type="string" table:style-name="ce2">
            <text:p>KK15783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7451" table:style-name="ce2">
            <text:p>97451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97703" table:style-name="ce2">
            <text:p>97703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35424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102650" table:style-name="ce2">
            <text:p>102650</text:p>
          </table:table-cell>
          <table:table-cell office:value-type="float" office:value="23055466" table:style-name="ce2">
            <text:p>2305546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3926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1T00:00:00" table:style-name="ce1">
            <text:p>2023-12-01</text:p>
          </table:table-cell>
          <table:table-cell office:value-type="float" office:value="102787" table:style-name="ce2">
            <text:p>102787</text:p>
          </table:table-cell>
          <table:table-cell office:value-type="float" office:value="23059598" table:style-name="ce2">
            <text:p>23059598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FU43779</text:p>
          </table:table-cell>
          <table:table-cell office:value-type="string" table:style-name="ce2">
            <text:p>ML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1">
            <text:p>2023-12-07</text:p>
          </table:table-cell>
          <table:table-cell office:value-type="float" office:value="88444" table:style-name="ce2">
            <text:p>88444</text:p>
          </table:table-cell>
          <table:table-cell office:value-type="string" table:style-name="ce2">
            <text:p>204-040-603-009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A-FES-17750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11T00:00:00" table:style-name="ce1">
            <text:p>2023-12-11</text:p>
          </table:table-cell>
          <table:table-cell office:value-type="float" office:value="122659" table:style-name="ce2">
            <text:p>122659</text:p>
          </table:table-cell>
          <table:table-cell office:value-type="string" table:style-name="ce2">
            <text:p>350A32312142</text:p>
          </table:table-cell>
          <table:table-cell office:value-type="string" table:style-name="ce3">
            <text:p>128 mm BUSHING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AA</text:p>
          </table:table-cell>
          <table:table-cell office:value-type="string" table:style-name="ce6">
            <text:p>Scrap Locally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785" table:style-name="ce2">
            <text:p>123785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KU976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20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78" table:style-name="ce2">
            <text:p>123978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298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09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80" table:style-name="ce2">
            <text:p>123980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STARTER GENERATOR GEARSHAFT</text:p>
          </table:table-cell>
          <table:table-cell office:value-type="string" table:style-name="ce2">
            <text:p>CAI12991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, NCR#10314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82" table:style-name="ce2">
            <text:p>123982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STARTER GENERATOR GEARSHAFT</text:p>
          </table:table-cell>
          <table:table-cell office:value-type="string" table:style-name="ce2">
            <text:p>CA12993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, NCR#10315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83" table:style-name="ce2">
            <text:p>123983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CONTROL GEARSHAFT</text:p>
          </table:table-cell>
          <table:table-cell office:value-type="string" table:style-name="ce2">
            <text:p>CAI1298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0308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85" table:style-name="ce2">
            <text:p>123985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FUEL CONTROL GEARSHAFT</text:p>
          </table:table-cell>
          <table:table-cell office:value-type="string" table:style-name="ce2">
            <text:p>CAI1297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SCRAP, NCR#10306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3986" table:style-name="ce2">
            <text:p>123986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298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10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4043" table:style-name="ce2">
            <text:p>124043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300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18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4044" table:style-name="ce2">
            <text:p>124044</text:p>
          </table:table-cell>
          <table:table-cell office:value-type="float" office:value="6888527" table:style-name="ce2">
            <text:p>6888527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30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22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4047" table:style-name="ce2">
            <text:p>124047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30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19</text:p>
          </table:table-cell>
          <table:table-cell table:number-columns-repeated="16377"/>
        </table:table-row>
        <table:table-row table:style-name="ro1">
          <table:table-cell office:value-type="date" office:date-value="2023-12-14T00:00:00" table:style-name="ce1">
            <text:p>2023-12-14</text:p>
          </table:table-cell>
          <table:table-cell office:value-type="float" office:value="124098" table:style-name="ce2">
            <text:p>124098</text:p>
          </table:table-cell>
          <table:table-cell office:value-type="float" office:value="6888529" table:style-name="ce2">
            <text:p>6888529</text:p>
          </table:table-cell>
          <table:table-cell office:value-type="string" table:style-name="ce3">
            <text:p>GEARSHAFT</text:p>
          </table:table-cell>
          <table:table-cell office:value-type="string" table:style-name="ce2">
            <text:p>CAI130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23</text:p>
          </table:table-cell>
          <table:table-cell table:number-columns-repeated="16377"/>
        </table:table-row>
        <table:table-row table:style-name="ro1">
          <table:table-cell office:value-type="date" office:date-value="2023-12-19T00:00:00" table:style-name="ce1">
            <text:p>2023-12-19</text:p>
          </table:table-cell>
          <table:table-cell office:value-type="float" office:value="123828" table:style-name="ce2">
            <text:p>123828</text:p>
          </table:table-cell>
          <table:table-cell office:value-type="float" office:value="23037413" table:style-name="ce2">
            <text:p>23037413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UF337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24</text:p>
          </table:table-cell>
          <table:table-cell table:number-columns-repeated="16377"/>
        </table:table-row>
        <table:table-row table:style-name="ro1">
          <table:table-cell office:value-type="date" office:date-value="2023-12-22T00:00:00" table:style-name="ce1">
            <text:p>2023-12-22</text:p>
          </table:table-cell>
          <table:table-cell office:value-type="string" table:style-name="ce2">
            <text:p>KEYSTO</text:p>
          </table:table-cell>
          <table:table-cell office:value-type="float" office:value="23009851" table:style-name="ce2">
            <text:p>23009851</text:p>
          </table:table-cell>
          <table:table-cell office:value-type="string" table:style-name="ce3">
            <text:p>TERMINAL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KEYSTONE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1">
            <text:p>2024-01-02</text:p>
          </table:table-cell>
          <table:table-cell office:value-type="float" office:value="124203" table:style-name="ce2">
            <text:p>124203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ER1559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NCR 10330</text:p>
          </table:table-cell>
          <table:table-cell table:number-columns-repeated="16377"/>
        </table:table-row>
        <table:table-row table:style-name="ro1">
          <table:table-cell office:value-type="date" office:date-value="2024-01-10T00:00:00" table:style-name="ce1">
            <text:p>2024-01-10</text:p>
          </table:table-cell>
          <table:table-cell office:value-type="float" office:value="124379" table:style-name="ce2">
            <text:p>124379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6110" table:style-name="ce2">
            <text:p>361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38</text:p>
          </table:table-cell>
          <table:table-cell table:number-columns-repeated="16377"/>
        </table:table-row>
        <table:table-row table:style-name="ro1">
          <table:table-cell office:value-type="date" office:date-value="2024-01-15T00:00:00" table:style-name="ce1">
            <text:p>2024-01-15</text:p>
          </table:table-cell>
          <table:table-cell office:value-type="float" office:value="122785" table:style-name="ce2">
            <text:p>122785</text:p>
          </table:table-cell>
          <table:table-cell office:value-type="float" office:value="23064606" table:style-name="ce2">
            <text:p>2306460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32158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10348</text:p>
          </table:table-cell>
          <table:table-cell table:number-columns-repeated="16377"/>
        </table:table-row>
        <table:table-row table:style-name="ro1">
          <table:table-cell office:value-type="date" office:date-value="2024-01-15T00:00:00" table:style-name="ce1">
            <text:p>2024-01-15</text:p>
          </table:table-cell>
          <table:table-cell office:value-type="float" office:value="124466" table:style-name="ce2">
            <text:p>124466</text:p>
          </table:table-cell>
          <table:table-cell office:value-type="float" office:value="6870832" table:style-name="ce2">
            <text:p>6870832</text:p>
          </table:table-cell>
          <table:table-cell office:value-type="string" table:style-name="ce3">
            <text:p>PINION GEAR</text:p>
          </table:table-cell>
          <table:table-cell office:value-type="float" office:value="32678" table:style-name="ce2">
            <text:p>3267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341</text:p>
          </table:table-cell>
          <table:table-cell table:number-columns-repeated="16377"/>
        </table:table-row>
        <table:table-row table:style-name="ro1">
          <table:table-cell office:value-type="date" office:date-value="2024-01-15T00:00:00" table:style-name="ce1">
            <text:p>2024-01-15</text:p>
          </table:table-cell>
          <table:table-cell office:value-type="float" office:value="124490" table:style-name="ce2">
            <text:p>124490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69738" table:style-name="ce2">
            <text:p>697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45</text:p>
          </table:table-cell>
          <table:table-cell table:number-columns-repeated="16377"/>
        </table:table-row>
        <table:table-row table:style-name="ro1">
          <table:table-cell office:value-type="date" office:date-value="2024-01-23T00:00:00" table:style-name="ce1">
            <text:p>2024-01-23</text:p>
          </table:table-cell>
          <table:table-cell office:value-type="float" office:value="118324" table:style-name="ce2">
            <text:p>118324</text:p>
          </table:table-cell>
          <table:table-cell office:value-type="string" table:style-name="ce2">
            <text:p>M250-10038</text:p>
          </table:table-cell>
          <table:table-cell office:value-type="string" table:style-name="ce3">
            <text:p>MOUNT ASSY</text:p>
          </table:table-cell>
          <table:table-cell office:value-type="string" table:style-name="ce2">
            <text:p>RECV948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9755</text:p>
          </table:table-cell>
          <table:table-cell table:number-columns-repeated="16377"/>
        </table:table-row>
        <table:table-row table:style-name="ro1">
          <table:table-cell office:value-type="date" office:date-value="2024-01-23T00:00:00" table:style-name="ce1">
            <text:p>2024-01-23</text:p>
          </table:table-cell>
          <table:table-cell office:value-type="float" office:value="118452" table:style-name="ce2">
            <text:p>118452</text:p>
          </table:table-cell>
          <table:table-cell office:value-type="string" table:style-name="ce2">
            <text:p>M250-10038</text:p>
          </table:table-cell>
          <table:table-cell office:value-type="string" table:style-name="ce3">
            <text:p>MOUNT ASSY</text:p>
          </table:table-cell>
          <table:table-cell office:value-type="string" table:style-name="ce2">
            <text:p>K037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9756</text:p>
          </table:table-cell>
          <table:table-cell table:number-columns-repeated="16377"/>
        </table:table-row>
        <table:table-row table:style-name="ro1">
          <table:table-cell office:value-type="date" office:date-value="2024-01-23T00:00:00" table:style-name="ce1">
            <text:p>2024-01-23</text:p>
          </table:table-cell>
          <table:table-cell office:value-type="float" office:value="124331" table:style-name="ce2">
            <text:p>124331</text:p>
          </table:table-cell>
          <table:table-cell office:value-type="float" office:value="23064606" table:style-name="ce2">
            <text:p>2306460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758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52</text:p>
          </table:table-cell>
          <table:table-cell table:number-columns-repeated="16377"/>
        </table:table-row>
        <table:table-row table:style-name="ro1">
          <table:table-cell office:value-type="date" office:date-value="2024-01-23T00:00:00" table:style-name="ce1">
            <text:p>2024-01-23</text:p>
          </table:table-cell>
          <table:table-cell office:value-type="float" office:value="124467" table:style-name="ce2">
            <text:p>124467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 COLLECTOR</text:p>
          </table:table-cell>
          <table:table-cell office:value-type="float" office:value="36318" table:style-name="ce2">
            <text:p>3631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51</text:p>
          </table:table-cell>
          <table:table-cell table:number-columns-repeated="16377"/>
        </table:table-row>
        <table:table-row table:style-name="ro1">
          <table:table-cell office:value-type="date" office:date-value="2024-01-23T00:00:00" table:style-name="ce1">
            <text:p>2024-01-23</text:p>
          </table:table-cell>
          <table:table-cell office:value-type="float" office:value="124559" table:style-name="ce2">
            <text:p>124559</text:p>
          </table:table-cell>
          <table:table-cell office:value-type="float" office:value="6893662" table:style-name="ce2">
            <text:p>689366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AI16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53</text:p>
          </table:table-cell>
          <table:table-cell table:number-columns-repeated="16377"/>
        </table:table-row>
        <table:table-row table:style-name="ro1">
          <table:table-cell office:value-type="date" office:date-value="2024-01-24T00:00:00" table:style-name="ce1">
            <text:p>2024-01-24</text:p>
          </table:table-cell>
          <table:table-cell office:value-type="float" office:value="124596" table:style-name="ce2">
            <text:p>124596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859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58</text:p>
          </table:table-cell>
          <table:table-cell table:number-columns-repeated="16377"/>
        </table:table-row>
        <table:table-row table:style-name="ro1">
          <table:table-cell office:value-type="date" office:date-value="2024-01-24T00:00:00" table:style-name="ce1">
            <text:p>2024-01-24</text:p>
          </table:table-cell>
          <table:table-cell office:value-type="float" office:value="124599" table:style-name="ce2">
            <text:p>124599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9575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55</text:p>
          </table:table-cell>
          <table:table-cell table:number-columns-repeated="16377"/>
        </table:table-row>
        <table:table-row table:style-name="ro1">
          <table:table-cell office:value-type="date" office:date-value="2024-01-24T00:00:00" table:style-name="ce1">
            <text:p>2024-01-24</text:p>
          </table:table-cell>
          <table:table-cell office:value-type="float" office:value="124600" table:style-name="ce2">
            <text:p>124600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X5363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57</text:p>
          </table:table-cell>
          <table:table-cell table:number-columns-repeated="16377"/>
        </table:table-row>
        <table:table-row table:style-name="ro1">
          <table:table-cell office:value-type="date" office:date-value="2024-01-24T00:00:00" table:style-name="ce1">
            <text:p>2024-01-24</text:p>
          </table:table-cell>
          <table:table-cell office:value-type="float" office:value="124601" table:style-name="ce2">
            <text:p>124601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6976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56</text:p>
          </table:table-cell>
          <table:table-cell table:number-columns-repeated="16377"/>
        </table:table-row>
        <table:table-row table:style-name="ro1">
          <table:table-cell office:value-type="date" office:date-value="2024-02-01T00:00:00" table:style-name="ce1">
            <text:p>2024-02-01</text:p>
          </table:table-cell>
          <table:table-cell office:value-type="float" office:value="123804" table:style-name="ce2">
            <text:p>123804</text:p>
          </table:table-cell>
          <table:table-cell office:value-type="string" table:style-name="ce2">
            <text:p>M250-1041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679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10301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464" table:style-name="ce2">
            <text:p>124464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float" office:value="41595" table:style-name="ce2">
            <text:p>415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3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465" table:style-name="ce2">
            <text:p>124465</text:p>
          </table:table-cell>
          <table:table-cell office:value-type="float" office:value="23037403" table:style-name="ce2">
            <text:p>23037403</text:p>
          </table:table-cell>
          <table:table-cell office:value-type="string" table:style-name="ce3">
            <text:p>PT INNER SHAFT</text:p>
          </table:table-cell>
          <table:table-cell office:value-type="float" office:value="68473" table:style-name="ce2">
            <text:p>6847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59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557" table:style-name="ce2">
            <text:p>124557</text:p>
          </table:table-cell>
          <table:table-cell office:value-type="float" office:value="6893656" table:style-name="ce2">
            <text:p>6893656</text:p>
          </table:table-cell>
          <table:table-cell office:value-type="string" table:style-name="ce3">
            <text:p>OIL PUMP BODY</text:p>
          </table:table-cell>
          <table:table-cell office:value-type="float" office:value="21309" table:style-name="ce2">
            <text:p>2130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4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561" table:style-name="ce2">
            <text:p>124561</text:p>
          </table:table-cell>
          <table:table-cell office:value-type="float" office:value="6889168" table:style-name="ce2">
            <text:p>6889168</text:p>
          </table:table-cell>
          <table:table-cell office:value-type="string" table:style-name="ce3">
            <text:p>OIL PUMP COVER</text:p>
          </table:table-cell>
          <table:table-cell office:value-type="float" office:value="325338" table:style-name="ce2">
            <text:p>32533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1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569" table:style-name="ce2">
            <text:p>124569</text:p>
          </table:table-cell>
          <table:table-cell office:value-type="float" office:value="6889167" table:style-name="ce2">
            <text:p>6889167</text:p>
          </table:table-cell>
          <table:table-cell office:value-type="string" table:style-name="ce3">
            <text:p>OIL PUMP COVER</text:p>
          </table:table-cell>
          <table:table-cell office:value-type="float" office:value="22156" table:style-name="ce2">
            <text:p>2215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54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570" table:style-name="ce2">
            <text:p>124570</text:p>
          </table:table-cell>
          <table:table-cell office:value-type="float" office:value="6889167" table:style-name="ce2">
            <text:p>6889167</text:p>
          </table:table-cell>
          <table:table-cell office:value-type="string" table:style-name="ce3">
            <text:p>OIL PUMP COVER</text:p>
          </table:table-cell>
          <table:table-cell office:value-type="float" office:value="37942" table:style-name="ce2">
            <text:p>3794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2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661" table:style-name="ce2">
            <text:p>124661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TH8392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6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710" table:style-name="ce2">
            <text:p>124710</text:p>
          </table:table-cell>
          <table:table-cell office:value-type="float" office:value="6898784" table:style-name="ce2">
            <text:p>6898784</text:p>
          </table:table-cell>
          <table:table-cell office:value-type="string" table:style-name="ce3">
            <text:p>2ND STG SPLINED ADAPTER</text:p>
          </table:table-cell>
          <table:table-cell office:value-type="float" office:value="92416" table:style-name="ce2">
            <text:p>9241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9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715" table:style-name="ce2">
            <text:p>124715</text:p>
          </table:table-cell>
          <table:table-cell office:value-type="float" office:value="23001967" table:style-name="ce2">
            <text:p>23001967</text:p>
          </table:table-cell>
          <table:table-cell office:value-type="string" table:style-name="ce3">
            <text:p>3RD STG WHEEL</text:p>
          </table:table-cell>
          <table:table-cell office:value-type="string" table:style-name="ce2">
            <text:p>HX7098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7</text:p>
          </table:table-cell>
          <table:table-cell table:number-columns-repeated="16377"/>
        </table:table-row>
        <table:table-row table:style-name="ro1">
          <table:table-cell office:value-type="date" office:date-value="2024-02-02T00:00:00" table:style-name="ce1">
            <text:p>2024-02-02</text:p>
          </table:table-cell>
          <table:table-cell office:value-type="float" office:value="124716" table:style-name="ce2">
            <text:p>124716</text:p>
          </table:table-cell>
          <table:table-cell office:value-type="float" office:value="23068265" table:style-name="ce2">
            <text:p>23068265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NM8262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65</text:p>
          </table:table-cell>
          <table:table-cell table:number-columns-repeated="16377"/>
        </table:table-row>
        <table:table-row table:style-name="ro1">
          <table:table-cell office:value-type="date" office:date-value="2024-02-06T00:00:00" table:style-name="ce1">
            <text:p>2024-02-06</text:p>
          </table:table-cell>
          <table:table-cell office:value-type="float" office:value="124197" table:style-name="ce2">
            <text:p>124197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15306" table:style-name="ce2">
            <text:p>153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70</text:p>
          </table:table-cell>
          <table:table-cell table:number-columns-repeated="16377"/>
        </table:table-row>
        <table:table-row table:style-name="ro1">
          <table:table-cell office:value-type="date" office:date-value="2024-02-06T00:00:00" table:style-name="ce1">
            <text:p>2024-02-06</text:p>
          </table:table-cell>
          <table:table-cell office:value-type="float" office:value="124646" table:style-name="ce2">
            <text:p>124646</text:p>
          </table:table-cell>
          <table:table-cell office:value-type="float" office:value="23071309" table:style-name="ce2">
            <text:p>23071309</text:p>
          </table:table-cell>
          <table:table-cell office:value-type="string" table:style-name="ce3">
            <text:p>PT INNER SHAFT</text:p>
          </table:table-cell>
          <table:table-cell office:value-type="string" table:style-name="ce2">
            <text:p>KU9063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74</text:p>
          </table:table-cell>
          <table:table-cell table:number-columns-repeated="16377"/>
        </table:table-row>
        <table:table-row table:style-name="ro1">
          <table:table-cell office:value-type="date" office:date-value="2024-02-08T00:00:00" table:style-name="ce1">
            <text:p>2024-02-08</text:p>
          </table:table-cell>
          <table:table-cell office:value-type="float" office:value="124680" table:style-name="ce2">
            <text:p>124680</text:p>
          </table:table-cell>
          <table:table-cell office:value-type="string" table:style-name="ce2">
            <text:p>M250-1041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823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10376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1">
            <text:p>2024-02-12</text:p>
          </table:table-cell>
          <table:table-cell office:value-type="float" office:value="124692" table:style-name="ce2">
            <text:p>124692</text:p>
          </table:table-cell>
          <table:table-cell office:value-type="float" office:value="23053781" table:style-name="ce2">
            <text:p>2305378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CG4254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10383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1">
            <text:p>2024-02-12</text:p>
          </table:table-cell>
          <table:table-cell office:value-type="float" office:value="124694" table:style-name="ce2">
            <text:p>124694</text:p>
          </table:table-cell>
          <table:table-cell office:value-type="float" office:value="23053781" table:style-name="ce2">
            <text:p>2305378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UH1862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10382</text:p>
          </table:table-cell>
          <table:table-cell table:number-columns-repeated="16377"/>
        </table:table-row>
        <table:table-row table:style-name="ro1">
          <table:table-cell office:value-type="date" office:date-value="2024-02-13T00:00:00" table:style-name="ce1">
            <text:p>2024-02-13</text:p>
          </table:table-cell>
          <table:table-cell office:value-type="float" office:value="124714" table:style-name="ce2">
            <text:p>124714</text:p>
          </table:table-cell>
          <table:table-cell office:value-type="float" office:value="6853279" table:style-name="ce2">
            <text:p>6853279</text:p>
          </table:table-cell>
          <table:table-cell office:value-type="string" table:style-name="ce3">
            <text:p>#4 WHEEL</text:p>
          </table:table-cell>
          <table:table-cell office:value-type="string" table:style-name="ce2">
            <text:p>HX6517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79</text:p>
          </table:table-cell>
          <table:table-cell table:number-columns-repeated="16377"/>
        </table:table-row>
        <table:table-row table:style-name="ro1">
          <table:table-cell office:value-type="date" office:date-value="2024-02-13T00:00:00" table:style-name="ce1">
            <text:p>2024-02-13</text:p>
          </table:table-cell>
          <table:table-cell office:value-type="float" office:value="124825" table:style-name="ce2">
            <text:p>124825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TX8385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78</text:p>
          </table:table-cell>
          <table:table-cell table:number-columns-repeated="16377"/>
        </table:table-row>
        <table:table-row table:style-name="ro1">
          <table:table-cell office:value-type="date" office:date-value="2024-02-13T00:00:00" table:style-name="ce1">
            <text:p>2024-02-13</text:p>
          </table:table-cell>
          <table:table-cell office:value-type="float" office:value="124827" table:style-name="ce2">
            <text:p>124827</text:p>
          </table:table-cell>
          <table:table-cell office:value-type="float" office:value="23030999" table:style-name="ce2">
            <text:p>23030999</text:p>
          </table:table-cell>
          <table:table-cell office:value-type="string" table:style-name="ce3">
            <text:p>OIL PUMP BODY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80</text:p>
          </table:table-cell>
          <table:table-cell table:number-columns-repeated="16377"/>
        </table:table-row>
        <table:table-row table:style-name="ro1">
          <table:table-cell office:value-type="date" office:date-value="2024-02-13T00:00:00" table:style-name="ce1">
            <text:p>2024-02-13</text:p>
          </table:table-cell>
          <table:table-cell office:value-type="float" office:value="124828" table:style-name="ce2">
            <text:p>124828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OIL PUMP BODY</text:p>
          </table:table-cell>
          <table:table-cell office:value-type="float" office:value="32817" table:style-name="ce2">
            <text:p>3281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81</text:p>
          </table:table-cell>
          <table:table-cell table:number-columns-repeated="16377"/>
        </table:table-row>
        <table:table-row table:style-name="ro1">
          <table:table-cell office:value-type="date" office:date-value="2024-02-23T00:00:00" table:style-name="ce1">
            <text:p>2024-02-23</text:p>
          </table:table-cell>
          <table:table-cell office:value-type="float" office:value="122585" table:style-name="ce2">
            <text:p>122585</text:p>
          </table:table-cell>
          <table:table-cell office:value-type="string" table:style-name="ce2">
            <text:p>76351-09150-103</text:p>
          </table:table-cell>
          <table:table-cell office:value-type="string" table:style-name="ce3">
            <text:p>LOWER TUBE CAP</text:p>
          </table:table-cell>
          <table:table-cell office:value-type="string" table:style-name="ce2">
            <text:p>H1-7476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NCR # 10336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">
            <text:p>2024-02-28</text:p>
          </table:table-cell>
          <table:table-cell office:value-type="float" office:value="124916" table:style-name="ce2">
            <text:p>124916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41406" table:style-name="ce2">
            <text:p>414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96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">
            <text:p>2024-02-28</text:p>
          </table:table-cell>
          <table:table-cell office:value-type="float" office:value="124924" table:style-name="ce2">
            <text:p>124924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TH949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390</text:p>
          </table:table-cell>
          <table:table-cell table:number-columns-repeated="16377"/>
        </table:table-row>
        <table:table-row table:style-name="ro1">
          <table:table-cell office:value-type="date" office:date-value="2024-03-06T00:00:00" table:style-name="ce1">
            <text:p>2024-03-06</text:p>
          </table:table-cell>
          <table:table-cell office:value-type="float" office:value="122433" table:style-name="ce2">
            <text:p>122433</text:p>
          </table:table-cell>
          <table:table-cell office:value-type="float" office:value="23038118" table:style-name="ce2">
            <text:p>23038118</text:p>
          </table:table-cell>
          <table:table-cell office:value-type="string" table:style-name="ce3">
            <text:p>GP SUPPORT</text:p>
          </table:table-cell>
          <table:table-cell office:value-type="string" table:style-name="ce2">
            <text:p>DW63063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#10395</text:p>
          </table:table-cell>
          <table:table-cell table:number-columns-repeated="16377"/>
        </table:table-row>
        <table:table-row table:style-name="ro1">
          <table:table-cell office:value-type="date" office:date-value="2024-03-06T00:00:00" table:style-name="ce1">
            <text:p>2024-03-06</text:p>
          </table:table-cell>
          <table:table-cell office:value-type="float" office:value="124681" table:style-name="ce2">
            <text:p>124681</text:p>
          </table:table-cell>
          <table:table-cell office:value-type="string" table:style-name="ce2">
            <text:p>M250-10416</text:p>
          </table:table-cell>
          <table:table-cell office:value-type="string" table:style-name="ce3">
            <text:p>PT OUTER SHAFT</text:p>
          </table:table-cell>
          <table:table-cell office:value-type="string" table:style-name="ce2">
            <text:p>WN5955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#10375</text:p>
          </table:table-cell>
          <table:table-cell table:number-columns-repeated="16377"/>
        </table:table-row>
        <table:table-row table:style-name="ro1">
          <table:table-cell office:value-type="date" office:date-value="2024-03-07T00:00:00" table:style-name="ce1">
            <text:p>2024-03-07</text:p>
          </table:table-cell>
          <table:table-cell office:value-type="float" office:value="124916" table:style-name="ce2">
            <text:p>124916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41406" table:style-name="ce2">
            <text:p>414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96</text:p>
          </table:table-cell>
          <table:table-cell table:number-columns-repeated="16377"/>
        </table:table-row>
        <table:table-row table:style-name="ro1">
          <table:table-cell office:value-type="date" office:date-value="2024-03-07T00:00:00" table:style-name="ce1">
            <text:p>2024-03-07</text:p>
          </table:table-cell>
          <table:table-cell office:value-type="float" office:value="124924" table:style-name="ce2">
            <text:p>124924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TH949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390</text:p>
          </table:table-cell>
          <table:table-cell table:number-columns-repeated="16377"/>
        </table:table-row>
        <table:table-row table:style-name="ro1">
          <table:table-cell office:value-type="date" office:date-value="2024-03-08T00:00:00" table:style-name="ce1">
            <text:p>2024-03-08</text:p>
          </table:table-cell>
          <table:table-cell office:value-type="float" office:value="118014" table:style-name="ce2">
            <text:p>118014</text:p>
          </table:table-cell>
          <table:table-cell office:value-type="string" table:style-name="ce2">
            <text:p>350a33109201</text:p>
          </table:table-cell>
          <table:table-cell office:value-type="string" table:style-name="ce3">
            <text:p>LONG SHAFT</text:p>
          </table:table-cell>
          <table:table-cell office:value-type="string" table:style-name="ce2">
            <text:p>MA3190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9648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float" office:value="104959" table:style-name="ce2">
            <text:p>104959</text:p>
          </table:table-cell>
          <table:table-cell office:value-type="float" office:value="6845945" table:style-name="ce2">
            <text:p>6845945</text:p>
          </table:table-cell>
          <table:table-cell office:value-type="string" table:style-name="ce3">
            <text:p>COMPRESSOR TIE BOLT</text:p>
          </table:table-cell>
          <table:table-cell office:value-type="float" office:value="20565" table:style-name="ce2">
            <text:p>20565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 10399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float" office:value="104960" table:style-name="ce2">
            <text:p>104960</text:p>
          </table:table-cell>
          <table:table-cell office:value-type="float" office:value="6845945" table:style-name="ce2">
            <text:p>6845945</text:p>
          </table:table-cell>
          <table:table-cell office:value-type="string" table:style-name="ce3">
            <text:p>COMPRESSOR TIE BOLT</text:p>
          </table:table-cell>
          <table:table-cell office:value-type="float" office:value="20517" table:style-name="ce2">
            <text:p>20517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 10400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string" table:style-name="ce2">
            <text:p>lot104</text:p>
          </table:table-cell>
          <table:table-cell office:value-type="float" office:value="6876654" table:style-name="ce2">
            <text:p>6876654</text:p>
          </table:table-cell>
          <table:table-cell office:value-type="string" table:style-name="ce3">
            <text:p>#4 COMP WHEEL</text:p>
          </table:table-cell>
          <table:table-cell office:value-type="string" table:style-name="ce2">
            <text:p>C2956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Given to floor for testing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string" table:style-name="ce2">
            <text:p>lot104</text:p>
          </table:table-cell>
          <table:table-cell office:value-type="float" office:value="6876655" table:style-name="ce2">
            <text:p>6876655</text:p>
          </table:table-cell>
          <table:table-cell office:value-type="string" table:style-name="ce3">
            <text:p>#5COMP WHEEL</text:p>
          </table:table-cell>
          <table:table-cell office:value-type="string" table:style-name="ce2">
            <text:p>C1698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Given to floor for testing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string" table:style-name="ce2">
            <text:p>lot104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#1 COMP WHEEL</text:p>
          </table:table-cell>
          <table:table-cell office:value-type="string" table:style-name="ce2">
            <text:p>KR67985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Given to floor for testing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string" table:style-name="ce2">
            <text:p>lot104</text:p>
          </table:table-cell>
          <table:table-cell office:value-type="float" office:value="6890502" table:style-name="ce2">
            <text:p>6890502</text:p>
          </table:table-cell>
          <table:table-cell office:value-type="string" table:style-name="ce3">
            <text:p>#2/3 COMP WHEEL</text:p>
          </table:table-cell>
          <table:table-cell office:value-type="string" table:style-name="ce2">
            <text:p>C33600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Given to floor for testing</text:p>
          </table:table-cell>
          <table:table-cell table:number-columns-repeated="16377"/>
        </table:table-row>
        <table:table-row table:style-name="ro1">
          <table:table-cell office:value-type="date" office:date-value="2024-03-11T00:00:00" table:style-name="ce1">
            <text:p>2024-03-11</text:p>
          </table:table-cell>
          <table:table-cell office:value-type="string" table:style-name="ce2">
            <text:p>lot105</text:p>
          </table:table-cell>
          <table:table-cell office:value-type="float" office:value="6876656" table:style-name="ce2">
            <text:p>6876656</text:p>
          </table:table-cell>
          <table:table-cell office:value-type="string" table:style-name="ce3">
            <text:p>#6 COMP WHEEL</text:p>
          </table:table-cell>
          <table:table-cell office:value-type="string" table:style-name="ce2">
            <text:p>C16991</text:p>
          </table:table-cell>
          <table:table-cell office:value-type="string" table:style-name="ce2">
            <text:p>MM</text:p>
          </table:table-cell>
          <table:table-cell office:value-type="string" table:style-name="ce6">
            <text:p>PLEASE KEEP THIS LINE EMPTY-MM WORKING</text:p>
          </table:table-cell>
          <table:table-cell table:number-columns-repeated="16377"/>
        </table:table-row>
        <table:table-row table:style-name="ro1">
          <table:table-cell office:value-type="date" office:date-value="2024-03-19T00:00:00" table:style-name="ce1">
            <text:p>2024-03-19</text:p>
          </table:table-cell>
          <table:table-cell office:value-type="float" office:value="10397" table:style-name="ce2">
            <text:p>10397</text:p>
          </table:table-cell>
          <table:table-cell office:value-type="float" office:value="23030990" table:style-name="ce2">
            <text:p>23030990</text:p>
          </table:table-cell>
          <table:table-cell office:value-type="string" table:style-name="ce3">
            <text:p>OIL PUMP &amp; NI TACH SPUR</text:p>
          </table:table-cell>
          <table:table-cell office:value-type="string" table:style-name="ce2">
            <text:p>CAI13250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 10397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float" office:value="10410" table:style-name="ce2">
            <text:p>10410</text:p>
          </table:table-cell>
          <table:table-cell office:value-type="float" office:value="23051137" table:style-name="ce2">
            <text:p>23051137</text:p>
          </table:table-cell>
          <table:table-cell office:value-type="string" table:style-name="ce3">
            <text:p>SHROUD HOUSING</text:p>
          </table:table-cell>
          <table:table-cell office:value-type="string" table:style-name="ce2">
            <text:p>ER11204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 10410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float" office:value="73121" table:style-name="ce2">
            <text:p>73121</text:p>
          </table:table-cell>
          <table:table-cell office:value-type="float" office:value="23069751" table:style-name="ce2">
            <text:p>23069751</text:p>
          </table:table-cell>
          <table:table-cell office:value-type="string" table:style-name="ce3">
            <text:p>REAR ENGINE MOUNT</text:p>
          </table:table-cell>
          <table:table-cell office:value-type="float" office:value="16768" table:style-name="ce2">
            <text:p>167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2035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float" office:value="73123" table:style-name="ce2">
            <text:p>73123</text:p>
          </table:table-cell>
          <table:table-cell office:value-type="float" office:value="23069751" table:style-name="ce2">
            <text:p>23069751</text:p>
          </table:table-cell>
          <table:table-cell office:value-type="string" table:style-name="ce3">
            <text:p>REAR ENGINE MOUNT</text:p>
          </table:table-cell>
          <table:table-cell office:value-type="float" office:value="14927" table:style-name="ce2">
            <text:p>149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2034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string" table:style-name="ce2">
            <text:p>NA</text:p>
          </table:table-cell>
          <table:table-cell office:value-type="float" office:value="6889093" table:style-name="ce2">
            <text:p>6889093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HAX3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DAMAGED INVENTORY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string" table:style-name="ce2">
            <text:p>NA</text:p>
          </table:table-cell>
          <table:table-cell office:value-type="float" office:value="6889093" table:style-name="ce2">
            <text:p>6889093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HA2G23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DAMAGED INVENTORY</text:p>
          </table:table-cell>
          <table:table-cell table:number-columns-repeated="16377"/>
        </table:table-row>
        <table:table-row table:style-name="ro1">
          <table:table-cell office:value-type="date" office:date-value="2024-03-22T00:00:00" table:style-name="ce1">
            <text:p>2024-03-22</text:p>
          </table:table-cell>
          <table:table-cell office:value-type="string" table:style-name="ce2">
            <text:p>NA</text:p>
          </table:table-cell>
          <table:table-cell office:value-type="float" office:value="6889093" table:style-name="ce2">
            <text:p>6889093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HAA12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DAMAGED INVENTORY</text:p>
          </table:table-cell>
          <table:table-cell table:number-columns-repeated="16377"/>
        </table:table-row>
        <table:table-row table:style-name="ro1">
          <table:table-cell office:value-type="date" office:date-value="2024-04-01T00:00:00" table:style-name="ce1">
            <text:p>2024-04-01</text:p>
          </table:table-cell>
          <table:table-cell office:value-type="float" office:value="124793" table:style-name="ce2">
            <text:p>124793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45465" table:style-name="ce2">
            <text:p>45465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10394</text:p>
          </table:table-cell>
          <table:table-cell table:number-columns-repeated="16377"/>
        </table:table-row>
        <table:table-row table:style-name="ro1">
          <table:table-cell office:value-type="date" office:date-value="2024-04-02T00:00:00" table:style-name="ce1">
            <text:p>2024-04-02</text:p>
          </table:table-cell>
          <table:table-cell office:value-type="float" office:value="73127" table:style-name="ce2">
            <text:p>73127</text:p>
          </table:table-cell>
          <table:table-cell office:value-type="float" office:value="6888547" table:style-name="ce2">
            <text:p>6888547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CAL85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2052</text:p>
          </table:table-cell>
          <table:table-cell table:number-columns-repeated="16377"/>
        </table:table-row>
        <table:table-row table:style-name="ro1">
          <table:table-cell office:value-type="date" office:date-value="2024-04-02T00:00:00" table:style-name="ce1">
            <text:p>2024-04-02</text:p>
          </table:table-cell>
          <table:table-cell office:value-type="float" office:value="125468" table:style-name="ce2">
            <text:p>12546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CG1278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415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2210686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22106861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2210685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2210686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09818884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22330387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4T00:00:00" table:style-name="ce1">
            <text:p>2024-04-04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0A321172MM3</text:p>
          </table:table-cell>
          <table:table-cell office:value-type="string" table:style-name="ce3">
            <text:p>BUSHING</text:p>
          </table:table-cell>
          <table:table-cell office:value-type="string" table:style-name="ce2">
            <text:p>F021010106800439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- <text:s/>NON CONFORM PART - PREPARATION MISTAKE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72859" table:style-name="ce2">
            <text:p>72859</text:p>
          </table:table-cell>
          <table:table-cell office:value-type="float" office:value="6889168" table:style-name="ce2">
            <text:p>6889168</text:p>
          </table:table-cell>
          <table:table-cell office:value-type="string" table:style-name="ce3">
            <text:p>PUMP COVER</text:p>
          </table:table-cell>
          <table:table-cell office:value-type="float" office:value="36739" table:style-name="ce2">
            <text:p>3673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1993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73121" table:style-name="ce2">
            <text:p>73121</text:p>
          </table:table-cell>
          <table:table-cell office:value-type="float" office:value="23069751" table:style-name="ce2">
            <text:p>23069751</text:p>
          </table:table-cell>
          <table:table-cell office:value-type="string" table:style-name="ce3">
            <text:p>REAR ENGINE MOUNT</text:p>
          </table:table-cell>
          <table:table-cell office:value-type="float" office:value="16768" table:style-name="ce2">
            <text:p>167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2035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73123" table:style-name="ce2">
            <text:p>73123</text:p>
          </table:table-cell>
          <table:table-cell office:value-type="float" office:value="23069751" table:style-name="ce2">
            <text:p>23069751</text:p>
          </table:table-cell>
          <table:table-cell office:value-type="string" table:style-name="ce3">
            <text:p>REAR ENGINE MOUNT</text:p>
          </table:table-cell>
          <table:table-cell office:value-type="float" office:value="14927" table:style-name="ce2">
            <text:p>1492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2034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73127" table:style-name="ce2">
            <text:p>73127</text:p>
          </table:table-cell>
          <table:table-cell office:value-type="float" office:value="6888547" table:style-name="ce2">
            <text:p>6888547</text:p>
          </table:table-cell>
          <table:table-cell office:value-type="string" table:style-name="ce3">
            <text:p>SUMP COVER</text:p>
          </table:table-cell>
          <table:table-cell office:value-type="string" table:style-name="ce2">
            <text:p>CAL85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2052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123843" table:style-name="ce2">
            <text:p>123843</text:p>
          </table:table-cell>
          <table:table-cell office:value-type="float" office:value="6898730" table:style-name="ce2">
            <text:p>6898730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18555</text:p>
          </table:table-cell>
          <table:table-cell office:value-type="string" table:style-name="ce2">
            <text:p>JD</text:p>
          </table:table-cell>
          <table:table-cell office:value-type="string" table:style-name="ce6">
            <text:p>SCRAP LOCALLY - NCR 10300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124916" table:style-name="ce2">
            <text:p>124916</text:p>
          </table:table-cell>
          <table:table-cell office:value-type="float" office:value="6896407" table:style-name="ce2">
            <text:p>6896407</text:p>
          </table:table-cell>
          <table:table-cell office:value-type="string" table:style-name="ce3">
            <text:p>FRONT SUPPORT</text:p>
          </table:table-cell>
          <table:table-cell office:value-type="float" office:value="41406" table:style-name="ce2">
            <text:p>414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396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124924" table:style-name="ce2">
            <text:p>124924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TH94952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390</text:p>
          </table:table-cell>
          <table:table-cell table:number-columns-repeated="16377"/>
        </table:table-row>
        <table:table-row table:style-name="ro1">
          <table:table-cell office:value-type="date" office:date-value="2024-04-05T00:00:00" table:style-name="ce1">
            <text:p>2024-04-05</text:p>
          </table:table-cell>
          <table:table-cell office:value-type="float" office:value="125468" table:style-name="ce2">
            <text:p>125468</text:p>
          </table:table-cell>
          <table:table-cell office:value-type="float" office:value="23031922" table:style-name="ce2">
            <text:p>23031922</text:p>
          </table:table-cell>
          <table:table-cell office:value-type="string" table:style-name="ce3">
            <text:p>SPUR GEARSHAFT</text:p>
          </table:table-cell>
          <table:table-cell office:value-type="string" table:style-name="ce2">
            <text:p>CG12782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15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73286" table:style-name="ce2">
            <text:p>73286</text:p>
          </table:table-cell>
          <table:table-cell office:value-type="float" office:value="23069751" table:style-name="ce2">
            <text:p>23069751</text:p>
          </table:table-cell>
          <table:table-cell office:value-type="string" table:style-name="ce3">
            <text:p>REAR ENGINE MOUNT</text:p>
          </table:table-cell>
          <table:table-cell office:value-type="float" office:value="10859" table:style-name="ce2">
            <text:p>1085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2057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3609" table:style-name="ce2">
            <text:p>123609</text:p>
          </table:table-cell>
          <table:table-cell office:value-type="string" table:style-name="ce2">
            <text:p>350a37100205</text:p>
          </table:table-cell>
          <table:table-cell office:value-type="string" table:style-name="ce3">
            <text:p>NON ROTATING SWASHPLATE</text:p>
          </table:table-cell>
          <table:table-cell office:value-type="float" office:value="1694" table:style-name="ce2">
            <text:p>1694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5370" table:style-name="ce2">
            <text:p>125370</text:p>
          </table:table-cell>
          <table:table-cell office:value-type="float" office:value="6896098" table:style-name="ce2">
            <text:p>6896098</text:p>
          </table:table-cell>
          <table:table-cell office:value-type="string" table:style-name="ce3">
            <text:p>LAB SEAL</text:p>
          </table:table-cell>
          <table:table-cell office:value-type="string" table:style-name="ce2">
            <text:p>CAI1330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11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5539" table:style-name="ce2">
            <text:p>125539</text:p>
          </table:table-cell>
          <table:table-cell office:value-type="float" office:value="6829388" table:style-name="ce2">
            <text:p>6829388</text:p>
          </table:table-cell>
          <table:table-cell office:value-type="string" table:style-name="ce3">
            <text:p>NOSE SCAVENGE PUMP</text:p>
          </table:table-cell>
          <table:table-cell office:value-type="float" office:value="5477" table:style-name="ce2">
            <text:p>5477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27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5540" table:style-name="ce2">
            <text:p>125540</text:p>
          </table:table-cell>
          <table:table-cell office:value-type="float" office:value="6829388" table:style-name="ce2">
            <text:p>6829388</text:p>
          </table:table-cell>
          <table:table-cell office:value-type="string" table:style-name="ce3">
            <text:p>NOSE SCAVENGE PUMP</text:p>
          </table:table-cell>
          <table:table-cell office:value-type="string" table:style-name="ce2">
            <text:p>CAI13364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25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5541" table:style-name="ce2">
            <text:p>125541</text:p>
          </table:table-cell>
          <table:table-cell office:value-type="float" office:value="6829388" table:style-name="ce2">
            <text:p>6829388</text:p>
          </table:table-cell>
          <table:table-cell office:value-type="string" table:style-name="ce3">
            <text:p>NOSE SCAVENGE PUMP</text:p>
          </table:table-cell>
          <table:table-cell office:value-type="string" table:style-name="ce2">
            <text:p>CAI13365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26</text:p>
          </table:table-cell>
          <table:table-cell table:number-columns-repeated="16377"/>
        </table:table-row>
        <table:table-row table:style-name="ro1">
          <table:table-cell office:value-type="date" office:date-value="2024-04-08T00:00:00" table:style-name="ce1">
            <text:p>2024-04-08</text:p>
          </table:table-cell>
          <table:table-cell office:value-type="float" office:value="125567" table:style-name="ce2">
            <text:p>125567</text:p>
          </table:table-cell>
          <table:table-cell office:value-type="float" office:value="6889094" table:style-name="ce2">
            <text:p>6889094</text:p>
          </table:table-cell>
          <table:table-cell office:value-type="string" table:style-name="ce3">
            <text:p>SPUR GEAR</text:p>
          </table:table-cell>
          <table:table-cell office:value-type="string" table:style-name="ce2">
            <text:p>NSNx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23</text:p>
          </table:table-cell>
          <table:table-cell table:number-columns-repeated="16377"/>
        </table:table-row>
        <table:table-row table:style-name="ro1">
          <table:table-cell office:value-type="date" office:date-value="2024-04-10T00:00:00" table:style-name="ce1">
            <text:p>2024-04-10</text:p>
          </table:table-cell>
          <table:table-cell office:value-type="float" office:value="125647" table:style-name="ce2">
            <text:p>125647</text:p>
          </table:table-cell>
          <table:table-cell office:value-type="float" office:value="6889094" table:style-name="ce2">
            <text:p>6889094</text:p>
          </table:table-cell>
          <table:table-cell office:value-type="string" table:style-name="ce3">
            <text:p>IDLER SPUR GEAR</text:p>
          </table:table-cell>
          <table:table-cell office:value-type="float" office:value="28640" table:style-name="ce2">
            <text:p>286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29</text:p>
          </table:table-cell>
          <table:table-cell table:number-columns-repeated="16377"/>
        </table:table-row>
        <table:table-row table:style-name="ro1">
          <table:table-cell office:value-type="date" office:date-value="2024-04-10T00:00:00" table:style-name="ce1">
            <text:p>2024-04-10</text:p>
          </table:table-cell>
          <table:table-cell office:value-type="string" table:style-name="ce2">
            <text:p>N/A</text:p>
          </table:table-cell>
          <table:table-cell office:value-type="float" office:value="6889093" table:style-name="ce2">
            <text:p>6889093</text:p>
          </table:table-cell>
          <table:table-cell office:value-type="string" table:style-name="ce3">
            <text:p>#2 Bearing</text:p>
          </table:table-cell>
          <table:table-cell office:value-type="string" table:style-name="ce2">
            <text:p>HA-Q57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, LOT SI71 , PITTING ON INNER RACE</text:p>
          </table:table-cell>
          <table:table-cell table:number-columns-repeated="16377"/>
        </table:table-row>
        <table:table-row table:style-name="ro1">
          <table:table-cell office:value-type="date" office:date-value="2024-04-10T00:00:00" table:style-name="ce1">
            <text:p>2024-04-10</text:p>
          </table:table-cell>
          <table:table-cell office:value-type="string" table:style-name="ce2">
            <text:p>N/A</text:p>
          </table:table-cell>
          <table:table-cell office:value-type="float" office:value="6898607" table:style-name="ce2">
            <text:p>6898607</text:p>
          </table:table-cell>
          <table:table-cell office:value-type="string" table:style-name="ce3">
            <text:p>#1 Bearing</text:p>
          </table:table-cell>
          <table:table-cell office:value-type="string" table:style-name="ce2">
            <text:p>K2481</text:p>
          </table:table-cell>
          <table:table-cell office:value-type="string" table:style-name="ce2">
            <text:p>MZ</text:p>
          </table:table-cell>
          <table:table-cell office:value-type="string" table:style-name="ce6">
            <text:p>SCRAP, LOT SI96 , Corrosion</text:p>
          </table:table-cell>
          <table:table-cell table:number-columns-repeated="16377"/>
        </table:table-row>
        <table:table-row table:style-name="ro1">
          <table:table-cell office:value-type="date" office:date-value="2024-04-11T00:00:00" table:style-name="ce1">
            <text:p>2024-04-11</text:p>
          </table:table-cell>
          <table:table-cell office:value-type="float" office:value="38306" table:style-name="ce2">
            <text:p>38306</text:p>
          </table:table-cell>
          <table:table-cell office:value-type="float" office:value="23055464" table:style-name="ce2">
            <text:p>23055464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XX15434</text:p>
          </table:table-cell>
          <table:table-cell office:value-type="string" table:style-name="ce2">
            <text:p>LR</text:p>
          </table:table-cell>
          <table:table-cell office:value-type="string" table:style-name="ce6">
            <text:p>SCRAP</text:p>
          </table:table-cell>
          <table:table-cell table:number-columns-repeated="16377"/>
        </table:table-row>
        <table:table-row table:style-name="ro1">
          <table:table-cell office:value-type="date" office:date-value="2024-04-12T00:00:00" table:style-name="ce1">
            <text:p>2024-04-12</text:p>
          </table:table-cell>
          <table:table-cell office:value-type="float" office:value="125467" table:style-name="ce2">
            <text:p>125467</text:p>
          </table:table-cell>
          <table:table-cell office:value-type="float" office:value="6871259" table:style-name="ce2">
            <text:p>6871259</text:p>
          </table:table-cell>
          <table:table-cell office:value-type="string" table:style-name="ce3">
            <text:p>TIE BOLT</text:p>
          </table:table-cell>
          <table:table-cell office:value-type="string" table:style-name="ce2">
            <text:p>KU62019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. NCR# 10430</text:p>
          </table:table-cell>
          <table:table-cell table:number-columns-repeated="16377"/>
        </table:table-row>
        <table:table-row table:style-name="ro1">
          <table:table-cell office:value-type="date" office:date-value="2024-04-16T00:00:00" table:style-name="ce1">
            <text:p>2024-04-16</text:p>
          </table:table-cell>
          <table:table-cell office:value-type="float" office:value="93011" table:style-name="ce2">
            <text:p>93011</text:p>
          </table:table-cell>
          <table:table-cell office:value-type="float" office:value="6879879" table:style-name="ce2">
            <text:p>6879879</text:p>
          </table:table-cell>
          <table:table-cell office:value-type="string" table:style-name="ce3">
            <text:p>EXHAUST COLLECTOR</text:p>
          </table:table-cell>
          <table:table-cell office:value-type="float" office:value="42951" table:style-name="ce2">
            <text:p>42951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35</text:p>
          </table:table-cell>
          <table:table-cell table:number-columns-repeated="16377"/>
        </table:table-row>
        <table:table-row table:style-name="ro1">
          <table:table-cell office:value-type="date" office:date-value="2024-04-16T00:00:00" table:style-name="ce1">
            <text:p>2024-04-16</text:p>
          </table:table-cell>
          <table:table-cell office:value-type="float" office:value="125586" table:style-name="ce2">
            <text:p>125586</text:p>
          </table:table-cell>
          <table:table-cell office:value-type="float" office:value="6895093" table:style-name="ce2">
            <text:p>6895093</text:p>
          </table:table-cell>
          <table:table-cell office:value-type="string" table:style-name="ce3">
            <text:p>OIL FILTER HOUSING</text:p>
          </table:table-cell>
          <table:table-cell office:value-type="float" office:value="38148" table:style-name="ce2">
            <text:p>3814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REF#125586</text:p>
          </table:table-cell>
          <table:table-cell table:number-columns-repeated="16377"/>
        </table:table-row>
        <table:table-row table:style-name="ro1">
          <table:table-cell office:value-type="date" office:date-value="2024-04-17T00:00:00" table:style-name="ce1">
            <text:p>2024-04-17</text:p>
          </table:table-cell>
          <table:table-cell office:value-type="float" office:value="120509" table:style-name="ce2">
            <text:p>120509</text:p>
          </table:table-cell>
          <table:table-cell office:value-type="float" office:value="23088595" table:style-name="ce2">
            <text:p>23088595</text:p>
          </table:table-cell>
          <table:table-cell office:value-type="string" table:style-name="ce3">
            <text:p>PROP AND CARRIER SET</text:p>
          </table:table-cell>
          <table:table-cell office:value-type="float" office:value="382447" table:style-name="ce2">
            <text:p>382447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NCR# 9904</text:p>
          </table:table-cell>
          <table:table-cell table:number-columns-repeated="16377"/>
        </table:table-row>
        <table:table-row table:style-name="ro1">
          <table:table-cell office:value-type="date" office:date-value="2024-04-17T00:00:00" table:style-name="ce1">
            <text:p>2024-04-17</text:p>
          </table:table-cell>
          <table:table-cell office:value-type="float" office:value="124614" table:style-name="ce2">
            <text:p>124614</text:p>
          </table:table-cell>
          <table:table-cell office:value-type="string" table:style-name="ce2">
            <text:p>350A33109201</text:p>
          </table:table-cell>
          <table:table-cell office:value-type="string" table:style-name="ce3">
            <text:p>LONG ROTOR SHAFT</text:p>
          </table:table-cell>
          <table:table-cell office:value-type="string" table:style-name="ce2">
            <text:p>M442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37</text:p>
          </table:table-cell>
          <table:table-cell table:number-columns-repeated="16377"/>
        </table:table-row>
        <table:table-row table:style-name="ro1">
          <table:table-cell office:value-type="date" office:date-value="2024-04-19T00:00:00" table:style-name="ce1">
            <text:p>2024-04-19</text:p>
          </table:table-cell>
          <table:table-cell office:value-type="float" office:value="73190" table:style-name="ce2">
            <text:p>73190</text:p>
          </table:table-cell>
          <table:table-cell office:value-type="float" office:value="6870813" table:style-name="ce2">
            <text:p>6870813</text:p>
          </table:table-cell>
          <table:table-cell office:value-type="string" table:style-name="ce3">
            <text:p>VANE DIFFUSER</text:p>
          </table:table-cell>
          <table:table-cell office:value-type="string" table:style-name="ce2">
            <text:p>CAL85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2076</text:p>
          </table:table-cell>
          <table:table-cell table:number-columns-repeated="16377"/>
        </table:table-row>
        <table:table-row table:style-name="ro1">
          <table:table-cell office:value-type="date" office:date-value="2024-04-19T00:00:00" table:style-name="ce1">
            <text:p>2024-04-19</text:p>
          </table:table-cell>
          <table:table-cell office:value-type="float" office:value="115128" table:style-name="ce2">
            <text:p>115128</text:p>
          </table:table-cell>
          <table:table-cell office:value-type="float" office:value="23033112" table:style-name="ce2">
            <text:p>23033112</text:p>
          </table:table-cell>
          <table:table-cell office:value-type="string" table:style-name="ce3">
            <text:p>EXHAUST COLLECTOR</text:p>
          </table:table-cell>
          <table:table-cell office:value-type="float" office:value="24467" table:style-name="ce2">
            <text:p>24467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, NCR 10438</text:p>
          </table:table-cell>
          <table:table-cell table:number-columns-repeated="16377"/>
        </table:table-row>
        <table:table-row table:style-name="ro1">
          <table:table-cell office:value-type="date" office:date-value="2024-04-22T00:00:00" table:style-name="ce1">
            <text:p>2024-04-22</text:p>
          </table:table-cell>
          <table:table-cell office:value-type="float" office:value="122192" table:style-name="ce2">
            <text:p>122192</text:p>
          </table:table-cell>
          <table:table-cell office:value-type="float" office:value="23001934" table:style-name="ce2">
            <text:p>23001934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MK2417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EXCESSIVE WELD REPAIRS - SCRAP</text:p>
          </table:table-cell>
          <table:table-cell table:number-columns-repeated="16377"/>
        </table:table-row>
        <table:table-row table:style-name="ro1">
          <table:table-cell office:value-type="date" office:date-value="2024-04-23T00:00:00" table:style-name="ce1">
            <text:p>2024-04-23</text:p>
          </table:table-cell>
          <table:table-cell office:value-type="string" table:style-name="ce2">
            <text:p>RO10966</text:p>
          </table:table-cell>
          <table:table-cell office:value-type="string" table:style-name="ce2">
            <text:p>E23053330</text:p>
          </table:table-cell>
          <table:table-cell office:value-type="string" table:style-name="ce3">
            <text:p>#2 NOZZLE</text:p>
          </table:table-cell>
          <table:table-cell office:value-type="string" table:style-name="ce2">
            <text:p>MG12-B19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LOCALLY, SI94</text:p>
          </table:table-cell>
          <table:table-cell table:number-columns-repeated="16377"/>
        </table:table-row>
        <table:table-row table:style-name="ro1">
          <table:table-cell office:value-type="date" office:date-value="2024-05-01T00:00:00" table:style-name="ce1">
            <text:p>2024-05-01</text:p>
          </table:table-cell>
          <table:table-cell office:value-type="float" office:value="11077" table:style-name="ce2">
            <text:p>11077</text:p>
          </table:table-cell>
          <table:table-cell office:value-type="float" office:value="6876528" table:style-name="ce2">
            <text:p>6876528</text:p>
          </table:table-cell>
          <table:table-cell office:value-type="string" table:style-name="ce3">
            <text:p>STATRTER GENERATOR GEAR</text:p>
          </table:table-cell>
          <table:table-cell office:value-type="string" table:style-name="ce2">
            <text:p>10-89-16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CUSTOMER REQUEST - BER</text:p>
          </table:table-cell>
          <table:table-cell table:number-columns-repeated="16377"/>
        </table:table-row>
        <table:table-row table:style-name="ro1">
          <table:table-cell office:value-type="date" office:date-value="2024-05-01T00:00:00" table:style-name="ce1">
            <text:p>2024-05-01</text:p>
          </table:table-cell>
          <table:table-cell office:value-type="float" office:value="125637" table:style-name="ce2">
            <text:p>125637</text:p>
          </table:table-cell>
          <table:table-cell office:value-type="string" table:style-name="ce2">
            <text:p>M250-10044</text:p>
          </table:table-cell>
          <table:table-cell office:value-type="string" table:style-name="ce3">
            <text:p>SHROUD HOUSING</text:p>
          </table:table-cell>
          <table:table-cell office:value-type="string" table:style-name="ce2">
            <text:p>XR12577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41</text:p>
          </table:table-cell>
          <table:table-cell table:number-columns-repeated="16377"/>
        </table:table-row>
        <table:table-row table:style-name="ro1">
          <table:table-cell office:value-type="date" office:date-value="2024-05-03T00:00:00" table:style-name="ce1">
            <text:p>2024-05-03</text:p>
          </table:table-cell>
          <table:table-cell office:value-type="float" office:value="125876" table:style-name="ce2">
            <text:p>125876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OIL FILTER HOUSING</text:p>
          </table:table-cell>
          <table:table-cell office:value-type="float" office:value="38314" table:style-name="ce2">
            <text:p>383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10452</text:p>
          </table:table-cell>
          <table:table-cell table:number-columns-repeated="16377"/>
        </table:table-row>
        <table:table-row table:style-name="ro1">
          <table:table-cell office:value-type="date" office:date-value="2024-05-06T00:00:00" table:style-name="ce1">
            <text:p>2024-05-06</text:p>
          </table:table-cell>
          <table:table-cell office:value-type="float" office:value="125950" table:style-name="ce2">
            <text:p>125950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FUEL CONTROL/OIL PUMP GEARSHAFT</text:p>
          </table:table-cell>
          <table:table-cell office:value-type="float" office:value="60555" table:style-name="ce2">
            <text:p>60555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, NCR# 10453</text:p>
          </table:table-cell>
          <table:table-cell table:number-columns-repeated="16377"/>
        </table:table-row>
        <table:table-row table:style-name="ro1">
          <table:table-cell office:value-type="date" office:date-value="2024-05-10T00:00:00" table:style-name="ce1">
            <text:p>2024-05-10</text:p>
          </table:table-cell>
          <table:table-cell office:value-type="float" office:value="125809" table:style-name="ce2">
            <text:p>125809</text:p>
          </table:table-cell>
          <table:table-cell office:value-type="float" office:value="6870811" table:style-name="ce2">
            <text:p>6870811</text:p>
          </table:table-cell>
          <table:table-cell office:value-type="string" table:style-name="ce3">
            <text:p>FRONT DIFFUSER</text:p>
          </table:table-cell>
          <table:table-cell office:value-type="string" table:style-name="ce2">
            <text:p>GR4325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, NCR 10457</text:p>
          </table:table-cell>
          <table:table-cell table:number-columns-repeated="16377"/>
        </table:table-row>
        <table:table-row table:style-name="ro1">
          <table:table-cell office:value-type="date" office:date-value="2024-05-10T00:00:00" table:style-name="ce1">
            <text:p>2024-05-10</text:p>
          </table:table-cell>
          <table:table-cell office:value-type="string" table:style-name="ce2">
            <text:p>NA</text:p>
          </table:table-cell>
          <table:table-cell office:value-type="float" office:value="23060816" table:style-name="ce2">
            <text:p>23060816</text:p>
          </table:table-cell>
          <table:table-cell office:value-type="string" table:style-name="ce3">
            <text:p>LEAD ASSY</text:p>
          </table:table-cell>
          <table:table-cell office:value-type="string" table:style-name="ce2">
            <text:p>ES-108DME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PED FROM ENG PN 23063378, SN CAE-844009, SI 113</text:p>
          </table:table-cell>
          <table:table-cell table:number-columns-repeated="16377"/>
        </table:table-row>
        <table:table-row table:style-name="ro1">
          <table:table-cell office:value-type="date" office:date-value="2024-05-13T00:00:00" table:style-name="ce1">
            <text:p>2024-05-13</text:p>
          </table:table-cell>
          <table:table-cell office:value-type="float" office:value="125973" table:style-name="ce2">
            <text:p>125973</text:p>
          </table:table-cell>
          <table:table-cell office:value-type="float" office:value="6853444" table:style-name="ce2">
            <text:p>6853444</text:p>
          </table:table-cell>
          <table:table-cell office:value-type="string" table:style-name="ce3">
            <text:p>OIL PUMP COVER</text:p>
          </table:table-cell>
          <table:table-cell office:value-type="float" office:value="24410" table:style-name="ce2">
            <text:p>2441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459</text:p>
          </table:table-cell>
          <table:table-cell table:number-columns-repeated="16377"/>
        </table:table-row>
        <table:table-row table:style-name="ro1">
          <table:table-cell office:value-type="date" office:date-value="2024-05-13T00:00:00" table:style-name="ce1">
            <text:p>2024-05-13</text:p>
          </table:table-cell>
          <table:table-cell office:value-type="float" office:value="125974" table:style-name="ce2">
            <text:p>125974</text:p>
          </table:table-cell>
          <table:table-cell office:value-type="float" office:value="6853444" table:style-name="ce2">
            <text:p>6853444</text:p>
          </table:table-cell>
          <table:table-cell office:value-type="string" table:style-name="ce3">
            <text:p>OIL PUMP COVER</text:p>
          </table:table-cell>
          <table:table-cell office:value-type="float" office:value="21613" table:style-name="ce2">
            <text:p>21613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NCR#10458</text:p>
          </table:table-cell>
          <table:table-cell table:number-columns-repeated="16377"/>
        </table:table-row>
        <table:table-row table:style-name="ro1">
          <table:table-cell office:value-type="date" office:date-value="2024-05-13T00:00:00" table:style-name="ce1">
            <text:p>2024-05-13</text:p>
          </table:table-cell>
          <table:table-cell office:value-type="string" table:style-name="ce2">
            <text:p>RO10867</text:p>
          </table:table-cell>
          <table:table-cell office:value-type="float" office:value="23004963" table:style-name="ce2">
            <text:p>23004963</text:p>
          </table:table-cell>
          <table:table-cell office:value-type="string" table:style-name="ce3">
            <text:p>harnes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SAL.SL#15</text:p>
          </table:table-cell>
          <table:table-cell table:number-columns-repeated="16377"/>
        </table:table-row>
        <table:table-row table:style-name="ro1">
          <table:table-cell office:value-type="date" office:date-value="2024-05-13T00:00:00" table:style-name="ce1">
            <text:p>2024-05-13</text:p>
          </table:table-cell>
          <table:table-cell office:value-type="string" table:style-name="ce2">
            <text:p>RO10867</text:p>
          </table:table-cell>
          <table:table-cell office:value-type="float" office:value="23004963" table:style-name="ce2">
            <text:p>23004963</text:p>
          </table:table-cell>
          <table:table-cell office:value-type="string" table:style-name="ce3">
            <text:p>harness</text:p>
          </table:table-cell>
          <table:table-cell office:value-type="string" table:style-name="ce2">
            <text:p>NSN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SAL.SL#14</text:p>
          </table:table-cell>
          <table:table-cell table:number-columns-repeated="16377"/>
        </table:table-row>
        <table:table-row table:style-name="ro1">
          <table:table-cell office:value-type="date" office:date-value="2024-05-14T00:00:00" table:style-name="ce1">
            <text:p>2024-05-14</text:p>
          </table:table-cell>
          <table:table-cell office:value-type="float" office:value="125923" table:style-name="ce2">
            <text:p>125923</text:p>
          </table:table-cell>
          <table:table-cell office:value-type="float" office:value="23064606" table:style-name="ce2">
            <text:p>23064606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PC2785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NCR# 10450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53542" table:style-name="ce2">
            <text:p>6853542</text:p>
          </table:table-cell>
          <table:table-cell office:value-type="string" table:style-name="ce3">
            <text:p>OIL PUMP, BODY</text:p>
          </table:table-cell>
          <table:table-cell office:value-type="string" table:style-name="ce2">
            <text:p>LOT 5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53543" table:style-name="ce2">
            <text:p>6853543</text:p>
          </table:table-cell>
          <table:table-cell office:value-type="string" table:style-name="ce3">
            <text:p>BODY <text:s/>SCAV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54857" table:style-name="ce2">
            <text:p>6854857</text:p>
          </table:table-cell>
          <table:table-cell office:value-type="string" table:style-name="ce3">
            <text:p>GEAR <text:s/>GOV/TACH</text:p>
          </table:table-cell>
          <table:table-cell office:value-type="string" table:style-name="ce2">
            <text:p>670-128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76528" table:style-name="ce2">
            <text:p>6876528</text:p>
          </table:table-cell>
          <table:table-cell office:value-type="string" table:style-name="ce3">
            <text:p>GEAR <text:s/>F/C OIL PUMP</text:p>
          </table:table-cell>
          <table:table-cell office:value-type="string" table:style-name="ce2">
            <text:p>282-13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76529" table:style-name="ce2">
            <text:p>6876529</text:p>
          </table:table-cell>
          <table:table-cell office:value-type="string" table:style-name="ce3">
            <text:p>GEARSHAFT,FUELCONTROL-OILPUMP</text:p>
          </table:table-cell>
          <table:table-cell office:value-type="string" table:style-name="ce2">
            <text:p>185-3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89094" table:style-name="ce2">
            <text:p>6889094</text:p>
          </table:table-cell>
          <table:table-cell office:value-type="string" table:style-name="ce3">
            <text:p>TRAIN IDLER G/S</text:p>
          </table:table-cell>
          <table:table-cell office:value-type="string" table:style-name="ce2">
            <text:p>NSN**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92071" table:style-name="ce2">
            <text:p>6892071</text:p>
          </table:table-cell>
          <table:table-cell office:value-type="string" table:style-name="ce3">
            <text:p>BODY</text:p>
          </table:table-cell>
          <table:table-cell office:value-type="float" office:value="31472" table:style-name="ce2">
            <text:p>3147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6896437" table:style-name="ce2">
            <text:p>6896437</text:p>
          </table:table-cell>
          <table:table-cell office:value-type="string" table:style-name="ce3">
            <text:p>GEARSHAFT, FCU-OIL PUMP</text:p>
          </table:table-cell>
          <table:table-cell office:value-type="float" office:value="58970" table:style-name="ce2">
            <text:p>5897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23008021" table:style-name="ce2">
            <text:p>23008021</text:p>
          </table:table-cell>
          <table:table-cell office:value-type="string" table:style-name="ce3">
            <text:p>GEAR BOX HOUSING</text:p>
          </table:table-cell>
          <table:table-cell office:value-type="string" table:style-name="ce2">
            <text:p>XX10830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23035102" table:style-name="ce2">
            <text:p>23035102</text:p>
          </table:table-cell>
          <table:table-cell office:value-type="string" table:style-name="ce3">
            <text:p>HOUSING</text:p>
          </table:table-cell>
          <table:table-cell office:value-type="float" office:value="2322" table:style-name="ce2">
            <text:p>2322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5-28T00:00:00" table:style-name="ce1">
            <text:p>2024-05-28</text:p>
          </table:table-cell>
          <table:table-cell office:value-type="float" office:value="125286" table:style-name="ce2">
            <text:p>125286</text:p>
          </table:table-cell>
          <table:table-cell office:value-type="float" office:value="23055464" table:style-name="ce2">
            <text:p>23055464</text:p>
          </table:table-cell>
          <table:table-cell office:value-type="string" table:style-name="ce3">
            <text:p>GEARBOX COVER</text:p>
          </table:table-cell>
          <table:table-cell office:value-type="string" table:style-name="ce2">
            <text:p>HL196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ORROSION</text:p>
          </table:table-cell>
          <table:table-cell table:number-columns-repeated="16377"/>
        </table:table-row>
        <table:table-row table:style-name="ro1">
          <table:table-cell office:value-type="date" office:date-value="2024-06-12T00:00:00" table:style-name="ce1">
            <text:p>2024-06-12</text:p>
          </table:table-cell>
          <table:table-cell office:value-type="float" office:value="132968" table:style-name="ce2">
            <text:p>132968</text:p>
          </table:table-cell>
          <table:table-cell office:value-type="float" office:value="6876528" table:style-name="ce2">
            <text:p>6876528</text:p>
          </table:table-cell>
          <table:table-cell office:value-type="string" table:style-name="ce3">
            <text:p>STARTER GENERATOR GEARSHAFT</text:p>
          </table:table-cell>
          <table:table-cell office:value-type="string" table:style-name="ce2">
            <text:p>1082-137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TOO EXPENSIVE TO OVERHAUL</text:p>
          </table:table-cell>
          <table:table-cell table:number-columns-repeated="16377"/>
        </table:table-row>
        <table:table-row table:style-name="ro1">
          <table:table-cell office:value-type="date" office:date-value="2024-06-17T00:00:00" table:style-name="ce1">
            <text:p>2024-06-17</text:p>
          </table:table-cell>
          <table:table-cell office:value-type="float" office:value="124166" table:style-name="ce2">
            <text:p>124166</text:p>
          </table:table-cell>
          <table:table-cell office:value-type="float" office:value="23064603" table:style-name="ce2">
            <text:p>23064603</text:p>
          </table:table-cell>
          <table:table-cell office:value-type="string" table:style-name="ce3">
            <text:p>GEARBOX HOUSING</text:p>
          </table:table-cell>
          <table:table-cell office:value-type="string" table:style-name="ce2">
            <text:p>HL16932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# 10335.</text:p>
          </table:table-cell>
          <table:table-cell table:number-columns-repeated="16377"/>
        </table:table-row>
        <table:table-row table:style-name="ro1">
          <table:table-cell office:value-type="date" office:date-value="2024-06-17T00:00:00" table:style-name="ce1">
            <text:p>2024-06-17</text:p>
          </table:table-cell>
          <table:table-cell office:value-type="float" office:value="125690" table:style-name="ce2">
            <text:p>125690</text:p>
          </table:table-cell>
          <table:table-cell office:value-type="string" table:style-name="ce2">
            <text:p>M250-10001</text:p>
          </table:table-cell>
          <table:table-cell office:value-type="string" table:style-name="ce3">
            <text:p>APUR ADAPTER GEARSHAFT</text:p>
          </table:table-cell>
          <table:table-cell office:value-type="string" table:style-name="ce2">
            <text:p>YJ8896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10433</text:p>
          </table:table-cell>
          <table:table-cell table:number-columns-repeated="16377"/>
        </table:table-row>
        <table:table-row table:style-name="ro1">
          <table:table-cell office:value-type="date" office:date-value="2024-06-18T00:00:00" table:style-name="ce1">
            <text:p>2024-06-18</text:p>
          </table:table-cell>
          <table:table-cell office:value-type="float" office:value="73198" table:style-name="ce2">
            <text:p>73198</text:p>
          </table:table-cell>
          <table:table-cell office:value-type="float" office:value="6896888" table:style-name="ce2">
            <text:p>6896888</text:p>
          </table:table-cell>
          <table:table-cell office:value-type="string" table:style-name="ce3">
            <text:p>SCROLL</text:p>
          </table:table-cell>
          <table:table-cell office:value-type="string" table:style-name="ce2">
            <text:p>MA18864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NCR#12067, RAI WITH RED TAG</text:p>
          </table:table-cell>
          <table:table-cell table:number-columns-repeated="16377"/>
        </table:table-row>
        <table:table-row table:style-name="ro1">
          <table:table-cell office:value-type="date" office:date-value="2024-06-18T00:00:00" table:style-name="ce1">
            <text:p>2024-06-18</text:p>
          </table:table-cell>
          <table:table-cell office:value-type="float" office:value="125277" table:style-name="ce2">
            <text:p>125277</text:p>
          </table:table-cell>
          <table:table-cell office:value-type="float" office:value="6858182" table:style-name="ce2">
            <text:p>6858182</text:p>
          </table:table-cell>
          <table:table-cell office:value-type="string" table:style-name="ce3">
            <text:p>REAR CARRIER</text:p>
          </table:table-cell>
          <table:table-cell office:value-type="float" office:value="3191" table:style-name="ce2">
            <text:p>319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ETCHED DURING CHROME PROCESS - SCRAPPING PART</text:p>
          </table:table-cell>
          <table:table-cell table:number-columns-repeated="16377"/>
        </table:table-row>
        <table:table-row table:style-name="ro1">
          <table:table-cell office:value-type="date" office:date-value="2024-06-21T00:00:00" table:style-name="ce1">
            <text:p>2024-06-21</text:p>
          </table:table-cell>
          <table:table-cell office:value-type="float" office:value="122893" table:style-name="ce2">
            <text:p>122893</text:p>
          </table:table-cell>
          <table:table-cell office:value-type="string" table:style-name="ce2">
            <text:p>23032283-1</text:p>
          </table:table-cell>
          <table:table-cell office:value-type="string" table:style-name="ce3">
            <text:p>3-4 BEARIING CAGE</text:p>
          </table:table-cell>
          <table:table-cell office:value-type="string" table:style-name="ce2">
            <text:p>CAI12722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AS PER NCR# 10486</text:p>
          </table:table-cell>
          <table:table-cell table:number-columns-repeated="16377"/>
        </table:table-row>
        <table:table-row table:style-name="ro1">
          <table:table-cell office:value-type="date" office:date-value="2024-06-24T00:00:00" table:style-name="ce1">
            <text:p>2024-06-24</text:p>
          </table:table-cell>
          <table:table-cell office:value-type="float" office:value="125399" table:style-name="ce2">
            <text:p>125399</text:p>
          </table:table-cell>
          <table:table-cell office:value-type="string" table:style-name="ce2">
            <text:p>365A33354600</text:p>
          </table:table-cell>
          <table:table-cell office:value-type="string" table:style-name="ce3">
            <text:p>TUNING WEIGH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LR</text:p>
          </table:table-cell>
          <table:table-cell office:value-type="string" table:style-name="ce6">
            <text:p>SCRAP LOCALLY AS PER CUSTOMER REQUEST</text:p>
          </table:table-cell>
          <table:table-cell table:number-columns-repeated="16377"/>
        </table:table-row>
        <table:table-row table:style-name="ro1">
          <table:table-cell office:value-type="date" office:date-value="2024-06-24T00:00:00" table:style-name="ce1">
            <text:p>2024-06-24</text:p>
          </table:table-cell>
          <table:table-cell office:value-type="float" office:value="126338" table:style-name="ce2">
            <text:p>126338</text:p>
          </table:table-cell>
          <table:table-cell office:value-type="float" office:value="23008867" table:style-name="ce2">
            <text:p>23008867</text:p>
          </table:table-cell>
          <table:table-cell office:value-type="string" table:style-name="ce3">
            <text:p>7th STAGE COMPRESSOR WHEEL</text:p>
          </table:table-cell>
          <table:table-cell office:value-type="string" table:style-name="ce2">
            <text:p>FE57412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 LOCALLY AS PER NCR# 10489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73826" table:style-name="ce2">
            <text:p>73826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AL8540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LOCALLY, NCR#12137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73883" table:style-name="ce2">
            <text:p>73883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10-91-20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LOCALLY, NCR# 12141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75229" table:style-name="ce2">
            <text:p>75229</text:p>
          </table:table-cell>
          <table:table-cell office:value-type="float" office:value="6895800" table:style-name="ce2">
            <text:p>6895800</text:p>
          </table:table-cell>
          <table:table-cell office:value-type="string" table:style-name="ce3">
            <text:p>AIR TUBE</text:p>
          </table:table-cell>
          <table:table-cell office:value-type="string" table:style-name="ce2">
            <text:p>CH866</text:p>
          </table:table-cell>
          <table:table-cell office:value-type="string" table:style-name="ce2">
            <text:p>TK</text:p>
          </table:table-cell>
          <table:table-cell office:value-type="string" table:style-name="ce6">
            <text:p>CAL RO SCRAP, NCR#12146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2738" table:style-name="ce2">
            <text:p>122738</text:p>
          </table:table-cell>
          <table:table-cell office:value-type="string" table:style-name="ce2">
            <text:p>E6893673</text:p>
          </table:table-cell>
          <table:table-cell office:value-type="string" table:style-name="ce3">
            <text:p>HELICAL GEARSHAFT</text:p>
          </table:table-cell>
          <table:table-cell office:value-type="string" table:style-name="ce2">
            <text:p>C120-08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88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5598" table:style-name="ce2">
            <text:p>125598</text:p>
          </table:table-cell>
          <table:table-cell office:value-type="float" office:value="6845945" table:style-name="ce2">
            <text:p>6845945</text:p>
          </table:table-cell>
          <table:table-cell office:value-type="string" table:style-name="ce3">
            <text:p>COMPRESSOR TIE BOLT</text:p>
          </table:table-cell>
          <table:table-cell office:value-type="float" office:value="19666" table:style-name="ce2">
            <text:p>19666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 LOCALLY AS PER NCR# 10491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6353" table:style-name="ce2">
            <text:p>126353</text:p>
          </table:table-cell>
          <table:table-cell office:value-type="float" office:value="6870031" table:style-name="ce2">
            <text:p>6870031</text:p>
          </table:table-cell>
          <table:table-cell office:value-type="string" table:style-name="ce3">
            <text:p>INNER BEARING RACE</text:p>
          </table:table-cell>
          <table:table-cell office:value-type="string" table:style-name="ce2">
            <text:p>JJ17714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NCR# 10480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6354" table:style-name="ce2">
            <text:p>126354</text:p>
          </table:table-cell>
          <table:table-cell office:value-type="float" office:value="6870031" table:style-name="ce2">
            <text:p>6870031</text:p>
          </table:table-cell>
          <table:table-cell office:value-type="string" table:style-name="ce3">
            <text:p>IINNER BEARING RACE</text:p>
          </table:table-cell>
          <table:table-cell office:value-type="string" table:style-name="ce2">
            <text:p>JJ436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, NCR# 10481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6498" table:style-name="ce2">
            <text:p>126498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065051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. NCR#10484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6659" table:style-name="ce2">
            <text:p>126659</text:p>
          </table:table-cell>
          <table:table-cell office:value-type="float" office:value="6827887" table:style-name="ce2">
            <text:p>6827887</text:p>
          </table:table-cell>
          <table:table-cell office:value-type="string" table:style-name="ce3">
            <text:p>STARTER SHAFT</text:p>
          </table:table-cell>
          <table:table-cell office:value-type="float" office:value="49391" table:style-name="ce2">
            <text:p>49391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 LOCALLY AS PER NCR# 10492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float" office:value="126798" table:style-name="ce2">
            <text:p>126798</text:p>
          </table:table-cell>
          <table:table-cell office:value-type="float" office:value="23007202" table:style-name="ce2">
            <text:p>23007202</text:p>
          </table:table-cell>
          <table:table-cell office:value-type="string" table:style-name="ce3">
            <text:p>BEARING</text:p>
          </table:table-cell>
          <table:table-cell office:value-type="string" table:style-name="ce2">
            <text:p>MP37055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. NCR#10484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string" table:style-name="ce2">
            <text:p>NA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#1 WHEEL</text:p>
          </table:table-cell>
          <table:table-cell office:value-type="string" table:style-name="ce2">
            <text:p>C3856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KEYSTONE</text:p>
          </table:table-cell>
          <table:table-cell table:number-columns-repeated="16377"/>
        </table:table-row>
        <table:table-row table:style-name="ro1">
          <table:table-cell office:value-type="date" office:date-value="2024-06-25T00:00:00" table:style-name="ce1">
            <text:p>2024-06-25</text:p>
          </table:table-cell>
          <table:table-cell office:value-type="string" table:style-name="ce2">
            <text:p>NA</text:p>
          </table:table-cell>
          <table:table-cell office:value-type="float" office:value="6890501" table:style-name="ce2">
            <text:p>6890501</text:p>
          </table:table-cell>
          <table:table-cell office:value-type="string" table:style-name="ce3">
            <text:p>#1 WHEEL</text:p>
          </table:table-cell>
          <table:table-cell office:value-type="string" table:style-name="ce2">
            <text:p>KR66136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 FROM KEYSTONE</text:p>
          </table:table-cell>
          <table:table-cell table:number-columns-repeated="16377"/>
        </table:table-row>
        <table:table-row table:style-name="ro1">
          <table:table-cell office:value-type="date" office:date-value="2024-06-27T00:00:00" table:style-name="ce1">
            <text:p>2024-06-27</text:p>
          </table:table-cell>
          <table:table-cell office:value-type="float" office:value="126641" table:style-name="ce2">
            <text:p>126641</text:p>
          </table:table-cell>
          <table:table-cell office:value-type="float" office:value="23061011" table:style-name="ce2">
            <text:p>23061011</text:p>
          </table:table-cell>
          <table:table-cell office:value-type="string" table:style-name="ce3">
            <text:p>REAR CARRIER ONLY</text:p>
          </table:table-cell>
          <table:table-cell office:value-type="string" table:style-name="ce2">
            <text:p>CU501549</text:p>
          </table:table-cell>
          <table:table-cell office:value-type="string" table:style-name="ce2">
            <text:p>WP</text:p>
          </table:table-cell>
          <table:table-cell office:value-type="string" table:style-name="ce6">
            <text:p>SCRAP LOCALLY AS PER ROLLS (CRACKS)</text:p>
          </table:table-cell>
          <table:table-cell table:number-columns-repeated="16377"/>
        </table:table-row>
        <table:table-row table:style-name="ro1">
          <table:table-cell office:value-type="date" office:date-value="2024-06-27T00:00:00" table:style-name="ce1">
            <text:p>2024-06-27</text:p>
          </table:table-cell>
          <table:table-cell office:value-type="float" office:value="126694" table:style-name="ce2">
            <text:p>126694</text:p>
          </table:table-cell>
          <table:table-cell office:value-type="float" office:value="6851430" table:style-name="ce2">
            <text:p>6851430</text:p>
          </table:table-cell>
          <table:table-cell office:value-type="string" table:style-name="ce3">
            <text:p>REAR DIFFUSER</text:p>
          </table:table-cell>
          <table:table-cell office:value-type="string" table:style-name="ce2">
            <text:p>ER34171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RAP LOCALLY PER NCR 10493</text:p>
          </table:table-cell>
          <table:table-cell table:number-columns-repeated="16377"/>
        </table:table-row>
        <table:table-row table:style-name="ro1">
          <table:table-cell office:value-type="date" office:date-value="2024-07-02T00:00:00" table:style-name="ce1">
            <text:p>2024-07-02</text:p>
          </table:table-cell>
          <table:table-cell office:value-type="float" office:value="125864" table:style-name="ce2">
            <text:p>125864</text:p>
          </table:table-cell>
          <table:table-cell office:value-type="float" office:value="23088766" table:style-name="ce2">
            <text:p>23088766</text:p>
          </table:table-cell>
          <table:table-cell office:value-type="string" table:style-name="ce3">
            <text:p>PROP SHAFT FLANGE ADAPTER</text:p>
          </table:table-cell>
          <table:table-cell office:value-type="string" table:style-name="ce2">
            <text:p>UT269618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 LOCALLY AS PER NCR# 10455</text:p>
          </table:table-cell>
          <table:table-cell table:number-columns-repeated="16377"/>
        </table:table-row>
        <table:table-row table:style-name="ro1">
          <table:table-cell office:value-type="date" office:date-value="2024-07-03T00:00:00" table:style-name="ce1">
            <text:p>2024-07-03</text:p>
          </table:table-cell>
          <table:table-cell office:value-type="float" office:value="126382" table:style-name="ce2">
            <text:p>126382</text:p>
          </table:table-cell>
          <table:table-cell office:value-type="float" office:value="23058146" table:style-name="ce2">
            <text:p>23058146</text:p>
          </table:table-cell>
          <table:table-cell office:value-type="string" table:style-name="ce3">
            <text:p>impeller</text:p>
          </table:table-cell>
          <table:table-cell office:value-type="string" table:style-name="ce2">
            <text:p>kr75788</text:p>
          </table:table-cell>
          <table:table-cell office:value-type="string" table:style-name="ce2">
            <text:p>dd</text:p>
          </table:table-cell>
          <table:table-cell office:value-type="string" table:style-name="ce6">
            <text:p>scrap</text:p>
          </table:table-cell>
          <table:table-cell table:number-columns-repeated="16377"/>
        </table:table-row>
        <table:table-row table:style-name="ro1">
          <table:table-cell office:value-type="date" office:date-value="2024-07-08T00:00:00" table:style-name="ce1">
            <text:p>2024-07-08</text:p>
          </table:table-cell>
          <table:table-cell office:value-type="float" office:value="126709" table:style-name="ce2">
            <text:p>126709</text:p>
          </table:table-cell>
          <table:table-cell office:value-type="float" office:value="6845945" table:style-name="ce2">
            <text:p>6845945</text:p>
          </table:table-cell>
          <table:table-cell office:value-type="string" table:style-name="ce3">
            <text:p>COMPRESSOR TIE BOLT</text:p>
          </table:table-cell>
          <table:table-cell office:value-type="float" office:value="24011" table:style-name="ce2">
            <text:p>24011</text:p>
          </table:table-cell>
          <table:table-cell office:value-type="string" table:style-name="ce2">
            <text:p>CL</text:p>
          </table:table-cell>
          <table:table-cell office:value-type="string" table:style-name="ce6">
            <text:p>SCRAP LOCALLY AS PER NCR# 10497</text:p>
          </table:table-cell>
          <table:table-cell table:number-columns-repeated="16377"/>
        </table:table-row>
        <table:table-row table:style-name="ro1">
          <table:table-cell office:value-type="date" office:date-value="2024-08-05T00:00:00" table:style-name="ce1">
            <text:p>2024-08-05</text:p>
          </table:table-cell>
          <table:table-cell office:value-type="float" office:value="123536" table:style-name="ce2">
            <text:p>123536</text:p>
          </table:table-cell>
          <table:table-cell office:value-type="float" office:value="6898731" table:style-name="ce2">
            <text:p>6898731</text:p>
          </table:table-cell>
          <table:table-cell office:value-type="string" table:style-name="ce3">
            <text:p>PT SUPPORT</text:p>
          </table:table-cell>
          <table:table-cell office:value-type="string" table:style-name="ce2">
            <text:p>DW22596</text:p>
          </table:table-cell>
          <table:table-cell office:value-type="string" table:style-name="ce2">
            <text:p>LH</text:p>
          </table:table-cell>
          <table:table-cell office:value-type="string" table:style-name="ce6">
            <text:p>SCARP LOCALLY PER NCR 10454</text:p>
          </table:table-cell>
          <table:table-cell table:number-columns-repeated="16377"/>
        </table:table-row>
        <table:table-row table:number-rows-repeated="1046352" table:style-name="ro5">
          <table:table-cell table:number-columns-repeated="16384"/>
        </table:table-row>
      </table:table>
      <table:database-ranges>
        <table:database-range table:target-range-address="Sheet1.A1:Sheet1.G2224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Pluto Sans Cond Regular" svg:font-family="&quot;Pluto Sans Cond Regular&quot;"/>
    <style:font-face style:name="Segoe UI" svg:font-family="&quot;Segoe UI&quot;"/>
    <style:font-face style:name="Helvetica" svg:font-family="Helvetica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/>
      <number:text>-</number:text>
      <number:day/>
      <number:text>-</number:text>
      <number:year number:style="long"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0" style:family="table-cell" style:data-style-name="N0">
      <style:table-cell-properties fo:background-color="#B4E5A2"/>
      <style:text-properties fo:font-weight="bold" style:font-weight-asian="bold" style:font-weight-complex="bold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Pluto Sans Cond Regular" style:font-name-asian="Pluto Sans Cond Regular" style:font-name-complex="Pluto Sans Cond Regular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cf1" style:family="table-cell">
      <style:table-cell-properties fo:background-color="#B4E5A2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Alex Jessup</dc:creator>
    <meta:creation-date>2024-09-10T07:06:04Z</meta:creation-date>
    <dc:date>2024-09-10T19:51:11Z</dc:date>
    <meta:editing-cycles>1</meta:editing-cycles>
    <meta:editing-duration>PT542S</meta:editing-duration>
  </office:meta>
</office:document-meta>
</file>